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1.304cm"/>
    </style:style>
    <style:style style:name="co4" style:family="table-column">
      <style:table-column-properties fo:break-before="auto" style:column-width="1.249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White_20_On_20_Black">
      <style:table-cell-properties fo:background-color="#000000"/>
      <style:text-properties fo:color="#ffffff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/>
      <style:text-properties fo:color="#ffffff"/>
    </style:style>
    <style:style style:name="ce4" style:family="table-cell" style:parent-style-name="Default">
      <style:map style:condition="cell-content()&gt;20" style:apply-style-name="Untitled1" style:base-cell-address="Sheet1.BC1"/>
    </style:style>
    <style:style style:name="ce5" style:family="table-cell" style:parent-style-name="Default">
      <style:table-cell-properties fo:background-color="#000000"/>
      <style:map style:condition="cell-content()&gt;20" style:apply-style-name="Untitled1" style:base-cell-address="Sheet1.BC1"/>
    </style:style>
    <style:style style:name="ce6" style:family="table-cell" style:parent-style-name="White_20_On_20_Black">
      <style:table-cell-properties fo:background-color="#000000"/>
      <style:text-properties fo:color="#ffffff"/>
      <style:map style:condition="cell-content()&gt;20" style:apply-style-name="Untitled1" style:base-cell-address="Sheet1.BC1"/>
    </style:style>
    <style:style style:name="ce7" style:family="table-cell" style:parent-style-name="Default">
      <style:table-cell-properties fo:background-color="#000000"/>
      <style:text-properties fo:color="#ffffff"/>
      <style:map style:condition="cell-content()&gt;20" style:apply-style-name="Untitled1" style:base-cell-address="Sheet1.BC1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4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5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2" table:default-cell-style-name="ce4"/>
        <table:table-row table:style-name="ro1">
          <table:table-cell office:value-type="string">
            <text:p>vol+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string">
            <text:p>pause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ch+</text:p>
          </table:table-cell>
          <table:table-cell/>
          <table:table-cell office:value-type="string">
            <text:p>stereo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fav</text:p>
          </table:table-cell>
          <table:table-cell/>
          <table:table-cell office:value-type="string">
            <text:p>power</text:p>
          </table:table-cell>
          <table:table-cell/>
          <table:table-cell office:value-type="string">
            <text:p>ttx</text:p>
          </table:table-cell>
          <table:table-cell/>
          <table:table-cell office:value-type="string">
            <text:p>snpa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string">
            <text:p>stop</text:p>
          </table:table-cell>
          <table:table-cell/>
          <table:table-cell office:value-type="string">
            <text:p>mute</text:p>
          </table:table-cell>
          <table:table-cell/>
          <table:table-cell office:value-type="string">
            <text:p>src</text:p>
          </table:table-cell>
          <table:table-cell/>
          <table:table-cell office:value-type="string">
            <text:p>rec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zoom</text:p>
          </table:table-cell>
          <table:table-cell/>
          <table:table-cell office:value-type="float" office:value="9">
            <text:p>9</text:p>
          </table:table-cell>
          <table:table-cell/>
          <table:table-cell office:value-type="string">
            <text:p>rcall</text:p>
          </table:table-cell>
          <table:table-cell/>
          <table:table-cell office:value-type="float" office:value="8">
            <text:p>8</text:p>
          </table:table-cell>
          <table:table-cell/>
          <table:table-cell office:value-type="string">
            <text:p>ch-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epg</text:p>
          </table:table-cell>
          <table:table-cell/>
          <table:table-cell office:value-type="string">
            <text:p>live</text:p>
          </table:table-cell>
          <table:table-cell/>
          <table:table-cell office:value-type="string">
            <text:p>vol-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257">
            <text:p>2257</text:p>
          </table:table-cell>
          <table:table-cell/>
          <table:table-cell office:value-type="float" office:value="2254">
            <text:p>2254</text:p>
          </table:table-cell>
          <table:table-cell table:formula="of:=IF(ABS([.$A3]/[.C3])&gt;1;(ABS([.$A3]/[.C3])-1)*100;(1-(ABS([.$A3]/[.C3])))*100)" office:value-type="float" office:value="0.133096716947656">
            <text:p>0,1330967169</text:p>
          </table:table-cell>
          <table:table-cell office:value-type="float" office:value="2265">
            <text:p>2265</text:p>
          </table:table-cell>
          <table:table-cell table:formula="of:=IF(ABS([.$A3]/[.E3])&gt;1;(ABS([.$A3]/[.E3])-1)*100;(1-(ABS([.$A3]/[.E3])))*100)" office:value-type="float" office:value="0.353200883002203">
            <text:p>0,353200883</text:p>
          </table:table-cell>
          <table:table-cell office:value-type="float" office:value="2248">
            <text:p>2248</text:p>
          </table:table-cell>
          <table:table-cell table:formula="of:=IF(ABS([.$A3]/[.G3])&gt;1;(ABS([.$A3]/[.G3])-1)*100;(1-(ABS([.$A3]/[.G3])))*100)" office:value-type="float" office:value="0.400355871886116">
            <text:p>0,4003558719</text:p>
          </table:table-cell>
          <table:table-cell office:value-type="float" office:value="2253">
            <text:p>2253</text:p>
          </table:table-cell>
          <table:table-cell table:formula="of:=IF(ABS([.$A3]/[.I3])&gt;1;(ABS([.$A3]/[.I3])-1)*100;(1-(ABS([.$A3]/[.I3])))*100)" office:value-type="float" office:value="0.17754105636929">
            <text:p>0,1775410564</text:p>
          </table:table-cell>
          <table:table-cell office:value-type="float" office:value="2258">
            <text:p>2258</text:p>
          </table:table-cell>
          <table:table-cell table:formula="of:=IF(ABS([.$A3]/[.K3])&gt;1;(ABS([.$A3]/[.K3])-1)*100;(1-(ABS([.$A3]/[.K3])))*100)" office:value-type="float" office:value="0.0442869796279943">
            <text:p>0,0442869796</text:p>
          </table:table-cell>
          <table:table-cell office:value-type="float" office:value="2259">
            <text:p>2259</text:p>
          </table:table-cell>
          <table:table-cell table:formula="of:=IF(ABS([.$A3]/[.M3])&gt;1;(ABS([.$A3]/[.M3])-1)*100;(1-(ABS([.$A3]/[.M3])))*100)" office:value-type="float" office:value="0.0885347498893352">
            <text:p>0,0885347499</text:p>
          </table:table-cell>
          <table:table-cell office:value-type="float" office:value="2254">
            <text:p>2254</text:p>
          </table:table-cell>
          <table:table-cell table:formula="of:=IF(ABS([.$A3]/[.O3])&gt;1;(ABS([.$A3]/[.O3])-1)*100;(1-(ABS([.$A3]/[.O3])))*100)" office:value-type="float" office:value="0.133096716947656">
            <text:p>0,1330967169</text:p>
          </table:table-cell>
          <table:table-cell office:value-type="float" office:value="2258">
            <text:p>2258</text:p>
          </table:table-cell>
          <table:table-cell table:formula="of:=IF(ABS([.$A3]/[.Q3])&gt;1;(ABS([.$A3]/[.Q3])-1)*100;(1-(ABS([.$A3]/[.Q3])))*100)" office:value-type="float" office:value="0.0442869796279943">
            <text:p>0,0442869796</text:p>
          </table:table-cell>
          <table:table-cell office:value-type="float" office:value="2258">
            <text:p>2258</text:p>
          </table:table-cell>
          <table:table-cell table:formula="of:=IF(ABS([.$A3]/[.S3])&gt;1;(ABS([.$A3]/[.S3])-1)*100;(1-(ABS([.$A3]/[.S3])))*100)" office:value-type="float" office:value="0.0442869796279943">
            <text:p>0,0442869796</text:p>
          </table:table-cell>
          <table:table-cell office:value-type="float" office:value="2248">
            <text:p>2248</text:p>
          </table:table-cell>
          <table:table-cell table:formula="of:=IF(ABS([.$A3]/[.U3])&gt;1;(ABS([.$A3]/[.U3])-1)*100;(1-(ABS([.$A3]/[.U3])))*100)" office:value-type="float" office:value="0.400355871886116">
            <text:p>0,4003558719</text:p>
          </table:table-cell>
          <table:table-cell office:value-type="float" office:value="2258">
            <text:p>2258</text:p>
          </table:table-cell>
          <table:table-cell table:formula="of:=IF(ABS([.$A3]/[.W3])&gt;1;(ABS([.$A3]/[.W3])-1)*100;(1-(ABS([.$A3]/[.W3])))*100)" office:value-type="float" office:value="0.0442869796279943">
            <text:p>0,0442869796</text:p>
          </table:table-cell>
          <table:table-cell office:value-type="float" office:value="2259">
            <text:p>2259</text:p>
          </table:table-cell>
          <table:table-cell table:formula="of:=IF(ABS([.$A3]/[.Y3])&gt;1;(ABS([.$A3]/[.Y3])-1)*100;(1-(ABS([.$A3]/[.Y3])))*100)" office:value-type="float" office:value="0.0885347498893352">
            <text:p>0,0885347499</text:p>
          </table:table-cell>
          <table:table-cell office:value-type="float" office:value="2257">
            <text:p>2257</text:p>
          </table:table-cell>
          <table:table-cell table:formula="of:=IF(ABS([.$A3]/[.AA3])&gt;1;(ABS([.$A3]/[.AA3])-1)*100;(1-(ABS([.$A3]/[.AA3])))*100)" office:value-type="float" office:value="0">
            <text:p>0</text:p>
          </table:table-cell>
          <table:table-cell office:value-type="float" office:value="2265">
            <text:p>2265</text:p>
          </table:table-cell>
          <table:table-cell table:formula="of:=IF(ABS([.$A3]/[.AC3])&gt;1;(ABS([.$A3]/[.AC3])-1)*100;(1-(ABS([.$A3]/[.AC3])))*100)" office:value-type="float" office:value="0.353200883002203">
            <text:p>0,353200883</text:p>
          </table:table-cell>
          <table:table-cell office:value-type="float" office:value="2265">
            <text:p>2265</text:p>
          </table:table-cell>
          <table:table-cell table:formula="of:=IF(ABS([.$A3]/[.AE3])&gt;1;(ABS([.$A3]/[.AE3])-1)*100;(1-(ABS([.$A3]/[.AE3])))*100)" office:value-type="float" office:value="0.353200883002203">
            <text:p>0,353200883</text:p>
          </table:table-cell>
          <table:table-cell office:value-type="float" office:value="2251">
            <text:p>2251</text:p>
          </table:table-cell>
          <table:table-cell table:formula="of:=IF(ABS([.$A3]/[.AG3])&gt;1;(ABS([.$A3]/[.AG3])-1)*100;(1-(ABS([.$A3]/[.AG3])))*100)" office:value-type="float" office:value="0.266548200799654">
            <text:p>0,2665482008</text:p>
          </table:table-cell>
          <table:table-cell office:value-type="float" office:value="2257">
            <text:p>2257</text:p>
          </table:table-cell>
          <table:table-cell table:formula="of:=IF(ABS([.$A3]/[.AI3])&gt;1;(ABS([.$A3]/[.AI3])-1)*100;(1-(ABS([.$A3]/[.AI3])))*100)" office:value-type="float" office:value="0">
            <text:p>0</text:p>
          </table:table-cell>
          <table:table-cell office:value-type="float" office:value="2255">
            <text:p>2255</text:p>
          </table:table-cell>
          <table:table-cell table:formula="of:=IF(ABS([.$A3]/[.AK3])&gt;1;(ABS([.$A3]/[.AK3])-1)*100;(1-(ABS([.$A3]/[.AK3])))*100)" office:value-type="float" office:value="0.0886917960088773">
            <text:p>0,088691796</text:p>
          </table:table-cell>
          <table:table-cell office:value-type="float" office:value="2257">
            <text:p>2257</text:p>
          </table:table-cell>
          <table:table-cell table:formula="of:=IF(ABS([.$A3]/[.AM3])&gt;1;(ABS([.$A3]/[.AM3])-1)*100;(1-(ABS([.$A3]/[.AM3])))*100)" office:value-type="float" office:value="0">
            <text:p>0</text:p>
          </table:table-cell>
          <table:table-cell office:value-type="float" office:value="2257">
            <text:p>2257</text:p>
          </table:table-cell>
          <table:table-cell table:formula="of:=IF(ABS([.$A3]/[.AO3])&gt;1;(ABS([.$A3]/[.AO3])-1)*100;(1-(ABS([.$A3]/[.AO3])))*100)" office:value-type="float" office:value="0">
            <text:p>0</text:p>
          </table:table-cell>
          <table:table-cell office:value-type="float" office:value="2260">
            <text:p>2260</text:p>
          </table:table-cell>
          <table:table-cell table:formula="of:=IF(ABS([.$A3]/[.AQ3])&gt;1;(ABS([.$A3]/[.AQ3])-1)*100;(1-(ABS([.$A3]/[.AQ3])))*100)" office:value-type="float" office:value="0.132743362831855">
            <text:p>0,1327433628</text:p>
          </table:table-cell>
          <table:table-cell office:value-type="float" office:value="2249">
            <text:p>2249</text:p>
          </table:table-cell>
          <table:table-cell table:formula="of:=IF(ABS([.$A3]/[.AS3])&gt;1;(ABS([.$A3]/[.AS3])-1)*100;(1-(ABS([.$A3]/[.AS3])))*100)" office:value-type="float" office:value="0.355713650511347">
            <text:p>0,3557136505</text:p>
          </table:table-cell>
          <table:table-cell office:value-type="float" office:value="2240">
            <text:p>2240</text:p>
          </table:table-cell>
          <table:table-cell table:formula="of:=IF(ABS([.$A3]/[.AU3])&gt;1;(ABS([.$A3]/[.AU3])-1)*100;(1-(ABS([.$A3]/[.AU3])))*100)" office:value-type="float" office:value="0.758928571428563">
            <text:p>0,7589285714</text:p>
          </table:table-cell>
          <table:table-cell office:value-type="float" office:value="2264">
            <text:p>2264</text:p>
          </table:table-cell>
          <table:table-cell table:formula="of:=IF(ABS([.$A3]/[.AW3])&gt;1;(ABS([.$A3]/[.AW3])-1)*100;(1-(ABS([.$A3]/[.AW3])))*100)" office:value-type="float" office:value="0.309187279151946">
            <text:p>0,3091872792</text:p>
          </table:table-cell>
          <table:table-cell office:value-type="float" office:value="2265">
            <text:p>2265</text:p>
          </table:table-cell>
          <table:table-cell table:formula="of:=IF(ABS([.$A3]/[.AY3])&gt;1;(ABS([.$A3]/[.AY3])-1)*100;(1-(ABS([.$A3]/[.AY3])))*100)" office:value-type="float" office:value="0.353200883002203">
            <text:p>0,353200883</text:p>
          </table:table-cell>
          <table:table-cell office:value-type="float" office:value="2251">
            <text:p>2251</text:p>
          </table:table-cell>
          <table:table-cell table:formula="of:=IF(ABS([.$A3]/[.BA3])&gt;1;(ABS([.$A3]/[.BA3])-1)*100;(1-(ABS([.$A3]/[.BA3])))*100)" office:value-type="float" office:value="0.266548200799654">
            <text:p>0,2665482008</text:p>
          </table:table-cell>
          <table:table-cell office:value-type="float" office:value="2265">
            <text:p>2265</text:p>
          </table:table-cell>
          <table:table-cell table:formula="of:=IF(ABS([.$A3]/[.BC3])&gt;1;(ABS([.$A3]/[.BC3])-1)*100;(1-(ABS([.$A3]/[.BC3])))*100)" office:value-type="float" office:value="0.353200883002203">
            <text:p>0,353200883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/>
          <table:table-cell office:value-type="float" office:value="1118">
            <text:p>1118</text:p>
          </table:table-cell>
          <table:table-cell table:formula="of:=IF(ABS([.$A4]/[.C4])&gt;1;(ABS([.$A4]/[.C4])-1)*100;(1-(ABS([.$A4]/[.C4])))*100)" office:value-type="float" office:value="0.357781753130593">
            <text:p>0,3577817531</text:p>
          </table:table-cell>
          <table:table-cell office:value-type="float" office:value="1106">
            <text:p>1106</text:p>
          </table:table-cell>
          <table:table-cell table:formula="of:=IF(ABS([.$A4]/[.E4])&gt;1;(ABS([.$A4]/[.E4])-1)*100;(1-(ABS([.$A4]/[.E4])))*100)" office:value-type="float" office:value="0.723327305605781">
            <text:p>0,7233273056</text:p>
          </table:table-cell>
          <table:table-cell office:value-type="float" office:value="1122">
            <text:p>1122</text:p>
          </table:table-cell>
          <table:table-cell table:formula="of:=IF(ABS([.$A4]/[.G4])&gt;1;(ABS([.$A4]/[.G4])-1)*100;(1-(ABS([.$A4]/[.G4])))*100)" office:value-type="float" office:value="0.713012477718356">
            <text:p>0,7130124777</text:p>
          </table:table-cell>
          <table:table-cell office:value-type="float" office:value="1118">
            <text:p>1118</text:p>
          </table:table-cell>
          <table:table-cell table:formula="of:=IF(ABS([.$A4]/[.I4])&gt;1;(ABS([.$A4]/[.I4])-1)*100;(1-(ABS([.$A4]/[.I4])))*100)" office:value-type="float" office:value="0.357781753130593">
            <text:p>0,3577817531</text:p>
          </table:table-cell>
          <table:table-cell office:value-type="float" office:value="1109">
            <text:p>1109</text:p>
          </table:table-cell>
          <table:table-cell table:formula="of:=IF(ABS([.$A4]/[.K4])&gt;1;(ABS([.$A4]/[.K4])-1)*100;(1-(ABS([.$A4]/[.K4])))*100)" office:value-type="float" office:value="0.450856627592433">
            <text:p>0,4508566276</text:p>
          </table:table-cell>
          <table:table-cell office:value-type="float" office:value="1112">
            <text:p>1112</text:p>
          </table:table-cell>
          <table:table-cell table:formula="of:=IF(ABS([.$A4]/[.M4])&gt;1;(ABS([.$A4]/[.M4])-1)*100;(1-(ABS([.$A4]/[.M4])))*100)" office:value-type="float" office:value="0.179856115107913">
            <text:p>0,1798561151</text:p>
          </table:table-cell>
          <table:table-cell office:value-type="float" office:value="1116">
            <text:p>1116</text:p>
          </table:table-cell>
          <table:table-cell table:formula="of:=IF(ABS([.$A4]/[.O4])&gt;1;(ABS([.$A4]/[.O4])-1)*100;(1-(ABS([.$A4]/[.O4])))*100)" office:value-type="float" office:value="0.179211469534046">
            <text:p>0,1792114695</text:p>
          </table:table-cell>
          <table:table-cell office:value-type="float" office:value="1113">
            <text:p>1113</text:p>
          </table:table-cell>
          <table:table-cell table:formula="of:=IF(ABS([.$A4]/[.Q4])&gt;1;(ABS([.$A4]/[.Q4])-1)*100;(1-(ABS([.$A4]/[.Q4])))*100)" office:value-type="float" office:value="0.0898472596585709">
            <text:p>0,0898472597</text:p>
          </table:table-cell>
          <table:table-cell office:value-type="float" office:value="1113">
            <text:p>1113</text:p>
          </table:table-cell>
          <table:table-cell table:formula="of:=IF(ABS([.$A4]/[.S4])&gt;1;(ABS([.$A4]/[.S4])-1)*100;(1-(ABS([.$A4]/[.S4])))*100)" office:value-type="float" office:value="0.0898472596585709">
            <text:p>0,0898472597</text:p>
          </table:table-cell>
          <table:table-cell office:value-type="float" office:value="1124">
            <text:p>1124</text:p>
          </table:table-cell>
          <table:table-cell table:formula="of:=IF(ABS([.$A4]/[.U4])&gt;1;(ABS([.$A4]/[.U4])-1)*100;(1-(ABS([.$A4]/[.U4])))*100)" office:value-type="float" office:value="0.889679715302494">
            <text:p>0,8896797153</text:p>
          </table:table-cell>
          <table:table-cell office:value-type="float" office:value="1113">
            <text:p>1113</text:p>
          </table:table-cell>
          <table:table-cell table:formula="of:=IF(ABS([.$A4]/[.W4])&gt;1;(ABS([.$A4]/[.W4])-1)*100;(1-(ABS([.$A4]/[.W4])))*100)" office:value-type="float" office:value="0.0898472596585709">
            <text:p>0,0898472597</text:p>
          </table:table-cell>
          <table:table-cell office:value-type="float" office:value="1113">
            <text:p>1113</text:p>
          </table:table-cell>
          <table:table-cell table:formula="of:=IF(ABS([.$A4]/[.Y4])&gt;1;(ABS([.$A4]/[.Y4])-1)*100;(1-(ABS([.$A4]/[.Y4])))*100)" office:value-type="float" office:value="0.0898472596585709">
            <text:p>0,0898472597</text:p>
          </table:table-cell>
          <table:table-cell office:value-type="float" office:value="1114">
            <text:p>1114</text:p>
          </table:table-cell>
          <table:table-cell table:formula="of:=IF(ABS([.$A4]/[.AA4])&gt;1;(ABS([.$A4]/[.AA4])-1)*100;(1-(ABS([.$A4]/[.AA4])))*100)" office:value-type="float" office:value="0">
            <text:p>0</text:p>
          </table:table-cell>
          <table:table-cell office:value-type="float" office:value="1106">
            <text:p>1106</text:p>
          </table:table-cell>
          <table:table-cell table:formula="of:=IF(ABS([.$A4]/[.AC4])&gt;1;(ABS([.$A4]/[.AC4])-1)*100;(1-(ABS([.$A4]/[.AC4])))*100)" office:value-type="float" office:value="0.723327305605781">
            <text:p>0,7233273056</text:p>
          </table:table-cell>
          <table:table-cell office:value-type="float" office:value="1107">
            <text:p>1107</text:p>
          </table:table-cell>
          <table:table-cell table:formula="of:=IF(ABS([.$A4]/[.AE4])&gt;1;(ABS([.$A4]/[.AE4])-1)*100;(1-(ABS([.$A4]/[.AE4])))*100)" office:value-type="float" office:value="0.632339656729908">
            <text:p>0,6323396567</text:p>
          </table:table-cell>
          <table:table-cell office:value-type="float" office:value="1120">
            <text:p>1120</text:p>
          </table:table-cell>
          <table:table-cell table:formula="of:=IF(ABS([.$A4]/[.AG4])&gt;1;(ABS([.$A4]/[.AG4])-1)*100;(1-(ABS([.$A4]/[.AG4])))*100)" office:value-type="float" office:value="0.535714285714284">
            <text:p>0,5357142857</text:p>
          </table:table-cell>
          <table:table-cell office:value-type="float" office:value="1114">
            <text:p>1114</text:p>
          </table:table-cell>
          <table:table-cell table:formula="of:=IF(ABS([.$A4]/[.AI4])&gt;1;(ABS([.$A4]/[.AI4])-1)*100;(1-(ABS([.$A4]/[.AI4])))*100)" office:value-type="float" office:value="0">
            <text:p>0</text:p>
          </table:table-cell>
          <table:table-cell office:value-type="float" office:value="1117">
            <text:p>1117</text:p>
          </table:table-cell>
          <table:table-cell table:formula="of:=IF(ABS([.$A4]/[.AK4])&gt;1;(ABS([.$A4]/[.AK4])-1)*100;(1-(ABS([.$A4]/[.AK4])))*100)" office:value-type="float" office:value="0.268576544315124">
            <text:p>0,2685765443</text:p>
          </table:table-cell>
          <table:table-cell office:value-type="float" office:value="1116">
            <text:p>1116</text:p>
          </table:table-cell>
          <table:table-cell table:formula="of:=IF(ABS([.$A4]/[.AM4])&gt;1;(ABS([.$A4]/[.AM4])-1)*100;(1-(ABS([.$A4]/[.AM4])))*100)" office:value-type="float" office:value="0.179211469534046">
            <text:p>0,1792114695</text:p>
          </table:table-cell>
          <table:table-cell office:value-type="float" office:value="1114">
            <text:p>1114</text:p>
          </table:table-cell>
          <table:table-cell table:formula="of:=IF(ABS([.$A4]/[.AO4])&gt;1;(ABS([.$A4]/[.AO4])-1)*100;(1-(ABS([.$A4]/[.AO4])))*100)" office:value-type="float" office:value="0">
            <text:p>0</text:p>
          </table:table-cell>
          <table:table-cell office:value-type="float" office:value="1111">
            <text:p>1111</text:p>
          </table:table-cell>
          <table:table-cell table:formula="of:=IF(ABS([.$A4]/[.AQ4])&gt;1;(ABS([.$A4]/[.AQ4])-1)*100;(1-(ABS([.$A4]/[.AQ4])))*100)" office:value-type="float" office:value="0.270027002700268">
            <text:p>0,2700270027</text:p>
          </table:table-cell>
          <table:table-cell office:value-type="float" office:value="1122">
            <text:p>1122</text:p>
          </table:table-cell>
          <table:table-cell table:formula="of:=IF(ABS([.$A4]/[.AS4])&gt;1;(ABS([.$A4]/[.AS4])-1)*100;(1-(ABS([.$A4]/[.AS4])))*100)" office:value-type="float" office:value="0.713012477718356">
            <text:p>0,7130124777</text:p>
          </table:table-cell>
          <table:table-cell office:value-type="float" office:value="1132">
            <text:p>1132</text:p>
          </table:table-cell>
          <table:table-cell table:formula="of:=IF(ABS([.$A4]/[.AU4])&gt;1;(ABS([.$A4]/[.AU4])-1)*100;(1-(ABS([.$A4]/[.AU4])))*100)" office:value-type="float" office:value="1.59010600706714">
            <text:p>1,5901060071</text:p>
          </table:table-cell>
          <table:table-cell office:value-type="float" office:value="1107">
            <text:p>1107</text:p>
          </table:table-cell>
          <table:table-cell table:formula="of:=IF(ABS([.$A4]/[.AW4])&gt;1;(ABS([.$A4]/[.AW4])-1)*100;(1-(ABS([.$A4]/[.AW4])))*100)" office:value-type="float" office:value="0.632339656729908">
            <text:p>0,6323396567</text:p>
          </table:table-cell>
          <table:table-cell office:value-type="float" office:value="1107">
            <text:p>1107</text:p>
          </table:table-cell>
          <table:table-cell table:formula="of:=IF(ABS([.$A4]/[.AY4])&gt;1;(ABS([.$A4]/[.AY4])-1)*100;(1-(ABS([.$A4]/[.AY4])))*100)" office:value-type="float" office:value="0.632339656729908">
            <text:p>0,6323396567</text:p>
          </table:table-cell>
          <table:table-cell office:value-type="float" office:value="1119">
            <text:p>1119</text:p>
          </table:table-cell>
          <table:table-cell table:formula="of:=IF(ABS([.$A4]/[.BA4])&gt;1;(ABS([.$A4]/[.BA4])-1)*100;(1-(ABS([.$A4]/[.BA4])))*100)" office:value-type="float" office:value="0.44682752457551">
            <text:p>0,4468275246</text:p>
          </table:table-cell>
          <table:table-cell office:value-type="float" office:value="1107">
            <text:p>1107</text:p>
          </table:table-cell>
          <table:table-cell table:formula="of:=IF(ABS([.$A4]/[.BC4])&gt;1;(ABS([.$A4]/[.BC4])-1)*100;(1-(ABS([.$A4]/[.BC4])))*100)" office:value-type="float" office:value="0.632339656729908">
            <text:p>0,632339656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2">
            <text:p>152</text:p>
          </table:table-cell>
          <table:table-cell table:formula="of:=IF(ABS([.$A5]/[.C5])&gt;1;(ABS([.$A5]/[.C5])-1)*100;(1-(ABS([.$A5]/[.C5])))*100)" office:value-type="float" office:value="1.97368421052632">
            <text:p>1,9736842105</text:p>
          </table:table-cell>
          <table:table-cell office:value-type="float" office:value="155">
            <text:p>155</text:p>
          </table:table-cell>
          <table:table-cell table:formula="of:=IF(ABS([.$A5]/[.E5])&gt;1;(ABS([.$A5]/[.E5])-1)*100;(1-(ABS([.$A5]/[.E5])))*100)" office:value-type="float" office:value="3.87096774193548">
            <text:p>3,8709677419</text:p>
          </table:table-cell>
          <table:table-cell office:value-type="float" office:value="140">
            <text:p>140</text:p>
          </table:table-cell>
          <table:table-cell table:formula="of:=IF(ABS([.$A5]/[.G5])&gt;1;(ABS([.$A5]/[.G5])-1)*100;(1-(ABS([.$A5]/[.G5])))*100)" office:value-type="float" office:value="6.42857142857143">
            <text:p>6,4285714286</text:p>
          </table:table-cell>
          <table:table-cell office:value-type="float" office:value="145">
            <text:p>145</text:p>
          </table:table-cell>
          <table:table-cell table:formula="of:=IF(ABS([.$A5]/[.I5])&gt;1;(ABS([.$A5]/[.I5])-1)*100;(1-(ABS([.$A5]/[.I5])))*100)" office:value-type="float" office:value="2.75862068965518">
            <text:p>2,7586206897</text:p>
          </table:table-cell>
          <table:table-cell office:value-type="float" office:value="154">
            <text:p>154</text:p>
          </table:table-cell>
          <table:table-cell table:formula="of:=IF(ABS([.$A5]/[.K5])&gt;1;(ABS([.$A5]/[.K5])-1)*100;(1-(ABS([.$A5]/[.K5])))*100)" office:value-type="float" office:value="3.24675324675324">
            <text:p>3,2467532468</text:p>
          </table:table-cell>
          <table:table-cell office:value-type="float" office:value="151">
            <text:p>151</text:p>
          </table:table-cell>
          <table:table-cell table:formula="of:=IF(ABS([.$A5]/[.M5])&gt;1;(ABS([.$A5]/[.M5])-1)*100;(1-(ABS([.$A5]/[.M5])))*100)" office:value-type="float" office:value="1.32450331125827">
            <text:p>1,3245033113</text:p>
          </table:table-cell>
          <table:table-cell office:value-type="float" office:value="146">
            <text:p>146</text:p>
          </table:table-cell>
          <table:table-cell table:formula="of:=IF(ABS([.$A5]/[.O5])&gt;1;(ABS([.$A5]/[.O5])-1)*100;(1-(ABS([.$A5]/[.O5])))*100)" office:value-type="float" office:value="2.05479452054795">
            <text:p>2,0547945205</text:p>
          </table:table-cell>
          <table:table-cell office:value-type="float" office:value="149">
            <text:p>149</text:p>
          </table:table-cell>
          <table:table-cell table:formula="of:=IF(ABS([.$A5]/[.Q5])&gt;1;(ABS([.$A5]/[.Q5])-1)*100;(1-(ABS([.$A5]/[.Q5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5]/[.S5])&gt;1;(ABS([.$A5]/[.S5])-1)*100;(1-(ABS([.$A5]/[.S5])))*100)" office:value-type="float" office:value="0.666666666666671">
            <text:p>0,6666666667</text:p>
          </table:table-cell>
          <table:table-cell office:value-type="float" office:value="139">
            <text:p>139</text:p>
          </table:table-cell>
          <table:table-cell table:formula="of:=IF(ABS([.$A5]/[.U5])&gt;1;(ABS([.$A5]/[.U5])-1)*100;(1-(ABS([.$A5]/[.U5])))*100)" office:value-type="float" office:value="7.19424460431655">
            <text:p>7,1942446043</text:p>
          </table:table-cell>
          <table:table-cell office:value-type="float" office:value="150">
            <text:p>150</text:p>
          </table:table-cell>
          <table:table-cell table:formula="of:=IF(ABS([.$A5]/[.W5])&gt;1;(ABS([.$A5]/[.W5])-1)*100;(1-(ABS([.$A5]/[.W5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5]/[.Y5])&gt;1;(ABS([.$A5]/[.Y5])-1)*100;(1-(ABS([.$A5]/[.Y5])))*100)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IF(ABS([.$A5]/[.AA5])&gt;1;(ABS([.$A5]/[.AA5])-1)*100;(1-(ABS([.$A5]/[.AA5])))*100)" office:value-type="float" office:value="10.3703703703704">
            <text:p>10,3703703704</text:p>
          </table:table-cell>
          <table:table-cell office:value-type="float" office:value="156">
            <text:p>156</text:p>
          </table:table-cell>
          <table:table-cell table:formula="of:=IF(ABS([.$A5]/[.AC5])&gt;1;(ABS([.$A5]/[.AC5])-1)*100;(1-(ABS([.$A5]/[.AC5])))*100)" office:value-type="float" office:value="4.48717948717948">
            <text:p>4,4871794872</text:p>
          </table:table-cell>
          <table:table-cell office:value-type="float" office:value="156">
            <text:p>156</text:p>
          </table:table-cell>
          <table:table-cell table:formula="of:=IF(ABS([.$A5]/[.AE5])&gt;1;(ABS([.$A5]/[.AE5])-1)*100;(1-(ABS([.$A5]/[.AE5])))*100)" office:value-type="float" office:value="4.48717948717948">
            <text:p>4,4871794872</text:p>
          </table:table-cell>
          <table:table-cell office:value-type="float" office:value="156">
            <text:p>156</text:p>
          </table:table-cell>
          <table:table-cell table:formula="of:=IF(ABS([.$A5]/[.AG5])&gt;1;(ABS([.$A5]/[.AG5])-1)*100;(1-(ABS([.$A5]/[.AG5])))*100)" office:value-type="float" office:value="4.48717948717948">
            <text:p>4,4871794872</text:p>
          </table:table-cell>
          <table:table-cell office:value-type="float" office:value="148">
            <text:p>148</text:p>
          </table:table-cell>
          <table:table-cell table:formula="of:=IF(ABS([.$A5]/[.AI5])&gt;1;(ABS([.$A5]/[.AI5])-1)*100;(1-(ABS([.$A5]/[.AI5])))*100)" office:value-type="float" office:value="0.67567567567568">
            <text:p>0,6756756757</text:p>
          </table:table-cell>
          <table:table-cell office:value-type="float" office:value="146">
            <text:p>146</text:p>
          </table:table-cell>
          <table:table-cell table:formula="of:=IF(ABS([.$A5]/[.AK5])&gt;1;(ABS([.$A5]/[.AK5])-1)*100;(1-(ABS([.$A5]/[.AK5])))*100)" office:value-type="float" office:value="2.05479452054795">
            <text:p>2,0547945205</text:p>
          </table:table-cell>
          <table:table-cell office:value-type="float" office:value="148">
            <text:p>148</text:p>
          </table:table-cell>
          <table:table-cell table:formula="of:=IF(ABS([.$A5]/[.AM5])&gt;1;(ABS([.$A5]/[.AM5])-1)*100;(1-(ABS([.$A5]/[.AM5])))*100)" office:value-type="float" office:value="0.67567567567568">
            <text:p>0,6756756757</text:p>
          </table:table-cell>
          <table:table-cell office:value-type="float" office:value="149">
            <text:p>149</text:p>
          </table:table-cell>
          <table:table-cell table:formula="of:=IF(ABS([.$A5]/[.AO5])&gt;1;(ABS([.$A5]/[.AO5])-1)*100;(1-(ABS([.$A5]/[.AO5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5]/[.AQ5])&gt;1;(ABS([.$A5]/[.AQ5])-1)*100;(1-(ABS([.$A5]/[.AQ5])))*100)" office:value-type="float" office:value="1.32450331125827">
            <text:p>1,3245033113</text:p>
          </table:table-cell>
          <table:table-cell office:value-type="float" office:value="140">
            <text:p>140</text:p>
          </table:table-cell>
          <table:table-cell table:formula="of:=IF(ABS([.$A5]/[.AS5])&gt;1;(ABS([.$A5]/[.AS5])-1)*100;(1-(ABS([.$A5]/[.AS5])))*100)" office:value-type="float" office:value="6.42857142857143">
            <text:p>6,4285714286</text:p>
          </table:table-cell>
          <table:table-cell office:value-type="float" office:value="131">
            <text:p>131</text:p>
          </table:table-cell>
          <table:table-cell table:formula="of:=IF(ABS([.$A5]/[.AU5])&gt;1;(ABS([.$A5]/[.AU5])-1)*100;(1-(ABS([.$A5]/[.AU5])))*100)" office:value-type="float" office:value="13.7404580152672">
            <text:p>13,7404580153</text:p>
          </table:table-cell>
          <table:table-cell office:value-type="float" office:value="156">
            <text:p>156</text:p>
          </table:table-cell>
          <table:table-cell table:formula="of:=IF(ABS([.$A5]/[.AW5])&gt;1;(ABS([.$A5]/[.AW5])-1)*100;(1-(ABS([.$A5]/[.AW5])))*100)" office:value-type="float" office:value="4.48717948717948">
            <text:p>4,4871794872</text:p>
          </table:table-cell>
          <table:table-cell office:value-type="float" office:value="141">
            <text:p>141</text:p>
          </table:table-cell>
          <table:table-cell table:formula="of:=IF(ABS([.$A5]/[.AY5])&gt;1;(ABS([.$A5]/[.AY5])-1)*100;(1-(ABS([.$A5]/[.AY5])))*100)" office:value-type="float" office:value="5.67375886524824">
            <text:p>5,6737588652</text:p>
          </table:table-cell>
          <table:table-cell office:value-type="float" office:value="143">
            <text:p>143</text:p>
          </table:table-cell>
          <table:table-cell table:formula="of:=IF(ABS([.$A5]/[.BA5])&gt;1;(ABS([.$A5]/[.BA5])-1)*100;(1-(ABS([.$A5]/[.BA5])))*100)" office:value-type="float" office:value="4.19580419580419">
            <text:p>4,1958041958</text:p>
          </table:table-cell>
          <table:table-cell office:value-type="float" office:value="156">
            <text:p>156</text:p>
          </table:table-cell>
          <table:table-cell table:formula="of:=IF(ABS([.$A5]/[.BC5])&gt;1;(ABS([.$A5]/[.BC5])-1)*100;(1-(ABS([.$A5]/[.BC5])))*100)" office:value-type="float" office:value="4.48717948717948">
            <text:p>4,487179487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27">
            <text:p>127</text:p>
          </table:table-cell>
          <table:table-cell table:formula="of:=IF(ABS([.$A6]/[.C6])&gt;1;(ABS([.$A6]/[.C6])-1)*100;(1-(ABS([.$A6]/[.C6])))*100)" office:value-type="float" office:value="10.2362204724409">
            <text:p>10,2362204724</text:p>
          </table:table-cell>
          <table:table-cell office:value-type="float" office:value="134">
            <text:p>134</text:p>
          </table:table-cell>
          <table:table-cell table:formula="of:=IF(ABS([.$A6]/[.E6])&gt;1;(ABS([.$A6]/[.E6])-1)*100;(1-(ABS([.$A6]/[.E6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6]/[.G6])&gt;1;(ABS([.$A6]/[.G6])-1)*100;(1-(ABS([.$A6]/[.G6])))*100)" office:value-type="float" office:value="5.26315789473684">
            <text:p>5,2631578947</text:p>
          </table:table-cell>
          <table:table-cell office:value-type="float" office:value="134">
            <text:p>134</text:p>
          </table:table-cell>
          <table:table-cell table:formula="of:=IF(ABS([.$A6]/[.I6])&gt;1;(ABS([.$A6]/[.I6])-1)*100;(1-(ABS([.$A6]/[.I6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6]/[.K6])&gt;1;(ABS([.$A6]/[.K6])-1)*100;(1-(ABS([.$A6]/[.K6])))*100)" office:value-type="float" office:value="5.26315789473684">
            <text:p>5,2631578947</text:p>
          </table:table-cell>
          <table:table-cell office:value-type="float" office:value="131">
            <text:p>131</text:p>
          </table:table-cell>
          <table:table-cell table:formula="of:=IF(ABS([.$A6]/[.M6])&gt;1;(ABS([.$A6]/[.M6])-1)*100;(1-(ABS([.$A6]/[.M6])))*100)" office:value-type="float" office:value="6.87022900763359">
            <text:p>6,8702290076</text:p>
          </table:table-cell>
          <table:table-cell office:value-type="float" office:value="133">
            <text:p>133</text:p>
          </table:table-cell>
          <table:table-cell table:formula="of:=IF(ABS([.$A6]/[.O6])&gt;1;(ABS([.$A6]/[.O6])-1)*100;(1-(ABS([.$A6]/[.O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6]/[.Q6])&gt;1;(ABS([.$A6]/[.Q6])-1)*100;(1-(ABS([.$A6]/[.Q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6]/[.S6])&gt;1;(ABS([.$A6]/[.S6])-1)*100;(1-(ABS([.$A6]/[.S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6]/[.U6])&gt;1;(ABS([.$A6]/[.U6])-1)*100;(1-(ABS([.$A6]/[.U6])))*100)" office:value-type="float" office:value="5.26315789473684">
            <text:p>5,2631578947</text:p>
          </table:table-cell>
          <table:table-cell office:value-type="float" office:value="132">
            <text:p>132</text:p>
          </table:table-cell>
          <table:table-cell table:formula="of:=IF(ABS([.$A6]/[.W6])&gt;1;(ABS([.$A6]/[.W6])-1)*100;(1-(ABS([.$A6]/[.W6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6]/[.Y6])&gt;1;(ABS([.$A6]/[.Y6])-1)*100;(1-(ABS([.$A6]/[.Y6])))*100)" office:value-type="float" office:value="4.4776119402985">
            <text:p>4,4776119403</text:p>
          </table:table-cell>
          <table:table-cell office:value-type="float" office:value="148">
            <text:p>148</text:p>
          </table:table-cell>
          <table:table-cell table:formula="of:=IF(ABS([.$A6]/[.AA6])&gt;1;(ABS([.$A6]/[.AA6])-1)*100;(1-(ABS([.$A6]/[.AA6])))*100)" office:value-type="float" office:value="5.40540540540541">
            <text:p>5,4054054054</text:p>
          </table:table-cell>
          <table:table-cell office:value-type="float" office:value="126">
            <text:p>126</text:p>
          </table:table-cell>
          <table:table-cell table:formula="of:=IF(ABS([.$A6]/[.AC6])&gt;1;(ABS([.$A6]/[.AC6])-1)*100;(1-(ABS([.$A6]/[.AC6])))*100)" office:value-type="float" office:value="11.1111111111111">
            <text:p>11,1111111111</text:p>
          </table:table-cell>
          <table:table-cell office:value-type="float" office:value="125">
            <text:p>125</text:p>
          </table:table-cell>
          <table:table-cell table:formula="of:=IF(ABS([.$A6]/[.AE6])&gt;1;(ABS([.$A6]/[.AE6])-1)*100;(1-(ABS([.$A6]/[.AE6])))*100)" office:value-type="float" office:value="12">
            <text:p>12</text:p>
          </table:table-cell>
          <table:table-cell office:value-type="float" office:value="133">
            <text:p>133</text:p>
          </table:table-cell>
          <table:table-cell table:formula="of:=IF(ABS([.$A6]/[.AG6])&gt;1;(ABS([.$A6]/[.AG6])-1)*100;(1-(ABS([.$A6]/[.AG6])))*100)" office:value-type="float" office:value="5.26315789473684">
            <text:p>5,2631578947</text:p>
          </table:table-cell>
          <table:table-cell office:value-type="float" office:value="134">
            <text:p>134</text:p>
          </table:table-cell>
          <table:table-cell table:formula="of:=IF(ABS([.$A6]/[.AI6])&gt;1;(ABS([.$A6]/[.AI6])-1)*100;(1-(ABS([.$A6]/[.AI6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6]/[.AK6])&gt;1;(ABS([.$A6]/[.AK6])-1)*100;(1-(ABS([.$A6]/[.AK6])))*100)" office:value-type="float" office:value="5.26315789473684">
            <text:p>5,2631578947</text:p>
          </table:table-cell>
          <table:table-cell office:value-type="float" office:value="134">
            <text:p>134</text:p>
          </table:table-cell>
          <table:table-cell table:formula="of:=IF(ABS([.$A6]/[.AM6])&gt;1;(ABS([.$A6]/[.AM6])-1)*100;(1-(ABS([.$A6]/[.AM6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6]/[.AO6])&gt;1;(ABS([.$A6]/[.AO6])-1)*100;(1-(ABS([.$A6]/[.AO6])))*100)" office:value-type="float" office:value="5.26315789473684">
            <text:p>5,2631578947</text:p>
          </table:table-cell>
          <table:table-cell office:value-type="float" office:value="131">
            <text:p>131</text:p>
          </table:table-cell>
          <table:table-cell table:formula="of:=IF(ABS([.$A6]/[.AQ6])&gt;1;(ABS([.$A6]/[.AQ6])-1)*100;(1-(ABS([.$A6]/[.AQ6])))*100)" office:value-type="float" office:value="6.87022900763359">
            <text:p>6,8702290076</text:p>
          </table:table-cell>
          <table:table-cell office:value-type="float" office:value="133">
            <text:p>133</text:p>
          </table:table-cell>
          <table:table-cell table:formula="of:=IF(ABS([.$A6]/[.AS6])&gt;1;(ABS([.$A6]/[.AS6])-1)*100;(1-(ABS([.$A6]/[.AS6])))*100)" office:value-type="float" office:value="5.26315789473684">
            <text:p>5,2631578947</text:p>
          </table:table-cell>
          <table:table-cell office:value-type="float" office:value="148">
            <text:p>148</text:p>
          </table:table-cell>
          <table:table-cell table:formula="of:=IF(ABS([.$A6]/[.AU6])&gt;1;(ABS([.$A6]/[.AU6])-1)*100;(1-(ABS([.$A6]/[.AU6])))*100)" office:value-type="float" office:value="5.40540540540541">
            <text:p>5,4054054054</text:p>
          </table:table-cell>
          <table:table-cell office:value-type="float" office:value="126">
            <text:p>126</text:p>
          </table:table-cell>
          <table:table-cell table:formula="of:=IF(ABS([.$A6]/[.AW6])&gt;1;(ABS([.$A6]/[.AW6])-1)*100;(1-(ABS([.$A6]/[.AW6])))*100)" office:value-type="float" office:value="11.1111111111111">
            <text:p>11,1111111111</text:p>
          </table:table-cell>
          <table:table-cell office:value-type="float" office:value="147">
            <text:p>147</text:p>
          </table:table-cell>
          <table:table-cell table:formula="of:=IF(ABS([.$A6]/[.AY6])&gt;1;(ABS([.$A6]/[.AY6])-1)*100;(1-(ABS([.$A6]/[.AY6])))*100)" office:value-type="float" office:value="4.76190476190477">
            <text:p>4,7619047619</text:p>
          </table:table-cell>
          <table:table-cell office:value-type="float" office:value="140">
            <text:p>140</text:p>
          </table:table-cell>
          <table:table-cell table:formula="of:=IF(ABS([.$A6]/[.BA6])&gt;1;(ABS([.$A6]/[.BA6])-1)*100;(1-(ABS([.$A6]/[.BA6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6]/[.BC6])&gt;1;(ABS([.$A6]/[.BC6])-1)*100;(1-(ABS([.$A6]/[.BC6])))*100)" office:value-type="float" office:value="5.26315789473684">
            <text:p>5,2631578947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143">
            <text:p>143</text:p>
          </table:table-cell>
          <table:table-cell table:formula="of:=IF(ABS([.$A7]/[.C7])&gt;1;(ABS([.$A7]/[.C7])-1)*100;(1-(ABS([.$A7]/[.C7])))*100)" office:value-type="float" office:value="2.7972027972028">
            <text:p>2,7972027972</text:p>
          </table:table-cell>
          <table:table-cell office:value-type="float" office:value="139">
            <text:p>139</text:p>
          </table:table-cell>
          <table:table-cell table:formula="of:=IF(ABS([.$A7]/[.E7])&gt;1;(ABS([.$A7]/[.E7])-1)*100;(1-(ABS([.$A7]/[.E7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7]/[.G7])&gt;1;(ABS([.$A7]/[.G7])-1)*100;(1-(ABS([.$A7]/[.G7])))*100)" office:value-type="float" office:value="6.71140939597316">
            <text:p>6,711409396</text:p>
          </table:table-cell>
          <table:table-cell office:value-type="float" office:value="149">
            <text:p>149</text:p>
          </table:table-cell>
          <table:table-cell table:formula="of:=IF(ABS([.$A7]/[.I7])&gt;1;(ABS([.$A7]/[.I7])-1)*100;(1-(ABS([.$A7]/[.I7])))*100)" office:value-type="float" office:value="6.71140939597316">
            <text:p>6,711409396</text:p>
          </table:table-cell>
          <table:table-cell office:value-type="float" office:value="150">
            <text:p>150</text:p>
          </table:table-cell>
          <table:table-cell table:formula="of:=IF(ABS([.$A7]/[.K7])&gt;1;(ABS([.$A7]/[.K7])-1)*100;(1-(ABS([.$A7]/[.K7])))*100)" office:value-type="float" office:value="7.33333333333334">
            <text:p>7,3333333333</text:p>
          </table:table-cell>
          <table:table-cell office:value-type="float" office:value="144">
            <text:p>144</text:p>
          </table:table-cell>
          <table:table-cell table:formula="of:=IF(ABS([.$A7]/[.M7])&gt;1;(ABS([.$A7]/[.M7])-1)*100;(1-(ABS([.$A7]/[.M7])))*100)" office:value-type="float" office:value="3.47222222222222">
            <text:p>3,4722222222</text:p>
          </table:table-cell>
          <table:table-cell office:value-type="float" office:value="150">
            <text:p>150</text:p>
          </table:table-cell>
          <table:table-cell table:formula="of:=IF(ABS([.$A7]/[.O7])&gt;1;(ABS([.$A7]/[.O7])-1)*100;(1-(ABS([.$A7]/[.O7])))*100)" office:value-type="float" office:value="7.33333333333334">
            <text:p>7,3333333333</text:p>
          </table:table-cell>
          <table:table-cell office:value-type="float" office:value="157">
            <text:p>157</text:p>
          </table:table-cell>
          <table:table-cell table:formula="of:=IF(ABS([.$A7]/[.Q7])&gt;1;(ABS([.$A7]/[.Q7])-1)*100;(1-(ABS([.$A7]/[.Q7])))*100)" office:value-type="float" office:value="11.4649681528662">
            <text:p>11,4649681529</text:p>
          </table:table-cell>
          <table:table-cell office:value-type="float" office:value="148">
            <text:p>148</text:p>
          </table:table-cell>
          <table:table-cell table:formula="of:=IF(ABS([.$A7]/[.S7])&gt;1;(ABS([.$A7]/[.S7])-1)*100;(1-(ABS([.$A7]/[.S7])))*100)" office:value-type="float" office:value="6.08108108108109">
            <text:p>6,0810810811</text:p>
          </table:table-cell>
          <table:table-cell office:value-type="float" office:value="141">
            <text:p>141</text:p>
          </table:table-cell>
          <table:table-cell table:formula="of:=IF(ABS([.$A7]/[.U7])&gt;1;(ABS([.$A7]/[.U7])-1)*100;(1-(ABS([.$A7]/[.U7])))*100)" office:value-type="float" office:value="1.41843971631206">
            <text:p>1,4184397163</text:p>
          </table:table-cell>
          <table:table-cell office:value-type="float" office:value="150">
            <text:p>150</text:p>
          </table:table-cell>
          <table:table-cell table:formula="of:=IF(ABS([.$A7]/[.W7])&gt;1;(ABS([.$A7]/[.W7])-1)*100;(1-(ABS([.$A7]/[.W7])))*100)" office:value-type="float" office:value="7.33333333333334">
            <text:p>7,3333333333</text:p>
          </table:table-cell>
          <table:table-cell office:value-type="float" office:value="148">
            <text:p>148</text:p>
          </table:table-cell>
          <table:table-cell table:formula="of:=IF(ABS([.$A7]/[.Y7])&gt;1;(ABS([.$A7]/[.Y7])-1)*100;(1-(ABS([.$A7]/[.Y7])))*100)" office:value-type="float" office:value="6.08108108108109">
            <text:p>6,0810810811</text:p>
          </table:table-cell>
          <table:table-cell office:value-type="float" office:value="149">
            <text:p>149</text:p>
          </table:table-cell>
          <table:table-cell table:formula="of:=IF(ABS([.$A7]/[.AA7])&gt;1;(ABS([.$A7]/[.AA7])-1)*100;(1-(ABS([.$A7]/[.AA7])))*100)" office:value-type="float" office:value="6.71140939597316">
            <text:p>6,711409396</text:p>
          </table:table-cell>
          <table:table-cell office:value-type="float" office:value="145">
            <text:p>145</text:p>
          </table:table-cell>
          <table:table-cell table:formula="of:=IF(ABS([.$A7]/[.AC7])&gt;1;(ABS([.$A7]/[.AC7])-1)*100;(1-(ABS([.$A7]/[.AC7])))*100)" office:value-type="float" office:value="4.13793103448276">
            <text:p>4,1379310345</text:p>
          </table:table-cell>
          <table:table-cell office:value-type="float" office:value="145">
            <text:p>145</text:p>
          </table:table-cell>
          <table:table-cell table:formula="of:=IF(ABS([.$A7]/[.AE7])&gt;1;(ABS([.$A7]/[.AE7])-1)*100;(1-(ABS([.$A7]/[.AE7])))*100)" office:value-type="float" office:value="4.13793103448276">
            <text:p>4,1379310345</text:p>
          </table:table-cell>
          <table:table-cell office:value-type="float" office:value="140">
            <text:p>140</text:p>
          </table:table-cell>
          <table:table-cell table:formula="of:=IF(ABS([.$A7]/[.AG7])&gt;1;(ABS([.$A7]/[.AG7])-1)*100;(1-(ABS([.$A7]/[.AG7])))*100)" office:value-type="float" office:value="0.714285714285712">
            <text:p>0,7142857143</text:p>
          </table:table-cell>
          <table:table-cell office:value-type="float" office:value="156">
            <text:p>156</text:p>
          </table:table-cell>
          <table:table-cell table:formula="of:=IF(ABS([.$A7]/[.AI7])&gt;1;(ABS([.$A7]/[.AI7])-1)*100;(1-(ABS([.$A7]/[.AI7])))*100)" office:value-type="float" office:value="10.8974358974359">
            <text:p>10,8974358974</text:p>
          </table:table-cell>
          <table:table-cell office:value-type="float" office:value="134">
            <text:p>134</text:p>
          </table:table-cell>
          <table:table-cell table:formula="of:=IF(ABS([.$A7]/[.AK7])&gt;1;(ABS([.$A7]/[.AK7])-1)*100;(1-(ABS([.$A7]/[.AK7])))*100)" office:value-type="float" office:value="3.73134328358209">
            <text:p>3,7313432836</text:p>
          </table:table-cell>
          <table:table-cell office:value-type="float" office:value="156">
            <text:p>156</text:p>
          </table:table-cell>
          <table:table-cell table:formula="of:=IF(ABS([.$A7]/[.AM7])&gt;1;(ABS([.$A7]/[.AM7])-1)*100;(1-(ABS([.$A7]/[.AM7])))*100)" office:value-type="float" office:value="10.8974358974359">
            <text:p>10,8974358974</text:p>
          </table:table-cell>
          <table:table-cell office:value-type="float" office:value="146">
            <text:p>146</text:p>
          </table:table-cell>
          <table:table-cell table:formula="of:=IF(ABS([.$A7]/[.AO7])&gt;1;(ABS([.$A7]/[.AO7])-1)*100;(1-(ABS([.$A7]/[.AO7])))*100)" office:value-type="float" office:value="4.7945205479452">
            <text:p>4,7945205479</text:p>
          </table:table-cell>
          <table:table-cell office:value-type="float" office:value="145">
            <text:p>145</text:p>
          </table:table-cell>
          <table:table-cell table:formula="of:=IF(ABS([.$A7]/[.AQ7])&gt;1;(ABS([.$A7]/[.AQ7])-1)*100;(1-(ABS([.$A7]/[.AQ7])))*100)" office:value-type="float" office:value="4.13793103448276">
            <text:p>4,1379310345</text:p>
          </table:table-cell>
          <table:table-cell office:value-type="float" office:value="149">
            <text:p>149</text:p>
          </table:table-cell>
          <table:table-cell table:formula="of:=IF(ABS([.$A7]/[.AS7])&gt;1;(ABS([.$A7]/[.AS7])-1)*100;(1-(ABS([.$A7]/[.AS7])))*100)" office:value-type="float" office:value="6.71140939597316">
            <text:p>6,711409396</text:p>
          </table:table-cell>
          <table:table-cell office:value-type="float" office:value="144">
            <text:p>144</text:p>
          </table:table-cell>
          <table:table-cell table:formula="of:=IF(ABS([.$A7]/[.AU7])&gt;1;(ABS([.$A7]/[.AU7])-1)*100;(1-(ABS([.$A7]/[.AU7])))*100)" office:value-type="float" office:value="3.47222222222222">
            <text:p>3,4722222222</text:p>
          </table:table-cell>
          <table:table-cell office:value-type="float" office:value="130">
            <text:p>130</text:p>
          </table:table-cell>
          <table:table-cell table:formula="of:=IF(ABS([.$A7]/[.AW7])&gt;1;(ABS([.$A7]/[.AW7])-1)*100;(1-(ABS([.$A7]/[.AW7])))*100)" office:value-type="float" office:value="6.92307692307692">
            <text:p>6,9230769231</text:p>
          </table:table-cell>
          <table:table-cell office:value-type="float" office:value="139">
            <text:p>139</text:p>
          </table:table-cell>
          <table:table-cell table:formula="of:=IF(ABS([.$A7]/[.AY7])&gt;1;(ABS([.$A7]/[.AY7])-1)*100;(1-(ABS([.$A7]/[.AY7])))*100)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IF(ABS([.$A7]/[.BA7])&gt;1;(ABS([.$A7]/[.BA7])-1)*100;(1-(ABS([.$A7]/[.BA7])))*100)" office:value-type="float" office:value="10.3225806451613">
            <text:p>10,3225806452</text:p>
          </table:table-cell>
          <table:table-cell office:value-type="float" office:value="139">
            <text:p>139</text:p>
          </table:table-cell>
          <table:table-cell table:formula="of:=IF(ABS([.$A7]/[.BC7])&gt;1;(ABS([.$A7]/[.BC7])-1)*100;(1-(ABS([.$A7]/[.BC7])))*100)"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20">
            <text:p>420</text:p>
          </table:table-cell>
          <table:table-cell table:formula="of:=IF(ABS([.$A8]/[.C8])&gt;1;(ABS([.$A8]/[.C8])-1)*100;(1-(ABS([.$A8]/[.C8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8]/[.E8])&gt;1;(ABS([.$A8]/[.E8])-1)*100;(1-(ABS([.$A8]/[.E8])))*100)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IF(ABS([.$A8]/[.G8])&gt;1;(ABS([.$A8]/[.G8])-1)*100;(1-(ABS([.$A8]/[.G8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8]/[.I8])&gt;1;(ABS([.$A8]/[.I8])-1)*100;(1-(ABS([.$A8]/[.I8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8]/[.K8])&gt;1;(ABS([.$A8]/[.K8])-1)*100;(1-(ABS([.$A8]/[.K8])))*100)" office:value-type="float" office:value="1.22249388753055">
            <text:p>1,2224938875</text:p>
          </table:table-cell>
          <table:table-cell office:value-type="float" office:value="416">
            <text:p>416</text:p>
          </table:table-cell>
          <table:table-cell table:formula="of:=IF(ABS([.$A8]/[.M8])&gt;1;(ABS([.$A8]/[.M8])-1)*100;(1-(ABS([.$A8]/[.M8])))*100)" office:value-type="float" office:value="0.480769230769229">
            <text:p>0,4807692308</text:p>
          </table:table-cell>
          <table:table-cell office:value-type="float" office:value="413">
            <text:p>413</text:p>
          </table:table-cell>
          <table:table-cell table:formula="of:=IF(ABS([.$A8]/[.O8])&gt;1;(ABS([.$A8]/[.O8])-1)*100;(1-(ABS([.$A8]/[.O8])))*100)" office:value-type="float" office:value="0.242130750605329">
            <text:p>0,2421307506</text:p>
          </table:table-cell>
          <table:table-cell office:value-type="float" office:value="402">
            <text:p>402</text:p>
          </table:table-cell>
          <table:table-cell table:formula="of:=IF(ABS([.$A8]/[.Q8])&gt;1;(ABS([.$A8]/[.Q8])-1)*100;(1-(ABS([.$A8]/[.Q8])))*100)" office:value-type="float" office:value="2.98507462686568">
            <text:p>2,9850746269</text:p>
          </table:table-cell>
          <table:table-cell office:value-type="float" office:value="411">
            <text:p>411</text:p>
          </table:table-cell>
          <table:table-cell table:formula="of:=IF(ABS([.$A8]/[.S8])&gt;1;(ABS([.$A8]/[.S8])-1)*100;(1-(ABS([.$A8]/[.S8])))*100)" office:value-type="float" office:value="0.72992700729928">
            <text:p>0,7299270073</text:p>
          </table:table-cell>
          <table:table-cell office:value-type="float" office:value="429">
            <text:p>429</text:p>
          </table:table-cell>
          <table:table-cell table:formula="of:=IF(ABS([.$A8]/[.U8])&gt;1;(ABS([.$A8]/[.U8])-1)*100;(1-(ABS([.$A8]/[.U8])))*100)" office:value-type="float" office:value="3.4965034965035">
            <text:p>3,4965034965</text:p>
          </table:table-cell>
          <table:table-cell office:value-type="float" office:value="409">
            <text:p>409</text:p>
          </table:table-cell>
          <table:table-cell table:formula="of:=IF(ABS([.$A8]/[.W8])&gt;1;(ABS([.$A8]/[.W8])-1)*100;(1-(ABS([.$A8]/[.W8])))*100)" office:value-type="float" office:value="1.22249388753055">
            <text:p>1,2224938875</text:p>
          </table:table-cell>
          <table:table-cell office:value-type="float" office:value="411">
            <text:p>411</text:p>
          </table:table-cell>
          <table:table-cell table:formula="of:=IF(ABS([.$A8]/[.Y8])&gt;1;(ABS([.$A8]/[.Y8])-1)*100;(1-(ABS([.$A8]/[.Y8])))*100)" office:value-type="float" office:value="0.72992700729928">
            <text:p>0,7299270073</text:p>
          </table:table-cell>
          <table:table-cell office:value-type="float" office:value="410">
            <text:p>410</text:p>
          </table:table-cell>
          <table:table-cell table:formula="of:=IF(ABS([.$A8]/[.AA8])&gt;1;(ABS([.$A8]/[.AA8])-1)*100;(1-(ABS([.$A8]/[.AA8])))*100)" office:value-type="float" office:value="0.975609756097562">
            <text:p>0,9756097561</text:p>
          </table:table-cell>
          <table:table-cell office:value-type="float" office:value="415">
            <text:p>415</text:p>
          </table:table-cell>
          <table:table-cell table:formula="of:=IF(ABS([.$A8]/[.AC8])&gt;1;(ABS([.$A8]/[.AC8])-1)*100;(1-(ABS([.$A8]/[.AC8])))*100)" office:value-type="float" office:value="0.240963855421683">
            <text:p>0,2409638554</text:p>
          </table:table-cell>
          <table:table-cell office:value-type="float" office:value="415">
            <text:p>415</text:p>
          </table:table-cell>
          <table:table-cell table:formula="of:=IF(ABS([.$A8]/[.AE8])&gt;1;(ABS([.$A8]/[.AE8])-1)*100;(1-(ABS([.$A8]/[.AE8])))*100)" office:value-type="float" office:value="0.240963855421683">
            <text:p>0,2409638554</text:p>
          </table:table-cell>
          <table:table-cell office:value-type="float" office:value="413">
            <text:p>413</text:p>
          </table:table-cell>
          <table:table-cell table:formula="of:=IF(ABS([.$A8]/[.AG8])&gt;1;(ABS([.$A8]/[.AG8])-1)*100;(1-(ABS([.$A8]/[.AG8])))*100)" office:value-type="float" office:value="0.242130750605329">
            <text:p>0,2421307506</text:p>
          </table:table-cell>
          <table:table-cell office:value-type="float" office:value="404">
            <text:p>404</text:p>
          </table:table-cell>
          <table:table-cell table:formula="of:=IF(ABS([.$A8]/[.AI8])&gt;1;(ABS([.$A8]/[.AI8])-1)*100;(1-(ABS([.$A8]/[.AI8])))*100)" office:value-type="float" office:value="2.47524752475248">
            <text:p>2,4752475248</text:p>
          </table:table-cell>
          <table:table-cell office:value-type="float" office:value="429">
            <text:p>429</text:p>
          </table:table-cell>
          <table:table-cell table:formula="of:=IF(ABS([.$A8]/[.AK8])&gt;1;(ABS([.$A8]/[.AK8])-1)*100;(1-(ABS([.$A8]/[.AK8])))*100)" office:value-type="float" office:value="3.4965034965035">
            <text:p>3,4965034965</text:p>
          </table:table-cell>
          <table:table-cell office:value-type="float" office:value="404">
            <text:p>404</text:p>
          </table:table-cell>
          <table:table-cell table:formula="of:=IF(ABS([.$A8]/[.AM8])&gt;1;(ABS([.$A8]/[.AM8])-1)*100;(1-(ABS([.$A8]/[.AM8])))*100)" office:value-type="float" office:value="2.47524752475248">
            <text:p>2,4752475248</text:p>
          </table:table-cell>
          <table:table-cell office:value-type="float" office:value="414">
            <text:p>414</text:p>
          </table:table-cell>
          <table:table-cell table:formula="of:=IF(ABS([.$A8]/[.AO8])&gt;1;(ABS([.$A8]/[.AO8])-1)*100;(1-(ABS([.$A8]/[.AO8])))*100)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IF(ABS([.$A8]/[.AQ8])&gt;1;(ABS([.$A8]/[.AQ8])-1)*100;(1-(ABS([.$A8]/[.AQ8])))*100)" office:value-type="float" office:value="0.240963855421683">
            <text:p>0,2409638554</text:p>
          </table:table-cell>
          <table:table-cell office:value-type="float" office:value="420">
            <text:p>420</text:p>
          </table:table-cell>
          <table:table-cell table:formula="of:=IF(ABS([.$A8]/[.AS8])&gt;1;(ABS([.$A8]/[.AS8])-1)*100;(1-(ABS([.$A8]/[.AS8])))*100)" office:value-type="float" office:value="1.42857142857142">
            <text:p>1,4285714286</text:p>
          </table:table-cell>
          <table:table-cell office:value-type="float" office:value="419">
            <text:p>419</text:p>
          </table:table-cell>
          <table:table-cell table:formula="of:=IF(ABS([.$A8]/[.AU8])&gt;1;(ABS([.$A8]/[.AU8])-1)*100;(1-(ABS([.$A8]/[.AU8])))*100)" office:value-type="float" office:value="1.19331742243437">
            <text:p>1,1933174224</text:p>
          </table:table-cell>
          <table:table-cell office:value-type="float" office:value="430">
            <text:p>430</text:p>
          </table:table-cell>
          <table:table-cell table:formula="of:=IF(ABS([.$A8]/[.AW8])&gt;1;(ABS([.$A8]/[.AW8])-1)*100;(1-(ABS([.$A8]/[.AW8])))*100)" office:value-type="float" office:value="3.72093023255814">
            <text:p>3,7209302326</text:p>
          </table:table-cell>
          <table:table-cell office:value-type="float" office:value="414">
            <text:p>414</text:p>
          </table:table-cell>
          <table:table-cell table:formula="of:=IF(ABS([.$A8]/[.AY8])&gt;1;(ABS([.$A8]/[.AY8])-1)*100;(1-(ABS([.$A8]/[.AY8])))*100)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IF(ABS([.$A8]/[.BA8])&gt;1;(ABS([.$A8]/[.BA8])-1)*100;(1-(ABS([.$A8]/[.BA8])))*100)" office:value-type="float" office:value="2.47524752475248">
            <text:p>2,4752475248</text:p>
          </table:table-cell>
          <table:table-cell office:value-type="float" office:value="414">
            <text:p>414</text:p>
          </table:table-cell>
          <table:table-cell table:formula="of:=IF(ABS([.$A8]/[.BC8])&gt;1;(ABS([.$A8]/[.BC8])-1)*100;(1-(ABS([.$A8]/[.BC8])))*100)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1">
            <text:p>151</text:p>
          </table:table-cell>
          <table:table-cell table:formula="of:=IF(ABS([.$A9]/[.C9])&gt;1;(ABS([.$A9]/[.C9])-1)*100;(1-(ABS([.$A9]/[.C9])))*100)" office:value-type="float" office:value="1.32450331125827">
            <text:p>1,3245033113</text:p>
          </table:table-cell>
          <table:table-cell office:value-type="float" office:value="142">
            <text:p>142</text:p>
          </table:table-cell>
          <table:table-cell table:formula="of:=IF(ABS([.$A9]/[.E9])&gt;1;(ABS([.$A9]/[.E9])-1)*100;(1-(ABS([.$A9]/[.E9])))*100)" office:value-type="float" office:value="4.92957746478873">
            <text:p>4,9295774648</text:p>
          </table:table-cell>
          <table:table-cell office:value-type="float" office:value="140">
            <text:p>140</text:p>
          </table:table-cell>
          <table:table-cell table:formula="of:=IF(ABS([.$A9]/[.G9])&gt;1;(ABS([.$A9]/[.G9])-1)*100;(1-(ABS([.$A9]/[.G9])))*100)" office:value-type="float" office:value="6.42857142857143">
            <text:p>6,4285714286</text:p>
          </table:table-cell>
          <table:table-cell office:value-type="float" office:value="144">
            <text:p>144</text:p>
          </table:table-cell>
          <table:table-cell table:formula="of:=IF(ABS([.$A9]/[.I9])&gt;1;(ABS([.$A9]/[.I9])-1)*100;(1-(ABS([.$A9]/[.I9])))*100)" office:value-type="float" office:value="3.47222222222223">
            <text:p>3,4722222222</text:p>
          </table:table-cell>
          <table:table-cell office:value-type="float" office:value="150">
            <text:p>150</text:p>
          </table:table-cell>
          <table:table-cell table:formula="of:=IF(ABS([.$A9]/[.K9])&gt;1;(ABS([.$A9]/[.K9])-1)*100;(1-(ABS([.$A9]/[.K9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9]/[.M9])&gt;1;(ABS([.$A9]/[.M9])-1)*100;(1-(ABS([.$A9]/[.M9])))*100)" office:value-type="float" office:value="1.32450331125827">
            <text:p>1,3245033113</text:p>
          </table:table-cell>
          <table:table-cell office:value-type="float" office:value="146">
            <text:p>146</text:p>
          </table:table-cell>
          <table:table-cell table:formula="of:=IF(ABS([.$A9]/[.O9])&gt;1;(ABS([.$A9]/[.O9])-1)*100;(1-(ABS([.$A9]/[.O9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9]/[.Q9])&gt;1;(ABS([.$A9]/[.Q9])-1)*100;(1-(ABS([.$A9]/[.Q9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9]/[.S9])&gt;1;(ABS([.$A9]/[.S9])-1)*100;(1-(ABS([.$A9]/[.S9])))*100)" office:value-type="float" office:value="0.666666666666671">
            <text:p>0,6666666667</text:p>
          </table:table-cell>
          <table:table-cell office:value-type="float" office:value="139">
            <text:p>139</text:p>
          </table:table-cell>
          <table:table-cell table:formula="of:=IF(ABS([.$A9]/[.U9])&gt;1;(ABS([.$A9]/[.U9])-1)*100;(1-(ABS([.$A9]/[.U9])))*100)" office:value-type="float" office:value="7.19424460431655">
            <text:p>7,1942446043</text:p>
          </table:table-cell>
          <table:table-cell office:value-type="float" office:value="151">
            <text:p>151</text:p>
          </table:table-cell>
          <table:table-cell table:formula="of:=IF(ABS([.$A9]/[.W9])&gt;1;(ABS([.$A9]/[.W9])-1)*100;(1-(ABS([.$A9]/[.W9])))*100)" office:value-type="float" office:value="1.32450331125827">
            <text:p>1,3245033113</text:p>
          </table:table-cell>
          <table:table-cell office:value-type="float" office:value="149">
            <text:p>149</text:p>
          </table:table-cell>
          <table:table-cell table:formula="of:=IF(ABS([.$A9]/[.Y9])&gt;1;(ABS([.$A9]/[.Y9])-1)*100;(1-(ABS([.$A9]/[.Y9])))*100)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IF(ABS([.$A9]/[.AA9])&gt;1;(ABS([.$A9]/[.AA9])-1)*100;(1-(ABS([.$A9]/[.AA9])))*100)" office:value-type="float" office:value="10.3703703703704">
            <text:p>10,3703703704</text:p>
          </table:table-cell>
          <table:table-cell office:value-type="float" office:value="156">
            <text:p>156</text:p>
          </table:table-cell>
          <table:table-cell table:formula="of:=IF(ABS([.$A9]/[.AC9])&gt;1;(ABS([.$A9]/[.AC9])-1)*100;(1-(ABS([.$A9]/[.AC9])))*100)" office:value-type="float" office:value="4.48717948717948">
            <text:p>4,4871794872</text:p>
          </table:table-cell>
          <table:table-cell office:value-type="float" office:value="151">
            <text:p>151</text:p>
          </table:table-cell>
          <table:table-cell table:formula="of:=IF(ABS([.$A9]/[.AE9])&gt;1;(ABS([.$A9]/[.AE9])-1)*100;(1-(ABS([.$A9]/[.AE9])))*100)" office:value-type="float" office:value="1.32450331125827">
            <text:p>1,3245033113</text:p>
          </table:table-cell>
          <table:table-cell office:value-type="float" office:value="156">
            <text:p>156</text:p>
          </table:table-cell>
          <table:table-cell table:formula="of:=IF(ABS([.$A9]/[.AG9])&gt;1;(ABS([.$A9]/[.AG9])-1)*100;(1-(ABS([.$A9]/[.AG9])))*100)" office:value-type="float" office:value="4.48717948717948">
            <text:p>4,4871794872</text:p>
          </table:table-cell>
          <table:table-cell office:value-type="float" office:value="156">
            <text:p>156</text:p>
          </table:table-cell>
          <table:table-cell table:formula="of:=IF(ABS([.$A9]/[.AI9])&gt;1;(ABS([.$A9]/[.AI9])-1)*100;(1-(ABS([.$A9]/[.AI9])))*100)" office:value-type="float" office:value="4.48717948717948">
            <text:p>4,4871794872</text:p>
          </table:table-cell>
          <table:table-cell office:value-type="float" office:value="146">
            <text:p>146</text:p>
          </table:table-cell>
          <table:table-cell table:formula="of:=IF(ABS([.$A9]/[.AK9])&gt;1;(ABS([.$A9]/[.AK9])-1)*100;(1-(ABS([.$A9]/[.AK9])))*100)" office:value-type="float" office:value="2.05479452054795">
            <text:p>2,0547945205</text:p>
          </table:table-cell>
          <table:table-cell office:value-type="float" office:value="148">
            <text:p>148</text:p>
          </table:table-cell>
          <table:table-cell table:formula="of:=IF(ABS([.$A9]/[.AM9])&gt;1;(ABS([.$A9]/[.AM9])-1)*100;(1-(ABS([.$A9]/[.AM9])))*100)" office:value-type="float" office:value="0.67567567567568">
            <text:p>0,6756756757</text:p>
          </table:table-cell>
          <table:table-cell office:value-type="float" office:value="157">
            <text:p>157</text:p>
          </table:table-cell>
          <table:table-cell table:formula="of:=IF(ABS([.$A9]/[.AO9])&gt;1;(ABS([.$A9]/[.AO9])-1)*100;(1-(ABS([.$A9]/[.AO9])))*100)" office:value-type="float" office:value="5.09554140127388">
            <text:p>5,0955414013</text:p>
          </table:table-cell>
          <table:table-cell office:value-type="float" office:value="151">
            <text:p>151</text:p>
          </table:table-cell>
          <table:table-cell table:formula="of:=IF(ABS([.$A9]/[.AQ9])&gt;1;(ABS([.$A9]/[.AQ9])-1)*100;(1-(ABS([.$A9]/[.AQ9])))*100)" office:value-type="float" office:value="1.32450331125827">
            <text:p>1,3245033113</text:p>
          </table:table-cell>
          <table:table-cell office:value-type="float" office:value="140">
            <text:p>140</text:p>
          </table:table-cell>
          <table:table-cell table:formula="of:=IF(ABS([.$A9]/[.AS9])&gt;1;(ABS([.$A9]/[.AS9])-1)*100;(1-(ABS([.$A9]/[.AS9])))*100)" office:value-type="float" office:value="6.42857142857143">
            <text:p>6,4285714286</text:p>
          </table:table-cell>
          <table:table-cell office:value-type="float" office:value="131">
            <text:p>131</text:p>
          </table:table-cell>
          <table:table-cell table:formula="of:=IF(ABS([.$A9]/[.AU9])&gt;1;(ABS([.$A9]/[.AU9])-1)*100;(1-(ABS([.$A9]/[.AU9])))*100)" office:value-type="float" office:value="13.7404580152672">
            <text:p>13,7404580153</text:p>
          </table:table-cell>
          <table:table-cell office:value-type="float" office:value="156">
            <text:p>156</text:p>
          </table:table-cell>
          <table:table-cell table:formula="of:=IF(ABS([.$A9]/[.AW9])&gt;1;(ABS([.$A9]/[.AW9])-1)*100;(1-(ABS([.$A9]/[.AW9])))*100)" office:value-type="float" office:value="4.48717948717948">
            <text:p>4,4871794872</text:p>
          </table:table-cell>
          <table:table-cell office:value-type="float" office:value="155">
            <text:p>155</text:p>
          </table:table-cell>
          <table:table-cell table:formula="of:=IF(ABS([.$A9]/[.AY9])&gt;1;(ABS([.$A9]/[.AY9])-1)*100;(1-(ABS([.$A9]/[.AY9])))*100)" office:value-type="float" office:value="3.87096774193548">
            <text:p>3,8709677419</text:p>
          </table:table-cell>
          <table:table-cell office:value-type="float" office:value="143">
            <text:p>143</text:p>
          </table:table-cell>
          <table:table-cell table:formula="of:=IF(ABS([.$A9]/[.BA9])&gt;1;(ABS([.$A9]/[.BA9])-1)*100;(1-(ABS([.$A9]/[.BA9])))*100)" office:value-type="float" office:value="4.19580419580419">
            <text:p>4,1958041958</text:p>
          </table:table-cell>
          <table:table-cell office:value-type="float" office:value="155">
            <text:p>155</text:p>
          </table:table-cell>
          <table:table-cell table:formula="of:=IF(ABS([.$A9]/[.BC9])&gt;1;(ABS([.$A9]/[.BC9])-1)*100;(1-(ABS([.$A9]/[.BC9])))*100)" office:value-type="float" office:value="3.87096774193548">
            <text:p>3,870967741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float" office:value="409">
            <text:p>409</text:p>
          </table:table-cell>
          <table:table-cell table:formula="of:=IF(ABS([.$A10]/[.C10])&gt;1;(ABS([.$A10]/[.C10])-1)*100;(1-(ABS([.$A10]/[.C10])))*100)" office:value-type="float" office:value="0.488997555012216">
            <text:p>0,488997555</text:p>
          </table:table-cell>
          <table:table-cell office:value-type="float" office:value="418">
            <text:p>418</text:p>
          </table:table-cell>
          <table:table-cell table:formula="of:=IF(ABS([.$A10]/[.E10])&gt;1;(ABS([.$A10]/[.E10])-1)*100;(1-(ABS([.$A10]/[.E10])))*100)" office:value-type="float" office:value="1.67464114832536">
            <text:p>1,6746411483</text:p>
          </table:table-cell>
          <table:table-cell office:value-type="float" office:value="413">
            <text:p>413</text:p>
          </table:table-cell>
          <table:table-cell table:formula="of:=IF(ABS([.$A10]/[.G10])&gt;1;(ABS([.$A10]/[.G10])-1)*100;(1-(ABS([.$A10]/[.G10])))*100)" office:value-type="float" office:value="0.484261501210659">
            <text:p>0,4842615012</text:p>
          </table:table-cell>
          <table:table-cell office:value-type="float" office:value="416">
            <text:p>416</text:p>
          </table:table-cell>
          <table:table-cell table:formula="of:=IF(ABS([.$A10]/[.I10])&gt;1;(ABS([.$A10]/[.I10])-1)*100;(1-(ABS([.$A10]/[.I10])))*100)" office:value-type="float" office:value="1.20192307692307">
            <text:p>1,2019230769</text:p>
          </table:table-cell>
          <table:table-cell office:value-type="float" office:value="414">
            <text:p>414</text:p>
          </table:table-cell>
          <table:table-cell table:formula="of:=IF(ABS([.$A10]/[.K10])&gt;1;(ABS([.$A10]/[.K10])-1)*100;(1-(ABS([.$A10]/[.K10])))*100)" office:value-type="float" office:value="0.724637681159424">
            <text:p>0,7246376812</text:p>
          </table:table-cell>
          <table:table-cell office:value-type="float" office:value="409">
            <text:p>409</text:p>
          </table:table-cell>
          <table:table-cell table:formula="of:=IF(ABS([.$A10]/[.M10])&gt;1;(ABS([.$A10]/[.M10])-1)*100;(1-(ABS([.$A10]/[.M10])))*100)" office:value-type="float" office:value="0.488997555012216">
            <text:p>0,488997555</text:p>
          </table:table-cell>
          <table:table-cell office:value-type="float" office:value="414">
            <text:p>414</text:p>
          </table:table-cell>
          <table:table-cell table:formula="of:=IF(ABS([.$A10]/[.O10])&gt;1;(ABS([.$A10]/[.O10])-1)*100;(1-(ABS([.$A10]/[.O10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10]/[.Q10])&gt;1;(ABS([.$A10]/[.Q10])-1)*100;(1-(ABS([.$A10]/[.Q10])))*100)" office:value-type="float" office:value="0.724637681159424">
            <text:p>0,7246376812</text:p>
          </table:table-cell>
          <table:table-cell office:value-type="float" office:value="420">
            <text:p>420</text:p>
          </table:table-cell>
          <table:table-cell table:formula="of:=IF(ABS([.$A10]/[.S10])&gt;1;(ABS([.$A10]/[.S10])-1)*100;(1-(ABS([.$A10]/[.S10])))*100)" office:value-type="float" office:value="2.14285714285715">
            <text:p>2,1428571429</text:p>
          </table:table-cell>
          <table:table-cell office:value-type="float" office:value="414">
            <text:p>414</text:p>
          </table:table-cell>
          <table:table-cell table:formula="of:=IF(ABS([.$A10]/[.U10])&gt;1;(ABS([.$A10]/[.U10])-1)*100;(1-(ABS([.$A10]/[.U10])))*100)" office:value-type="float" office:value="0.724637681159424">
            <text:p>0,7246376812</text:p>
          </table:table-cell>
          <table:table-cell office:value-type="float" office:value="413">
            <text:p>413</text:p>
          </table:table-cell>
          <table:table-cell table:formula="of:=IF(ABS([.$A10]/[.W10])&gt;1;(ABS([.$A10]/[.W10])-1)*100;(1-(ABS([.$A10]/[.W10])))*100)" office:value-type="float" office:value="0.484261501210659">
            <text:p>0,4842615012</text:p>
          </table:table-cell>
          <table:table-cell office:value-type="float" office:value="415">
            <text:p>415</text:p>
          </table:table-cell>
          <table:table-cell table:formula="of:=IF(ABS([.$A10]/[.Y10])&gt;1;(ABS([.$A10]/[.Y10])-1)*100;(1-(ABS([.$A10]/[.Y10])))*100)" office:value-type="float" office:value="0.963855421686743">
            <text:p>0,9638554217</text:p>
          </table:table-cell>
          <table:table-cell office:value-type="float" office:value="429">
            <text:p>429</text:p>
          </table:table-cell>
          <table:table-cell table:formula="of:=IF(ABS([.$A10]/[.AA10])&gt;1;(ABS([.$A10]/[.AA10])-1)*100;(1-(ABS([.$A10]/[.AA10])))*100)" office:value-type="float" office:value="4.1958041958042">
            <text:p>4,1958041958</text:p>
          </table:table-cell>
          <table:table-cell office:value-type="float" office:value="403">
            <text:p>403</text:p>
          </table:table-cell>
          <table:table-cell table:formula="of:=IF(ABS([.$A10]/[.AC10])&gt;1;(ABS([.$A10]/[.AC10])-1)*100;(1-(ABS([.$A10]/[.AC10])))*100)" office:value-type="float" office:value="1.98511166253101">
            <text:p>1,9851116625</text:p>
          </table:table-cell>
          <table:table-cell office:value-type="float" office:value="409">
            <text:p>409</text:p>
          </table:table-cell>
          <table:table-cell table:formula="of:=IF(ABS([.$A10]/[.AE10])&gt;1;(ABS([.$A10]/[.AE10])-1)*100;(1-(ABS([.$A10]/[.AE10])))*100)" office:value-type="float" office:value="0.488997555012216">
            <text:p>0,488997555</text:p>
          </table:table-cell>
          <table:table-cell office:value-type="float" office:value="404">
            <text:p>404</text:p>
          </table:table-cell>
          <table:table-cell table:formula="of:=IF(ABS([.$A10]/[.AG10])&gt;1;(ABS([.$A10]/[.AG10])-1)*100;(1-(ABS([.$A10]/[.AG10])))*100)" office:value-type="float" office:value="1.73267326732673">
            <text:p>1,7326732673</text:p>
          </table:table-cell>
          <table:table-cell office:value-type="float" office:value="407">
            <text:p>407</text:p>
          </table:table-cell>
          <table:table-cell table:formula="of:=IF(ABS([.$A10]/[.AI10])&gt;1;(ABS([.$A10]/[.AI10])-1)*100;(1-(ABS([.$A10]/[.AI10])))*100)" office:value-type="float" office:value="0.982800982800991">
            <text:p>0,9828009828</text:p>
          </table:table-cell>
          <table:table-cell office:value-type="float" office:value="415">
            <text:p>415</text:p>
          </table:table-cell>
          <table:table-cell table:formula="of:=IF(ABS([.$A10]/[.AK10])&gt;1;(ABS([.$A10]/[.AK10])-1)*100;(1-(ABS([.$A10]/[.AK10])))*100)" office:value-type="float" office:value="0.963855421686743">
            <text:p>0,9638554217</text:p>
          </table:table-cell>
          <table:table-cell office:value-type="float" office:value="415">
            <text:p>415</text:p>
          </table:table-cell>
          <table:table-cell table:formula="of:=IF(ABS([.$A10]/[.AM10])&gt;1;(ABS([.$A10]/[.AM10])-1)*100;(1-(ABS([.$A10]/[.AM10])))*100)" office:value-type="float" office:value="0.963855421686743">
            <text:p>0,9638554217</text:p>
          </table:table-cell>
          <table:table-cell office:value-type="float" office:value="403">
            <text:p>403</text:p>
          </table:table-cell>
          <table:table-cell table:formula="of:=IF(ABS([.$A10]/[.AO10])&gt;1;(ABS([.$A10]/[.AO10])-1)*100;(1-(ABS([.$A10]/[.AO10])))*100)" office:value-type="float" office:value="1.98511166253101">
            <text:p>1,9851116625</text:p>
          </table:table-cell>
          <table:table-cell office:value-type="float" office:value="409">
            <text:p>409</text:p>
          </table:table-cell>
          <table:table-cell table:formula="of:=IF(ABS([.$A10]/[.AQ10])&gt;1;(ABS([.$A10]/[.AQ10])-1)*100;(1-(ABS([.$A10]/[.AQ10])))*100)" office:value-type="float" office:value="0.488997555012216">
            <text:p>0,488997555</text:p>
          </table:table-cell>
          <table:table-cell office:value-type="float" office:value="413">
            <text:p>413</text:p>
          </table:table-cell>
          <table:table-cell table:formula="of:=IF(ABS([.$A10]/[.AS10])&gt;1;(ABS([.$A10]/[.AS10])-1)*100;(1-(ABS([.$A10]/[.AS10])))*100)" office:value-type="float" office:value="0.484261501210659">
            <text:p>0,4842615012</text:p>
          </table:table-cell>
          <table:table-cell office:value-type="float" office:value="430">
            <text:p>430</text:p>
          </table:table-cell>
          <table:table-cell table:formula="of:=IF(ABS([.$A10]/[.AU10])&gt;1;(ABS([.$A10]/[.AU10])-1)*100;(1-(ABS([.$A10]/[.AU10])))*100)" office:value-type="float" office:value="4.41860465116279">
            <text:p>4,4186046512</text:p>
          </table:table-cell>
          <table:table-cell office:value-type="float" office:value="404">
            <text:p>404</text:p>
          </table:table-cell>
          <table:table-cell table:formula="of:=IF(ABS([.$A10]/[.AW10])&gt;1;(ABS([.$A10]/[.AW10])-1)*100;(1-(ABS([.$A10]/[.AW10])))*100)" office:value-type="float" office:value="1.73267326732673">
            <text:p>1,7326732673</text:p>
          </table:table-cell>
          <table:table-cell office:value-type="float" office:value="405">
            <text:p>405</text:p>
          </table:table-cell>
          <table:table-cell table:formula="of:=IF(ABS([.$A10]/[.AY10])&gt;1;(ABS([.$A10]/[.AY10])-1)*100;(1-(ABS([.$A10]/[.AY10])))*100)" office:value-type="float" office:value="1.48148148148148">
            <text:p>1,4814814815</text:p>
          </table:table-cell>
          <table:table-cell office:value-type="float" office:value="427">
            <text:p>427</text:p>
          </table:table-cell>
          <table:table-cell table:formula="of:=IF(ABS([.$A10]/[.BA10])&gt;1;(ABS([.$A10]/[.BA10])-1)*100;(1-(ABS([.$A10]/[.BA10])))*100)" office:value-type="float" office:value="3.74707259953162">
            <text:p>3,7470725995</text:p>
          </table:table-cell>
          <table:table-cell office:value-type="float" office:value="405">
            <text:p>405</text:p>
          </table:table-cell>
          <table:table-cell table:formula="of:=IF(ABS([.$A10]/[.BC10])&gt;1;(ABS([.$A10]/[.BC10])-1)*100;(1-(ABS([.$A10]/[.BC10])))*100)" office:value-type="float" office:value="1.48148148148148">
            <text:p>1,481481481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/>
          <table:table-cell office:value-type="float" office:value="150">
            <text:p>150</text:p>
          </table:table-cell>
          <table:table-cell table:formula="of:=IF(ABS([.$A11]/[.C11])&gt;1;(ABS([.$A11]/[.C11])-1)*100;(1-(ABS([.$A11]/[.C11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11]/[.E11])&gt;1;(ABS([.$A11]/[.E11])-1)*100;(1-(ABS([.$A11]/[.E11])))*100)" office:value-type="float" office:value="0">
            <text:p>0</text:p>
          </table:table-cell>
          <table:table-cell office:value-type="float" office:value="143">
            <text:p>143</text:p>
          </table:table-cell>
          <table:table-cell table:formula="of:=IF(ABS([.$A11]/[.G11])&gt;1;(ABS([.$A11]/[.G11])-1)*100;(1-(ABS([.$A11]/[.G11])))*100)" office:value-type="float" office:value="4.8951048951049">
            <text:p>4,8951048951</text:p>
          </table:table-cell>
          <table:table-cell office:value-type="float" office:value="151">
            <text:p>151</text:p>
          </table:table-cell>
          <table:table-cell table:formula="of:=IF(ABS([.$A11]/[.I11])&gt;1;(ABS([.$A11]/[.I11])-1)*100;(1-(ABS([.$A11]/[.I11])))*100)" office:value-type="float" office:value="0.662251655629142">
            <text:p>0,6622516556</text:p>
          </table:table-cell>
          <table:table-cell office:value-type="float" office:value="144">
            <text:p>144</text:p>
          </table:table-cell>
          <table:table-cell table:formula="of:=IF(ABS([.$A11]/[.K11])&gt;1;(ABS([.$A11]/[.K11])-1)*100;(1-(ABS([.$A11]/[.K11])))*100)" office:value-type="float" office:value="4.16666666666667">
            <text:p>4,1666666667</text:p>
          </table:table-cell>
          <table:table-cell office:value-type="float" office:value="150">
            <text:p>150</text:p>
          </table:table-cell>
          <table:table-cell table:formula="of:=IF(ABS([.$A11]/[.M11])&gt;1;(ABS([.$A11]/[.M11])-1)*100;(1-(ABS([.$A11]/[.M11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11]/[.O11])&gt;1;(ABS([.$A11]/[.O11])-1)*100;(1-(ABS([.$A11]/[.O11])))*100)" office:value-type="float" office:value="0.662251655629142">
            <text:p>0,6622516556</text:p>
          </table:table-cell>
          <table:table-cell office:value-type="float" office:value="146">
            <text:p>146</text:p>
          </table:table-cell>
          <table:table-cell table:formula="of:=IF(ABS([.$A11]/[.Q11])&gt;1;(ABS([.$A11]/[.Q11])-1)*100;(1-(ABS([.$A11]/[.Q11])))*100)" office:value-type="float" office:value="2.73972602739727">
            <text:p>2,7397260274</text:p>
          </table:table-cell>
          <table:table-cell office:value-type="float" office:value="140">
            <text:p>140</text:p>
          </table:table-cell>
          <table:table-cell table:formula="of:=IF(ABS([.$A11]/[.S11])&gt;1;(ABS([.$A11]/[.S11])-1)*100;(1-(ABS([.$A11]/[.S11])))*100)" office:value-type="float" office:value="7.14285714285714">
            <text:p>7,1428571429</text:p>
          </table:table-cell>
          <table:table-cell office:value-type="float" office:value="156">
            <text:p>156</text:p>
          </table:table-cell>
          <table:table-cell table:formula="of:=IF(ABS([.$A11]/[.U11])&gt;1;(ABS([.$A11]/[.U11])-1)*100;(1-(ABS([.$A11]/[.U11])))*100)" office:value-type="float" office:value="3.84615384615384">
            <text:p>3,8461538462</text:p>
          </table:table-cell>
          <table:table-cell office:value-type="float" office:value="145">
            <text:p>145</text:p>
          </table:table-cell>
          <table:table-cell table:formula="of:=IF(ABS([.$A11]/[.W11])&gt;1;(ABS([.$A11]/[.W11])-1)*100;(1-(ABS([.$A11]/[.W11])))*100)" office:value-type="float" office:value="3.44827586206897">
            <text:p>3,4482758621</text:p>
          </table:table-cell>
          <table:table-cell office:value-type="float" office:value="146">
            <text:p>146</text:p>
          </table:table-cell>
          <table:table-cell table:formula="of:=IF(ABS([.$A11]/[.Y11])&gt;1;(ABS([.$A11]/[.Y11])-1)*100;(1-(ABS([.$A11]/[.Y11])))*100)" office:value-type="float" office:value="2.73972602739727">
            <text:p>2,7397260274</text:p>
          </table:table-cell>
          <table:table-cell office:value-type="float" office:value="146">
            <text:p>146</text:p>
          </table:table-cell>
          <table:table-cell table:formula="of:=IF(ABS([.$A11]/[.AA11])&gt;1;(ABS([.$A11]/[.AA11])-1)*100;(1-(ABS([.$A11]/[.AA11])))*100)" office:value-type="float" office:value="2.73972602739727">
            <text:p>2,7397260274</text:p>
          </table:table-cell>
          <table:table-cell office:value-type="float" office:value="157">
            <text:p>157</text:p>
          </table:table-cell>
          <table:table-cell table:formula="of:=IF(ABS([.$A11]/[.AC11])&gt;1;(ABS([.$A11]/[.AC11])-1)*100;(1-(ABS([.$A11]/[.AC11])))*100)" office:value-type="float" office:value="4.45859872611465">
            <text:p>4,4585987261</text:p>
          </table:table-cell>
          <table:table-cell office:value-type="float" office:value="150">
            <text:p>150</text:p>
          </table:table-cell>
          <table:table-cell table:formula="of:=IF(ABS([.$A11]/[.AE11])&gt;1;(ABS([.$A11]/[.AE11])-1)*100;(1-(ABS([.$A11]/[.AE11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11]/[.AG11])&gt;1;(ABS([.$A11]/[.AG11])-1)*100;(1-(ABS([.$A11]/[.AG11])))*100)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IF(ABS([.$A11]/[.AI11])&gt;1;(ABS([.$A11]/[.AI11])-1)*100;(1-(ABS([.$A11]/[.AI11])))*100)" office:value-type="float" office:value="2.73972602739727">
            <text:p>2,7397260274</text:p>
          </table:table-cell>
          <table:table-cell office:value-type="float" office:value="149">
            <text:p>149</text:p>
          </table:table-cell>
          <table:table-cell table:formula="of:=IF(ABS([.$A11]/[.AK11])&gt;1;(ABS([.$A11]/[.AK11])-1)*100;(1-(ABS([.$A11]/[.AK11])))*100)" office:value-type="float" office:value="0.671140939597326">
            <text:p>0,6711409396</text:p>
          </table:table-cell>
          <table:table-cell office:value-type="float" office:value="145">
            <text:p>145</text:p>
          </table:table-cell>
          <table:table-cell table:formula="of:=IF(ABS([.$A11]/[.AM11])&gt;1;(ABS([.$A11]/[.AM11])-1)*100;(1-(ABS([.$A11]/[.AM11])))*100)" office:value-type="float" office:value="3.44827586206897">
            <text:p>3,4482758621</text:p>
          </table:table-cell>
          <table:table-cell office:value-type="float" office:value="149">
            <text:p>149</text:p>
          </table:table-cell>
          <table:table-cell table:formula="of:=IF(ABS([.$A11]/[.AO11])&gt;1;(ABS([.$A11]/[.AO11])-1)*100;(1-(ABS([.$A11]/[.AO11])))*100)" office:value-type="float" office:value="0.671140939597326">
            <text:p>0,6711409396</text:p>
          </table:table-cell>
          <table:table-cell office:value-type="float" office:value="150">
            <text:p>150</text:p>
          </table:table-cell>
          <table:table-cell table:formula="of:=IF(ABS([.$A11]/[.AQ11])&gt;1;(ABS([.$A11]/[.AQ11])-1)*100;(1-(ABS([.$A11]/[.AQ11])))*100)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IF(ABS([.$A11]/[.AS11])&gt;1;(ABS([.$A11]/[.AS11])-1)*100;(1-(ABS([.$A11]/[.AS11])))*100)" office:value-type="float" office:value="5.6338028169014">
            <text:p>5,6338028169</text:p>
          </table:table-cell>
          <table:table-cell office:value-type="float" office:value="155">
            <text:p>155</text:p>
          </table:table-cell>
          <table:table-cell table:formula="of:=IF(ABS([.$A11]/[.AU11])&gt;1;(ABS([.$A11]/[.AU11])-1)*100;(1-(ABS([.$A11]/[.AU11])))*100)" office:value-type="float" office:value="3.2258064516129">
            <text:p>3,2258064516</text:p>
          </table:table-cell>
          <table:table-cell office:value-type="float" office:value="142">
            <text:p>142</text:p>
          </table:table-cell>
          <table:table-cell table:formula="of:=IF(ABS([.$A11]/[.AW11])&gt;1;(ABS([.$A11]/[.AW11])-1)*100;(1-(ABS([.$A11]/[.AW11])))*100)" office:value-type="float" office:value="5.6338028169014">
            <text:p>5,6338028169</text:p>
          </table:table-cell>
          <table:table-cell office:value-type="float" office:value="149">
            <text:p>149</text:p>
          </table:table-cell>
          <table:table-cell table:formula="of:=IF(ABS([.$A11]/[.AY11])&gt;1;(ABS([.$A11]/[.AY11])-1)*100;(1-(ABS([.$A11]/[.AY11])))*100)" office:value-type="float" office:value="0.671140939597326">
            <text:p>0,6711409396</text:p>
          </table:table-cell>
          <table:table-cell office:value-type="float" office:value="140">
            <text:p>140</text:p>
          </table:table-cell>
          <table:table-cell table:formula="of:=IF(ABS([.$A11]/[.BA11])&gt;1;(ABS([.$A11]/[.BA11])-1)*100;(1-(ABS([.$A11]/[.BA11])))*100)" office:value-type="float" office:value="7.14285714285714">
            <text:p>7,1428571429</text:p>
          </table:table-cell>
          <table:table-cell office:value-type="float" office:value="149">
            <text:p>149</text:p>
          </table:table-cell>
          <table:table-cell table:formula="of:=IF(ABS([.$A11]/[.BC11])&gt;1;(ABS([.$A11]/[.BC11])-1)*100;(1-(ABS([.$A11]/[.BC11])))*100)" office:value-type="float" office:value="0.671140939597326">
            <text:p>0,671140939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float" office:value="132">
            <text:p>132</text:p>
          </table:table-cell>
          <table:table-cell table:formula="of:=IF(ABS([.$A12]/[.C12])&gt;1;(ABS([.$A12]/[.C12])-1)*100;(1-(ABS([.$A12]/[.C12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12]/[.E12])&gt;1;(ABS([.$A12]/[.E12])-1)*100;(1-(ABS([.$A12]/[.E12])))*100)" office:value-type="float" office:value="0.757575757575757">
            <text:p>0,7575757576</text:p>
          </table:table-cell>
          <table:table-cell office:value-type="float" office:value="146">
            <text:p>146</text:p>
          </table:table-cell>
          <table:table-cell table:formula="of:=IF(ABS([.$A12]/[.G12])&gt;1;(ABS([.$A12]/[.G12])-1)*100;(1-(ABS([.$A12]/[.G12])))*100)" office:value-type="float" office:value="8.9041095890411">
            <text:p>8,904109589</text:p>
          </table:table-cell>
          <table:table-cell office:value-type="float" office:value="131">
            <text:p>131</text:p>
          </table:table-cell>
          <table:table-cell table:formula="of:=IF(ABS([.$A12]/[.I12])&gt;1;(ABS([.$A12]/[.I12])-1)*100;(1-(ABS([.$A12]/[.I12])))*100)" office:value-type="float" office:value="1.52671755725191">
            <text:p>1,5267175573</text:p>
          </table:table-cell>
          <table:table-cell office:value-type="float" office:value="134">
            <text:p>134</text:p>
          </table:table-cell>
          <table:table-cell table:formula="of:=IF(ABS([.$A12]/[.K12])&gt;1;(ABS([.$A12]/[.K12])-1)*100;(1-(ABS([.$A12]/[.K12])))*100)" office:value-type="float" office:value="0.74626865671642">
            <text:p>0,7462686567</text:p>
          </table:table-cell>
          <table:table-cell office:value-type="float" office:value="132">
            <text:p>132</text:p>
          </table:table-cell>
          <table:table-cell table:formula="of:=IF(ABS([.$A12]/[.M12])&gt;1;(ABS([.$A12]/[.M12])-1)*100;(1-(ABS([.$A12]/[.M12])))*100)" office:value-type="float" office:value="0.757575757575757">
            <text:p>0,7575757576</text:p>
          </table:table-cell>
          <table:table-cell office:value-type="float" office:value="131">
            <text:p>131</text:p>
          </table:table-cell>
          <table:table-cell table:formula="of:=IF(ABS([.$A12]/[.O12])&gt;1;(ABS([.$A12]/[.O12])-1)*100;(1-(ABS([.$A12]/[.O12])))*100)" office:value-type="float" office:value="1.52671755725191">
            <text:p>1,5267175573</text:p>
          </table:table-cell>
          <table:table-cell office:value-type="float" office:value="139">
            <text:p>139</text:p>
          </table:table-cell>
          <table:table-cell table:formula="of:=IF(ABS([.$A12]/[.Q12])&gt;1;(ABS([.$A12]/[.Q12])-1)*100;(1-(ABS([.$A12]/[.Q12])))*100)" office:value-type="float" office:value="4.31654676258992">
            <text:p>4,3165467626</text:p>
          </table:table-cell>
          <table:table-cell office:value-type="float" office:value="132">
            <text:p>132</text:p>
          </table:table-cell>
          <table:table-cell table:formula="of:=IF(ABS([.$A12]/[.S12])&gt;1;(ABS([.$A12]/[.S12])-1)*100;(1-(ABS([.$A12]/[.S12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12]/[.U12])&gt;1;(ABS([.$A12]/[.U12])-1)*100;(1-(ABS([.$A12]/[.U12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12]/[.W12])&gt;1;(ABS([.$A12]/[.W12])-1)*100;(1-(ABS([.$A12]/[.W12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12]/[.Y12])&gt;1;(ABS([.$A12]/[.Y12])-1)*100;(1-(ABS([.$A12]/[.Y12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2]/[.AA12])&gt;1;(ABS([.$A12]/[.AA12])-1)*100;(1-(ABS([.$A12]/[.AA12])))*100)" office:value-type="float" office:value="0.757575757575757">
            <text:p>0,7575757576</text:p>
          </table:table-cell>
          <table:table-cell office:value-type="float" office:value="126">
            <text:p>126</text:p>
          </table:table-cell>
          <table:table-cell table:formula="of:=IF(ABS([.$A12]/[.AC12])&gt;1;(ABS([.$A12]/[.AC12])-1)*100;(1-(ABS([.$A12]/[.AC12])))*100)" office:value-type="float" office:value="5.55555555555556">
            <text:p>5,5555555556</text:p>
          </table:table-cell>
          <table:table-cell office:value-type="float" office:value="133">
            <text:p>133</text:p>
          </table:table-cell>
          <table:table-cell table:formula="of:=IF(ABS([.$A12]/[.AE12])&gt;1;(ABS([.$A12]/[.AE12])-1)*100;(1-(ABS([.$A12]/[.AE12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2]/[.AG12])&gt;1;(ABS([.$A12]/[.AG12])-1)*100;(1-(ABS([.$A12]/[.AG12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12]/[.AI12])&gt;1;(ABS([.$A12]/[.AI12])-1)*100;(1-(ABS([.$A12]/[.AI12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12]/[.AK12])&gt;1;(ABS([.$A12]/[.AK12])-1)*100;(1-(ABS([.$A12]/[.AK12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12]/[.AM12])&gt;1;(ABS([.$A12]/[.AM12])-1)*100;(1-(ABS([.$A12]/[.AM12])))*100)" office:value-type="float" office:value="0.74626865671642">
            <text:p>0,7462686567</text:p>
          </table:table-cell>
          <table:table-cell office:value-type="float" office:value="134">
            <text:p>134</text:p>
          </table:table-cell>
          <table:table-cell table:formula="of:=IF(ABS([.$A12]/[.AO12])&gt;1;(ABS([.$A12]/[.AO12])-1)*100;(1-(ABS([.$A12]/[.AO12])))*100)" office:value-type="float" office:value="0.74626865671642">
            <text:p>0,7462686567</text:p>
          </table:table-cell>
          <table:table-cell office:value-type="float" office:value="132">
            <text:p>132</text:p>
          </table:table-cell>
          <table:table-cell table:formula="of:=IF(ABS([.$A12]/[.AQ12])&gt;1;(ABS([.$A12]/[.AQ12])-1)*100;(1-(ABS([.$A12]/[.AQ12])))*100)" office:value-type="float" office:value="0.757575757575757">
            <text:p>0,7575757576</text:p>
          </table:table-cell>
          <table:table-cell office:value-type="float" office:value="147">
            <text:p>147</text:p>
          </table:table-cell>
          <table:table-cell table:formula="of:=IF(ABS([.$A12]/[.AS12])&gt;1;(ABS([.$A12]/[.AS12])-1)*100;(1-(ABS([.$A12]/[.AS12])))*100)" office:value-type="float" office:value="9.52380952380952">
            <text:p>9,5238095238</text:p>
          </table:table-cell>
          <table:table-cell office:value-type="float" office:value="126">
            <text:p>126</text:p>
          </table:table-cell>
          <table:table-cell table:formula="of:=IF(ABS([.$A12]/[.AU12])&gt;1;(ABS([.$A12]/[.AU12])-1)*100;(1-(ABS([.$A12]/[.AU12])))*100)" office:value-type="float" office:value="5.55555555555556">
            <text:p>5,5555555556</text:p>
          </table:table-cell>
          <table:table-cell office:value-type="float" office:value="140">
            <text:p>140</text:p>
          </table:table-cell>
          <table:table-cell table:formula="of:=IF(ABS([.$A12]/[.AW12])&gt;1;(ABS([.$A12]/[.AW12])-1)*100;(1-(ABS([.$A12]/[.AW12])))*100)"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IF(ABS([.$A12]/[.AY12])&gt;1;(ABS([.$A12]/[.AY12])-1)*100;(1-(ABS([.$A12]/[.AY12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2]/[.BA12])&gt;1;(ABS([.$A12]/[.BA12])-1)*100;(1-(ABS([.$A12]/[.BA12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12]/[.BC12])&gt;1;(ABS([.$A12]/[.BC12])-1)*100;(1-(ABS([.$A12]/[.BC12])))*100)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52">
            <text:p>152</text:p>
          </table:table-cell>
          <table:table-cell table:formula="of:=IF(ABS([.$A13]/[.C13])&gt;1;(ABS([.$A13]/[.C13])-1)*100;(1-(ABS([.$A13]/[.C13])))*100)" office:value-type="float" office:value="2.63157894736842">
            <text:p>2,6315789474</text:p>
          </table:table-cell>
          <table:table-cell office:value-type="float" office:value="142">
            <text:p>142</text:p>
          </table:table-cell>
          <table:table-cell table:formula="of:=IF(ABS([.$A13]/[.E13])&gt;1;(ABS([.$A13]/[.E13])-1)*100;(1-(ABS([.$A13]/[.E13])))*100)" office:value-type="float" office:value="4.22535211267605">
            <text:p>4,2253521127</text:p>
          </table:table-cell>
          <table:table-cell office:value-type="float" office:value="140">
            <text:p>140</text:p>
          </table:table-cell>
          <table:table-cell table:formula="of:=IF(ABS([.$A13]/[.G13])&gt;1;(ABS([.$A13]/[.G13])-1)*100;(1-(ABS([.$A13]/[.G13])))*100)" office:value-type="float" office:value="5.71428571428572">
            <text:p>5,7142857143</text:p>
          </table:table-cell>
          <table:table-cell office:value-type="float" office:value="144">
            <text:p>144</text:p>
          </table:table-cell>
          <table:table-cell table:formula="of:=IF(ABS([.$A13]/[.I13])&gt;1;(ABS([.$A13]/[.I13])-1)*100;(1-(ABS([.$A13]/[.I13])))*100)" office:value-type="float" office:value="2.77777777777777">
            <text:p>2,7777777778</text:p>
          </table:table-cell>
          <table:table-cell office:value-type="float" office:value="150">
            <text:p>150</text:p>
          </table:table-cell>
          <table:table-cell table:formula="of:=IF(ABS([.$A13]/[.K13])&gt;1;(ABS([.$A13]/[.K13])-1)*100;(1-(ABS([.$A13]/[.K13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13]/[.M13])&gt;1;(ABS([.$A13]/[.M13])-1)*100;(1-(ABS([.$A13]/[.M13])))*100)" office:value-type="float" office:value="1.33333333333333">
            <text:p>1,3333333333</text:p>
          </table:table-cell>
          <table:table-cell office:value-type="float" office:value="146">
            <text:p>146</text:p>
          </table:table-cell>
          <table:table-cell table:formula="of:=IF(ABS([.$A13]/[.O13])&gt;1;(ABS([.$A13]/[.O13])-1)*100;(1-(ABS([.$A13]/[.O13])))*100)" office:value-type="float" office:value="1.36986301369864">
            <text:p>1,3698630137</text:p>
          </table:table-cell>
          <table:table-cell office:value-type="float" office:value="142">
            <text:p>142</text:p>
          </table:table-cell>
          <table:table-cell table:formula="of:=IF(ABS([.$A13]/[.Q13])&gt;1;(ABS([.$A13]/[.Q13])-1)*100;(1-(ABS([.$A13]/[.Q13])))*100)" office:value-type="float" office:value="4.22535211267605">
            <text:p>4,2253521127</text:p>
          </table:table-cell>
          <table:table-cell office:value-type="float" office:value="149">
            <text:p>149</text:p>
          </table:table-cell>
          <table:table-cell table:formula="of:=IF(ABS([.$A13]/[.S13])&gt;1;(ABS([.$A13]/[.S13])-1)*100;(1-(ABS([.$A13]/[.S13])))*100)" office:value-type="float" office:value="0.671140939597315">
            <text:p>0,6711409396</text:p>
          </table:table-cell>
          <table:table-cell office:value-type="float" office:value="139">
            <text:p>139</text:p>
          </table:table-cell>
          <table:table-cell table:formula="of:=IF(ABS([.$A13]/[.U13])&gt;1;(ABS([.$A13]/[.U13])-1)*100;(1-(ABS([.$A13]/[.U13])))*100)" office:value-type="float" office:value="6.4748201438849">
            <text:p>6,4748201439</text:p>
          </table:table-cell>
          <table:table-cell office:value-type="float" office:value="149">
            <text:p>149</text:p>
          </table:table-cell>
          <table:table-cell table:formula="of:=IF(ABS([.$A13]/[.W13])&gt;1;(ABS([.$A13]/[.W13])-1)*100;(1-(ABS([.$A13]/[.W13])))*100)" office:value-type="float" office:value="0.671140939597315">
            <text:p>0,6711409396</text:p>
          </table:table-cell>
          <table:table-cell office:value-type="float" office:value="148">
            <text:p>148</text:p>
          </table:table-cell>
          <table:table-cell table:formula="of:=IF(ABS([.$A13]/[.Y13])&gt;1;(ABS([.$A13]/[.Y13])-1)*100;(1-(ABS([.$A13]/[.Y13])))*100)" office:value-type="float" office:value="0">
            <text:p>0</text:p>
          </table:table-cell>
          <table:table-cell office:value-type="float" office:value="135">
            <text:p>135</text:p>
          </table:table-cell>
          <table:table-cell table:formula="of:=IF(ABS([.$A13]/[.AA13])&gt;1;(ABS([.$A13]/[.AA13])-1)*100;(1-(ABS([.$A13]/[.AA13])))*100)" office:value-type="float" office:value="9.62962962962963">
            <text:p>9,6296296296</text:p>
          </table:table-cell>
          <table:table-cell office:value-type="float" office:value="156">
            <text:p>156</text:p>
          </table:table-cell>
          <table:table-cell table:formula="of:=IF(ABS([.$A13]/[.AC13])&gt;1;(ABS([.$A13]/[.AC13])-1)*100;(1-(ABS([.$A13]/[.AC13])))*100)" office:value-type="float" office:value="5.12820512820513">
            <text:p>5,1282051282</text:p>
          </table:table-cell>
          <table:table-cell office:value-type="float" office:value="150">
            <text:p>150</text:p>
          </table:table-cell>
          <table:table-cell table:formula="of:=IF(ABS([.$A13]/[.AE13])&gt;1;(ABS([.$A13]/[.AE13])-1)*100;(1-(ABS([.$A13]/[.AE13])))*100)" office:value-type="float" office:value="1.33333333333333">
            <text:p>1,3333333333</text:p>
          </table:table-cell>
          <table:table-cell office:value-type="float" office:value="142">
            <text:p>142</text:p>
          </table:table-cell>
          <table:table-cell table:formula="of:=IF(ABS([.$A13]/[.AG13])&gt;1;(ABS([.$A13]/[.AG13])-1)*100;(1-(ABS([.$A13]/[.AG13])))*100)" office:value-type="float" office:value="4.22535211267605">
            <text:p>4,2253521127</text:p>
          </table:table-cell>
          <table:table-cell office:value-type="float" office:value="155">
            <text:p>155</text:p>
          </table:table-cell>
          <table:table-cell table:formula="of:=IF(ABS([.$A13]/[.AI13])&gt;1;(ABS([.$A13]/[.AI13])-1)*100;(1-(ABS([.$A13]/[.AI13])))*100)" office:value-type="float" office:value="4.51612903225807">
            <text:p>4,5161290323</text:p>
          </table:table-cell>
          <table:table-cell office:value-type="float" office:value="145">
            <text:p>145</text:p>
          </table:table-cell>
          <table:table-cell table:formula="of:=IF(ABS([.$A13]/[.AK13])&gt;1;(ABS([.$A13]/[.AK13])-1)*100;(1-(ABS([.$A13]/[.AK13])))*100)" office:value-type="float" office:value="2.06896551724138">
            <text:p>2,0689655172</text:p>
          </table:table-cell>
          <table:table-cell office:value-type="float" office:value="148">
            <text:p>148</text:p>
          </table:table-cell>
          <table:table-cell table:formula="of:=IF(ABS([.$A13]/[.AM13])&gt;1;(ABS([.$A13]/[.AM13])-1)*100;(1-(ABS([.$A13]/[.AM13])))*100)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IF(ABS([.$A13]/[.AO13])&gt;1;(ABS([.$A13]/[.AO13])-1)*100;(1-(ABS([.$A13]/[.AO13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13]/[.AQ13])&gt;1;(ABS([.$A13]/[.AQ13])-1)*100;(1-(ABS([.$A13]/[.AQ13])))*100)" office:value-type="float" office:value="1.98675496688742">
            <text:p>1,9867549669</text:p>
          </table:table-cell>
          <table:table-cell office:value-type="float" office:value="140">
            <text:p>140</text:p>
          </table:table-cell>
          <table:table-cell table:formula="of:=IF(ABS([.$A13]/[.AS13])&gt;1;(ABS([.$A13]/[.AS13])-1)*100;(1-(ABS([.$A13]/[.AS13])))*100)" office:value-type="float" office:value="5.71428571428572">
            <text:p>5,7142857143</text:p>
          </table:table-cell>
          <table:table-cell office:value-type="float" office:value="131">
            <text:p>131</text:p>
          </table:table-cell>
          <table:table-cell table:formula="of:=IF(ABS([.$A13]/[.AU13])&gt;1;(ABS([.$A13]/[.AU13])-1)*100;(1-(ABS([.$A13]/[.AU13])))*100)" office:value-type="float" office:value="12.9770992366412">
            <text:p>12,9770992366</text:p>
          </table:table-cell>
          <table:table-cell office:value-type="float" office:value="154">
            <text:p>154</text:p>
          </table:table-cell>
          <table:table-cell table:formula="of:=IF(ABS([.$A13]/[.AW13])&gt;1;(ABS([.$A13]/[.AW13])-1)*100;(1-(ABS([.$A13]/[.AW13])))*100)" office:value-type="float" office:value="3.8961038961039">
            <text:p>3,8961038961</text:p>
          </table:table-cell>
          <table:table-cell office:value-type="float" office:value="155">
            <text:p>155</text:p>
          </table:table-cell>
          <table:table-cell table:formula="of:=IF(ABS([.$A13]/[.AY13])&gt;1;(ABS([.$A13]/[.AY13])-1)*100;(1-(ABS([.$A13]/[.AY13])))*100)" office:value-type="float" office:value="4.51612903225807">
            <text:p>4,5161290323</text:p>
          </table:table-cell>
          <table:table-cell office:value-type="float" office:value="142">
            <text:p>142</text:p>
          </table:table-cell>
          <table:table-cell table:formula="of:=IF(ABS([.$A13]/[.BA13])&gt;1;(ABS([.$A13]/[.BA13])-1)*100;(1-(ABS([.$A13]/[.BA13])))*100)" office:value-type="float" office:value="4.22535211267605">
            <text:p>4,2253521127</text:p>
          </table:table-cell>
          <table:table-cell office:value-type="float" office:value="141">
            <text:p>141</text:p>
          </table:table-cell>
          <table:table-cell table:formula="of:=IF(ABS([.$A13]/[.BC13])&gt;1;(ABS([.$A13]/[.BC13])-1)*100;(1-(ABS([.$A13]/[.BC13])))*100)" office:value-type="float" office:value="4.96453900709219">
            <text:p>4,964539007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27">
            <text:p>127</text:p>
          </table:table-cell>
          <table:table-cell table:formula="of:=IF(ABS([.$A14]/[.C14])&gt;1;(ABS([.$A14]/[.C14])-1)*100;(1-(ABS([.$A14]/[.C14])))*100)" office:value-type="float" office:value="10.2362204724409">
            <text:p>10,2362204724</text:p>
          </table:table-cell>
          <table:table-cell office:value-type="float" office:value="146">
            <text:p>146</text:p>
          </table:table-cell>
          <table:table-cell table:formula="of:=IF(ABS([.$A14]/[.E14])&gt;1;(ABS([.$A14]/[.E14])-1)*100;(1-(ABS([.$A14]/[.E14])))*100)" office:value-type="float" office:value="4.1095890410959">
            <text:p>4,1095890411</text:p>
          </table:table-cell>
          <table:table-cell office:value-type="float" office:value="132">
            <text:p>132</text:p>
          </table:table-cell>
          <table:table-cell table:formula="of:=IF(ABS([.$A14]/[.G14])&gt;1;(ABS([.$A14]/[.G14])-1)*100;(1-(ABS([.$A14]/[.G14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14]/[.I14])&gt;1;(ABS([.$A14]/[.I14])-1)*100;(1-(ABS([.$A14]/[.I14])))*100)" office:value-type="float" office:value="4.4776119402985">
            <text:p>4,4776119403</text:p>
          </table:table-cell>
          <table:table-cell office:value-type="float" office:value="132">
            <text:p>132</text:p>
          </table:table-cell>
          <table:table-cell table:formula="of:=IF(ABS([.$A14]/[.K14])&gt;1;(ABS([.$A14]/[.K14])-1)*100;(1-(ABS([.$A14]/[.K14])))*100)" office:value-type="float" office:value="6.06060606060606">
            <text:p>6,0606060606</text:p>
          </table:table-cell>
          <table:table-cell office:value-type="float" office:value="132">
            <text:p>132</text:p>
          </table:table-cell>
          <table:table-cell table:formula="of:=IF(ABS([.$A14]/[.M14])&gt;1;(ABS([.$A14]/[.M14])-1)*100;(1-(ABS([.$A14]/[.M14])))*100)" office:value-type="float" office:value="6.06060606060606">
            <text:p>6,0606060606</text:p>
          </table:table-cell>
          <table:table-cell office:value-type="float" office:value="132">
            <text:p>132</text:p>
          </table:table-cell>
          <table:table-cell table:formula="of:=IF(ABS([.$A14]/[.O14])&gt;1;(ABS([.$A14]/[.O14])-1)*100;(1-(ABS([.$A14]/[.O14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14]/[.Q14])&gt;1;(ABS([.$A14]/[.Q14])-1)*100;(1-(ABS([.$A14]/[.Q14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14]/[.S14])&gt;1;(ABS([.$A14]/[.S14])-1)*100;(1-(ABS([.$A14]/[.S14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14]/[.U14])&gt;1;(ABS([.$A14]/[.U14])-1)*100;(1-(ABS([.$A14]/[.U14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14]/[.W14])&gt;1;(ABS([.$A14]/[.W14])-1)*100;(1-(ABS([.$A14]/[.W14])))*100)" office:value-type="float" office:value="5.26315789473684">
            <text:p>5,2631578947</text:p>
          </table:table-cell>
          <table:table-cell office:value-type="float" office:value="134">
            <text:p>134</text:p>
          </table:table-cell>
          <table:table-cell table:formula="of:=IF(ABS([.$A14]/[.Y14])&gt;1;(ABS([.$A14]/[.Y14])-1)*100;(1-(ABS([.$A14]/[.Y14])))*100)" office:value-type="float" office:value="4.4776119402985">
            <text:p>4,4776119403</text:p>
          </table:table-cell>
          <table:table-cell office:value-type="float" office:value="147">
            <text:p>147</text:p>
          </table:table-cell>
          <table:table-cell table:formula="of:=IF(ABS([.$A14]/[.AA14])&gt;1;(ABS([.$A14]/[.AA14])-1)*100;(1-(ABS([.$A14]/[.AA14])))*100)" office:value-type="float" office:value="4.76190476190477">
            <text:p>4,7619047619</text:p>
          </table:table-cell>
          <table:table-cell office:value-type="float" office:value="125">
            <text:p>125</text:p>
          </table:table-cell>
          <table:table-cell table:formula="of:=IF(ABS([.$A14]/[.AC14])&gt;1;(ABS([.$A14]/[.AC14])-1)*100;(1-(ABS([.$A14]/[.AC14])))*100)" office:value-type="float" office:value="12">
            <text:p>12</text:p>
          </table:table-cell>
          <table:table-cell office:value-type="float" office:value="131">
            <text:p>131</text:p>
          </table:table-cell>
          <table:table-cell table:formula="of:=IF(ABS([.$A14]/[.AE14])&gt;1;(ABS([.$A14]/[.AE14])-1)*100;(1-(ABS([.$A14]/[.AE14])))*100)" office:value-type="float" office:value="6.87022900763359">
            <text:p>6,8702290076</text:p>
          </table:table-cell>
          <table:table-cell office:value-type="float" office:value="146">
            <text:p>146</text:p>
          </table:table-cell>
          <table:table-cell table:formula="of:=IF(ABS([.$A14]/[.AG14])&gt;1;(ABS([.$A14]/[.AG14])-1)*100;(1-(ABS([.$A14]/[.AG14])))*100)" office:value-type="float" office:value="4.1095890410959">
            <text:p>4,1095890411</text:p>
          </table:table-cell>
          <table:table-cell office:value-type="float" office:value="126">
            <text:p>126</text:p>
          </table:table-cell>
          <table:table-cell table:formula="of:=IF(ABS([.$A14]/[.AI14])&gt;1;(ABS([.$A14]/[.AI14])-1)*100;(1-(ABS([.$A14]/[.AI14])))*100)" office:value-type="float" office:value="11.1111111111111">
            <text:p>11,1111111111</text:p>
          </table:table-cell>
          <table:table-cell office:value-type="float" office:value="139">
            <text:p>139</text:p>
          </table:table-cell>
          <table:table-cell table:formula="of:=IF(ABS([.$A14]/[.AK14])&gt;1;(ABS([.$A14]/[.AK14])-1)*100;(1-(ABS([.$A14]/[.AK14])))*100)" office:value-type="float" office:value="0.71942446043165">
            <text:p>0,7194244604</text:p>
          </table:table-cell>
          <table:table-cell office:value-type="float" office:value="134">
            <text:p>134</text:p>
          </table:table-cell>
          <table:table-cell table:formula="of:=IF(ABS([.$A14]/[.AM14])&gt;1;(ABS([.$A14]/[.AM14])-1)*100;(1-(ABS([.$A14]/[.AM14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14]/[.AO14])&gt;1;(ABS([.$A14]/[.AO14])-1)*100;(1-(ABS([.$A14]/[.AO14])))*100)" office:value-type="float" office:value="5.26315789473684">
            <text:p>5,2631578947</text:p>
          </table:table-cell>
          <table:table-cell office:value-type="float" office:value="131">
            <text:p>131</text:p>
          </table:table-cell>
          <table:table-cell table:formula="of:=IF(ABS([.$A14]/[.AQ14])&gt;1;(ABS([.$A14]/[.AQ14])-1)*100;(1-(ABS([.$A14]/[.AQ14])))*100)" office:value-type="float" office:value="6.87022900763359">
            <text:p>6,8702290076</text:p>
          </table:table-cell>
          <table:table-cell office:value-type="float" office:value="132">
            <text:p>132</text:p>
          </table:table-cell>
          <table:table-cell table:formula="of:=IF(ABS([.$A14]/[.AS14])&gt;1;(ABS([.$A14]/[.AS14])-1)*100;(1-(ABS([.$A14]/[.AS14])))*100)" office:value-type="float" office:value="6.06060606060606">
            <text:p>6,0606060606</text:p>
          </table:table-cell>
          <table:table-cell office:value-type="float" office:value="148">
            <text:p>148</text:p>
          </table:table-cell>
          <table:table-cell table:formula="of:=IF(ABS([.$A14]/[.AU14])&gt;1;(ABS([.$A14]/[.AU14])-1)*100;(1-(ABS([.$A14]/[.AU14])))*100)" office:value-type="float" office:value="5.40540540540541">
            <text:p>5,4054054054</text:p>
          </table:table-cell>
          <table:table-cell office:value-type="float" office:value="127">
            <text:p>127</text:p>
          </table:table-cell>
          <table:table-cell table:formula="of:=IF(ABS([.$A14]/[.AW14])&gt;1;(ABS([.$A14]/[.AW14])-1)*100;(1-(ABS([.$A14]/[.AW14])))*100)" office:value-type="float" office:value="10.2362204724409">
            <text:p>10,2362204724</text:p>
          </table:table-cell>
          <table:table-cell office:value-type="float" office:value="134">
            <text:p>134</text:p>
          </table:table-cell>
          <table:table-cell table:formula="of:=IF(ABS([.$A14]/[.AY14])&gt;1;(ABS([.$A14]/[.AY14])-1)*100;(1-(ABS([.$A14]/[.AY14])))*100)" office:value-type="float" office:value="4.4776119402985">
            <text:p>4,4776119403</text:p>
          </table:table-cell>
          <table:table-cell office:value-type="float" office:value="140">
            <text:p>140</text:p>
          </table:table-cell>
          <table:table-cell table:formula="of:=IF(ABS([.$A14]/[.BA14])&gt;1;(ABS([.$A14]/[.BA14])-1)*100;(1-(ABS([.$A14]/[.BA14])))*100)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IF(ABS([.$A14]/[.BC14])&gt;1;(ABS([.$A14]/[.BC14])-1)*100;(1-(ABS([.$A14]/[.BC14])))*100)" office:value-type="float" office:value="5.40540540540541">
            <text:p>5,405405405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143">
            <text:p>143</text:p>
          </table:table-cell>
          <table:table-cell table:formula="of:=IF(ABS([.$A15]/[.C15])&gt;1;(ABS([.$A15]/[.C15])-1)*100;(1-(ABS([.$A15]/[.C15])))*100)" office:value-type="float" office:value="2.7972027972028">
            <text:p>2,7972027972</text:p>
          </table:table-cell>
          <table:table-cell office:value-type="float" office:value="140">
            <text:p>140</text:p>
          </table:table-cell>
          <table:table-cell table:formula="of:=IF(ABS([.$A15]/[.E15])&gt;1;(ABS([.$A15]/[.E15])-1)*100;(1-(ABS([.$A15]/[.E15])))*100)" office:value-type="float" office:value="0.714285714285712">
            <text:p>0,7142857143</text:p>
          </table:table-cell>
          <table:table-cell office:value-type="float" office:value="149">
            <text:p>149</text:p>
          </table:table-cell>
          <table:table-cell table:formula="of:=IF(ABS([.$A15]/[.G15])&gt;1;(ABS([.$A15]/[.G15])-1)*100;(1-(ABS([.$A15]/[.G15])))*100)" office:value-type="float" office:value="6.71140939597316">
            <text:p>6,711409396</text:p>
          </table:table-cell>
          <table:table-cell office:value-type="float" office:value="150">
            <text:p>150</text:p>
          </table:table-cell>
          <table:table-cell table:formula="of:=IF(ABS([.$A15]/[.I15])&gt;1;(ABS([.$A15]/[.I15])-1)*100;(1-(ABS([.$A15]/[.I15])))*100)" office:value-type="float" office:value="7.33333333333334">
            <text:p>7,3333333333</text:p>
          </table:table-cell>
          <table:table-cell office:value-type="float" office:value="150">
            <text:p>150</text:p>
          </table:table-cell>
          <table:table-cell table:formula="of:=IF(ABS([.$A15]/[.K15])&gt;1;(ABS([.$A15]/[.K15])-1)*100;(1-(ABS([.$A15]/[.K15])))*100)" office:value-type="float" office:value="7.33333333333334">
            <text:p>7,3333333333</text:p>
          </table:table-cell>
          <table:table-cell office:value-type="float" office:value="145">
            <text:p>145</text:p>
          </table:table-cell>
          <table:table-cell table:formula="of:=IF(ABS([.$A15]/[.M15])&gt;1;(ABS([.$A15]/[.M15])-1)*100;(1-(ABS([.$A15]/[.M15])))*100)" office:value-type="float" office:value="4.13793103448276">
            <text:p>4,1379310345</text:p>
          </table:table-cell>
          <table:table-cell office:value-type="float" office:value="150">
            <text:p>150</text:p>
          </table:table-cell>
          <table:table-cell table:formula="of:=IF(ABS([.$A15]/[.O15])&gt;1;(ABS([.$A15]/[.O15])-1)*100;(1-(ABS([.$A15]/[.O15])))*100)" office:value-type="float" office:value="7.33333333333334">
            <text:p>7,3333333333</text:p>
          </table:table-cell>
          <table:table-cell office:value-type="float" office:value="148">
            <text:p>148</text:p>
          </table:table-cell>
          <table:table-cell table:formula="of:=IF(ABS([.$A15]/[.Q15])&gt;1;(ABS([.$A15]/[.Q15])-1)*100;(1-(ABS([.$A15]/[.Q15])))*100)" office:value-type="float" office:value="6.08108108108109">
            <text:p>6,0810810811</text:p>
          </table:table-cell>
          <table:table-cell office:value-type="float" office:value="149">
            <text:p>149</text:p>
          </table:table-cell>
          <table:table-cell table:formula="of:=IF(ABS([.$A15]/[.S15])&gt;1;(ABS([.$A15]/[.S15])-1)*100;(1-(ABS([.$A15]/[.S15])))*100)" office:value-type="float" office:value="6.71140939597316">
            <text:p>6,711409396</text:p>
          </table:table-cell>
          <table:table-cell office:value-type="float" office:value="141">
            <text:p>141</text:p>
          </table:table-cell>
          <table:table-cell table:formula="of:=IF(ABS([.$A15]/[.U15])&gt;1;(ABS([.$A15]/[.U15])-1)*100;(1-(ABS([.$A15]/[.U15])))*100)" office:value-type="float" office:value="1.41843971631206">
            <text:p>1,4184397163</text:p>
          </table:table-cell>
          <table:table-cell office:value-type="float" office:value="150">
            <text:p>150</text:p>
          </table:table-cell>
          <table:table-cell table:formula="of:=IF(ABS([.$A15]/[.W15])&gt;1;(ABS([.$A15]/[.W15])-1)*100;(1-(ABS([.$A15]/[.W15])))*100)" office:value-type="float" office:value="7.33333333333334">
            <text:p>7,3333333333</text:p>
          </table:table-cell>
          <table:table-cell office:value-type="float" office:value="148">
            <text:p>148</text:p>
          </table:table-cell>
          <table:table-cell table:formula="of:=IF(ABS([.$A15]/[.Y15])&gt;1;(ABS([.$A15]/[.Y15])-1)*100;(1-(ABS([.$A15]/[.Y15])))*100)" office:value-type="float" office:value="6.08108108108109">
            <text:p>6,0810810811</text:p>
          </table:table-cell>
          <table:table-cell office:value-type="float" office:value="150">
            <text:p>150</text:p>
          </table:table-cell>
          <table:table-cell table:formula="of:=IF(ABS([.$A15]/[.AA15])&gt;1;(ABS([.$A15]/[.AA15])-1)*100;(1-(ABS([.$A15]/[.AA15])))*100)" office:value-type="float" office:value="7.33333333333334">
            <text:p>7,3333333333</text:p>
          </table:table-cell>
          <table:table-cell office:value-type="float" office:value="145">
            <text:p>145</text:p>
          </table:table-cell>
          <table:table-cell table:formula="of:=IF(ABS([.$A15]/[.AC15])&gt;1;(ABS([.$A15]/[.AC15])-1)*100;(1-(ABS([.$A15]/[.AC15])))*100)" office:value-type="float" office:value="4.13793103448276">
            <text:p>4,1379310345</text:p>
          </table:table-cell>
          <table:table-cell office:value-type="float" office:value="145">
            <text:p>145</text:p>
          </table:table-cell>
          <table:table-cell table:formula="of:=IF(ABS([.$A15]/[.AE15])&gt;1;(ABS([.$A15]/[.AE15])-1)*100;(1-(ABS([.$A15]/[.AE15])))*100)" office:value-type="float" office:value="4.13793103448276">
            <text:p>4,1379310345</text:p>
          </table:table-cell>
          <table:table-cell office:value-type="float" office:value="140">
            <text:p>140</text:p>
          </table:table-cell>
          <table:table-cell table:formula="of:=IF(ABS([.$A15]/[.AG15])&gt;1;(ABS([.$A15]/[.AG15])-1)*100;(1-(ABS([.$A15]/[.AG15])))*100)" office:value-type="float" office:value="0.714285714285712">
            <text:p>0,7142857143</text:p>
          </table:table-cell>
          <table:table-cell office:value-type="float" office:value="156">
            <text:p>156</text:p>
          </table:table-cell>
          <table:table-cell table:formula="of:=IF(ABS([.$A15]/[.AI15])&gt;1;(ABS([.$A15]/[.AI15])-1)*100;(1-(ABS([.$A15]/[.AI15])))*100)" office:value-type="float" office:value="10.8974358974359">
            <text:p>10,8974358974</text:p>
          </table:table-cell>
          <table:table-cell office:value-type="float" office:value="129">
            <text:p>129</text:p>
          </table:table-cell>
          <table:table-cell table:formula="of:=IF(ABS([.$A15]/[.AK15])&gt;1;(ABS([.$A15]/[.AK15])-1)*100;(1-(ABS([.$A15]/[.AK15])))*100)" office:value-type="float" office:value="7.75193798449612">
            <text:p>7,7519379845</text:p>
          </table:table-cell>
          <table:table-cell office:value-type="float" office:value="156">
            <text:p>156</text:p>
          </table:table-cell>
          <table:table-cell table:formula="of:=IF(ABS([.$A15]/[.AM15])&gt;1;(ABS([.$A15]/[.AM15])-1)*100;(1-(ABS([.$A15]/[.AM15])))*100)" office:value-type="float" office:value="10.8974358974359">
            <text:p>10,8974358974</text:p>
          </table:table-cell>
          <table:table-cell office:value-type="float" office:value="146">
            <text:p>146</text:p>
          </table:table-cell>
          <table:table-cell table:formula="of:=IF(ABS([.$A15]/[.AO15])&gt;1;(ABS([.$A15]/[.AO15])-1)*100;(1-(ABS([.$A15]/[.AO15])))*100)" office:value-type="float" office:value="4.7945205479452">
            <text:p>4,7945205479</text:p>
          </table:table-cell>
          <table:table-cell office:value-type="float" office:value="145">
            <text:p>145</text:p>
          </table:table-cell>
          <table:table-cell table:formula="of:=IF(ABS([.$A15]/[.AQ15])&gt;1;(ABS([.$A15]/[.AQ15])-1)*100;(1-(ABS([.$A15]/[.AQ15])))*100)" office:value-type="float" office:value="4.13793103448276">
            <text:p>4,1379310345</text:p>
          </table:table-cell>
          <table:table-cell office:value-type="float" office:value="149">
            <text:p>149</text:p>
          </table:table-cell>
          <table:table-cell table:formula="of:=IF(ABS([.$A15]/[.AS15])&gt;1;(ABS([.$A15]/[.AS15])-1)*100;(1-(ABS([.$A15]/[.AS15])))*100)" office:value-type="float" office:value="6.71140939597316">
            <text:p>6,711409396</text:p>
          </table:table-cell>
          <table:table-cell office:value-type="float" office:value="144">
            <text:p>144</text:p>
          </table:table-cell>
          <table:table-cell table:formula="of:=IF(ABS([.$A15]/[.AU15])&gt;1;(ABS([.$A15]/[.AU15])-1)*100;(1-(ABS([.$A15]/[.AU15])))*100)" office:value-type="float" office:value="3.47222222222222">
            <text:p>3,4722222222</text:p>
          </table:table-cell>
          <table:table-cell office:value-type="float" office:value="131">
            <text:p>131</text:p>
          </table:table-cell>
          <table:table-cell table:formula="of:=IF(ABS([.$A15]/[.AW15])&gt;1;(ABS([.$A15]/[.AW15])-1)*100;(1-(ABS([.$A15]/[.AW15])))*100)" office:value-type="float" office:value="6.10687022900764">
            <text:p>6,106870229</text:p>
          </table:table-cell>
          <table:table-cell office:value-type="float" office:value="139">
            <text:p>139</text:p>
          </table:table-cell>
          <table:table-cell table:formula="of:=IF(ABS([.$A15]/[.AY15])&gt;1;(ABS([.$A15]/[.AY15])-1)*100;(1-(ABS([.$A15]/[.AY15])))*100)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IF(ABS([.$A15]/[.BA15])&gt;1;(ABS([.$A15]/[.BA15])-1)*100;(1-(ABS([.$A15]/[.BA15])))*100)" office:value-type="float" office:value="10.8974358974359">
            <text:p>10,8974358974</text:p>
          </table:table-cell>
          <table:table-cell office:value-type="float" office:value="139">
            <text:p>139</text:p>
          </table:table-cell>
          <table:table-cell table:formula="of:=IF(ABS([.$A15]/[.BC15])&gt;1;(ABS([.$A15]/[.BC15])-1)*100;(1-(ABS([.$A15]/[.BC15])))*100)" office:value-type="float" office:value="0">
            <text:p>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float" office:value="139">
            <text:p>139</text:p>
          </table:table-cell>
          <table:table-cell table:formula="of:=IF(ABS([.$A16]/[.C16])&gt;1;(ABS([.$A16]/[.C16])-1)*100;(1-(ABS([.$A16]/[.C16])))*100)" office:value-type="float" office:value="4.31654676258992">
            <text:p>4,3165467626</text:p>
          </table:table-cell>
          <table:table-cell office:value-type="float" office:value="133">
            <text:p>133</text:p>
          </table:table-cell>
          <table:table-cell table:formula="of:=IF(ABS([.$A16]/[.E16])&gt;1;(ABS([.$A16]/[.E16])-1)*100;(1-(ABS([.$A16]/[.E16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16]/[.G16])&gt;1;(ABS([.$A16]/[.G16])-1)*100;(1-(ABS([.$A16]/[.G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I16])&gt;1;(ABS([.$A16]/[.I16])-1)*100;(1-(ABS([.$A16]/[.I16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16]/[.K16])&gt;1;(ABS([.$A16]/[.K16])-1)*100;(1-(ABS([.$A16]/[.K1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16]/[.M16])&gt;1;(ABS([.$A16]/[.M16])-1)*100;(1-(ABS([.$A16]/[.M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O16])&gt;1;(ABS([.$A16]/[.O16])-1)*100;(1-(ABS([.$A16]/[.O1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16]/[.Q16])&gt;1;(ABS([.$A16]/[.Q16])-1)*100;(1-(ABS([.$A16]/[.Q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S16])&gt;1;(ABS([.$A16]/[.S16])-1)*100;(1-(ABS([.$A16]/[.S16])))*100)" office:value-type="float" office:value="0.757575757575757">
            <text:p>0,7575757576</text:p>
          </table:table-cell>
          <table:table-cell office:value-type="float" office:value="141">
            <text:p>141</text:p>
          </table:table-cell>
          <table:table-cell table:formula="of:=IF(ABS([.$A16]/[.U16])&gt;1;(ABS([.$A16]/[.U16])-1)*100;(1-(ABS([.$A16]/[.U16])))*100)" office:value-type="float" office:value="5.67375886524822">
            <text:p>5,6737588652</text:p>
          </table:table-cell>
          <table:table-cell office:value-type="float" office:value="131">
            <text:p>131</text:p>
          </table:table-cell>
          <table:table-cell table:formula="of:=IF(ABS([.$A16]/[.W16])&gt;1;(ABS([.$A16]/[.W16])-1)*100;(1-(ABS([.$A16]/[.W16])))*100)" office:value-type="float" office:value="1.52671755725191">
            <text:p>1,5267175573</text:p>
          </table:table-cell>
          <table:table-cell office:value-type="float" office:value="133">
            <text:p>133</text:p>
          </table:table-cell>
          <table:table-cell table:formula="of:=IF(ABS([.$A16]/[.Y16])&gt;1;(ABS([.$A16]/[.Y16])-1)*100;(1-(ABS([.$A16]/[.Y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AA16])&gt;1;(ABS([.$A16]/[.AA16])-1)*100;(1-(ABS([.$A16]/[.AA16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16]/[.AC16])&gt;1;(ABS([.$A16]/[.AC16])-1)*100;(1-(ABS([.$A16]/[.AC16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16]/[.AE16])&gt;1;(ABS([.$A16]/[.AE16])-1)*100;(1-(ABS([.$A16]/[.AE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AG16])&gt;1;(ABS([.$A16]/[.AG16])-1)*100;(1-(ABS([.$A16]/[.AG16])))*100)" office:value-type="float" office:value="0.757575757575757">
            <text:p>0,7575757576</text:p>
          </table:table-cell>
          <table:table-cell office:value-type="float" office:value="126">
            <text:p>126</text:p>
          </table:table-cell>
          <table:table-cell table:formula="of:=IF(ABS([.$A16]/[.AI16])&gt;1;(ABS([.$A16]/[.AI16])-1)*100;(1-(ABS([.$A16]/[.AI16])))*100)" office:value-type="float" office:value="5.55555555555556">
            <text:p>5,5555555556</text:p>
          </table:table-cell>
          <table:table-cell office:value-type="float" office:value="147">
            <text:p>147</text:p>
          </table:table-cell>
          <table:table-cell table:formula="of:=IF(ABS([.$A16]/[.AK16])&gt;1;(ABS([.$A16]/[.AK16])-1)*100;(1-(ABS([.$A16]/[.AK16])))*100)" office:value-type="float" office:value="9.52380952380952">
            <text:p>9,5238095238</text:p>
          </table:table-cell>
          <table:table-cell office:value-type="float" office:value="125">
            <text:p>125</text:p>
          </table:table-cell>
          <table:table-cell table:formula="of:=IF(ABS([.$A16]/[.AM16])&gt;1;(ABS([.$A16]/[.AM16])-1)*100;(1-(ABS([.$A16]/[.AM16])))*100)" office:value-type="float" office:value="6.40000000000001">
            <text:p>6,4</text:p>
          </table:table-cell>
          <table:table-cell office:value-type="float" office:value="133">
            <text:p>133</text:p>
          </table:table-cell>
          <table:table-cell table:formula="of:=IF(ABS([.$A16]/[.AO16])&gt;1;(ABS([.$A16]/[.AO16])-1)*100;(1-(ABS([.$A16]/[.AO16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16]/[.AQ16])&gt;1;(ABS([.$A16]/[.AQ16])-1)*100;(1-(ABS([.$A16]/[.AQ1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6]/[.AS16])&gt;1;(ABS([.$A16]/[.AS16])-1)*100;(1-(ABS([.$A16]/[.AS16])))*100)" office:value-type="float" office:value="0.757575757575757">
            <text:p>0,7575757576</text:p>
          </table:table-cell>
          <table:table-cell office:value-type="float" office:value="138">
            <text:p>138</text:p>
          </table:table-cell>
          <table:table-cell table:formula="of:=IF(ABS([.$A16]/[.AU16])&gt;1;(ABS([.$A16]/[.AU16])-1)*100;(1-(ABS([.$A16]/[.AU16])))*100)" office:value-type="float" office:value="3.62318840579711">
            <text:p>3,6231884058</text:p>
          </table:table-cell>
          <table:table-cell office:value-type="float" office:value="148">
            <text:p>148</text:p>
          </table:table-cell>
          <table:table-cell table:formula="of:=IF(ABS([.$A16]/[.AW16])&gt;1;(ABS([.$A16]/[.AW16])-1)*100;(1-(ABS([.$A16]/[.AW16])))*100)" office:value-type="float" office:value="10.1351351351351">
            <text:p>10,1351351351</text:p>
          </table:table-cell>
          <table:table-cell office:value-type="float" office:value="132">
            <text:p>132</text:p>
          </table:table-cell>
          <table:table-cell table:formula="of:=IF(ABS([.$A16]/[.AY16])&gt;1;(ABS([.$A16]/[.AY16])-1)*100;(1-(ABS([.$A16]/[.AY16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16]/[.BA16])&gt;1;(ABS([.$A16]/[.BA16])-1)*100;(1-(ABS([.$A16]/[.BA1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16]/[.BC16])&gt;1;(ABS([.$A16]/[.BC16])-1)*100;(1-(ABS([.$A16]/[.BC16])))*100)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49">
            <text:p>149</text:p>
          </table:table-cell>
          <table:table-cell table:formula="of:=IF(ABS([.$A17]/[.C17])&gt;1;(ABS([.$A17]/[.C17])-1)*100;(1-(ABS([.$A17]/[.C17])))*100)" office:value-type="float" office:value="0.671140939597315">
            <text:p>0,6711409396</text:p>
          </table:table-cell>
          <table:table-cell office:value-type="float" office:value="148">
            <text:p>148</text:p>
          </table:table-cell>
          <table:table-cell table:formula="of:=IF(ABS([.$A17]/[.E17])&gt;1;(ABS([.$A17]/[.E17])-1)*100;(1-(ABS([.$A17]/[.E17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17]/[.G17])&gt;1;(ABS([.$A17]/[.G17])-1)*100;(1-(ABS([.$A17]/[.G17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17]/[.I17])&gt;1;(ABS([.$A17]/[.I17])-1)*100;(1-(ABS([.$A17]/[.I17])))*100)" office:value-type="float" office:value="1.33333333333333">
            <text:p>1,3333333333</text:p>
          </table:table-cell>
          <table:table-cell office:value-type="float" office:value="144">
            <text:p>144</text:p>
          </table:table-cell>
          <table:table-cell table:formula="of:=IF(ABS([.$A17]/[.K17])&gt;1;(ABS([.$A17]/[.K17])-1)*100;(1-(ABS([.$A17]/[.K17])))*100)" office:value-type="float" office:value="2.77777777777777">
            <text:p>2,7777777778</text:p>
          </table:table-cell>
          <table:table-cell office:value-type="float" office:value="149">
            <text:p>149</text:p>
          </table:table-cell>
          <table:table-cell table:formula="of:=IF(ABS([.$A17]/[.M17])&gt;1;(ABS([.$A17]/[.M17])-1)*100;(1-(ABS([.$A17]/[.M17])))*100)" office:value-type="float" office:value="0.671140939597315">
            <text:p>0,6711409396</text:p>
          </table:table-cell>
          <table:table-cell office:value-type="float" office:value="151">
            <text:p>151</text:p>
          </table:table-cell>
          <table:table-cell table:formula="of:=IF(ABS([.$A17]/[.O17])&gt;1;(ABS([.$A17]/[.O17])-1)*100;(1-(ABS([.$A17]/[.O17])))*100)" office:value-type="float" office:value="1.98675496688742">
            <text:p>1,9867549669</text:p>
          </table:table-cell>
          <table:table-cell office:value-type="float" office:value="146">
            <text:p>146</text:p>
          </table:table-cell>
          <table:table-cell table:formula="of:=IF(ABS([.$A17]/[.Q17])&gt;1;(ABS([.$A17]/[.Q17])-1)*100;(1-(ABS([.$A17]/[.Q17])))*100)" office:value-type="float" office:value="1.36986301369864">
            <text:p>1,3698630137</text:p>
          </table:table-cell>
          <table:table-cell office:value-type="float" office:value="147">
            <text:p>147</text:p>
          </table:table-cell>
          <table:table-cell table:formula="of:=IF(ABS([.$A17]/[.S17])&gt;1;(ABS([.$A17]/[.S17])-1)*100;(1-(ABS([.$A17]/[.S17])))*100)" office:value-type="float" office:value="0.680272108843538">
            <text:p>0,6802721088</text:p>
          </table:table-cell>
          <table:table-cell office:value-type="float" office:value="155">
            <text:p>155</text:p>
          </table:table-cell>
          <table:table-cell table:formula="of:=IF(ABS([.$A17]/[.U17])&gt;1;(ABS([.$A17]/[.U17])-1)*100;(1-(ABS([.$A17]/[.U17])))*100)" office:value-type="float" office:value="4.51612903225807">
            <text:p>4,5161290323</text:p>
          </table:table-cell>
          <table:table-cell office:value-type="float" office:value="144">
            <text:p>144</text:p>
          </table:table-cell>
          <table:table-cell table:formula="of:=IF(ABS([.$A17]/[.W17])&gt;1;(ABS([.$A17]/[.W17])-1)*100;(1-(ABS([.$A17]/[.W17])))*100)" office:value-type="float" office:value="2.77777777777777">
            <text:p>2,7777777778</text:p>
          </table:table-cell>
          <table:table-cell office:value-type="float" office:value="146">
            <text:p>146</text:p>
          </table:table-cell>
          <table:table-cell table:formula="of:=IF(ABS([.$A17]/[.Y17])&gt;1;(ABS([.$A17]/[.Y17])-1)*100;(1-(ABS([.$A17]/[.Y17])))*100)" office:value-type="float" office:value="1.36986301369864">
            <text:p>1,3698630137</text:p>
          </table:table-cell>
          <table:table-cell office:value-type="float" office:value="145">
            <text:p>145</text:p>
          </table:table-cell>
          <table:table-cell table:formula="of:=IF(ABS([.$A17]/[.AA17])&gt;1;(ABS([.$A17]/[.AA17])-1)*100;(1-(ABS([.$A17]/[.AA17])))*100)" office:value-type="float" office:value="2.06896551724138">
            <text:p>2,0689655172</text:p>
          </table:table-cell>
          <table:table-cell office:value-type="float" office:value="155">
            <text:p>155</text:p>
          </table:table-cell>
          <table:table-cell table:formula="of:=IF(ABS([.$A17]/[.AC17])&gt;1;(ABS([.$A17]/[.AC17])-1)*100;(1-(ABS([.$A17]/[.AC17])))*100)" office:value-type="float" office:value="4.51612903225807">
            <text:p>4,5161290323</text:p>
          </table:table-cell>
          <table:table-cell office:value-type="float" office:value="150">
            <text:p>150</text:p>
          </table:table-cell>
          <table:table-cell table:formula="of:=IF(ABS([.$A17]/[.AE17])&gt;1;(ABS([.$A17]/[.AE17])-1)*100;(1-(ABS([.$A17]/[.AE17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17]/[.AG17])&gt;1;(ABS([.$A17]/[.AG17])-1)*100;(1-(ABS([.$A17]/[.AG17])))*100)" office:value-type="float" office:value="1.33333333333333">
            <text:p>1,3333333333</text:p>
          </table:table-cell>
          <table:table-cell office:value-type="float" office:value="145">
            <text:p>145</text:p>
          </table:table-cell>
          <table:table-cell table:formula="of:=IF(ABS([.$A17]/[.AI17])&gt;1;(ABS([.$A17]/[.AI17])-1)*100;(1-(ABS([.$A17]/[.AI17])))*100)" office:value-type="float" office:value="2.06896551724138">
            <text:p>2,0689655172</text:p>
          </table:table-cell>
          <table:table-cell office:value-type="float" office:value="149">
            <text:p>149</text:p>
          </table:table-cell>
          <table:table-cell table:formula="of:=IF(ABS([.$A17]/[.AK17])&gt;1;(ABS([.$A17]/[.AK17])-1)*100;(1-(ABS([.$A17]/[.AK17])))*100)" office:value-type="float" office:value="0.671140939597315">
            <text:p>0,6711409396</text:p>
          </table:table-cell>
          <table:table-cell office:value-type="float" office:value="145">
            <text:p>145</text:p>
          </table:table-cell>
          <table:table-cell table:formula="of:=IF(ABS([.$A17]/[.AM17])&gt;1;(ABS([.$A17]/[.AM17])-1)*100;(1-(ABS([.$A17]/[.AM17])))*100)" office:value-type="float" office:value="2.06896551724138">
            <text:p>2,0689655172</text:p>
          </table:table-cell>
          <table:table-cell office:value-type="float" office:value="148">
            <text:p>148</text:p>
          </table:table-cell>
          <table:table-cell table:formula="of:=IF(ABS([.$A17]/[.AO17])&gt;1;(ABS([.$A17]/[.AO17])-1)*100;(1-(ABS([.$A17]/[.AO17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17]/[.AQ17])&gt;1;(ABS([.$A17]/[.AQ17])-1)*100;(1-(ABS([.$A17]/[.AQ17])))*100)" office:value-type="float" office:value="1.98675496688742">
            <text:p>1,9867549669</text:p>
          </table:table-cell>
          <table:table-cell office:value-type="float" office:value="142">
            <text:p>142</text:p>
          </table:table-cell>
          <table:table-cell table:formula="of:=IF(ABS([.$A17]/[.AS17])&gt;1;(ABS([.$A17]/[.AS17])-1)*100;(1-(ABS([.$A17]/[.AS17])))*100)" office:value-type="float" office:value="4.22535211267605">
            <text:p>4,2253521127</text:p>
          </table:table-cell>
          <table:table-cell office:value-type="float" office:value="150">
            <text:p>150</text:p>
          </table:table-cell>
          <table:table-cell table:formula="of:=IF(ABS([.$A17]/[.AU17])&gt;1;(ABS([.$A17]/[.AU17])-1)*100;(1-(ABS([.$A17]/[.AU17])))*100)" office:value-type="float" office:value="1.33333333333333">
            <text:p>1,3333333333</text:p>
          </table:table-cell>
          <table:table-cell office:value-type="float" office:value="142">
            <text:p>142</text:p>
          </table:table-cell>
          <table:table-cell table:formula="of:=IF(ABS([.$A17]/[.AW17])&gt;1;(ABS([.$A17]/[.AW17])-1)*100;(1-(ABS([.$A17]/[.AW17])))*100)" office:value-type="float" office:value="4.22535211267605">
            <text:p>4,2253521127</text:p>
          </table:table-cell>
          <table:table-cell office:value-type="float" office:value="149">
            <text:p>149</text:p>
          </table:table-cell>
          <table:table-cell table:formula="of:=IF(ABS([.$A17]/[.AY17])&gt;1;(ABS([.$A17]/[.AY17])-1)*100;(1-(ABS([.$A17]/[.AY17])))*100)" office:value-type="float" office:value="0.671140939597315">
            <text:p>0,6711409396</text:p>
          </table:table-cell>
          <table:table-cell office:value-type="float" office:value="140">
            <text:p>140</text:p>
          </table:table-cell>
          <table:table-cell table:formula="of:=IF(ABS([.$A17]/[.BA17])&gt;1;(ABS([.$A17]/[.BA17])-1)*100;(1-(ABS([.$A17]/[.BA17])))*100)" office:value-type="float" office:value="5.71428571428572">
            <text:p>5,7142857143</text:p>
          </table:table-cell>
          <table:table-cell office:value-type="float" office:value="148">
            <text:p>148</text:p>
          </table:table-cell>
          <table:table-cell table:formula="of:=IF(ABS([.$A17]/[.BC17])&gt;1;(ABS([.$A17]/[.BC17])-1)*100;(1-(ABS([.$A17]/[.BC17])))*100)" office:value-type="float" office:value="0">
            <text:p>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/>
          <table:table-cell office:value-type="float" office:value="132">
            <text:p>132</text:p>
          </table:table-cell>
          <table:table-cell table:formula="of:=IF(ABS([.$A18]/[.C18])&gt;1;(ABS([.$A18]/[.C18])-1)*100;(1-(ABS([.$A18]/[.C18])))*100)" office:value-type="float" office:value="1.51515151515151">
            <text:p>1,5151515152</text:p>
          </table:table-cell>
          <table:table-cell office:value-type="float" office:value="133">
            <text:p>133</text:p>
          </table:table-cell>
          <table:table-cell table:formula="of:=IF(ABS([.$A18]/[.E18])&gt;1;(ABS([.$A18]/[.E18])-1)*100;(1-(ABS([.$A18]/[.E18])))*100)" office:value-type="float" office:value="0.751879699248126">
            <text:p>0,7518796992</text:p>
          </table:table-cell>
          <table:table-cell office:value-type="float" office:value="139">
            <text:p>139</text:p>
          </table:table-cell>
          <table:table-cell table:formula="of:=IF(ABS([.$A18]/[.G18])&gt;1;(ABS([.$A18]/[.G18])-1)*100;(1-(ABS([.$A18]/[.G18])))*100)" office:value-type="float" office:value="3.59712230215827">
            <text:p>3,5971223022</text:p>
          </table:table-cell>
          <table:table-cell office:value-type="float" office:value="132">
            <text:p>132</text:p>
          </table:table-cell>
          <table:table-cell table:formula="of:=IF(ABS([.$A18]/[.I18])&gt;1;(ABS([.$A18]/[.I18])-1)*100;(1-(ABS([.$A18]/[.I18])))*100)" office:value-type="float" office:value="1.51515151515151">
            <text:p>1,5151515152</text:p>
          </table:table-cell>
          <table:table-cell office:value-type="float" office:value="134">
            <text:p>134</text:p>
          </table:table-cell>
          <table:table-cell table:formula="of:=IF(ABS([.$A18]/[.K18])&gt;1;(ABS([.$A18]/[.K18])-1)*100;(1-(ABS([.$A18]/[.K18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18]/[.M18])&gt;1;(ABS([.$A18]/[.M18])-1)*100;(1-(ABS([.$A18]/[.M18])))*100)" office:value-type="float" office:value="0.751879699248126">
            <text:p>0,7518796992</text:p>
          </table:table-cell>
          <table:table-cell office:value-type="float" office:value="131">
            <text:p>131</text:p>
          </table:table-cell>
          <table:table-cell table:formula="of:=IF(ABS([.$A18]/[.O18])&gt;1;(ABS([.$A18]/[.O18])-1)*100;(1-(ABS([.$A18]/[.O18])))*100)" office:value-type="float" office:value="2.29007633587786">
            <text:p>2,2900763359</text:p>
          </table:table-cell>
          <table:table-cell office:value-type="float" office:value="133">
            <text:p>133</text:p>
          </table:table-cell>
          <table:table-cell table:formula="of:=IF(ABS([.$A18]/[.Q18])&gt;1;(ABS([.$A18]/[.Q18])-1)*100;(1-(ABS([.$A18]/[.Q18])))*100)" office:value-type="float" office:value="0.751879699248126">
            <text:p>0,7518796992</text:p>
          </table:table-cell>
          <table:table-cell office:value-type="float" office:value="132">
            <text:p>132</text:p>
          </table:table-cell>
          <table:table-cell table:formula="of:=IF(ABS([.$A18]/[.S18])&gt;1;(ABS([.$A18]/[.S18])-1)*100;(1-(ABS([.$A18]/[.S18])))*100)" office:value-type="float" office:value="1.51515151515151">
            <text:p>1,5151515152</text:p>
          </table:table-cell>
          <table:table-cell office:value-type="float" office:value="133">
            <text:p>133</text:p>
          </table:table-cell>
          <table:table-cell table:formula="of:=IF(ABS([.$A18]/[.U18])&gt;1;(ABS([.$A18]/[.U18])-1)*100;(1-(ABS([.$A18]/[.U18])))*100)" office:value-type="float" office:value="0.751879699248126">
            <text:p>0,7518796992</text:p>
          </table:table-cell>
          <table:table-cell office:value-type="float" office:value="134">
            <text:p>134</text:p>
          </table:table-cell>
          <table:table-cell table:formula="of:=IF(ABS([.$A18]/[.W18])&gt;1;(ABS([.$A18]/[.W18])-1)*100;(1-(ABS([.$A18]/[.W18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18]/[.Y18])&gt;1;(ABS([.$A18]/[.Y18])-1)*100;(1-(ABS([.$A18]/[.Y18])))*100)" office:value-type="float" office:value="0.751879699248126">
            <text:p>0,7518796992</text:p>
          </table:table-cell>
          <table:table-cell office:value-type="float" office:value="134">
            <text:p>134</text:p>
          </table:table-cell>
          <table:table-cell table:formula="of:=IF(ABS([.$A18]/[.AA18])&gt;1;(ABS([.$A18]/[.AA18])-1)*100;(1-(ABS([.$A18]/[.AA18])))*100)"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ABS([.$A18]/[.AC18])&gt;1;(ABS([.$A18]/[.AC18])-1)*100;(1-(ABS([.$A18]/[.AC18])))*100)" office:value-type="float" office:value="5.51181102362204">
            <text:p>5,5118110236</text:p>
          </table:table-cell>
          <table:table-cell office:value-type="float" office:value="132">
            <text:p>132</text:p>
          </table:table-cell>
          <table:table-cell table:formula="of:=IF(ABS([.$A18]/[.AE18])&gt;1;(ABS([.$A18]/[.AE18])-1)*100;(1-(ABS([.$A18]/[.AE18])))*100)" office:value-type="float" office:value="1.51515151515151">
            <text:p>1,5151515152</text:p>
          </table:table-cell>
          <table:table-cell office:value-type="float" office:value="132">
            <text:p>132</text:p>
          </table:table-cell>
          <table:table-cell table:formula="of:=IF(ABS([.$A18]/[.AG18])&gt;1;(ABS([.$A18]/[.AG18])-1)*100;(1-(ABS([.$A18]/[.AG18])))*100)" office:value-type="float" office:value="1.51515151515151">
            <text:p>1,5151515152</text:p>
          </table:table-cell>
          <table:table-cell office:value-type="float" office:value="133">
            <text:p>133</text:p>
          </table:table-cell>
          <table:table-cell table:formula="of:=IF(ABS([.$A18]/[.AI18])&gt;1;(ABS([.$A18]/[.AI18])-1)*100;(1-(ABS([.$A18]/[.AI18])))*100)" office:value-type="float" office:value="0.751879699248126">
            <text:p>0,7518796992</text:p>
          </table:table-cell>
          <table:table-cell office:value-type="float" office:value="133">
            <text:p>133</text:p>
          </table:table-cell>
          <table:table-cell table:formula="of:=IF(ABS([.$A18]/[.AK18])&gt;1;(ABS([.$A18]/[.AK18])-1)*100;(1-(ABS([.$A18]/[.AK18])))*100)" office:value-type="float" office:value="0.751879699248126">
            <text:p>0,7518796992</text:p>
          </table:table-cell>
          <table:table-cell office:value-type="float" office:value="134">
            <text:p>134</text:p>
          </table:table-cell>
          <table:table-cell table:formula="of:=IF(ABS([.$A18]/[.AM18])&gt;1;(ABS([.$A18]/[.AM18])-1)*100;(1-(ABS([.$A18]/[.AM18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18]/[.AO18])&gt;1;(ABS([.$A18]/[.AO18])-1)*100;(1-(ABS([.$A18]/[.AO18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18]/[.AQ18])&gt;1;(ABS([.$A18]/[.AQ18])-1)*100;(1-(ABS([.$A18]/[.AQ18])))*100)" office:value-type="float" office:value="1.51515151515151">
            <text:p>1,5151515152</text:p>
          </table:table-cell>
          <table:table-cell office:value-type="float" office:value="146">
            <text:p>146</text:p>
          </table:table-cell>
          <table:table-cell table:formula="of:=IF(ABS([.$A18]/[.AS18])&gt;1;(ABS([.$A18]/[.AS18])-1)*100;(1-(ABS([.$A18]/[.AS18])))*100)" office:value-type="float" office:value="8.21917808219178">
            <text:p>8,2191780822</text:p>
          </table:table-cell>
          <table:table-cell office:value-type="float" office:value="132">
            <text:p>132</text:p>
          </table:table-cell>
          <table:table-cell table:formula="of:=IF(ABS([.$A18]/[.AU18])&gt;1;(ABS([.$A18]/[.AU18])-1)*100;(1-(ABS([.$A18]/[.AU18])))*100)" office:value-type="float" office:value="1.51515151515151">
            <text:p>1,5151515152</text:p>
          </table:table-cell>
          <table:table-cell office:value-type="float" office:value="140">
            <text:p>140</text:p>
          </table:table-cell>
          <table:table-cell table:formula="of:=IF(ABS([.$A18]/[.AW18])&gt;1;(ABS([.$A18]/[.AW18])-1)*100;(1-(ABS([.$A18]/[.AW18])))*100)" office:value-type="float" office:value="4.28571428571428">
            <text:p>4,2857142857</text:p>
          </table:table-cell>
          <table:table-cell office:value-type="float" office:value="133">
            <text:p>133</text:p>
          </table:table-cell>
          <table:table-cell table:formula="of:=IF(ABS([.$A18]/[.AY18])&gt;1;(ABS([.$A18]/[.AY18])-1)*100;(1-(ABS([.$A18]/[.AY18])))*100)" office:value-type="float" office:value="0.751879699248126">
            <text:p>0,7518796992</text:p>
          </table:table-cell>
          <table:table-cell office:value-type="float" office:value="132">
            <text:p>132</text:p>
          </table:table-cell>
          <table:table-cell table:formula="of:=IF(ABS([.$A18]/[.BA18])&gt;1;(ABS([.$A18]/[.BA18])-1)*100;(1-(ABS([.$A18]/[.BA18])))*100)" office:value-type="float" office:value="1.51515151515151">
            <text:p>1,5151515152</text:p>
          </table:table-cell>
          <table:table-cell office:value-type="float" office:value="133">
            <text:p>133</text:p>
          </table:table-cell>
          <table:table-cell table:formula="of:=IF(ABS([.$A18]/[.BC18])&gt;1;(ABS([.$A18]/[.BC18])-1)*100;(1-(ABS([.$A18]/[.BC18])))*100)" office:value-type="float" office:value="0.751879699248126">
            <text:p>0,751879699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52">
            <text:p>152</text:p>
          </table:table-cell>
          <table:table-cell table:formula="of:=IF(ABS([.$A19]/[.C19])&gt;1;(ABS([.$A19]/[.C19])-1)*100;(1-(ABS([.$A19]/[.C19])))*100)" office:value-type="float" office:value="2.63157894736842">
            <text:p>2,6315789474</text:p>
          </table:table-cell>
          <table:table-cell office:value-type="float" office:value="155">
            <text:p>155</text:p>
          </table:table-cell>
          <table:table-cell table:formula="of:=IF(ABS([.$A19]/[.E19])&gt;1;(ABS([.$A19]/[.E19])-1)*100;(1-(ABS([.$A19]/[.E19])))*100)" office:value-type="float" office:value="4.51612903225807">
            <text:p>4,5161290323</text:p>
          </table:table-cell>
          <table:table-cell office:value-type="float" office:value="140">
            <text:p>140</text:p>
          </table:table-cell>
          <table:table-cell table:formula="of:=IF(ABS([.$A19]/[.G19])&gt;1;(ABS([.$A19]/[.G19])-1)*100;(1-(ABS([.$A19]/[.G19])))*100)" office:value-type="float" office:value="5.71428571428572">
            <text:p>5,7142857143</text:p>
          </table:table-cell>
          <table:table-cell office:value-type="float" office:value="144">
            <text:p>144</text:p>
          </table:table-cell>
          <table:table-cell table:formula="of:=IF(ABS([.$A19]/[.I19])&gt;1;(ABS([.$A19]/[.I19])-1)*100;(1-(ABS([.$A19]/[.I19])))*100)" office:value-type="float" office:value="2.77777777777777">
            <text:p>2,7777777778</text:p>
          </table:table-cell>
          <table:table-cell office:value-type="float" office:value="148">
            <text:p>148</text:p>
          </table:table-cell>
          <table:table-cell table:formula="of:=IF(ABS([.$A19]/[.K19])&gt;1;(ABS([.$A19]/[.K19])-1)*100;(1-(ABS([.$A19]/[.K19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19]/[.M19])&gt;1;(ABS([.$A19]/[.M19])-1)*100;(1-(ABS([.$A19]/[.M19])))*100)" office:value-type="float" office:value="1.33333333333333">
            <text:p>1,3333333333</text:p>
          </table:table-cell>
          <table:table-cell office:value-type="float" office:value="145">
            <text:p>145</text:p>
          </table:table-cell>
          <table:table-cell table:formula="of:=IF(ABS([.$A19]/[.O19])&gt;1;(ABS([.$A19]/[.O19])-1)*100;(1-(ABS([.$A19]/[.O19])))*100)" office:value-type="float" office:value="2.06896551724138">
            <text:p>2,0689655172</text:p>
          </table:table-cell>
          <table:table-cell office:value-type="float" office:value="148">
            <text:p>148</text:p>
          </table:table-cell>
          <table:table-cell table:formula="of:=IF(ABS([.$A19]/[.Q19])&gt;1;(ABS([.$A19]/[.Q19])-1)*100;(1-(ABS([.$A19]/[.Q19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19]/[.S19])&gt;1;(ABS([.$A19]/[.S19])-1)*100;(1-(ABS([.$A19]/[.S19])))*100)" office:value-type="float" office:value="0.671140939597315">
            <text:p>0,6711409396</text:p>
          </table:table-cell>
          <table:table-cell office:value-type="float" office:value="139">
            <text:p>139</text:p>
          </table:table-cell>
          <table:table-cell table:formula="of:=IF(ABS([.$A19]/[.U19])&gt;1;(ABS([.$A19]/[.U19])-1)*100;(1-(ABS([.$A19]/[.U19])))*100)" office:value-type="float" office:value="6.4748201438849">
            <text:p>6,4748201439</text:p>
          </table:table-cell>
          <table:table-cell office:value-type="float" office:value="150">
            <text:p>150</text:p>
          </table:table-cell>
          <table:table-cell table:formula="of:=IF(ABS([.$A19]/[.W19])&gt;1;(ABS([.$A19]/[.W19])-1)*100;(1-(ABS([.$A19]/[.W19])))*100)" office:value-type="float" office:value="1.33333333333333">
            <text:p>1,3333333333</text:p>
          </table:table-cell>
          <table:table-cell office:value-type="float" office:value="148">
            <text:p>148</text:p>
          </table:table-cell>
          <table:table-cell table:formula="of:=IF(ABS([.$A19]/[.Y19])&gt;1;(ABS([.$A19]/[.Y19])-1)*100;(1-(ABS([.$A19]/[.Y19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19]/[.AA19])&gt;1;(ABS([.$A19]/[.AA19])-1)*100;(1-(ABS([.$A19]/[.AA19])))*100)" office:value-type="float" office:value="10.4477611940299">
            <text:p>10,447761194</text:p>
          </table:table-cell>
          <table:table-cell office:value-type="float" office:value="156">
            <text:p>156</text:p>
          </table:table-cell>
          <table:table-cell table:formula="of:=IF(ABS([.$A19]/[.AC19])&gt;1;(ABS([.$A19]/[.AC19])-1)*100;(1-(ABS([.$A19]/[.AC19])))*100)" office:value-type="float" office:value="5.12820512820513">
            <text:p>5,1282051282</text:p>
          </table:table-cell>
          <table:table-cell office:value-type="float" office:value="150">
            <text:p>150</text:p>
          </table:table-cell>
          <table:table-cell table:formula="of:=IF(ABS([.$A19]/[.AE19])&gt;1;(ABS([.$A19]/[.AE19])-1)*100;(1-(ABS([.$A19]/[.AE19])))*100)" office:value-type="float" office:value="1.33333333333333">
            <text:p>1,3333333333</text:p>
          </table:table-cell>
          <table:table-cell office:value-type="float" office:value="142">
            <text:p>142</text:p>
          </table:table-cell>
          <table:table-cell table:formula="of:=IF(ABS([.$A19]/[.AG19])&gt;1;(ABS([.$A19]/[.AG19])-1)*100;(1-(ABS([.$A19]/[.AG19])))*100)" office:value-type="float" office:value="4.22535211267605">
            <text:p>4,2253521127</text:p>
          </table:table-cell>
          <table:table-cell office:value-type="float" office:value="156">
            <text:p>156</text:p>
          </table:table-cell>
          <table:table-cell table:formula="of:=IF(ABS([.$A19]/[.AI19])&gt;1;(ABS([.$A19]/[.AI19])-1)*100;(1-(ABS([.$A19]/[.AI19])))*100)" office:value-type="float" office:value="5.12820512820513">
            <text:p>5,1282051282</text:p>
          </table:table-cell>
          <table:table-cell office:value-type="float" office:value="145">
            <text:p>145</text:p>
          </table:table-cell>
          <table:table-cell table:formula="of:=IF(ABS([.$A19]/[.AK19])&gt;1;(ABS([.$A19]/[.AK19])-1)*100;(1-(ABS([.$A19]/[.AK19])))*100)" office:value-type="float" office:value="2.06896551724138">
            <text:p>2,0689655172</text:p>
          </table:table-cell>
          <table:table-cell office:value-type="float" office:value="134">
            <text:p>134</text:p>
          </table:table-cell>
          <table:table-cell table:formula="of:=IF(ABS([.$A19]/[.AM19])&gt;1;(ABS([.$A19]/[.AM19])-1)*100;(1-(ABS([.$A19]/[.AM19])))*100)" office:value-type="float" office:value="10.4477611940299">
            <text:p>10,447761194</text:p>
          </table:table-cell>
          <table:table-cell office:value-type="float" office:value="148">
            <text:p>148</text:p>
          </table:table-cell>
          <table:table-cell table:formula="of:=IF(ABS([.$A19]/[.AO19])&gt;1;(ABS([.$A19]/[.AO19])-1)*100;(1-(ABS([.$A19]/[.AO19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19]/[.AQ19])&gt;1;(ABS([.$A19]/[.AQ19])-1)*100;(1-(ABS([.$A19]/[.AQ19])))*100)" office:value-type="float" office:value="1.33333333333333">
            <text:p>1,3333333333</text:p>
          </table:table-cell>
          <table:table-cell office:value-type="float" office:value="140">
            <text:p>140</text:p>
          </table:table-cell>
          <table:table-cell table:formula="of:=IF(ABS([.$A19]/[.AS19])&gt;1;(ABS([.$A19]/[.AS19])-1)*100;(1-(ABS([.$A19]/[.AS19])))*100)" office:value-type="float" office:value="5.71428571428572">
            <text:p>5,7142857143</text:p>
          </table:table-cell>
          <table:table-cell office:value-type="float" office:value="130">
            <text:p>130</text:p>
          </table:table-cell>
          <table:table-cell table:formula="of:=IF(ABS([.$A19]/[.AU19])&gt;1;(ABS([.$A19]/[.AU19])-1)*100;(1-(ABS([.$A19]/[.AU19])))*100)" office:value-type="float" office:value="13.8461538461538">
            <text:p>13,8461538462</text:p>
          </table:table-cell>
          <table:table-cell office:value-type="float" office:value="155">
            <text:p>155</text:p>
          </table:table-cell>
          <table:table-cell table:formula="of:=IF(ABS([.$A19]/[.AW19])&gt;1;(ABS([.$A19]/[.AW19])-1)*100;(1-(ABS([.$A19]/[.AW19])))*100)" office:value-type="float" office:value="4.51612903225807">
            <text:p>4,5161290323</text:p>
          </table:table-cell>
          <table:table-cell office:value-type="float" office:value="141">
            <text:p>141</text:p>
          </table:table-cell>
          <table:table-cell table:formula="of:=IF(ABS([.$A19]/[.AY19])&gt;1;(ABS([.$A19]/[.AY19])-1)*100;(1-(ABS([.$A19]/[.AY19])))*100)" office:value-type="float" office:value="4.96453900709219">
            <text:p>4,9645390071</text:p>
          </table:table-cell>
          <table:table-cell office:value-type="float" office:value="142">
            <text:p>142</text:p>
          </table:table-cell>
          <table:table-cell table:formula="of:=IF(ABS([.$A19]/[.BA19])&gt;1;(ABS([.$A19]/[.BA19])-1)*100;(1-(ABS([.$A19]/[.BA19])))*100)" office:value-type="float" office:value="4.22535211267605">
            <text:p>4,2253521127</text:p>
          </table:table-cell>
          <table:table-cell office:value-type="float" office:value="141">
            <text:p>141</text:p>
          </table:table-cell>
          <table:table-cell table:formula="of:=IF(ABS([.$A19]/[.BC19])&gt;1;(ABS([.$A19]/[.BC19])-1)*100;(1-(ABS([.$A19]/[.BC19])))*100)" office:value-type="float" office:value="4.96453900709219">
            <text:p>4,964539007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float" office:value="408">
            <text:p>408</text:p>
          </table:table-cell>
          <table:table-cell table:formula="of:=IF(ABS([.$A20]/[.C20])&gt;1;(ABS([.$A20]/[.C20])-1)*100;(1-(ABS([.$A20]/[.C20])))*100)" office:value-type="float" office:value="0.735294117647056">
            <text:p>0,7352941176</text:p>
          </table:table-cell>
          <table:table-cell office:value-type="float" office:value="405">
            <text:p>405</text:p>
          </table:table-cell>
          <table:table-cell table:formula="of:=IF(ABS([.$A20]/[.E20])&gt;1;(ABS([.$A20]/[.E20])-1)*100;(1-(ABS([.$A20]/[.E20])))*100)" office:value-type="float" office:value="1.48148148148148">
            <text:p>1,4814814815</text:p>
          </table:table-cell>
          <table:table-cell office:value-type="float" office:value="413">
            <text:p>413</text:p>
          </table:table-cell>
          <table:table-cell table:formula="of:=IF(ABS([.$A20]/[.G20])&gt;1;(ABS([.$A20]/[.G20])-1)*100;(1-(ABS([.$A20]/[.G20])))*100)" office:value-type="float" office:value="0.484261501210659">
            <text:p>0,4842615012</text:p>
          </table:table-cell>
          <table:table-cell office:value-type="float" office:value="416">
            <text:p>416</text:p>
          </table:table-cell>
          <table:table-cell table:formula="of:=IF(ABS([.$A20]/[.I20])&gt;1;(ABS([.$A20]/[.I20])-1)*100;(1-(ABS([.$A20]/[.I20])))*100)" office:value-type="float" office:value="1.20192307692307">
            <text:p>1,2019230769</text:p>
          </table:table-cell>
          <table:table-cell office:value-type="float" office:value="415">
            <text:p>415</text:p>
          </table:table-cell>
          <table:table-cell table:formula="of:=IF(ABS([.$A20]/[.K20])&gt;1;(ABS([.$A20]/[.K20])-1)*100;(1-(ABS([.$A20]/[.K20])))*100)" office:value-type="float" office:value="0.963855421686743">
            <text:p>0,9638554217</text:p>
          </table:table-cell>
          <table:table-cell office:value-type="float" office:value="409">
            <text:p>409</text:p>
          </table:table-cell>
          <table:table-cell table:formula="of:=IF(ABS([.$A20]/[.M20])&gt;1;(ABS([.$A20]/[.M20])-1)*100;(1-(ABS([.$A20]/[.M20])))*100)" office:value-type="float" office:value="0.488997555012216">
            <text:p>0,488997555</text:p>
          </table:table-cell>
          <table:table-cell office:value-type="float" office:value="414">
            <text:p>414</text:p>
          </table:table-cell>
          <table:table-cell table:formula="of:=IF(ABS([.$A20]/[.O20])&gt;1;(ABS([.$A20]/[.O20])-1)*100;(1-(ABS([.$A20]/[.O20])))*100)" office:value-type="float" office:value="0.724637681159424">
            <text:p>0,7246376812</text:p>
          </table:table-cell>
          <table:table-cell office:value-type="float" office:value="415">
            <text:p>415</text:p>
          </table:table-cell>
          <table:table-cell table:formula="of:=IF(ABS([.$A20]/[.Q20])&gt;1;(ABS([.$A20]/[.Q20])-1)*100;(1-(ABS([.$A20]/[.Q20])))*100)" office:value-type="float" office:value="0.963855421686743">
            <text:p>0,9638554217</text:p>
          </table:table-cell>
          <table:table-cell office:value-type="float" office:value="421">
            <text:p>421</text:p>
          </table:table-cell>
          <table:table-cell table:formula="of:=IF(ABS([.$A20]/[.S20])&gt;1;(ABS([.$A20]/[.S20])-1)*100;(1-(ABS([.$A20]/[.S20])))*100)" office:value-type="float" office:value="2.37529691211401">
            <text:p>2,3752969121</text:p>
          </table:table-cell>
          <table:table-cell office:value-type="float" office:value="414">
            <text:p>414</text:p>
          </table:table-cell>
          <table:table-cell table:formula="of:=IF(ABS([.$A20]/[.U20])&gt;1;(ABS([.$A20]/[.U20])-1)*100;(1-(ABS([.$A20]/[.U20])))*100)" office:value-type="float" office:value="0.724637681159424">
            <text:p>0,7246376812</text:p>
          </table:table-cell>
          <table:table-cell office:value-type="float" office:value="413">
            <text:p>413</text:p>
          </table:table-cell>
          <table:table-cell table:formula="of:=IF(ABS([.$A20]/[.W20])&gt;1;(ABS([.$A20]/[.W20])-1)*100;(1-(ABS([.$A20]/[.W20])))*100)" office:value-type="float" office:value="0.484261501210659">
            <text:p>0,4842615012</text:p>
          </table:table-cell>
          <table:table-cell office:value-type="float" office:value="415">
            <text:p>415</text:p>
          </table:table-cell>
          <table:table-cell table:formula="of:=IF(ABS([.$A20]/[.Y20])&gt;1;(ABS([.$A20]/[.Y20])-1)*100;(1-(ABS([.$A20]/[.Y20])))*100)" office:value-type="float" office:value="0.963855421686743">
            <text:p>0,9638554217</text:p>
          </table:table-cell>
          <table:table-cell office:value-type="float" office:value="429">
            <text:p>429</text:p>
          </table:table-cell>
          <table:table-cell table:formula="of:=IF(ABS([.$A20]/[.AA20])&gt;1;(ABS([.$A20]/[.AA20])-1)*100;(1-(ABS([.$A20]/[.AA20])))*100)" office:value-type="float" office:value="4.1958041958042">
            <text:p>4,1958041958</text:p>
          </table:table-cell>
          <table:table-cell office:value-type="float" office:value="403">
            <text:p>403</text:p>
          </table:table-cell>
          <table:table-cell table:formula="of:=IF(ABS([.$A20]/[.AC20])&gt;1;(ABS([.$A20]/[.AC20])-1)*100;(1-(ABS([.$A20]/[.AC20])))*100)" office:value-type="float" office:value="1.98511166253101">
            <text:p>1,9851116625</text:p>
          </table:table-cell>
          <table:table-cell office:value-type="float" office:value="410">
            <text:p>410</text:p>
          </table:table-cell>
          <table:table-cell table:formula="of:=IF(ABS([.$A20]/[.AE20])&gt;1;(ABS([.$A20]/[.AE20])-1)*100;(1-(ABS([.$A20]/[.AE20])))*100)" office:value-type="float" office:value="0.24390243902439">
            <text:p>0,243902439</text:p>
          </table:table-cell>
          <table:table-cell office:value-type="float" office:value="418">
            <text:p>418</text:p>
          </table:table-cell>
          <table:table-cell table:formula="of:=IF(ABS([.$A20]/[.AG20])&gt;1;(ABS([.$A20]/[.AG20])-1)*100;(1-(ABS([.$A20]/[.AG20])))*100)" office:value-type="float" office:value="1.67464114832536">
            <text:p>1,6746411483</text:p>
          </table:table-cell>
          <table:table-cell office:value-type="float" office:value="407">
            <text:p>407</text:p>
          </table:table-cell>
          <table:table-cell table:formula="of:=IF(ABS([.$A20]/[.AI20])&gt;1;(ABS([.$A20]/[.AI20])-1)*100;(1-(ABS([.$A20]/[.AI20])))*100)" office:value-type="float" office:value="0.982800982800991">
            <text:p>0,9828009828</text:p>
          </table:table-cell>
          <table:table-cell office:value-type="float" office:value="415">
            <text:p>415</text:p>
          </table:table-cell>
          <table:table-cell table:formula="of:=IF(ABS([.$A20]/[.AK20])&gt;1;(ABS([.$A20]/[.AK20])-1)*100;(1-(ABS([.$A20]/[.AK20])))*100)" office:value-type="float" office:value="0.963855421686743">
            <text:p>0,9638554217</text:p>
          </table:table-cell>
          <table:table-cell office:value-type="float" office:value="429">
            <text:p>429</text:p>
          </table:table-cell>
          <table:table-cell table:formula="of:=IF(ABS([.$A20]/[.AM20])&gt;1;(ABS([.$A20]/[.AM20])-1)*100;(1-(ABS([.$A20]/[.AM20])))*100)" office:value-type="float" office:value="4.1958041958042">
            <text:p>4,1958041958</text:p>
          </table:table-cell>
          <table:table-cell office:value-type="float" office:value="411">
            <text:p>411</text:p>
          </table:table-cell>
          <table:table-cell table:formula="of:=IF(ABS([.$A20]/[.AO20])&gt;1;(ABS([.$A20]/[.AO20])-1)*100;(1-(ABS([.$A20]/[.AO20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20]/[.AQ20])&gt;1;(ABS([.$A20]/[.AQ20])-1)*100;(1-(ABS([.$A20]/[.AQ20])))*100)" office:value-type="float" office:value="0.488997555012216">
            <text:p>0,488997555</text:p>
          </table:table-cell>
          <table:table-cell office:value-type="float" office:value="413">
            <text:p>413</text:p>
          </table:table-cell>
          <table:table-cell table:formula="of:=IF(ABS([.$A20]/[.AS20])&gt;1;(ABS([.$A20]/[.AS20])-1)*100;(1-(ABS([.$A20]/[.AS20])))*100)" office:value-type="float" office:value="0.484261501210659">
            <text:p>0,4842615012</text:p>
          </table:table-cell>
          <table:table-cell office:value-type="float" office:value="430">
            <text:p>430</text:p>
          </table:table-cell>
          <table:table-cell table:formula="of:=IF(ABS([.$A20]/[.AU20])&gt;1;(ABS([.$A20]/[.AU20])-1)*100;(1-(ABS([.$A20]/[.AU20])))*100)" office:value-type="float" office:value="4.41860465116279">
            <text:p>4,4186046512</text:p>
          </table:table-cell>
          <table:table-cell office:value-type="float" office:value="404">
            <text:p>404</text:p>
          </table:table-cell>
          <table:table-cell table:formula="of:=IF(ABS([.$A20]/[.AW20])&gt;1;(ABS([.$A20]/[.AW20])-1)*100;(1-(ABS([.$A20]/[.AW20])))*100)" office:value-type="float" office:value="1.73267326732673">
            <text:p>1,7326732673</text:p>
          </table:table-cell>
          <table:table-cell office:value-type="float" office:value="419">
            <text:p>419</text:p>
          </table:table-cell>
          <table:table-cell table:formula="of:=IF(ABS([.$A20]/[.AY20])&gt;1;(ABS([.$A20]/[.AY20])-1)*100;(1-(ABS([.$A20]/[.AY20])))*100)" office:value-type="float" office:value="1.90930787589498">
            <text:p>1,9093078759</text:p>
          </table:table-cell>
          <table:table-cell office:value-type="float" office:value="428">
            <text:p>428</text:p>
          </table:table-cell>
          <table:table-cell table:formula="of:=IF(ABS([.$A20]/[.BA20])&gt;1;(ABS([.$A20]/[.BA20])-1)*100;(1-(ABS([.$A20]/[.BA20])))*100)" office:value-type="float" office:value="3.97196261682243">
            <text:p>3,9719626168</text:p>
          </table:table-cell>
          <table:table-cell office:value-type="float" office:value="419">
            <text:p>419</text:p>
          </table:table-cell>
          <table:table-cell table:formula="of:=IF(ABS([.$A20]/[.BC20])&gt;1;(ABS([.$A20]/[.BC20])-1)*100;(1-(ABS([.$A20]/[.BC20])))*100)" office:value-type="float" office:value="1.90930787589498">
            <text:p>1,909307875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0">
            <text:p>150</text:p>
          </table:table-cell>
          <table:table-cell table:formula="of:=IF(ABS([.$A21]/[.C21])&gt;1;(ABS([.$A21]/[.C21])-1)*100;(1-(ABS([.$A21]/[.C21])))*100)" office:value-type="float" office:value="0.666666666666671">
            <text:p>0,6666666667</text:p>
          </table:table-cell>
          <table:table-cell office:value-type="float" office:value="142">
            <text:p>142</text:p>
          </table:table-cell>
          <table:table-cell table:formula="of:=IF(ABS([.$A21]/[.E21])&gt;1;(ABS([.$A21]/[.E21])-1)*100;(1-(ABS([.$A21]/[.E21])))*100)" office:value-type="float" office:value="4.92957746478873">
            <text:p>4,9295774648</text:p>
          </table:table-cell>
          <table:table-cell office:value-type="float" office:value="149">
            <text:p>149</text:p>
          </table:table-cell>
          <table:table-cell table:formula="of:=IF(ABS([.$A21]/[.G21])&gt;1;(ABS([.$A21]/[.G21])-1)*100;(1-(ABS([.$A21]/[.G21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21]/[.I21])&gt;1;(ABS([.$A21]/[.I21])-1)*100;(1-(ABS([.$A21]/[.I21])))*100)" office:value-type="float" office:value="0.666666666666671">
            <text:p>0,6666666667</text:p>
          </table:table-cell>
          <table:table-cell office:value-type="float" office:value="145">
            <text:p>145</text:p>
          </table:table-cell>
          <table:table-cell table:formula="of:=IF(ABS([.$A21]/[.K21])&gt;1;(ABS([.$A21]/[.K21])-1)*100;(1-(ABS([.$A21]/[.K21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21]/[.M21])&gt;1;(ABS([.$A21]/[.M21])-1)*100;(1-(ABS([.$A21]/[.M21])))*100)" office:value-type="float" office:value="0.666666666666671">
            <text:p>0,6666666667</text:p>
          </table:table-cell>
          <table:table-cell office:value-type="float" office:value="152">
            <text:p>152</text:p>
          </table:table-cell>
          <table:table-cell table:formula="of:=IF(ABS([.$A21]/[.O21])&gt;1;(ABS([.$A21]/[.O21])-1)*100;(1-(ABS([.$A21]/[.O21])))*100)" office:value-type="float" office:value="1.97368421052632">
            <text:p>1,9736842105</text:p>
          </table:table-cell>
          <table:table-cell office:value-type="float" office:value="146">
            <text:p>146</text:p>
          </table:table-cell>
          <table:table-cell table:formula="of:=IF(ABS([.$A21]/[.Q21])&gt;1;(ABS([.$A21]/[.Q21])-1)*100;(1-(ABS([.$A21]/[.Q21])))*100)" office:value-type="float" office:value="2.05479452054795">
            <text:p>2,0547945205</text:p>
          </table:table-cell>
          <table:table-cell office:value-type="float" office:value="140">
            <text:p>140</text:p>
          </table:table-cell>
          <table:table-cell table:formula="of:=IF(ABS([.$A21]/[.S21])&gt;1;(ABS([.$A21]/[.S21])-1)*100;(1-(ABS([.$A21]/[.S21])))*100)" office:value-type="float" office:value="6.42857142857143">
            <text:p>6,4285714286</text:p>
          </table:table-cell>
          <table:table-cell office:value-type="float" office:value="156">
            <text:p>156</text:p>
          </table:table-cell>
          <table:table-cell table:formula="of:=IF(ABS([.$A21]/[.U21])&gt;1;(ABS([.$A21]/[.U21])-1)*100;(1-(ABS([.$A21]/[.U21])))*100)" office:value-type="float" office:value="4.48717948717948">
            <text:p>4,4871794872</text:p>
          </table:table-cell>
          <table:table-cell office:value-type="float" office:value="145">
            <text:p>145</text:p>
          </table:table-cell>
          <table:table-cell table:formula="of:=IF(ABS([.$A21]/[.W21])&gt;1;(ABS([.$A21]/[.W21])-1)*100;(1-(ABS([.$A21]/[.W21])))*100)" office:value-type="float" office:value="2.75862068965518">
            <text:p>2,7586206897</text:p>
          </table:table-cell>
          <table:table-cell office:value-type="float" office:value="146">
            <text:p>146</text:p>
          </table:table-cell>
          <table:table-cell table:formula="of:=IF(ABS([.$A21]/[.Y21])&gt;1;(ABS([.$A21]/[.Y21])-1)*100;(1-(ABS([.$A21]/[.Y21])))*100)" office:value-type="float" office:value="2.05479452054795">
            <text:p>2,0547945205</text:p>
          </table:table-cell>
          <table:table-cell office:value-type="float" office:value="145">
            <text:p>145</text:p>
          </table:table-cell>
          <table:table-cell table:formula="of:=IF(ABS([.$A21]/[.AA21])&gt;1;(ABS([.$A21]/[.AA21])-1)*100;(1-(ABS([.$A21]/[.AA21])))*100)" office:value-type="float" office:value="2.75862068965518">
            <text:p>2,7586206897</text:p>
          </table:table-cell>
          <table:table-cell office:value-type="float" office:value="156">
            <text:p>156</text:p>
          </table:table-cell>
          <table:table-cell table:formula="of:=IF(ABS([.$A21]/[.AC21])&gt;1;(ABS([.$A21]/[.AC21])-1)*100;(1-(ABS([.$A21]/[.AC21])))*100)" office:value-type="float" office:value="4.48717948717948">
            <text:p>4,4871794872</text:p>
          </table:table-cell>
          <table:table-cell office:value-type="float" office:value="150">
            <text:p>150</text:p>
          </table:table-cell>
          <table:table-cell table:formula="of:=IF(ABS([.$A21]/[.AE21])&gt;1;(ABS([.$A21]/[.AE21])-1)*100;(1-(ABS([.$A21]/[.AE21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21]/[.AG21])&gt;1;(ABS([.$A21]/[.AG21])-1)*100;(1-(ABS([.$A21]/[.AG21])))*100)" office:value-type="float" office:value="0.666666666666671">
            <text:p>0,6666666667</text:p>
          </table:table-cell>
          <table:table-cell office:value-type="float" office:value="146">
            <text:p>146</text:p>
          </table:table-cell>
          <table:table-cell table:formula="of:=IF(ABS([.$A21]/[.AI21])&gt;1;(ABS([.$A21]/[.AI21])-1)*100;(1-(ABS([.$A21]/[.AI21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21]/[.AK21])&gt;1;(ABS([.$A21]/[.AK21])-1)*100;(1-(ABS([.$A21]/[.AK21])))*100)" office:value-type="float" office:value="0.666666666666671">
            <text:p>0,6666666667</text:p>
          </table:table-cell>
          <table:table-cell office:value-type="float" office:value="145">
            <text:p>145</text:p>
          </table:table-cell>
          <table:table-cell table:formula="of:=IF(ABS([.$A21]/[.AM21])&gt;1;(ABS([.$A21]/[.AM21])-1)*100;(1-(ABS([.$A21]/[.AM21])))*100)" office:value-type="float" office:value="2.75862068965518">
            <text:p>2,7586206897</text:p>
          </table:table-cell>
          <table:table-cell office:value-type="float" office:value="149">
            <text:p>149</text:p>
          </table:table-cell>
          <table:table-cell table:formula="of:=IF(ABS([.$A21]/[.AO21])&gt;1;(ABS([.$A21]/[.AO21])-1)*100;(1-(ABS([.$A21]/[.AO21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21]/[.AQ21])&gt;1;(ABS([.$A21]/[.AQ21])-1)*100;(1-(ABS([.$A21]/[.AQ21])))*100)" office:value-type="float" office:value="1.32450331125827">
            <text:p>1,3245033113</text:p>
          </table:table-cell>
          <table:table-cell office:value-type="float" office:value="155">
            <text:p>155</text:p>
          </table:table-cell>
          <table:table-cell table:formula="of:=IF(ABS([.$A21]/[.AS21])&gt;1;(ABS([.$A21]/[.AS21])-1)*100;(1-(ABS([.$A21]/[.AS21])))*100)" office:value-type="float" office:value="3.87096774193548">
            <text:p>3,8709677419</text:p>
          </table:table-cell>
          <table:table-cell office:value-type="float" office:value="155">
            <text:p>155</text:p>
          </table:table-cell>
          <table:table-cell table:formula="of:=IF(ABS([.$A21]/[.AU21])&gt;1;(ABS([.$A21]/[.AU21])-1)*100;(1-(ABS([.$A21]/[.AU21])))*100)" office:value-type="float" office:value="3.87096774193548">
            <text:p>3,8709677419</text:p>
          </table:table-cell>
          <table:table-cell office:value-type="float" office:value="142">
            <text:p>142</text:p>
          </table:table-cell>
          <table:table-cell table:formula="of:=IF(ABS([.$A21]/[.AW21])&gt;1;(ABS([.$A21]/[.AW21])-1)*100;(1-(ABS([.$A21]/[.AW21])))*100)" office:value-type="float" office:value="4.92957746478873">
            <text:p>4,9295774648</text:p>
          </table:table-cell>
          <table:table-cell office:value-type="float" office:value="149">
            <text:p>149</text:p>
          </table:table-cell>
          <table:table-cell table:formula="of:=IF(ABS([.$A21]/[.AY21])&gt;1;(ABS([.$A21]/[.AY21])-1)*100;(1-(ABS([.$A21]/[.AY21])))*100)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IF(ABS([.$A21]/[.BA21])&gt;1;(ABS([.$A21]/[.BA21])-1)*100;(1-(ABS([.$A21]/[.BA21])))*100)" office:value-type="float" office:value="6.42857142857143">
            <text:p>6,4285714286</text:p>
          </table:table-cell>
          <table:table-cell office:value-type="float" office:value="149">
            <text:p>149</text:p>
          </table:table-cell>
          <table:table-cell table:formula="of:=IF(ABS([.$A21]/[.BC21])&gt;1;(ABS([.$A21]/[.BC21])-1)*100;(1-(ABS([.$A21]/[.BC21])))*100)" office:value-type="float" office:value="0">
            <text:p>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/>
          <table:table-cell office:value-type="float" office:value="410">
            <text:p>410</text:p>
          </table:table-cell>
          <table:table-cell table:formula="of:=IF(ABS([.$A22]/[.C22])&gt;1;(ABS([.$A22]/[.C22])-1)*100;(1-(ABS([.$A22]/[.C22])))*100)" office:value-type="float" office:value="2.68292682926829">
            <text:p>2,6829268293</text:p>
          </table:table-cell>
          <table:table-cell office:value-type="float" office:value="428">
            <text:p>428</text:p>
          </table:table-cell>
          <table:table-cell table:formula="of:=IF(ABS([.$A22]/[.E22])&gt;1;(ABS([.$A22]/[.E22])-1)*100;(1-(ABS([.$A22]/[.E22])))*100)" office:value-type="float" office:value="1.63551401869159">
            <text:p>1,6355140187</text:p>
          </table:table-cell>
          <table:table-cell office:value-type="float" office:value="411">
            <text:p>411</text:p>
          </table:table-cell>
          <table:table-cell table:formula="of:=IF(ABS([.$A22]/[.G22])&gt;1;(ABS([.$A22]/[.G22])-1)*100;(1-(ABS([.$A22]/[.G22])))*100)" office:value-type="float" office:value="2.4330900243309">
            <text:p>2,4330900243</text:p>
          </table:table-cell>
          <table:table-cell office:value-type="float" office:value="409">
            <text:p>409</text:p>
          </table:table-cell>
          <table:table-cell table:formula="of:=IF(ABS([.$A22]/[.I22])&gt;1;(ABS([.$A22]/[.I22])-1)*100;(1-(ABS([.$A22]/[.I22])))*100)" office:value-type="float" office:value="2.93398533007334">
            <text:p>2,9339853301</text:p>
          </table:table-cell>
          <table:table-cell office:value-type="float" office:value="415">
            <text:p>415</text:p>
          </table:table-cell>
          <table:table-cell table:formula="of:=IF(ABS([.$A22]/[.K22])&gt;1;(ABS([.$A22]/[.K22])-1)*100;(1-(ABS([.$A22]/[.K22])))*100)" office:value-type="float" office:value="1.44578313253012">
            <text:p>1,4457831325</text:p>
          </table:table-cell>
          <table:table-cell office:value-type="float" office:value="414">
            <text:p>414</text:p>
          </table:table-cell>
          <table:table-cell table:formula="of:=IF(ABS([.$A22]/[.M22])&gt;1;(ABS([.$A22]/[.M22])-1)*100;(1-(ABS([.$A22]/[.M22])))*100)" office:value-type="float" office:value="1.69082125603866">
            <text:p>1,690821256</text:p>
          </table:table-cell>
          <table:table-cell office:value-type="float" office:value="408">
            <text:p>408</text:p>
          </table:table-cell>
          <table:table-cell table:formula="of:=IF(ABS([.$A22]/[.O22])&gt;1;(ABS([.$A22]/[.O22])-1)*100;(1-(ABS([.$A22]/[.O22])))*100)" office:value-type="float" office:value="3.18627450980393">
            <text:p>3,1862745098</text:p>
          </table:table-cell>
          <table:table-cell office:value-type="float" office:value="414">
            <text:p>414</text:p>
          </table:table-cell>
          <table:table-cell table:formula="of:=IF(ABS([.$A22]/[.Q22])&gt;1;(ABS([.$A22]/[.Q22])-1)*100;(1-(ABS([.$A22]/[.Q22])))*100)" office:value-type="float" office:value="1.69082125603866">
            <text:p>1,690821256</text:p>
          </table:table-cell>
          <table:table-cell office:value-type="float" office:value="413">
            <text:p>413</text:p>
          </table:table-cell>
          <table:table-cell table:formula="of:=IF(ABS([.$A22]/[.S22])&gt;1;(ABS([.$A22]/[.S22])-1)*100;(1-(ABS([.$A22]/[.S22])))*100)" office:value-type="float" office:value="1.93704600484261">
            <text:p>1,9370460048</text:p>
          </table:table-cell>
          <table:table-cell office:value-type="float" office:value="404">
            <text:p>404</text:p>
          </table:table-cell>
          <table:table-cell table:formula="of:=IF(ABS([.$A22]/[.U22])&gt;1;(ABS([.$A22]/[.U22])-1)*100;(1-(ABS([.$A22]/[.U22])))*100)" office:value-type="float" office:value="4.20792079207921">
            <text:p>4,2079207921</text:p>
          </table:table-cell>
          <table:table-cell office:value-type="float" office:value="415">
            <text:p>415</text:p>
          </table:table-cell>
          <table:table-cell table:formula="of:=IF(ABS([.$A22]/[.W22])&gt;1;(ABS([.$A22]/[.W22])-1)*100;(1-(ABS([.$A22]/[.W22])))*100)" office:value-type="float" office:value="1.44578313253012">
            <text:p>1,4457831325</text:p>
          </table:table-cell>
          <table:table-cell office:value-type="float" office:value="414">
            <text:p>414</text:p>
          </table:table-cell>
          <table:table-cell table:formula="of:=IF(ABS([.$A22]/[.Y22])&gt;1;(ABS([.$A22]/[.Y22])-1)*100;(1-(ABS([.$A22]/[.Y22])))*100)" office:value-type="float" office:value="1.69082125603866">
            <text:p>1,690821256</text:p>
          </table:table-cell>
          <table:table-cell office:value-type="float" office:value="415">
            <text:p>415</text:p>
          </table:table-cell>
          <table:table-cell table:formula="of:=IF(ABS([.$A22]/[.AA22])&gt;1;(ABS([.$A22]/[.AA22])-1)*100;(1-(ABS([.$A22]/[.AA22])))*100)" office:value-type="float" office:value="1.44578313253012">
            <text:p>1,4457831325</text:p>
          </table:table-cell>
          <table:table-cell office:value-type="float" office:value="407">
            <text:p>407</text:p>
          </table:table-cell>
          <table:table-cell table:formula="of:=IF(ABS([.$A22]/[.AC22])&gt;1;(ABS([.$A22]/[.AC22])-1)*100;(1-(ABS([.$A22]/[.AC22])))*100)" office:value-type="float" office:value="3.43980343980343">
            <text:p>3,4398034398</text:p>
          </table:table-cell>
          <table:table-cell office:value-type="float" office:value="414">
            <text:p>414</text:p>
          </table:table-cell>
          <table:table-cell table:formula="of:=IF(ABS([.$A22]/[.AE22])&gt;1;(ABS([.$A22]/[.AE22])-1)*100;(1-(ABS([.$A22]/[.AE22])))*100)" office:value-type="float" office:value="1.69082125603866">
            <text:p>1,690821256</text:p>
          </table:table-cell>
          <table:table-cell office:value-type="float" office:value="420">
            <text:p>420</text:p>
          </table:table-cell>
          <table:table-cell table:formula="of:=IF(ABS([.$A22]/[.AG22])&gt;1;(ABS([.$A22]/[.AG22])-1)*100;(1-(ABS([.$A22]/[.AG22])))*100)" office:value-type="float" office:value="0.238095238095237">
            <text:p>0,2380952381</text:p>
          </table:table-cell>
          <table:table-cell office:value-type="float" office:value="414">
            <text:p>414</text:p>
          </table:table-cell>
          <table:table-cell table:formula="of:=IF(ABS([.$A22]/[.AI22])&gt;1;(ABS([.$A22]/[.AI22])-1)*100;(1-(ABS([.$A22]/[.AI22])))*100)" office:value-type="float" office:value="1.69082125603866">
            <text:p>1,690821256</text:p>
          </table:table-cell>
          <table:table-cell office:value-type="float" office:value="410">
            <text:p>410</text:p>
          </table:table-cell>
          <table:table-cell table:formula="of:=IF(ABS([.$A22]/[.AK22])&gt;1;(ABS([.$A22]/[.AK22])-1)*100;(1-(ABS([.$A22]/[.AK22])))*100)" office:value-type="float" office:value="2.68292682926829">
            <text:p>2,6829268293</text:p>
          </table:table-cell>
          <table:table-cell office:value-type="float" office:value="415">
            <text:p>415</text:p>
          </table:table-cell>
          <table:table-cell table:formula="of:=IF(ABS([.$A22]/[.AM22])&gt;1;(ABS([.$A22]/[.AM22])-1)*100;(1-(ABS([.$A22]/[.AM22])))*100)" office:value-type="float" office:value="1.44578313253012">
            <text:p>1,4457831325</text:p>
          </table:table-cell>
          <table:table-cell office:value-type="float" office:value="414">
            <text:p>414</text:p>
          </table:table-cell>
          <table:table-cell table:formula="of:=IF(ABS([.$A22]/[.AO22])&gt;1;(ABS([.$A22]/[.AO22])-1)*100;(1-(ABS([.$A22]/[.AO22])))*100)" office:value-type="float" office:value="1.69082125603866">
            <text:p>1,690821256</text:p>
          </table:table-cell>
          <table:table-cell office:value-type="float" office:value="413">
            <text:p>413</text:p>
          </table:table-cell>
          <table:table-cell table:formula="of:=IF(ABS([.$A22]/[.AQ22])&gt;1;(ABS([.$A22]/[.AQ22])-1)*100;(1-(ABS([.$A22]/[.AQ22])))*100)" office:value-type="float" office:value="1.93704600484261">
            <text:p>1,9370460048</text:p>
          </table:table-cell>
          <table:table-cell office:value-type="float" office:value="406">
            <text:p>406</text:p>
          </table:table-cell>
          <table:table-cell table:formula="of:=IF(ABS([.$A22]/[.AS22])&gt;1;(ABS([.$A22]/[.AS22])-1)*100;(1-(ABS([.$A22]/[.AS22])))*100)" office:value-type="float" office:value="3.69458128078817">
            <text:p>3,6945812808</text:p>
          </table:table-cell>
          <table:table-cell office:value-type="float" office:value="405">
            <text:p>405</text:p>
          </table:table-cell>
          <table:table-cell table:formula="of:=IF(ABS([.$A22]/[.AU22])&gt;1;(ABS([.$A22]/[.AU22])-1)*100;(1-(ABS([.$A22]/[.AU22])))*100)" office:value-type="float" office:value="3.95061728395061">
            <text:p>3,950617284</text:p>
          </table:table-cell>
          <table:table-cell office:value-type="float" office:value="421">
            <text:p>421</text:p>
          </table:table-cell>
          <table:table-cell table:formula="of:=IF(ABS([.$A22]/[.AW22])&gt;1;(ABS([.$A22]/[.AW22])-1)*100;(1-(ABS([.$A22]/[.AW22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22]/[.AY22])&gt;1;(ABS([.$A22]/[.AY22])-1)*100;(1-(ABS([.$A22]/[.AY22])))*100)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IF(ABS([.$A22]/[.BA22])&gt;1;(ABS([.$A22]/[.BA22])-1)*100;(1-(ABS([.$A22]/[.BA22])))*100)" office:value-type="float" office:value="1.93704600484261">
            <text:p>1,9370460048</text:p>
          </table:table-cell>
          <table:table-cell office:value-type="float" office:value="421">
            <text:p>421</text:p>
          </table:table-cell>
          <table:table-cell table:formula="of:=IF(ABS([.$A22]/[.BC22])&gt;1;(ABS([.$A22]/[.BC22])-1)*100;(1-(ABS([.$A22]/[.BC22])))*100)"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44">
            <text:p>144</text:p>
          </table:table-cell>
          <table:table-cell table:formula="of:=IF(ABS([.$A23]/[.C23])&gt;1;(ABS([.$A23]/[.C23])-1)*100;(1-(ABS([.$A23]/[.C23])))*100)" office:value-type="float" office:value="2.77777777777778">
            <text:p>2,7777777778</text:p>
          </table:table-cell>
          <table:table-cell office:value-type="float" office:value="139">
            <text:p>139</text:p>
          </table:table-cell>
          <table:table-cell table:formula="of:=IF(ABS([.$A23]/[.E23])&gt;1;(ABS([.$A23]/[.E23])-1)*100;(1-(ABS([.$A23]/[.E23])))*100)" office:value-type="float" office:value="0.71942446043165">
            <text:p>0,7194244604</text:p>
          </table:table-cell>
          <table:table-cell office:value-type="float" office:value="150">
            <text:p>150</text:p>
          </table:table-cell>
          <table:table-cell table:formula="of:=IF(ABS([.$A23]/[.G23])&gt;1;(ABS([.$A23]/[.G23])-1)*100;(1-(ABS([.$A23]/[.G23])))*100)" office:value-type="float" office:value="6.66666666666667">
            <text:p>6,6666666667</text:p>
          </table:table-cell>
          <table:table-cell office:value-type="float" office:value="150">
            <text:p>150</text:p>
          </table:table-cell>
          <table:table-cell table:formula="of:=IF(ABS([.$A23]/[.I23])&gt;1;(ABS([.$A23]/[.I23])-1)*100;(1-(ABS([.$A23]/[.I23])))*100)" office:value-type="float" office:value="6.66666666666667">
            <text:p>6,6666666667</text:p>
          </table:table-cell>
          <table:table-cell office:value-type="float" office:value="151">
            <text:p>151</text:p>
          </table:table-cell>
          <table:table-cell table:formula="of:=IF(ABS([.$A23]/[.K23])&gt;1;(ABS([.$A23]/[.K23])-1)*100;(1-(ABS([.$A23]/[.K23])))*100)" office:value-type="float" office:value="7.28476821192053">
            <text:p>7,2847682119</text:p>
          </table:table-cell>
          <table:table-cell office:value-type="float" office:value="144">
            <text:p>144</text:p>
          </table:table-cell>
          <table:table-cell table:formula="of:=IF(ABS([.$A23]/[.M23])&gt;1;(ABS([.$A23]/[.M23])-1)*100;(1-(ABS([.$A23]/[.M23])))*100)" office:value-type="float" office:value="2.77777777777778">
            <text:p>2,7777777778</text:p>
          </table:table-cell>
          <table:table-cell office:value-type="float" office:value="150">
            <text:p>150</text:p>
          </table:table-cell>
          <table:table-cell table:formula="of:=IF(ABS([.$A23]/[.O23])&gt;1;(ABS([.$A23]/[.O23])-1)*100;(1-(ABS([.$A23]/[.O23])))*100)" office:value-type="float" office:value="6.66666666666667">
            <text:p>6,6666666667</text:p>
          </table:table-cell>
          <table:table-cell office:value-type="float" office:value="157">
            <text:p>157</text:p>
          </table:table-cell>
          <table:table-cell table:formula="of:=IF(ABS([.$A23]/[.Q23])&gt;1;(ABS([.$A23]/[.Q23])-1)*100;(1-(ABS([.$A23]/[.Q23])))*100)" office:value-type="float" office:value="10.828025477707">
            <text:p>10,8280254777</text:p>
          </table:table-cell>
          <table:table-cell office:value-type="float" office:value="149">
            <text:p>149</text:p>
          </table:table-cell>
          <table:table-cell table:formula="of:=IF(ABS([.$A23]/[.S23])&gt;1;(ABS([.$A23]/[.S23])-1)*100;(1-(ABS([.$A23]/[.S23])))*100)" office:value-type="float" office:value="6.04026845637584">
            <text:p>6,0402684564</text:p>
          </table:table-cell>
          <table:table-cell office:value-type="float" office:value="142">
            <text:p>142</text:p>
          </table:table-cell>
          <table:table-cell table:formula="of:=IF(ABS([.$A23]/[.U23])&gt;1;(ABS([.$A23]/[.U23])-1)*100;(1-(ABS([.$A23]/[.U23])))*100)" office:value-type="float" office:value="1.40845070422535">
            <text:p>1,4084507042</text:p>
          </table:table-cell>
          <table:table-cell office:value-type="float" office:value="151">
            <text:p>151</text:p>
          </table:table-cell>
          <table:table-cell table:formula="of:=IF(ABS([.$A23]/[.W23])&gt;1;(ABS([.$A23]/[.W23])-1)*100;(1-(ABS([.$A23]/[.W23])))*100)" office:value-type="float" office:value="7.28476821192053">
            <text:p>7,2847682119</text:p>
          </table:table-cell>
          <table:table-cell office:value-type="float" office:value="149">
            <text:p>149</text:p>
          </table:table-cell>
          <table:table-cell table:formula="of:=IF(ABS([.$A23]/[.Y23])&gt;1;(ABS([.$A23]/[.Y23])-1)*100;(1-(ABS([.$A23]/[.Y23])))*100)" office:value-type="float" office:value="6.04026845637584">
            <text:p>6,0402684564</text:p>
          </table:table-cell>
          <table:table-cell office:value-type="float" office:value="150">
            <text:p>150</text:p>
          </table:table-cell>
          <table:table-cell table:formula="of:=IF(ABS([.$A23]/[.AA23])&gt;1;(ABS([.$A23]/[.AA23])-1)*100;(1-(ABS([.$A23]/[.AA23])))*100)" office:value-type="float" office:value="6.66666666666667">
            <text:p>6,6666666667</text:p>
          </table:table-cell>
          <table:table-cell office:value-type="float" office:value="146">
            <text:p>146</text:p>
          </table:table-cell>
          <table:table-cell table:formula="of:=IF(ABS([.$A23]/[.AC23])&gt;1;(ABS([.$A23]/[.AC23])-1)*100;(1-(ABS([.$A23]/[.AC23])))*100)" office:value-type="float" office:value="4.1095890410959">
            <text:p>4,1095890411</text:p>
          </table:table-cell>
          <table:table-cell office:value-type="float" office:value="145">
            <text:p>145</text:p>
          </table:table-cell>
          <table:table-cell table:formula="of:=IF(ABS([.$A23]/[.AE23])&gt;1;(ABS([.$A23]/[.AE23])-1)*100;(1-(ABS([.$A23]/[.AE23])))*100)" office:value-type="float" office:value="3.44827586206896">
            <text:p>3,4482758621</text:p>
          </table:table-cell>
          <table:table-cell office:value-type="float" office:value="140">
            <text:p>140</text:p>
          </table:table-cell>
          <table:table-cell table:formula="of:=IF(ABS([.$A23]/[.AG23])&gt;1;(ABS([.$A23]/[.AG23])-1)*100;(1-(ABS([.$A23]/[.AG23])))*100)" office:value-type="float" office:value="0">
            <text:p>0</text:p>
          </table:table-cell>
          <table:table-cell office:value-type="float" office:value="157">
            <text:p>157</text:p>
          </table:table-cell>
          <table:table-cell table:formula="of:=IF(ABS([.$A23]/[.AI23])&gt;1;(ABS([.$A23]/[.AI23])-1)*100;(1-(ABS([.$A23]/[.AI23])))*100)" office:value-type="float" office:value="10.828025477707">
            <text:p>10,8280254777</text:p>
          </table:table-cell>
          <table:table-cell office:value-type="float" office:value="135">
            <text:p>135</text:p>
          </table:table-cell>
          <table:table-cell table:formula="of:=IF(ABS([.$A23]/[.AK23])&gt;1;(ABS([.$A23]/[.AK23])-1)*100;(1-(ABS([.$A23]/[.AK23])))*100)" office:value-type="float" office:value="3.7037037037037">
            <text:p>3,7037037037</text:p>
          </table:table-cell>
          <table:table-cell office:value-type="float" office:value="156">
            <text:p>156</text:p>
          </table:table-cell>
          <table:table-cell table:formula="of:=IF(ABS([.$A23]/[.AM23])&gt;1;(ABS([.$A23]/[.AM23])-1)*100;(1-(ABS([.$A23]/[.AM23])))*100)" office:value-type="float" office:value="10.2564102564103">
            <text:p>10,2564102564</text:p>
          </table:table-cell>
          <table:table-cell office:value-type="float" office:value="147">
            <text:p>147</text:p>
          </table:table-cell>
          <table:table-cell table:formula="of:=IF(ABS([.$A23]/[.AO23])&gt;1;(ABS([.$A23]/[.AO23])-1)*100;(1-(ABS([.$A23]/[.AO23])))*100)" office:value-type="float" office:value="4.76190476190477">
            <text:p>4,7619047619</text:p>
          </table:table-cell>
          <table:table-cell office:value-type="float" office:value="146">
            <text:p>146</text:p>
          </table:table-cell>
          <table:table-cell table:formula="of:=IF(ABS([.$A23]/[.AQ23])&gt;1;(ABS([.$A23]/[.AQ23])-1)*100;(1-(ABS([.$A23]/[.AQ23])))*100)" office:value-type="float" office:value="4.1095890410959">
            <text:p>4,1095890411</text:p>
          </table:table-cell>
          <table:table-cell office:value-type="float" office:value="149">
            <text:p>149</text:p>
          </table:table-cell>
          <table:table-cell table:formula="of:=IF(ABS([.$A23]/[.AS23])&gt;1;(ABS([.$A23]/[.AS23])-1)*100;(1-(ABS([.$A23]/[.AS23])))*100)" office:value-type="float" office:value="6.04026845637584">
            <text:p>6,0402684564</text:p>
          </table:table-cell>
          <table:table-cell office:value-type="float" office:value="144">
            <text:p>144</text:p>
          </table:table-cell>
          <table:table-cell table:formula="of:=IF(ABS([.$A23]/[.AU23])&gt;1;(ABS([.$A23]/[.AU23])-1)*100;(1-(ABS([.$A23]/[.AU23])))*100)" office:value-type="float" office:value="2.77777777777778">
            <text:p>2,7777777778</text:p>
          </table:table-cell>
          <table:table-cell office:value-type="float" office:value="131">
            <text:p>131</text:p>
          </table:table-cell>
          <table:table-cell table:formula="of:=IF(ABS([.$A23]/[.AW23])&gt;1;(ABS([.$A23]/[.AW23])-1)*100;(1-(ABS([.$A23]/[.AW23])))*100)" office:value-type="float" office:value="6.87022900763359">
            <text:p>6,8702290076</text:p>
          </table:table-cell>
          <table:table-cell office:value-type="float" office:value="140">
            <text:p>140</text:p>
          </table:table-cell>
          <table:table-cell table:formula="of:=IF(ABS([.$A23]/[.AY23])&gt;1;(ABS([.$A23]/[.AY23])-1)*100;(1-(ABS([.$A23]/[.AY23])))*100)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IF(ABS([.$A23]/[.BA23])&gt;1;(ABS([.$A23]/[.BA23])-1)*100;(1-(ABS([.$A23]/[.BA23])))*100)" office:value-type="float" office:value="10.2564102564103">
            <text:p>10,2564102564</text:p>
          </table:table-cell>
          <table:table-cell office:value-type="float" office:value="140">
            <text:p>140</text:p>
          </table:table-cell>
          <table:table-cell table:formula="of:=IF(ABS([.$A23]/[.BC23])&gt;1;(ABS([.$A23]/[.BC23])-1)*100;(1-(ABS([.$A23]/[.BC23])))*100)"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20">
            <text:p>420</text:p>
          </table:table-cell>
          <table:table-cell table:formula="of:=IF(ABS([.$A24]/[.C24])&gt;1;(ABS([.$A24]/[.C24])-1)*100;(1-(ABS([.$A24]/[.C24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24]/[.E24])&gt;1;(ABS([.$A24]/[.E24])-1)*100;(1-(ABS([.$A24]/[.E24])))*100)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IF(ABS([.$A24]/[.G24])&gt;1;(ABS([.$A24]/[.G24])-1)*100;(1-(ABS([.$A24]/[.G24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24]/[.I24])&gt;1;(ABS([.$A24]/[.I24])-1)*100;(1-(ABS([.$A24]/[.I24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24]/[.K24])&gt;1;(ABS([.$A24]/[.K24])-1)*100;(1-(ABS([.$A24]/[.K24])))*100)" office:value-type="float" office:value="1.22249388753055">
            <text:p>1,2224938875</text:p>
          </table:table-cell>
          <table:table-cell office:value-type="float" office:value="416">
            <text:p>416</text:p>
          </table:table-cell>
          <table:table-cell table:formula="of:=IF(ABS([.$A24]/[.M24])&gt;1;(ABS([.$A24]/[.M24])-1)*100;(1-(ABS([.$A24]/[.M24])))*100)" office:value-type="float" office:value="0.480769230769229">
            <text:p>0,4807692308</text:p>
          </table:table-cell>
          <table:table-cell office:value-type="float" office:value="414">
            <text:p>414</text:p>
          </table:table-cell>
          <table:table-cell table:formula="of:=IF(ABS([.$A24]/[.O24])&gt;1;(ABS([.$A24]/[.O24])-1)*100;(1-(ABS([.$A24]/[.O24])))*100)" office:value-type="float" office:value="0">
            <text:p>0</text:p>
          </table:table-cell>
          <table:table-cell office:value-type="float" office:value="403">
            <text:p>403</text:p>
          </table:table-cell>
          <table:table-cell table:formula="of:=IF(ABS([.$A24]/[.Q24])&gt;1;(ABS([.$A24]/[.Q24])-1)*100;(1-(ABS([.$A24]/[.Q24])))*100)" office:value-type="float" office:value="2.72952853598014">
            <text:p>2,729528536</text:p>
          </table:table-cell>
          <table:table-cell office:value-type="float" office:value="411">
            <text:p>411</text:p>
          </table:table-cell>
          <table:table-cell table:formula="of:=IF(ABS([.$A24]/[.S24])&gt;1;(ABS([.$A24]/[.S24])-1)*100;(1-(ABS([.$A24]/[.S24])))*100)" office:value-type="float" office:value="0.72992700729928">
            <text:p>0,7299270073</text:p>
          </table:table-cell>
          <table:table-cell office:value-type="float" office:value="429">
            <text:p>429</text:p>
          </table:table-cell>
          <table:table-cell table:formula="of:=IF(ABS([.$A24]/[.U24])&gt;1;(ABS([.$A24]/[.U24])-1)*100;(1-(ABS([.$A24]/[.U24])))*100)" office:value-type="float" office:value="3.4965034965035">
            <text:p>3,4965034965</text:p>
          </table:table-cell>
          <table:table-cell office:value-type="float" office:value="410">
            <text:p>410</text:p>
          </table:table-cell>
          <table:table-cell table:formula="of:=IF(ABS([.$A24]/[.W24])&gt;1;(ABS([.$A24]/[.W24])-1)*100;(1-(ABS([.$A24]/[.W24])))*100)" office:value-type="float" office:value="0.975609756097562">
            <text:p>0,9756097561</text:p>
          </table:table-cell>
          <table:table-cell office:value-type="float" office:value="411">
            <text:p>411</text:p>
          </table:table-cell>
          <table:table-cell table:formula="of:=IF(ABS([.$A24]/[.Y24])&gt;1;(ABS([.$A24]/[.Y24])-1)*100;(1-(ABS([.$A24]/[.Y24])))*100)" office:value-type="float" office:value="0.72992700729928">
            <text:p>0,7299270073</text:p>
          </table:table-cell>
          <table:table-cell office:value-type="float" office:value="410">
            <text:p>410</text:p>
          </table:table-cell>
          <table:table-cell table:formula="of:=IF(ABS([.$A24]/[.AA24])&gt;1;(ABS([.$A24]/[.AA24])-1)*100;(1-(ABS([.$A24]/[.AA24])))*100)" office:value-type="float" office:value="0.975609756097562">
            <text:p>0,9756097561</text:p>
          </table:table-cell>
          <table:table-cell office:value-type="float" office:value="415">
            <text:p>415</text:p>
          </table:table-cell>
          <table:table-cell table:formula="of:=IF(ABS([.$A24]/[.AC24])&gt;1;(ABS([.$A24]/[.AC24])-1)*100;(1-(ABS([.$A24]/[.AC24])))*100)" office:value-type="float" office:value="0.240963855421683">
            <text:p>0,2409638554</text:p>
          </table:table-cell>
          <table:table-cell office:value-type="float" office:value="414">
            <text:p>414</text:p>
          </table:table-cell>
          <table:table-cell table:formula="of:=IF(ABS([.$A24]/[.AE24])&gt;1;(ABS([.$A24]/[.AE24])-1)*100;(1-(ABS([.$A24]/[.AE24])))*100)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IF(ABS([.$A24]/[.AG24])&gt;1;(ABS([.$A24]/[.AG24])-1)*100;(1-(ABS([.$A24]/[.AG24])))*100)" office:value-type="float" office:value="0.242130750605329">
            <text:p>0,2421307506</text:p>
          </table:table-cell>
          <table:table-cell office:value-type="float" office:value="403">
            <text:p>403</text:p>
          </table:table-cell>
          <table:table-cell table:formula="of:=IF(ABS([.$A24]/[.AI24])&gt;1;(ABS([.$A24]/[.AI24])-1)*100;(1-(ABS([.$A24]/[.AI24])))*100)" office:value-type="float" office:value="2.72952853598014">
            <text:p>2,729528536</text:p>
          </table:table-cell>
          <table:table-cell office:value-type="float" office:value="429">
            <text:p>429</text:p>
          </table:table-cell>
          <table:table-cell table:formula="of:=IF(ABS([.$A24]/[.AK24])&gt;1;(ABS([.$A24]/[.AK24])-1)*100;(1-(ABS([.$A24]/[.AK24])))*100)" office:value-type="float" office:value="3.4965034965035">
            <text:p>3,4965034965</text:p>
          </table:table-cell>
          <table:table-cell office:value-type="float" office:value="404">
            <text:p>404</text:p>
          </table:table-cell>
          <table:table-cell table:formula="of:=IF(ABS([.$A24]/[.AM24])&gt;1;(ABS([.$A24]/[.AM24])-1)*100;(1-(ABS([.$A24]/[.AM24])))*100)" office:value-type="float" office:value="2.47524752475248">
            <text:p>2,4752475248</text:p>
          </table:table-cell>
          <table:table-cell office:value-type="float" office:value="413">
            <text:p>413</text:p>
          </table:table-cell>
          <table:table-cell table:formula="of:=IF(ABS([.$A24]/[.AO24])&gt;1;(ABS([.$A24]/[.AO24])-1)*100;(1-(ABS([.$A24]/[.AO24])))*100)" office:value-type="float" office:value="0.242130750605329">
            <text:p>0,2421307506</text:p>
          </table:table-cell>
          <table:table-cell office:value-type="float" office:value="414">
            <text:p>414</text:p>
          </table:table-cell>
          <table:table-cell table:formula="of:=IF(ABS([.$A24]/[.AQ24])&gt;1;(ABS([.$A24]/[.AQ24])-1)*100;(1-(ABS([.$A24]/[.AQ24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24]/[.AS24])&gt;1;(ABS([.$A24]/[.AS24])-1)*100;(1-(ABS([.$A24]/[.AS24])))*100)" office:value-type="float" office:value="1.66270783847982">
            <text:p>1,6627078385</text:p>
          </table:table-cell>
          <table:table-cell office:value-type="float" office:value="420">
            <text:p>420</text:p>
          </table:table-cell>
          <table:table-cell table:formula="of:=IF(ABS([.$A24]/[.AU24])&gt;1;(ABS([.$A24]/[.AU24])-1)*100;(1-(ABS([.$A24]/[.AU24])))*100)" office:value-type="float" office:value="1.42857142857142">
            <text:p>1,4285714286</text:p>
          </table:table-cell>
          <table:table-cell office:value-type="float" office:value="430">
            <text:p>430</text:p>
          </table:table-cell>
          <table:table-cell table:formula="of:=IF(ABS([.$A24]/[.AW24])&gt;1;(ABS([.$A24]/[.AW24])-1)*100;(1-(ABS([.$A24]/[.AW24])))*100)" office:value-type="float" office:value="3.72093023255814">
            <text:p>3,7209302326</text:p>
          </table:table-cell>
          <table:table-cell office:value-type="float" office:value="413">
            <text:p>413</text:p>
          </table:table-cell>
          <table:table-cell table:formula="of:=IF(ABS([.$A24]/[.AY24])&gt;1;(ABS([.$A24]/[.AY24])-1)*100;(1-(ABS([.$A24]/[.AY24])))*100)" office:value-type="float" office:value="0.242130750605329">
            <text:p>0,2421307506</text:p>
          </table:table-cell>
          <table:table-cell office:value-type="float" office:value="404">
            <text:p>404</text:p>
          </table:table-cell>
          <table:table-cell table:formula="of:=IF(ABS([.$A24]/[.BA24])&gt;1;(ABS([.$A24]/[.BA24])-1)*100;(1-(ABS([.$A24]/[.BA24])))*100)" office:value-type="float" office:value="2.47524752475248">
            <text:p>2,4752475248</text:p>
          </table:table-cell>
          <table:table-cell office:value-type="float" office:value="414">
            <text:p>414</text:p>
          </table:table-cell>
          <table:table-cell table:formula="of:=IF(ABS([.$A24]/[.BC24])&gt;1;(ABS([.$A24]/[.BC24])-1)*100;(1-(ABS([.$A24]/[.BC24])))*100)" office:value-type="float" office:value="0">
            <text:p>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52">
            <text:p>152</text:p>
          </table:table-cell>
          <table:table-cell table:formula="of:=IF(ABS([.$A25]/[.C25])&gt;1;(ABS([.$A25]/[.C25])-1)*100;(1-(ABS([.$A25]/[.C25])))*100)" office:value-type="float" office:value="2.63157894736842">
            <text:p>2,6315789474</text:p>
          </table:table-cell>
          <table:table-cell office:value-type="float" office:value="142">
            <text:p>142</text:p>
          </table:table-cell>
          <table:table-cell table:formula="of:=IF(ABS([.$A25]/[.E25])&gt;1;(ABS([.$A25]/[.E25])-1)*100;(1-(ABS([.$A25]/[.E25])))*100)" office:value-type="float" office:value="4.22535211267605">
            <text:p>4,2253521127</text:p>
          </table:table-cell>
          <table:table-cell office:value-type="float" office:value="140">
            <text:p>140</text:p>
          </table:table-cell>
          <table:table-cell table:formula="of:=IF(ABS([.$A25]/[.G25])&gt;1;(ABS([.$A25]/[.G25])-1)*100;(1-(ABS([.$A25]/[.G25])))*100)" office:value-type="float" office:value="5.71428571428572">
            <text:p>5,7142857143</text:p>
          </table:table-cell>
          <table:table-cell office:value-type="float" office:value="144">
            <text:p>144</text:p>
          </table:table-cell>
          <table:table-cell table:formula="of:=IF(ABS([.$A25]/[.I25])&gt;1;(ABS([.$A25]/[.I25])-1)*100;(1-(ABS([.$A25]/[.I25])))*100)" office:value-type="float" office:value="2.77777777777777">
            <text:p>2,7777777778</text:p>
          </table:table-cell>
          <table:table-cell office:value-type="float" office:value="149">
            <text:p>149</text:p>
          </table:table-cell>
          <table:table-cell table:formula="of:=IF(ABS([.$A25]/[.K25])&gt;1;(ABS([.$A25]/[.K25])-1)*100;(1-(ABS([.$A25]/[.K25])))*100)" office:value-type="float" office:value="0.671140939597315">
            <text:p>0,6711409396</text:p>
          </table:table-cell>
          <table:table-cell office:value-type="float" office:value="151">
            <text:p>151</text:p>
          </table:table-cell>
          <table:table-cell table:formula="of:=IF(ABS([.$A25]/[.M25])&gt;1;(ABS([.$A25]/[.M25])-1)*100;(1-(ABS([.$A25]/[.M25])))*100)" office:value-type="float" office:value="1.98675496688742">
            <text:p>1,9867549669</text:p>
          </table:table-cell>
          <table:table-cell office:value-type="float" office:value="145">
            <text:p>145</text:p>
          </table:table-cell>
          <table:table-cell table:formula="of:=IF(ABS([.$A25]/[.O25])&gt;1;(ABS([.$A25]/[.O25])-1)*100;(1-(ABS([.$A25]/[.O25])))*100)" office:value-type="float" office:value="2.06896551724138">
            <text:p>2,0689655172</text:p>
          </table:table-cell>
          <table:table-cell office:value-type="float" office:value="149">
            <text:p>149</text:p>
          </table:table-cell>
          <table:table-cell table:formula="of:=IF(ABS([.$A25]/[.Q25])&gt;1;(ABS([.$A25]/[.Q25])-1)*100;(1-(ABS([.$A25]/[.Q25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25]/[.S25])&gt;1;(ABS([.$A25]/[.S25])-1)*100;(1-(ABS([.$A25]/[.S25])))*100)" office:value-type="float" office:value="1.33333333333333">
            <text:p>1,3333333333</text:p>
          </table:table-cell>
          <table:table-cell office:value-type="float" office:value="139">
            <text:p>139</text:p>
          </table:table-cell>
          <table:table-cell table:formula="of:=IF(ABS([.$A25]/[.U25])&gt;1;(ABS([.$A25]/[.U25])-1)*100;(1-(ABS([.$A25]/[.U25])))*100)" office:value-type="float" office:value="6.4748201438849">
            <text:p>6,4748201439</text:p>
          </table:table-cell>
          <table:table-cell office:value-type="float" office:value="149">
            <text:p>149</text:p>
          </table:table-cell>
          <table:table-cell table:formula="of:=IF(ABS([.$A25]/[.W25])&gt;1;(ABS([.$A25]/[.W25])-1)*100;(1-(ABS([.$A25]/[.W25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25]/[.Y25])&gt;1;(ABS([.$A25]/[.Y25])-1)*100;(1-(ABS([.$A25]/[.Y25])))*100)" office:value-type="float" office:value="0.671140939597315">
            <text:p>0,6711409396</text:p>
          </table:table-cell>
          <table:table-cell office:value-type="float" office:value="134">
            <text:p>134</text:p>
          </table:table-cell>
          <table:table-cell table:formula="of:=IF(ABS([.$A25]/[.AA25])&gt;1;(ABS([.$A25]/[.AA25])-1)*100;(1-(ABS([.$A25]/[.AA25])))*100)" office:value-type="float" office:value="10.4477611940299">
            <text:p>10,447761194</text:p>
          </table:table-cell>
          <table:table-cell office:value-type="float" office:value="156">
            <text:p>156</text:p>
          </table:table-cell>
          <table:table-cell table:formula="of:=IF(ABS([.$A25]/[.AC25])&gt;1;(ABS([.$A25]/[.AC25])-1)*100;(1-(ABS([.$A25]/[.AC25])))*100)" office:value-type="float" office:value="5.12820512820513">
            <text:p>5,1282051282</text:p>
          </table:table-cell>
          <table:table-cell office:value-type="float" office:value="151">
            <text:p>151</text:p>
          </table:table-cell>
          <table:table-cell table:formula="of:=IF(ABS([.$A25]/[.AE25])&gt;1;(ABS([.$A25]/[.AE25])-1)*100;(1-(ABS([.$A25]/[.AE25])))*100)" office:value-type="float" office:value="1.98675496688742">
            <text:p>1,9867549669</text:p>
          </table:table-cell>
          <table:table-cell office:value-type="float" office:value="155">
            <text:p>155</text:p>
          </table:table-cell>
          <table:table-cell table:formula="of:=IF(ABS([.$A25]/[.AG25])&gt;1;(ABS([.$A25]/[.AG25])-1)*100;(1-(ABS([.$A25]/[.AG25])))*100)" office:value-type="float" office:value="4.51612903225807">
            <text:p>4,5161290323</text:p>
          </table:table-cell>
          <table:table-cell office:value-type="float" office:value="156">
            <text:p>156</text:p>
          </table:table-cell>
          <table:table-cell table:formula="of:=IF(ABS([.$A25]/[.AI25])&gt;1;(ABS([.$A25]/[.AI25])-1)*100;(1-(ABS([.$A25]/[.AI25])))*100)" office:value-type="float" office:value="5.12820512820513">
            <text:p>5,1282051282</text:p>
          </table:table-cell>
          <table:table-cell office:value-type="float" office:value="146">
            <text:p>146</text:p>
          </table:table-cell>
          <table:table-cell table:formula="of:=IF(ABS([.$A25]/[.AK25])&gt;1;(ABS([.$A25]/[.AK25])-1)*100;(1-(ABS([.$A25]/[.AK25])))*100)" office:value-type="float" office:value="1.36986301369864">
            <text:p>1,3698630137</text:p>
          </table:table-cell>
          <table:table-cell office:value-type="float" office:value="135">
            <text:p>135</text:p>
          </table:table-cell>
          <table:table-cell table:formula="of:=IF(ABS([.$A25]/[.AM25])&gt;1;(ABS([.$A25]/[.AM25])-1)*100;(1-(ABS([.$A25]/[.AM25])))*100)" office:value-type="float" office:value="9.62962962962963">
            <text:p>9,6296296296</text:p>
          </table:table-cell>
          <table:table-cell office:value-type="float" office:value="150">
            <text:p>150</text:p>
          </table:table-cell>
          <table:table-cell table:formula="of:=IF(ABS([.$A25]/[.AO25])&gt;1;(ABS([.$A25]/[.AO25])-1)*100;(1-(ABS([.$A25]/[.AO25])))*100)" office:value-type="float" office:value="1.33333333333333">
            <text:p>1,3333333333</text:p>
          </table:table-cell>
          <table:table-cell office:value-type="float" office:value="151">
            <text:p>151</text:p>
          </table:table-cell>
          <table:table-cell table:formula="of:=IF(ABS([.$A25]/[.AQ25])&gt;1;(ABS([.$A25]/[.AQ25])-1)*100;(1-(ABS([.$A25]/[.AQ25])))*100)" office:value-type="float" office:value="1.98675496688742">
            <text:p>1,9867549669</text:p>
          </table:table-cell>
          <table:table-cell office:value-type="float" office:value="139">
            <text:p>139</text:p>
          </table:table-cell>
          <table:table-cell table:formula="of:=IF(ABS([.$A25]/[.AS25])&gt;1;(ABS([.$A25]/[.AS25])-1)*100;(1-(ABS([.$A25]/[.AS25])))*100)" office:value-type="float" office:value="6.4748201438849">
            <text:p>6,4748201439</text:p>
          </table:table-cell>
          <table:table-cell office:value-type="float" office:value="130">
            <text:p>130</text:p>
          </table:table-cell>
          <table:table-cell table:formula="of:=IF(ABS([.$A25]/[.AU25])&gt;1;(ABS([.$A25]/[.AU25])-1)*100;(1-(ABS([.$A25]/[.AU25])))*100)" office:value-type="float" office:value="13.8461538461538">
            <text:p>13,8461538462</text:p>
          </table:table-cell>
          <table:table-cell office:value-type="float" office:value="156">
            <text:p>156</text:p>
          </table:table-cell>
          <table:table-cell table:formula="of:=IF(ABS([.$A25]/[.AW25])&gt;1;(ABS([.$A25]/[.AW25])-1)*100;(1-(ABS([.$A25]/[.AW25])))*100)" office:value-type="float" office:value="5.12820512820513">
            <text:p>5,1282051282</text:p>
          </table:table-cell>
          <table:table-cell office:value-type="float" office:value="155">
            <text:p>155</text:p>
          </table:table-cell>
          <table:table-cell table:formula="of:=IF(ABS([.$A25]/[.AY25])&gt;1;(ABS([.$A25]/[.AY25])-1)*100;(1-(ABS([.$A25]/[.AY25])))*100)" office:value-type="float" office:value="4.51612903225807">
            <text:p>4,5161290323</text:p>
          </table:table-cell>
          <table:table-cell office:value-type="float" office:value="142">
            <text:p>142</text:p>
          </table:table-cell>
          <table:table-cell table:formula="of:=IF(ABS([.$A25]/[.BA25])&gt;1;(ABS([.$A25]/[.BA25])-1)*100;(1-(ABS([.$A25]/[.BA25])))*100)" office:value-type="float" office:value="4.22535211267605">
            <text:p>4,2253521127</text:p>
          </table:table-cell>
          <table:table-cell office:value-type="float" office:value="141">
            <text:p>141</text:p>
          </table:table-cell>
          <table:table-cell table:formula="of:=IF(ABS([.$A25]/[.BC25])&gt;1;(ABS([.$A25]/[.BC25])-1)*100;(1-(ABS([.$A25]/[.BC25])))*100)" office:value-type="float" office:value="4.96453900709219">
            <text:p>4,9645390071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27">
            <text:p>127</text:p>
          </table:table-cell>
          <table:table-cell table:formula="of:=IF(ABS([.$A26]/[.C26])&gt;1;(ABS([.$A26]/[.C26])-1)*100;(1-(ABS([.$A26]/[.C26])))*100)" office:value-type="float" office:value="10.2362204724409">
            <text:p>10,2362204724</text:p>
          </table:table-cell>
          <table:table-cell office:value-type="float" office:value="147">
            <text:p>147</text:p>
          </table:table-cell>
          <table:table-cell table:formula="of:=IF(ABS([.$A26]/[.E26])&gt;1;(ABS([.$A26]/[.E26])-1)*100;(1-(ABS([.$A26]/[.E26])))*100)" office:value-type="float" office:value="4.76190476190477">
            <text:p>4,7619047619</text:p>
          </table:table-cell>
          <table:table-cell office:value-type="float" office:value="132">
            <text:p>132</text:p>
          </table:table-cell>
          <table:table-cell table:formula="of:=IF(ABS([.$A26]/[.G26])&gt;1;(ABS([.$A26]/[.G26])-1)*100;(1-(ABS([.$A26]/[.G26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26]/[.I26])&gt;1;(ABS([.$A26]/[.I26])-1)*100;(1-(ABS([.$A26]/[.I26])))*100)" office:value-type="float" office:value="4.4776119402985">
            <text:p>4,4776119403</text:p>
          </table:table-cell>
          <table:table-cell office:value-type="float" office:value="134">
            <text:p>134</text:p>
          </table:table-cell>
          <table:table-cell table:formula="of:=IF(ABS([.$A26]/[.K26])&gt;1;(ABS([.$A26]/[.K26])-1)*100;(1-(ABS([.$A26]/[.K26])))*100)" office:value-type="float" office:value="4.4776119402985">
            <text:p>4,4776119403</text:p>
          </table:table-cell>
          <table:table-cell office:value-type="float" office:value="131">
            <text:p>131</text:p>
          </table:table-cell>
          <table:table-cell table:formula="of:=IF(ABS([.$A26]/[.M26])&gt;1;(ABS([.$A26]/[.M26])-1)*100;(1-(ABS([.$A26]/[.M26])))*100)" office:value-type="float" office:value="6.87022900763359">
            <text:p>6,8702290076</text:p>
          </table:table-cell>
          <table:table-cell office:value-type="float" office:value="133">
            <text:p>133</text:p>
          </table:table-cell>
          <table:table-cell table:formula="of:=IF(ABS([.$A26]/[.O26])&gt;1;(ABS([.$A26]/[.O26])-1)*100;(1-(ABS([.$A26]/[.O2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26]/[.Q26])&gt;1;(ABS([.$A26]/[.Q26])-1)*100;(1-(ABS([.$A26]/[.Q2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26]/[.S26])&gt;1;(ABS([.$A26]/[.S26])-1)*100;(1-(ABS([.$A26]/[.S2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26]/[.U26])&gt;1;(ABS([.$A26]/[.U26])-1)*100;(1-(ABS([.$A26]/[.U2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26]/[.W26])&gt;1;(ABS([.$A26]/[.W26])-1)*100;(1-(ABS([.$A26]/[.W26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26]/[.Y26])&gt;1;(ABS([.$A26]/[.Y26])-1)*100;(1-(ABS([.$A26]/[.Y26])))*100)" office:value-type="float" office:value="5.26315789473684">
            <text:p>5,2631578947</text:p>
          </table:table-cell>
          <table:table-cell office:value-type="float" office:value="148">
            <text:p>148</text:p>
          </table:table-cell>
          <table:table-cell table:formula="of:=IF(ABS([.$A26]/[.AA26])&gt;1;(ABS([.$A26]/[.AA26])-1)*100;(1-(ABS([.$A26]/[.AA26])))*100)" office:value-type="float" office:value="5.40540540540541">
            <text:p>5,4054054054</text:p>
          </table:table-cell>
          <table:table-cell office:value-type="float" office:value="125">
            <text:p>125</text:p>
          </table:table-cell>
          <table:table-cell table:formula="of:=IF(ABS([.$A26]/[.AC26])&gt;1;(ABS([.$A26]/[.AC26])-1)*100;(1-(ABS([.$A26]/[.AC26])))*100)" office:value-type="float" office:value="12">
            <text:p>12</text:p>
          </table:table-cell>
          <table:table-cell office:value-type="float" office:value="132">
            <text:p>132</text:p>
          </table:table-cell>
          <table:table-cell table:formula="of:=IF(ABS([.$A26]/[.AE26])&gt;1;(ABS([.$A26]/[.AE26])-1)*100;(1-(ABS([.$A26]/[.AE26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26]/[.AG26])&gt;1;(ABS([.$A26]/[.AG26])-1)*100;(1-(ABS([.$A26]/[.AG26])))*100)" office:value-type="float" office:value="4.4776119402985">
            <text:p>4,4776119403</text:p>
          </table:table-cell>
          <table:table-cell office:value-type="float" office:value="127">
            <text:p>127</text:p>
          </table:table-cell>
          <table:table-cell table:formula="of:=IF(ABS([.$A26]/[.AI26])&gt;1;(ABS([.$A26]/[.AI26])-1)*100;(1-(ABS([.$A26]/[.AI26])))*100)" office:value-type="float" office:value="10.2362204724409">
            <text:p>10,2362204724</text:p>
          </table:table-cell>
          <table:table-cell office:value-type="float" office:value="132">
            <text:p>132</text:p>
          </table:table-cell>
          <table:table-cell table:formula="of:=IF(ABS([.$A26]/[.AK26])&gt;1;(ABS([.$A26]/[.AK26])-1)*100;(1-(ABS([.$A26]/[.AK26])))*100)" office:value-type="float" office:value="6.06060606060606">
            <text:p>6,0606060606</text:p>
          </table:table-cell>
          <table:table-cell office:value-type="float" office:value="148">
            <text:p>148</text:p>
          </table:table-cell>
          <table:table-cell table:formula="of:=IF(ABS([.$A26]/[.AM26])&gt;1;(ABS([.$A26]/[.AM26])-1)*100;(1-(ABS([.$A26]/[.AM26])))*100)" office:value-type="float" office:value="5.40540540540541">
            <text:p>5,4054054054</text:p>
          </table:table-cell>
          <table:table-cell office:value-type="float" office:value="132">
            <text:p>132</text:p>
          </table:table-cell>
          <table:table-cell table:formula="of:=IF(ABS([.$A26]/[.AO26])&gt;1;(ABS([.$A26]/[.AO26])-1)*100;(1-(ABS([.$A26]/[.AO26])))*100)" office:value-type="float" office:value="6.06060606060606">
            <text:p>6,0606060606</text:p>
          </table:table-cell>
          <table:table-cell office:value-type="float" office:value="131">
            <text:p>131</text:p>
          </table:table-cell>
          <table:table-cell table:formula="of:=IF(ABS([.$A26]/[.AQ26])&gt;1;(ABS([.$A26]/[.AQ26])-1)*100;(1-(ABS([.$A26]/[.AQ26])))*100)" office:value-type="float" office:value="6.87022900763359">
            <text:p>6,8702290076</text:p>
          </table:table-cell>
          <table:table-cell office:value-type="float" office:value="133">
            <text:p>133</text:p>
          </table:table-cell>
          <table:table-cell table:formula="of:=IF(ABS([.$A26]/[.AS26])&gt;1;(ABS([.$A26]/[.AS26])-1)*100;(1-(ABS([.$A26]/[.AS26])))*100)" office:value-type="float" office:value="5.26315789473684">
            <text:p>5,2631578947</text:p>
          </table:table-cell>
          <table:table-cell office:value-type="float" office:value="148">
            <text:p>148</text:p>
          </table:table-cell>
          <table:table-cell table:formula="of:=IF(ABS([.$A26]/[.AU26])&gt;1;(ABS([.$A26]/[.AU26])-1)*100;(1-(ABS([.$A26]/[.AU26])))*100)" office:value-type="float" office:value="5.40540540540541">
            <text:p>5,4054054054</text:p>
          </table:table-cell>
          <table:table-cell office:value-type="float" office:value="125">
            <text:p>125</text:p>
          </table:table-cell>
          <table:table-cell table:formula="of:=IF(ABS([.$A26]/[.AW26])&gt;1;(ABS([.$A26]/[.AW26])-1)*100;(1-(ABS([.$A26]/[.AW26])))*100)" office:value-type="float" office:value="12">
            <text:p>12</text:p>
          </table:table-cell>
          <table:table-cell office:value-type="float" office:value="134">
            <text:p>134</text:p>
          </table:table-cell>
          <table:table-cell table:formula="of:=IF(ABS([.$A26]/[.AY26])&gt;1;(ABS([.$A26]/[.AY26])-1)*100;(1-(ABS([.$A26]/[.AY26])))*100)" office:value-type="float" office:value="4.4776119402985">
            <text:p>4,4776119403</text:p>
          </table:table-cell>
          <table:table-cell office:value-type="float" office:value="140">
            <text:p>140</text:p>
          </table:table-cell>
          <table:table-cell table:formula="of:=IF(ABS([.$A26]/[.BA26])&gt;1;(ABS([.$A26]/[.BA26])-1)*100;(1-(ABS([.$A26]/[.BA26])))*100)" office:value-type="float" office:value="0">
            <text:p>0</text:p>
          </table:table-cell>
          <table:table-cell office:value-type="float" office:value="147">
            <text:p>147</text:p>
          </table:table-cell>
          <table:table-cell table:formula="of:=IF(ABS([.$A26]/[.BC26])&gt;1;(ABS([.$A26]/[.BC26])-1)*100;(1-(ABS([.$A26]/[.BC26])))*100)" office:value-type="float" office:value="4.76190476190477">
            <text:p>4,761904761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43">
            <text:p>143</text:p>
          </table:table-cell>
          <table:table-cell table:formula="of:=IF(ABS([.$A27]/[.C27])&gt;1;(ABS([.$A27]/[.C27])-1)*100;(1-(ABS([.$A27]/[.C27])))*100)" office:value-type="float" office:value="2.09790209790209">
            <text:p>2,0979020979</text:p>
          </table:table-cell>
          <table:table-cell office:value-type="float" office:value="139">
            <text:p>139</text:p>
          </table:table-cell>
          <table:table-cell table:formula="of:=IF(ABS([.$A27]/[.E27])&gt;1;(ABS([.$A27]/[.E27])-1)*100;(1-(ABS([.$A27]/[.E27])))*100)" office:value-type="float" office:value="0.71942446043165">
            <text:p>0,7194244604</text:p>
          </table:table-cell>
          <table:table-cell office:value-type="float" office:value="150">
            <text:p>150</text:p>
          </table:table-cell>
          <table:table-cell table:formula="of:=IF(ABS([.$A27]/[.G27])&gt;1;(ABS([.$A27]/[.G27])-1)*100;(1-(ABS([.$A27]/[.G27])))*100)" office:value-type="float" office:value="6.66666666666667">
            <text:p>6,6666666667</text:p>
          </table:table-cell>
          <table:table-cell office:value-type="float" office:value="150">
            <text:p>150</text:p>
          </table:table-cell>
          <table:table-cell table:formula="of:=IF(ABS([.$A27]/[.I27])&gt;1;(ABS([.$A27]/[.I27])-1)*100;(1-(ABS([.$A27]/[.I27])))*100)" office:value-type="float" office:value="6.66666666666667">
            <text:p>6,6666666667</text:p>
          </table:table-cell>
          <table:table-cell office:value-type="float" office:value="150">
            <text:p>150</text:p>
          </table:table-cell>
          <table:table-cell table:formula="of:=IF(ABS([.$A27]/[.K27])&gt;1;(ABS([.$A27]/[.K27])-1)*100;(1-(ABS([.$A27]/[.K27])))*100)" office:value-type="float" office:value="6.66666666666667">
            <text:p>6,6666666667</text:p>
          </table:table-cell>
          <table:table-cell office:value-type="float" office:value="145">
            <text:p>145</text:p>
          </table:table-cell>
          <table:table-cell table:formula="of:=IF(ABS([.$A27]/[.M27])&gt;1;(ABS([.$A27]/[.M27])-1)*100;(1-(ABS([.$A27]/[.M27])))*100)" office:value-type="float" office:value="3.44827586206896">
            <text:p>3,4482758621</text:p>
          </table:table-cell>
          <table:table-cell office:value-type="float" office:value="150">
            <text:p>150</text:p>
          </table:table-cell>
          <table:table-cell table:formula="of:=IF(ABS([.$A27]/[.O27])&gt;1;(ABS([.$A27]/[.O27])-1)*100;(1-(ABS([.$A27]/[.O27])))*100)" office:value-type="float" office:value="6.66666666666667">
            <text:p>6,6666666667</text:p>
          </table:table-cell>
          <table:table-cell office:value-type="float" office:value="148">
            <text:p>148</text:p>
          </table:table-cell>
          <table:table-cell table:formula="of:=IF(ABS([.$A27]/[.Q27])&gt;1;(ABS([.$A27]/[.Q27])-1)*100;(1-(ABS([.$A27]/[.Q27])))*100)" office:value-type="float" office:value="5.40540540540541">
            <text:p>5,4054054054</text:p>
          </table:table-cell>
          <table:table-cell office:value-type="float" office:value="148">
            <text:p>148</text:p>
          </table:table-cell>
          <table:table-cell table:formula="of:=IF(ABS([.$A27]/[.S27])&gt;1;(ABS([.$A27]/[.S27])-1)*100;(1-(ABS([.$A27]/[.S27])))*100)" office:value-type="float" office:value="5.40540540540541">
            <text:p>5,4054054054</text:p>
          </table:table-cell>
          <table:table-cell office:value-type="float" office:value="141">
            <text:p>141</text:p>
          </table:table-cell>
          <table:table-cell table:formula="of:=IF(ABS([.$A27]/[.U27])&gt;1;(ABS([.$A27]/[.U27])-1)*100;(1-(ABS([.$A27]/[.U27])))*100)" office:value-type="float" office:value="0.709219858156029">
            <text:p>0,7092198582</text:p>
          </table:table-cell>
          <table:table-cell office:value-type="float" office:value="150">
            <text:p>150</text:p>
          </table:table-cell>
          <table:table-cell table:formula="of:=IF(ABS([.$A27]/[.W27])&gt;1;(ABS([.$A27]/[.W27])-1)*100;(1-(ABS([.$A27]/[.W27])))*100)" office:value-type="float" office:value="6.66666666666667">
            <text:p>6,6666666667</text:p>
          </table:table-cell>
          <table:table-cell office:value-type="float" office:value="149">
            <text:p>149</text:p>
          </table:table-cell>
          <table:table-cell table:formula="of:=IF(ABS([.$A27]/[.Y27])&gt;1;(ABS([.$A27]/[.Y27])-1)*100;(1-(ABS([.$A27]/[.Y27])))*100)" office:value-type="float" office:value="6.04026845637584">
            <text:p>6,0402684564</text:p>
          </table:table-cell>
          <table:table-cell office:value-type="float" office:value="149">
            <text:p>149</text:p>
          </table:table-cell>
          <table:table-cell table:formula="of:=IF(ABS([.$A27]/[.AA27])&gt;1;(ABS([.$A27]/[.AA27])-1)*100;(1-(ABS([.$A27]/[.AA27])))*100)" office:value-type="float" office:value="6.04026845637584">
            <text:p>6,0402684564</text:p>
          </table:table-cell>
          <table:table-cell office:value-type="float" office:value="146">
            <text:p>146</text:p>
          </table:table-cell>
          <table:table-cell table:formula="of:=IF(ABS([.$A27]/[.AC27])&gt;1;(ABS([.$A27]/[.AC27])-1)*100;(1-(ABS([.$A27]/[.AC27])))*100)" office:value-type="float" office:value="4.1095890410959">
            <text:p>4,1095890411</text:p>
          </table:table-cell>
          <table:table-cell office:value-type="float" office:value="144">
            <text:p>144</text:p>
          </table:table-cell>
          <table:table-cell table:formula="of:=IF(ABS([.$A27]/[.AE27])&gt;1;(ABS([.$A27]/[.AE27])-1)*100;(1-(ABS([.$A27]/[.AE27])))*100)" office:value-type="float" office:value="2.77777777777778">
            <text:p>2,7777777778</text:p>
          </table:table-cell>
          <table:table-cell office:value-type="float" office:value="140">
            <text:p>140</text:p>
          </table:table-cell>
          <table:table-cell table:formula="of:=IF(ABS([.$A27]/[.AG27])&gt;1;(ABS([.$A27]/[.AG27])-1)*100;(1-(ABS([.$A27]/[.AG27])))*100)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IF(ABS([.$A27]/[.AI27])&gt;1;(ABS([.$A27]/[.AI27])-1)*100;(1-(ABS([.$A27]/[.AI27])))*100)" office:value-type="float" office:value="10.2564102564103">
            <text:p>10,2564102564</text:p>
          </table:table-cell>
          <table:table-cell office:value-type="float" office:value="147">
            <text:p>147</text:p>
          </table:table-cell>
          <table:table-cell table:formula="of:=IF(ABS([.$A27]/[.AK27])&gt;1;(ABS([.$A27]/[.AK27])-1)*100;(1-(ABS([.$A27]/[.AK27])))*100)" office:value-type="float" office:value="4.76190476190477">
            <text:p>4,7619047619</text:p>
          </table:table-cell>
          <table:table-cell office:value-type="float" office:value="155">
            <text:p>155</text:p>
          </table:table-cell>
          <table:table-cell table:formula="of:=IF(ABS([.$A27]/[.AM27])&gt;1;(ABS([.$A27]/[.AM27])-1)*100;(1-(ABS([.$A27]/[.AM27])))*100)" office:value-type="float" office:value="9.67741935483871">
            <text:p>9,6774193548</text:p>
          </table:table-cell>
          <table:table-cell office:value-type="float" office:value="147">
            <text:p>147</text:p>
          </table:table-cell>
          <table:table-cell table:formula="of:=IF(ABS([.$A27]/[.AO27])&gt;1;(ABS([.$A27]/[.AO27])-1)*100;(1-(ABS([.$A27]/[.AO27])))*100)" office:value-type="float" office:value="4.76190476190477">
            <text:p>4,7619047619</text:p>
          </table:table-cell>
          <table:table-cell office:value-type="float" office:value="145">
            <text:p>145</text:p>
          </table:table-cell>
          <table:table-cell table:formula="of:=IF(ABS([.$A27]/[.AQ27])&gt;1;(ABS([.$A27]/[.AQ27])-1)*100;(1-(ABS([.$A27]/[.AQ27])))*100)" office:value-type="float" office:value="3.44827586206896">
            <text:p>3,4482758621</text:p>
          </table:table-cell>
          <table:table-cell office:value-type="float" office:value="149">
            <text:p>149</text:p>
          </table:table-cell>
          <table:table-cell table:formula="of:=IF(ABS([.$A27]/[.AS27])&gt;1;(ABS([.$A27]/[.AS27])-1)*100;(1-(ABS([.$A27]/[.AS27])))*100)" office:value-type="float" office:value="6.04026845637584">
            <text:p>6,0402684564</text:p>
          </table:table-cell>
          <table:table-cell office:value-type="float" office:value="144">
            <text:p>144</text:p>
          </table:table-cell>
          <table:table-cell table:formula="of:=IF(ABS([.$A27]/[.AU27])&gt;1;(ABS([.$A27]/[.AU27])-1)*100;(1-(ABS([.$A27]/[.AU27])))*100)" office:value-type="float" office:value="2.77777777777778">
            <text:p>2,7777777778</text:p>
          </table:table-cell>
          <table:table-cell office:value-type="float" office:value="131">
            <text:p>131</text:p>
          </table:table-cell>
          <table:table-cell table:formula="of:=IF(ABS([.$A27]/[.AW27])&gt;1;(ABS([.$A27]/[.AW27])-1)*100;(1-(ABS([.$A27]/[.AW27])))*100)" office:value-type="float" office:value="6.87022900763359">
            <text:p>6,8702290076</text:p>
          </table:table-cell>
          <table:table-cell office:value-type="float" office:value="139">
            <text:p>139</text:p>
          </table:table-cell>
          <table:table-cell table:formula="of:=IF(ABS([.$A27]/[.AY27])&gt;1;(ABS([.$A27]/[.AY27])-1)*100;(1-(ABS([.$A27]/[.AY27])))*100)" office:value-type="float" office:value="0.71942446043165">
            <text:p>0,7194244604</text:p>
          </table:table-cell>
          <table:table-cell office:value-type="float" office:value="155">
            <text:p>155</text:p>
          </table:table-cell>
          <table:table-cell table:formula="of:=IF(ABS([.$A27]/[.BA27])&gt;1;(ABS([.$A27]/[.BA27])-1)*100;(1-(ABS([.$A27]/[.BA27])))*100)" office:value-type="float" office:value="9.67741935483871">
            <text:p>9,6774193548</text:p>
          </table:table-cell>
          <table:table-cell office:value-type="float" office:value="139">
            <text:p>139</text:p>
          </table:table-cell>
          <table:table-cell table:formula="of:=IF(ABS([.$A27]/[.BC27])&gt;1;(ABS([.$A27]/[.BC27])-1)*100;(1-(ABS([.$A27]/[.BC27])))*100)" office:value-type="float" office:value="0.71942446043165">
            <text:p>0,7194244604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20">
            <text:p>420</text:p>
          </table:table-cell>
          <table:table-cell table:formula="of:=IF(ABS([.$A28]/[.C28])&gt;1;(ABS([.$A28]/[.C28])-1)*100;(1-(ABS([.$A28]/[.C28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28]/[.E28])&gt;1;(ABS([.$A28]/[.E28])-1)*100;(1-(ABS([.$A28]/[.E28])))*100)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IF(ABS([.$A28]/[.G28])&gt;1;(ABS([.$A28]/[.G28])-1)*100;(1-(ABS([.$A28]/[.G28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28]/[.I28])&gt;1;(ABS([.$A28]/[.I28])-1)*100;(1-(ABS([.$A28]/[.I28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28]/[.K28])&gt;1;(ABS([.$A28]/[.K28])-1)*100;(1-(ABS([.$A28]/[.K28])))*100)" office:value-type="float" office:value="1.22249388753055">
            <text:p>1,2224938875</text:p>
          </table:table-cell>
          <table:table-cell office:value-type="float" office:value="415">
            <text:p>415</text:p>
          </table:table-cell>
          <table:table-cell table:formula="of:=IF(ABS([.$A28]/[.M28])&gt;1;(ABS([.$A28]/[.M28])-1)*100;(1-(ABS([.$A28]/[.M28])))*100)" office:value-type="float" office:value="0.240963855421683">
            <text:p>0,2409638554</text:p>
          </table:table-cell>
          <table:table-cell office:value-type="float" office:value="413">
            <text:p>413</text:p>
          </table:table-cell>
          <table:table-cell table:formula="of:=IF(ABS([.$A28]/[.O28])&gt;1;(ABS([.$A28]/[.O28])-1)*100;(1-(ABS([.$A28]/[.O28])))*100)" office:value-type="float" office:value="0.242130750605329">
            <text:p>0,2421307506</text:p>
          </table:table-cell>
          <table:table-cell office:value-type="float" office:value="411">
            <text:p>411</text:p>
          </table:table-cell>
          <table:table-cell table:formula="of:=IF(ABS([.$A28]/[.Q28])&gt;1;(ABS([.$A28]/[.Q28])-1)*100;(1-(ABS([.$A28]/[.Q28])))*100)" office:value-type="float" office:value="0.72992700729928">
            <text:p>0,7299270073</text:p>
          </table:table-cell>
          <table:table-cell office:value-type="float" office:value="411">
            <text:p>411</text:p>
          </table:table-cell>
          <table:table-cell table:formula="of:=IF(ABS([.$A28]/[.S28])&gt;1;(ABS([.$A28]/[.S28])-1)*100;(1-(ABS([.$A28]/[.S28])))*100)" office:value-type="float" office:value="0.72992700729928">
            <text:p>0,7299270073</text:p>
          </table:table-cell>
          <table:table-cell office:value-type="float" office:value="429">
            <text:p>429</text:p>
          </table:table-cell>
          <table:table-cell table:formula="of:=IF(ABS([.$A28]/[.U28])&gt;1;(ABS([.$A28]/[.U28])-1)*100;(1-(ABS([.$A28]/[.U28])))*100)" office:value-type="float" office:value="3.4965034965035">
            <text:p>3,4965034965</text:p>
          </table:table-cell>
          <table:table-cell office:value-type="float" office:value="409">
            <text:p>409</text:p>
          </table:table-cell>
          <table:table-cell table:formula="of:=IF(ABS([.$A28]/[.W28])&gt;1;(ABS([.$A28]/[.W28])-1)*100;(1-(ABS([.$A28]/[.W28])))*100)" office:value-type="float" office:value="1.22249388753055">
            <text:p>1,2224938875</text:p>
          </table:table-cell>
          <table:table-cell office:value-type="float" office:value="411">
            <text:p>411</text:p>
          </table:table-cell>
          <table:table-cell table:formula="of:=IF(ABS([.$A28]/[.Y28])&gt;1;(ABS([.$A28]/[.Y28])-1)*100;(1-(ABS([.$A28]/[.Y28])))*100)" office:value-type="float" office:value="0.72992700729928">
            <text:p>0,7299270073</text:p>
          </table:table-cell>
          <table:table-cell office:value-type="float" office:value="410">
            <text:p>410</text:p>
          </table:table-cell>
          <table:table-cell table:formula="of:=IF(ABS([.$A28]/[.AA28])&gt;1;(ABS([.$A28]/[.AA28])-1)*100;(1-(ABS([.$A28]/[.AA28])))*100)" office:value-type="float" office:value="0.975609756097562">
            <text:p>0,9756097561</text:p>
          </table:table-cell>
          <table:table-cell office:value-type="float" office:value="414">
            <text:p>414</text:p>
          </table:table-cell>
          <table:table-cell table:formula="of:=IF(ABS([.$A28]/[.AC28])&gt;1;(ABS([.$A28]/[.AC28])-1)*100;(1-(ABS([.$A28]/[.AC28])))*100)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IF(ABS([.$A28]/[.AE28])&gt;1;(ABS([.$A28]/[.AE28])-1)*100;(1-(ABS([.$A28]/[.AE28])))*100)" office:value-type="float" office:value="0.240963855421683">
            <text:p>0,2409638554</text:p>
          </table:table-cell>
          <table:table-cell office:value-type="float" office:value="413">
            <text:p>413</text:p>
          </table:table-cell>
          <table:table-cell table:formula="of:=IF(ABS([.$A28]/[.AG28])&gt;1;(ABS([.$A28]/[.AG28])-1)*100;(1-(ABS([.$A28]/[.AG28])))*100)" office:value-type="float" office:value="0.242130750605329">
            <text:p>0,2421307506</text:p>
          </table:table-cell>
          <table:table-cell office:value-type="float" office:value="403">
            <text:p>403</text:p>
          </table:table-cell>
          <table:table-cell table:formula="of:=IF(ABS([.$A28]/[.AI28])&gt;1;(ABS([.$A28]/[.AI28])-1)*100;(1-(ABS([.$A28]/[.AI28])))*100)" office:value-type="float" office:value="2.72952853598014">
            <text:p>2,729528536</text:p>
          </table:table-cell>
          <table:table-cell office:value-type="float" office:value="417">
            <text:p>417</text:p>
          </table:table-cell>
          <table:table-cell table:formula="of:=IF(ABS([.$A28]/[.AK28])&gt;1;(ABS([.$A28]/[.AK28])-1)*100;(1-(ABS([.$A28]/[.AK28])))*100)" office:value-type="float" office:value="0.71942446043165">
            <text:p>0,7194244604</text:p>
          </table:table-cell>
          <table:table-cell office:value-type="float" office:value="404">
            <text:p>404</text:p>
          </table:table-cell>
          <table:table-cell table:formula="of:=IF(ABS([.$A28]/[.AM28])&gt;1;(ABS([.$A28]/[.AM28])-1)*100;(1-(ABS([.$A28]/[.AM28])))*100)" office:value-type="float" office:value="2.47524752475248">
            <text:p>2,4752475248</text:p>
          </table:table-cell>
          <table:table-cell office:value-type="float" office:value="413">
            <text:p>413</text:p>
          </table:table-cell>
          <table:table-cell table:formula="of:=IF(ABS([.$A28]/[.AO28])&gt;1;(ABS([.$A28]/[.AO28])-1)*100;(1-(ABS([.$A28]/[.AO28])))*100)" office:value-type="float" office:value="0.242130750605329">
            <text:p>0,2421307506</text:p>
          </table:table-cell>
          <table:table-cell office:value-type="float" office:value="415">
            <text:p>415</text:p>
          </table:table-cell>
          <table:table-cell table:formula="of:=IF(ABS([.$A28]/[.AQ28])&gt;1;(ABS([.$A28]/[.AQ28])-1)*100;(1-(ABS([.$A28]/[.AQ28])))*100)" office:value-type="float" office:value="0.240963855421683">
            <text:p>0,2409638554</text:p>
          </table:table-cell>
          <table:table-cell office:value-type="float" office:value="420">
            <text:p>420</text:p>
          </table:table-cell>
          <table:table-cell table:formula="of:=IF(ABS([.$A28]/[.AS28])&gt;1;(ABS([.$A28]/[.AS28])-1)*100;(1-(ABS([.$A28]/[.AS28])))*100)" office:value-type="float" office:value="1.42857142857142">
            <text:p>1,4285714286</text:p>
          </table:table-cell>
          <table:table-cell office:value-type="float" office:value="420">
            <text:p>420</text:p>
          </table:table-cell>
          <table:table-cell table:formula="of:=IF(ABS([.$A28]/[.AU28])&gt;1;(ABS([.$A28]/[.AU28])-1)*100;(1-(ABS([.$A28]/[.AU28])))*100)" office:value-type="float" office:value="1.42857142857142">
            <text:p>1,4285714286</text:p>
          </table:table-cell>
          <table:table-cell office:value-type="float" office:value="429">
            <text:p>429</text:p>
          </table:table-cell>
          <table:table-cell table:formula="of:=IF(ABS([.$A28]/[.AW28])&gt;1;(ABS([.$A28]/[.AW28])-1)*100;(1-(ABS([.$A28]/[.AW28])))*100)" office:value-type="float" office:value="3.4965034965035">
            <text:p>3,4965034965</text:p>
          </table:table-cell>
          <table:table-cell office:value-type="float" office:value="414">
            <text:p>414</text:p>
          </table:table-cell>
          <table:table-cell table:formula="of:=IF(ABS([.$A28]/[.AY28])&gt;1;(ABS([.$A28]/[.AY28])-1)*100;(1-(ABS([.$A28]/[.AY28])))*100)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IF(ABS([.$A28]/[.BA28])&gt;1;(ABS([.$A28]/[.BA28])-1)*100;(1-(ABS([.$A28]/[.BA28])))*100)" office:value-type="float" office:value="2.47524752475248">
            <text:p>2,4752475248</text:p>
          </table:table-cell>
          <table:table-cell office:value-type="float" office:value="415">
            <text:p>415</text:p>
          </table:table-cell>
          <table:table-cell table:formula="of:=IF(ABS([.$A28]/[.BC28])&gt;1;(ABS([.$A28]/[.BC28])-1)*100;(1-(ABS([.$A28]/[.BC28])))*100)" office:value-type="float" office:value="0.240963855421683">
            <text:p>0,240963855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51">
            <text:p>151</text:p>
          </table:table-cell>
          <table:table-cell table:formula="of:=IF(ABS([.$A29]/[.C29])&gt;1;(ABS([.$A29]/[.C29])-1)*100;(1-(ABS([.$A29]/[.C29])))*100)" office:value-type="float" office:value="1.98675496688742">
            <text:p>1,9867549669</text:p>
          </table:table-cell>
          <table:table-cell office:value-type="float" office:value="156">
            <text:p>156</text:p>
          </table:table-cell>
          <table:table-cell table:formula="of:=IF(ABS([.$A29]/[.E29])&gt;1;(ABS([.$A29]/[.E29])-1)*100;(1-(ABS([.$A29]/[.E29])))*100)" office:value-type="float" office:value="5.12820512820513">
            <text:p>5,1282051282</text:p>
          </table:table-cell>
          <table:table-cell office:value-type="float" office:value="140">
            <text:p>140</text:p>
          </table:table-cell>
          <table:table-cell table:formula="of:=IF(ABS([.$A29]/[.G29])&gt;1;(ABS([.$A29]/[.G29])-1)*100;(1-(ABS([.$A29]/[.G29])))*100)" office:value-type="float" office:value="5.71428571428572">
            <text:p>5,7142857143</text:p>
          </table:table-cell>
          <table:table-cell office:value-type="float" office:value="144">
            <text:p>144</text:p>
          </table:table-cell>
          <table:table-cell table:formula="of:=IF(ABS([.$A29]/[.I29])&gt;1;(ABS([.$A29]/[.I29])-1)*100;(1-(ABS([.$A29]/[.I29])))*100)" office:value-type="float" office:value="2.77777777777777">
            <text:p>2,7777777778</text:p>
          </table:table-cell>
          <table:table-cell office:value-type="float" office:value="150">
            <text:p>150</text:p>
          </table:table-cell>
          <table:table-cell table:formula="of:=IF(ABS([.$A29]/[.K29])&gt;1;(ABS([.$A29]/[.K29])-1)*100;(1-(ABS([.$A29]/[.K29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29]/[.M29])&gt;1;(ABS([.$A29]/[.M29])-1)*100;(1-(ABS([.$A29]/[.M29])))*100)" office:value-type="float" office:value="1.33333333333333">
            <text:p>1,3333333333</text:p>
          </table:table-cell>
          <table:table-cell office:value-type="float" office:value="146">
            <text:p>146</text:p>
          </table:table-cell>
          <table:table-cell table:formula="of:=IF(ABS([.$A29]/[.O29])&gt;1;(ABS([.$A29]/[.O29])-1)*100;(1-(ABS([.$A29]/[.O29])))*100)" office:value-type="float" office:value="1.36986301369864">
            <text:p>1,3698630137</text:p>
          </table:table-cell>
          <table:table-cell office:value-type="float" office:value="150">
            <text:p>150</text:p>
          </table:table-cell>
          <table:table-cell table:formula="of:=IF(ABS([.$A29]/[.Q29])&gt;1;(ABS([.$A29]/[.Q29])-1)*100;(1-(ABS([.$A29]/[.Q29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29]/[.S29])&gt;1;(ABS([.$A29]/[.S29])-1)*100;(1-(ABS([.$A29]/[.S29])))*100)" office:value-type="float" office:value="1.33333333333333">
            <text:p>1,3333333333</text:p>
          </table:table-cell>
          <table:table-cell office:value-type="float" office:value="139">
            <text:p>139</text:p>
          </table:table-cell>
          <table:table-cell table:formula="of:=IF(ABS([.$A29]/[.U29])&gt;1;(ABS([.$A29]/[.U29])-1)*100;(1-(ABS([.$A29]/[.U29])))*100)" office:value-type="float" office:value="6.4748201438849">
            <text:p>6,4748201439</text:p>
          </table:table-cell>
          <table:table-cell office:value-type="float" office:value="150">
            <text:p>150</text:p>
          </table:table-cell>
          <table:table-cell table:formula="of:=IF(ABS([.$A29]/[.W29])&gt;1;(ABS([.$A29]/[.W29])-1)*100;(1-(ABS([.$A29]/[.W29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29]/[.Y29])&gt;1;(ABS([.$A29]/[.Y29])-1)*100;(1-(ABS([.$A29]/[.Y29])))*100)" office:value-type="float" office:value="0.671140939597315">
            <text:p>0,6711409396</text:p>
          </table:table-cell>
          <table:table-cell office:value-type="float" office:value="135">
            <text:p>135</text:p>
          </table:table-cell>
          <table:table-cell table:formula="of:=IF(ABS([.$A29]/[.AA29])&gt;1;(ABS([.$A29]/[.AA29])-1)*100;(1-(ABS([.$A29]/[.AA29])))*100)" office:value-type="float" office:value="9.62962962962963">
            <text:p>9,6296296296</text:p>
          </table:table-cell>
          <table:table-cell office:value-type="float" office:value="157">
            <text:p>157</text:p>
          </table:table-cell>
          <table:table-cell table:formula="of:=IF(ABS([.$A29]/[.AC29])&gt;1;(ABS([.$A29]/[.AC29])-1)*100;(1-(ABS([.$A29]/[.AC29])))*100)" office:value-type="float" office:value="5.73248407643312">
            <text:p>5,7324840764</text:p>
          </table:table-cell>
          <table:table-cell office:value-type="float" office:value="151">
            <text:p>151</text:p>
          </table:table-cell>
          <table:table-cell table:formula="of:=IF(ABS([.$A29]/[.AE29])&gt;1;(ABS([.$A29]/[.AE29])-1)*100;(1-(ABS([.$A29]/[.AE29])))*100)" office:value-type="float" office:value="1.98675496688742">
            <text:p>1,9867549669</text:p>
          </table:table-cell>
          <table:table-cell office:value-type="float" office:value="142">
            <text:p>142</text:p>
          </table:table-cell>
          <table:table-cell table:formula="of:=IF(ABS([.$A29]/[.AG29])&gt;1;(ABS([.$A29]/[.AG29])-1)*100;(1-(ABS([.$A29]/[.AG29])))*100)" office:value-type="float" office:value="4.22535211267605">
            <text:p>4,2253521127</text:p>
          </table:table-cell>
          <table:table-cell office:value-type="float" office:value="156">
            <text:p>156</text:p>
          </table:table-cell>
          <table:table-cell table:formula="of:=IF(ABS([.$A29]/[.AI29])&gt;1;(ABS([.$A29]/[.AI29])-1)*100;(1-(ABS([.$A29]/[.AI29])))*100)" office:value-type="float" office:value="5.12820512820513">
            <text:p>5,1282051282</text:p>
          </table:table-cell>
          <table:table-cell office:value-type="float" office:value="145">
            <text:p>145</text:p>
          </table:table-cell>
          <table:table-cell table:formula="of:=IF(ABS([.$A29]/[.AK29])&gt;1;(ABS([.$A29]/[.AK29])-1)*100;(1-(ABS([.$A29]/[.AK29])))*100)" office:value-type="float" office:value="2.06896551724138">
            <text:p>2,0689655172</text:p>
          </table:table-cell>
          <table:table-cell office:value-type="float" office:value="149">
            <text:p>149</text:p>
          </table:table-cell>
          <table:table-cell table:formula="of:=IF(ABS([.$A29]/[.AM29])&gt;1;(ABS([.$A29]/[.AM29])-1)*100;(1-(ABS([.$A29]/[.AM29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29]/[.AO29])&gt;1;(ABS([.$A29]/[.AO29])-1)*100;(1-(ABS([.$A29]/[.AO29])))*100)" office:value-type="float" office:value="0.671140939597315">
            <text:p>0,6711409396</text:p>
          </table:table-cell>
          <table:table-cell office:value-type="float" office:value="151">
            <text:p>151</text:p>
          </table:table-cell>
          <table:table-cell table:formula="of:=IF(ABS([.$A29]/[.AQ29])&gt;1;(ABS([.$A29]/[.AQ29])-1)*100;(1-(ABS([.$A29]/[.AQ29])))*100)" office:value-type="float" office:value="1.98675496688742">
            <text:p>1,9867549669</text:p>
          </table:table-cell>
          <table:table-cell office:value-type="float" office:value="140">
            <text:p>140</text:p>
          </table:table-cell>
          <table:table-cell table:formula="of:=IF(ABS([.$A29]/[.AS29])&gt;1;(ABS([.$A29]/[.AS29])-1)*100;(1-(ABS([.$A29]/[.AS29])))*100)" office:value-type="float" office:value="5.71428571428572">
            <text:p>5,7142857143</text:p>
          </table:table-cell>
          <table:table-cell office:value-type="float" office:value="130">
            <text:p>130</text:p>
          </table:table-cell>
          <table:table-cell table:formula="of:=IF(ABS([.$A29]/[.AU29])&gt;1;(ABS([.$A29]/[.AU29])-1)*100;(1-(ABS([.$A29]/[.AU29])))*100)" office:value-type="float" office:value="13.8461538461538">
            <text:p>13,8461538462</text:p>
          </table:table-cell>
          <table:table-cell office:value-type="float" office:value="142">
            <text:p>142</text:p>
          </table:table-cell>
          <table:table-cell table:formula="of:=IF(ABS([.$A29]/[.AW29])&gt;1;(ABS([.$A29]/[.AW29])-1)*100;(1-(ABS([.$A29]/[.AW29])))*100)" office:value-type="float" office:value="4.22535211267605">
            <text:p>4,2253521127</text:p>
          </table:table-cell>
          <table:table-cell office:value-type="float" office:value="141">
            <text:p>141</text:p>
          </table:table-cell>
          <table:table-cell table:formula="of:=IF(ABS([.$A29]/[.AY29])&gt;1;(ABS([.$A29]/[.AY29])-1)*100;(1-(ABS([.$A29]/[.AY29])))*100)" office:value-type="float" office:value="4.96453900709219">
            <text:p>4,9645390071</text:p>
          </table:table-cell>
          <table:table-cell office:value-type="float" office:value="143">
            <text:p>143</text:p>
          </table:table-cell>
          <table:table-cell table:formula="of:=IF(ABS([.$A29]/[.BA29])&gt;1;(ABS([.$A29]/[.BA29])-1)*100;(1-(ABS([.$A29]/[.BA29])))*100)" office:value-type="float" office:value="3.4965034965035">
            <text:p>3,4965034965</text:p>
          </table:table-cell>
          <table:table-cell office:value-type="float" office:value="156">
            <text:p>156</text:p>
          </table:table-cell>
          <table:table-cell table:formula="of:=IF(ABS([.$A29]/[.BC29])&gt;1;(ABS([.$A29]/[.BC29])-1)*100;(1-(ABS([.$A29]/[.BC29])))*100)" office:value-type="float" office:value="5.12820512820513">
            <text:p>5,128205128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/>
          <table:table-cell office:value-type="float" office:value="128">
            <text:p>128</text:p>
          </table:table-cell>
          <table:table-cell table:formula="of:=IF(ABS([.$A30]/[.C30])&gt;1;(ABS([.$A30]/[.C30])-1)*100;(1-(ABS([.$A30]/[.C30])))*100)" office:value-type="float" office:value="9.375">
            <text:p>9,375</text:p>
          </table:table-cell>
          <table:table-cell office:value-type="float" office:value="133">
            <text:p>133</text:p>
          </table:table-cell>
          <table:table-cell table:formula="of:=IF(ABS([.$A30]/[.E30])&gt;1;(ABS([.$A30]/[.E30])-1)*100;(1-(ABS([.$A30]/[.E30])))*100)" office:value-type="float" office:value="5.26315789473684">
            <text:p>5,2631578947</text:p>
          </table:table-cell>
          <table:table-cell office:value-type="float" office:value="132">
            <text:p>132</text:p>
          </table:table-cell>
          <table:table-cell table:formula="of:=IF(ABS([.$A30]/[.G30])&gt;1;(ABS([.$A30]/[.G30])-1)*100;(1-(ABS([.$A30]/[.G30])))*100)" office:value-type="float" office:value="6.06060606060606">
            <text:p>6,0606060606</text:p>
          </table:table-cell>
          <table:table-cell office:value-type="float" office:value="134">
            <text:p>134</text:p>
          </table:table-cell>
          <table:table-cell table:formula="of:=IF(ABS([.$A30]/[.I30])&gt;1;(ABS([.$A30]/[.I30])-1)*100;(1-(ABS([.$A30]/[.I30])))*100)" office:value-type="float" office:value="4.4776119402985">
            <text:p>4,4776119403</text:p>
          </table:table-cell>
          <table:table-cell office:value-type="float" office:value="132">
            <text:p>132</text:p>
          </table:table-cell>
          <table:table-cell table:formula="of:=IF(ABS([.$A30]/[.K30])&gt;1;(ABS([.$A30]/[.K30])-1)*100;(1-(ABS([.$A30]/[.K30])))*100)" office:value-type="float" office:value="6.06060606060606">
            <text:p>6,0606060606</text:p>
          </table:table-cell>
          <table:table-cell office:value-type="float" office:value="132">
            <text:p>132</text:p>
          </table:table-cell>
          <table:table-cell table:formula="of:=IF(ABS([.$A30]/[.M30])&gt;1;(ABS([.$A30]/[.M30])-1)*100;(1-(ABS([.$A30]/[.M30])))*100)" office:value-type="float" office:value="6.06060606060606">
            <text:p>6,0606060606</text:p>
          </table:table-cell>
          <table:table-cell office:value-type="float" office:value="133">
            <text:p>133</text:p>
          </table:table-cell>
          <table:table-cell table:formula="of:=IF(ABS([.$A30]/[.O30])&gt;1;(ABS([.$A30]/[.O30])-1)*100;(1-(ABS([.$A30]/[.O30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30]/[.Q30])&gt;1;(ABS([.$A30]/[.Q30])-1)*100;(1-(ABS([.$A30]/[.Q30])))*100)" office:value-type="float" office:value="5.26315789473684">
            <text:p>5,2631578947</text:p>
          </table:table-cell>
          <table:table-cell office:value-type="float" office:value="132">
            <text:p>132</text:p>
          </table:table-cell>
          <table:table-cell table:formula="of:=IF(ABS([.$A30]/[.S30])&gt;1;(ABS([.$A30]/[.S30])-1)*100;(1-(ABS([.$A30]/[.S30])))*100)" office:value-type="float" office:value="6.06060606060606">
            <text:p>6,0606060606</text:p>
          </table:table-cell>
          <table:table-cell office:value-type="float" office:value="139">
            <text:p>139</text:p>
          </table:table-cell>
          <table:table-cell table:formula="of:=IF(ABS([.$A30]/[.U30])&gt;1;(ABS([.$A30]/[.U30])-1)*100;(1-(ABS([.$A30]/[.U30])))*100)" office:value-type="float" office:value="0.71942446043165">
            <text:p>0,7194244604</text:p>
          </table:table-cell>
          <table:table-cell office:value-type="float" office:value="133">
            <text:p>133</text:p>
          </table:table-cell>
          <table:table-cell table:formula="of:=IF(ABS([.$A30]/[.W30])&gt;1;(ABS([.$A30]/[.W30])-1)*100;(1-(ABS([.$A30]/[.W30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30]/[.Y30])&gt;1;(ABS([.$A30]/[.Y30])-1)*100;(1-(ABS([.$A30]/[.Y30])))*100)" office:value-type="float" office:value="5.26315789473684">
            <text:p>5,2631578947</text:p>
          </table:table-cell>
          <table:table-cell office:value-type="float" office:value="148">
            <text:p>148</text:p>
          </table:table-cell>
          <table:table-cell table:formula="of:=IF(ABS([.$A30]/[.AA30])&gt;1;(ABS([.$A30]/[.AA30])-1)*100;(1-(ABS([.$A30]/[.AA30])))*100)" office:value-type="float" office:value="5.40540540540541">
            <text:p>5,4054054054</text:p>
          </table:table-cell>
          <table:table-cell office:value-type="float" office:value="125">
            <text:p>125</text:p>
          </table:table-cell>
          <table:table-cell table:formula="of:=IF(ABS([.$A30]/[.AC30])&gt;1;(ABS([.$A30]/[.AC30])-1)*100;(1-(ABS([.$A30]/[.AC30])))*100)" office:value-type="float" office:value="12">
            <text:p>12</text:p>
          </table:table-cell>
          <table:table-cell office:value-type="float" office:value="131">
            <text:p>131</text:p>
          </table:table-cell>
          <table:table-cell table:formula="of:=IF(ABS([.$A30]/[.AE30])&gt;1;(ABS([.$A30]/[.AE30])-1)*100;(1-(ABS([.$A30]/[.AE30])))*100)" office:value-type="float" office:value="6.87022900763359">
            <text:p>6,8702290076</text:p>
          </table:table-cell>
          <table:table-cell office:value-type="float" office:value="147">
            <text:p>147</text:p>
          </table:table-cell>
          <table:table-cell table:formula="of:=IF(ABS([.$A30]/[.AG30])&gt;1;(ABS([.$A30]/[.AG30])-1)*100;(1-(ABS([.$A30]/[.AG30])))*100)" office:value-type="float" office:value="4.76190476190477">
            <text:p>4,7619047619</text:p>
          </table:table-cell>
          <table:table-cell office:value-type="float" office:value="126">
            <text:p>126</text:p>
          </table:table-cell>
          <table:table-cell table:formula="of:=IF(ABS([.$A30]/[.AI30])&gt;1;(ABS([.$A30]/[.AI30])-1)*100;(1-(ABS([.$A30]/[.AI30])))*100)" office:value-type="float" office:value="11.1111111111111">
            <text:p>11,1111111111</text:p>
          </table:table-cell>
          <table:table-cell office:value-type="float" office:value="133">
            <text:p>133</text:p>
          </table:table-cell>
          <table:table-cell table:formula="of:=IF(ABS([.$A30]/[.AK30])&gt;1;(ABS([.$A30]/[.AK30])-1)*100;(1-(ABS([.$A30]/[.AK30])))*100)" office:value-type="float" office:value="5.26315789473684">
            <text:p>5,2631578947</text:p>
          </table:table-cell>
          <table:table-cell office:value-type="float" office:value="134">
            <text:p>134</text:p>
          </table:table-cell>
          <table:table-cell table:formula="of:=IF(ABS([.$A30]/[.AM30])&gt;1;(ABS([.$A30]/[.AM30])-1)*100;(1-(ABS([.$A30]/[.AM30])))*100)" office:value-type="float" office:value="4.4776119402985">
            <text:p>4,4776119403</text:p>
          </table:table-cell>
          <table:table-cell office:value-type="float" office:value="133">
            <text:p>133</text:p>
          </table:table-cell>
          <table:table-cell table:formula="of:=IF(ABS([.$A30]/[.AO30])&gt;1;(ABS([.$A30]/[.AO30])-1)*100;(1-(ABS([.$A30]/[.AO30])))*100)" office:value-type="float" office:value="5.26315789473684">
            <text:p>5,2631578947</text:p>
          </table:table-cell>
          <table:table-cell office:value-type="float" office:value="131">
            <text:p>131</text:p>
          </table:table-cell>
          <table:table-cell table:formula="of:=IF(ABS([.$A30]/[.AQ30])&gt;1;(ABS([.$A30]/[.AQ30])-1)*100;(1-(ABS([.$A30]/[.AQ30])))*100)" office:value-type="float" office:value="6.87022900763359">
            <text:p>6,8702290076</text:p>
          </table:table-cell>
          <table:table-cell office:value-type="float" office:value="132">
            <text:p>132</text:p>
          </table:table-cell>
          <table:table-cell table:formula="of:=IF(ABS([.$A30]/[.AS30])&gt;1;(ABS([.$A30]/[.AS30])-1)*100;(1-(ABS([.$A30]/[.AS30])))*100)" office:value-type="float" office:value="6.06060606060606">
            <text:p>6,0606060606</text:p>
          </table:table-cell>
          <table:table-cell office:value-type="float" office:value="148">
            <text:p>148</text:p>
          </table:table-cell>
          <table:table-cell table:formula="of:=IF(ABS([.$A30]/[.AU30])&gt;1;(ABS([.$A30]/[.AU30])-1)*100;(1-(ABS([.$A30]/[.AU30])))*100)" office:value-type="float" office:value="5.40540540540541">
            <text:p>5,4054054054</text:p>
          </table:table-cell>
          <table:table-cell office:value-type="float" office:value="140">
            <text:p>140</text:p>
          </table:table-cell>
          <table:table-cell table:formula="of:=IF(ABS([.$A30]/[.AW30])&gt;1;(ABS([.$A30]/[.AW30])-1)*100;(1-(ABS([.$A30]/[.AW30])))*100)" office:value-type="float" office:value="0">
            <text:p>0</text:p>
          </table:table-cell>
          <table:table-cell office:value-type="float" office:value="148">
            <text:p>148</text:p>
          </table:table-cell>
          <table:table-cell table:formula="of:=IF(ABS([.$A30]/[.AY30])&gt;1;(ABS([.$A30]/[.AY30])-1)*100;(1-(ABS([.$A30]/[.AY30])))*100)" office:value-type="float" office:value="5.40540540540541">
            <text:p>5,4054054054</text:p>
          </table:table-cell>
          <table:table-cell office:value-type="float" office:value="140">
            <text:p>140</text:p>
          </table:table-cell>
          <table:table-cell table:formula="of:=IF(ABS([.$A30]/[.BA30])&gt;1;(ABS([.$A30]/[.BA30])-1)*100;(1-(ABS([.$A30]/[.BA30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0]/[.BC30])&gt;1;(ABS([.$A30]/[.BC30])-1)*100;(1-(ABS([.$A30]/[.BC30])))*100)" office:value-type="float" office:value="6.06060606060606">
            <text:p>6,06060606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143">
            <text:p>143</text:p>
          </table:table-cell>
          <table:table-cell table:formula="of:=IF(ABS([.$A31]/[.C31])&gt;1;(ABS([.$A31]/[.C31])-1)*100;(1-(ABS([.$A31]/[.C31])))*100)" office:value-type="float" office:value="2.7972027972028">
            <text:p>2,7972027972</text:p>
          </table:table-cell>
          <table:table-cell office:value-type="float" office:value="139">
            <text:p>139</text:p>
          </table:table-cell>
          <table:table-cell table:formula="of:=IF(ABS([.$A31]/[.E31])&gt;1;(ABS([.$A31]/[.E31])-1)*100;(1-(ABS([.$A31]/[.E31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31]/[.G31])&gt;1;(ABS([.$A31]/[.G31])-1)*100;(1-(ABS([.$A31]/[.G31])))*100)" office:value-type="float" office:value="6.71140939597316">
            <text:p>6,711409396</text:p>
          </table:table-cell>
          <table:table-cell office:value-type="float" office:value="150">
            <text:p>150</text:p>
          </table:table-cell>
          <table:table-cell table:formula="of:=IF(ABS([.$A31]/[.I31])&gt;1;(ABS([.$A31]/[.I31])-1)*100;(1-(ABS([.$A31]/[.I31])))*100)" office:value-type="float" office:value="7.33333333333334">
            <text:p>7,3333333333</text:p>
          </table:table-cell>
          <table:table-cell office:value-type="float" office:value="151">
            <text:p>151</text:p>
          </table:table-cell>
          <table:table-cell table:formula="of:=IF(ABS([.$A31]/[.K31])&gt;1;(ABS([.$A31]/[.K31])-1)*100;(1-(ABS([.$A31]/[.K31])))*100)" office:value-type="float" office:value="7.94701986754967">
            <text:p>7,9470198675</text:p>
          </table:table-cell>
          <table:table-cell office:value-type="float" office:value="144">
            <text:p>144</text:p>
          </table:table-cell>
          <table:table-cell table:formula="of:=IF(ABS([.$A31]/[.M31])&gt;1;(ABS([.$A31]/[.M31])-1)*100;(1-(ABS([.$A31]/[.M31])))*100)" office:value-type="float" office:value="3.47222222222222">
            <text:p>3,4722222222</text:p>
          </table:table-cell>
          <table:table-cell office:value-type="float" office:value="150">
            <text:p>150</text:p>
          </table:table-cell>
          <table:table-cell table:formula="of:=IF(ABS([.$A31]/[.O31])&gt;1;(ABS([.$A31]/[.O31])-1)*100;(1-(ABS([.$A31]/[.O31])))*100)" office:value-type="float" office:value="7.33333333333334">
            <text:p>7,3333333333</text:p>
          </table:table-cell>
          <table:table-cell office:value-type="float" office:value="148">
            <text:p>148</text:p>
          </table:table-cell>
          <table:table-cell table:formula="of:=IF(ABS([.$A31]/[.Q31])&gt;1;(ABS([.$A31]/[.Q31])-1)*100;(1-(ABS([.$A31]/[.Q31])))*100)" office:value-type="float" office:value="6.08108108108109">
            <text:p>6,0810810811</text:p>
          </table:table-cell>
          <table:table-cell office:value-type="float" office:value="149">
            <text:p>149</text:p>
          </table:table-cell>
          <table:table-cell table:formula="of:=IF(ABS([.$A31]/[.S31])&gt;1;(ABS([.$A31]/[.S31])-1)*100;(1-(ABS([.$A31]/[.S31])))*100)" office:value-type="float" office:value="6.71140939597316">
            <text:p>6,711409396</text:p>
          </table:table-cell>
          <table:table-cell office:value-type="float" office:value="135">
            <text:p>135</text:p>
          </table:table-cell>
          <table:table-cell table:formula="of:=IF(ABS([.$A31]/[.U31])&gt;1;(ABS([.$A31]/[.U31])-1)*100;(1-(ABS([.$A31]/[.U31])))*100)" office:value-type="float" office:value="2.96296296296297">
            <text:p>2,962962963</text:p>
          </table:table-cell>
          <table:table-cell office:value-type="float" office:value="150">
            <text:p>150</text:p>
          </table:table-cell>
          <table:table-cell table:formula="of:=IF(ABS([.$A31]/[.W31])&gt;1;(ABS([.$A31]/[.W31])-1)*100;(1-(ABS([.$A31]/[.W31])))*100)" office:value-type="float" office:value="7.33333333333334">
            <text:p>7,3333333333</text:p>
          </table:table-cell>
          <table:table-cell office:value-type="float" office:value="149">
            <text:p>149</text:p>
          </table:table-cell>
          <table:table-cell table:formula="of:=IF(ABS([.$A31]/[.Y31])&gt;1;(ABS([.$A31]/[.Y31])-1)*100;(1-(ABS([.$A31]/[.Y31])))*100)" office:value-type="float" office:value="6.71140939597316">
            <text:p>6,711409396</text:p>
          </table:table-cell>
          <table:table-cell office:value-type="float" office:value="149">
            <text:p>149</text:p>
          </table:table-cell>
          <table:table-cell table:formula="of:=IF(ABS([.$A31]/[.AA31])&gt;1;(ABS([.$A31]/[.AA31])-1)*100;(1-(ABS([.$A31]/[.AA31])))*100)" office:value-type="float" office:value="6.71140939597316">
            <text:p>6,711409396</text:p>
          </table:table-cell>
          <table:table-cell office:value-type="float" office:value="145">
            <text:p>145</text:p>
          </table:table-cell>
          <table:table-cell table:formula="of:=IF(ABS([.$A31]/[.AC31])&gt;1;(ABS([.$A31]/[.AC31])-1)*100;(1-(ABS([.$A31]/[.AC31])))*100)" office:value-type="float" office:value="4.13793103448276">
            <text:p>4,1379310345</text:p>
          </table:table-cell>
          <table:table-cell office:value-type="float" office:value="151">
            <text:p>151</text:p>
          </table:table-cell>
          <table:table-cell table:formula="of:=IF(ABS([.$A31]/[.AE31])&gt;1;(ABS([.$A31]/[.AE31])-1)*100;(1-(ABS([.$A31]/[.AE31])))*100)" office:value-type="float" office:value="7.94701986754967">
            <text:p>7,9470198675</text:p>
          </table:table-cell>
          <table:table-cell office:value-type="float" office:value="140">
            <text:p>140</text:p>
          </table:table-cell>
          <table:table-cell table:formula="of:=IF(ABS([.$A31]/[.AG31])&gt;1;(ABS([.$A31]/[.AG31])-1)*100;(1-(ABS([.$A31]/[.AG31])))*100)" office:value-type="float" office:value="0.714285714285712">
            <text:p>0,7142857143</text:p>
          </table:table-cell>
          <table:table-cell office:value-type="float" office:value="156">
            <text:p>156</text:p>
          </table:table-cell>
          <table:table-cell table:formula="of:=IF(ABS([.$A31]/[.AI31])&gt;1;(ABS([.$A31]/[.AI31])-1)*100;(1-(ABS([.$A31]/[.AI31])))*100)" office:value-type="float" office:value="10.8974358974359">
            <text:p>10,8974358974</text:p>
          </table:table-cell>
          <table:table-cell office:value-type="float" office:value="148">
            <text:p>148</text:p>
          </table:table-cell>
          <table:table-cell table:formula="of:=IF(ABS([.$A31]/[.AK31])&gt;1;(ABS([.$A31]/[.AK31])-1)*100;(1-(ABS([.$A31]/[.AK31])))*100)" office:value-type="float" office:value="6.08108108108109">
            <text:p>6,0810810811</text:p>
          </table:table-cell>
          <table:table-cell office:value-type="float" office:value="149">
            <text:p>149</text:p>
          </table:table-cell>
          <table:table-cell table:formula="of:=IF(ABS([.$A31]/[.AM31])&gt;1;(ABS([.$A31]/[.AM31])-1)*100;(1-(ABS([.$A31]/[.AM31])))*100)" office:value-type="float" office:value="6.71140939597316">
            <text:p>6,711409396</text:p>
          </table:table-cell>
          <table:table-cell office:value-type="float" office:value="147">
            <text:p>147</text:p>
          </table:table-cell>
          <table:table-cell table:formula="of:=IF(ABS([.$A31]/[.AO31])&gt;1;(ABS([.$A31]/[.AO31])-1)*100;(1-(ABS([.$A31]/[.AO31])))*100)" office:value-type="float" office:value="5.4421768707483">
            <text:p>5,4421768707</text:p>
          </table:table-cell>
          <table:table-cell office:value-type="float" office:value="145">
            <text:p>145</text:p>
          </table:table-cell>
          <table:table-cell table:formula="of:=IF(ABS([.$A31]/[.AQ31])&gt;1;(ABS([.$A31]/[.AQ31])-1)*100;(1-(ABS([.$A31]/[.AQ31])))*100)" office:value-type="float" office:value="4.13793103448276">
            <text:p>4,1379310345</text:p>
          </table:table-cell>
          <table:table-cell office:value-type="float" office:value="150">
            <text:p>150</text:p>
          </table:table-cell>
          <table:table-cell table:formula="of:=IF(ABS([.$A31]/[.AS31])&gt;1;(ABS([.$A31]/[.AS31])-1)*100;(1-(ABS([.$A31]/[.AS31])))*100)" office:value-type="float" office:value="7.33333333333334">
            <text:p>7,3333333333</text:p>
          </table:table-cell>
          <table:table-cell office:value-type="float" office:value="144">
            <text:p>144</text:p>
          </table:table-cell>
          <table:table-cell table:formula="of:=IF(ABS([.$A31]/[.AU31])&gt;1;(ABS([.$A31]/[.AU31])-1)*100;(1-(ABS([.$A31]/[.AU31])))*100)" office:value-type="float" office:value="3.47222222222222">
            <text:p>3,4722222222</text:p>
          </table:table-cell>
          <table:table-cell office:value-type="float" office:value="131">
            <text:p>131</text:p>
          </table:table-cell>
          <table:table-cell table:formula="of:=IF(ABS([.$A31]/[.AW31])&gt;1;(ABS([.$A31]/[.AW31])-1)*100;(1-(ABS([.$A31]/[.AW31])))*100)" office:value-type="float" office:value="6.10687022900764">
            <text:p>6,106870229</text:p>
          </table:table-cell>
          <table:table-cell office:value-type="float" office:value="139">
            <text:p>139</text:p>
          </table:table-cell>
          <table:table-cell table:formula="of:=IF(ABS([.$A31]/[.AY31])&gt;1;(ABS([.$A31]/[.AY31])-1)*100;(1-(ABS([.$A31]/[.AY31])))*100)" office:value-type="float" office:value="0">
            <text:p>0</text:p>
          </table:table-cell>
          <table:table-cell office:value-type="float" office:value="155">
            <text:p>155</text:p>
          </table:table-cell>
          <table:table-cell table:formula="of:=IF(ABS([.$A31]/[.BA31])&gt;1;(ABS([.$A31]/[.BA31])-1)*100;(1-(ABS([.$A31]/[.BA31])))*100)" office:value-type="float" office:value="10.3225806451613">
            <text:p>10,3225806452</text:p>
          </table:table-cell>
          <table:table-cell office:value-type="float" office:value="139">
            <text:p>139</text:p>
          </table:table-cell>
          <table:table-cell table:formula="of:=IF(ABS([.$A31]/[.BC31])&gt;1;(ABS([.$A31]/[.BC31])-1)*100;(1-(ABS([.$A31]/[.BC31])))*100)" office:value-type="float" office:value="0">
            <text:p>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20">
            <text:p>420</text:p>
          </table:table-cell>
          <table:table-cell table:formula="of:=IF(ABS([.$A32]/[.C32])&gt;1;(ABS([.$A32]/[.C32])-1)*100;(1-(ABS([.$A32]/[.C32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32]/[.E32])&gt;1;(ABS([.$A32]/[.E32])-1)*100;(1-(ABS([.$A32]/[.E32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32]/[.G32])&gt;1;(ABS([.$A32]/[.G32])-1)*100;(1-(ABS([.$A32]/[.G32])))*100)" office:value-type="float" office:value="1.66270783847982">
            <text:p>1,6627078385</text:p>
          </table:table-cell>
          <table:table-cell office:value-type="float" office:value="413">
            <text:p>413</text:p>
          </table:table-cell>
          <table:table-cell table:formula="of:=IF(ABS([.$A32]/[.I32])&gt;1;(ABS([.$A32]/[.I32])-1)*100;(1-(ABS([.$A32]/[.I32])))*100)" office:value-type="float" office:value="0.242130750605329">
            <text:p>0,2421307506</text:p>
          </table:table-cell>
          <table:table-cell office:value-type="float" office:value="408">
            <text:p>408</text:p>
          </table:table-cell>
          <table:table-cell table:formula="of:=IF(ABS([.$A32]/[.K32])&gt;1;(ABS([.$A32]/[.K32])-1)*100;(1-(ABS([.$A32]/[.K32])))*100)" office:value-type="float" office:value="1.47058823529411">
            <text:p>1,4705882353</text:p>
          </table:table-cell>
          <table:table-cell office:value-type="float" office:value="416">
            <text:p>416</text:p>
          </table:table-cell>
          <table:table-cell table:formula="of:=IF(ABS([.$A32]/[.M32])&gt;1;(ABS([.$A32]/[.M32])-1)*100;(1-(ABS([.$A32]/[.M32])))*100)" office:value-type="float" office:value="0.480769230769229">
            <text:p>0,4807692308</text:p>
          </table:table-cell>
          <table:table-cell office:value-type="float" office:value="413">
            <text:p>413</text:p>
          </table:table-cell>
          <table:table-cell table:formula="of:=IF(ABS([.$A32]/[.O32])&gt;1;(ABS([.$A32]/[.O32])-1)*100;(1-(ABS([.$A32]/[.O32])))*100)" office:value-type="float" office:value="0.242130750605329">
            <text:p>0,2421307506</text:p>
          </table:table-cell>
          <table:table-cell office:value-type="float" office:value="411">
            <text:p>411</text:p>
          </table:table-cell>
          <table:table-cell table:formula="of:=IF(ABS([.$A32]/[.Q32])&gt;1;(ABS([.$A32]/[.Q32])-1)*100;(1-(ABS([.$A32]/[.Q32])))*100)" office:value-type="float" office:value="0.72992700729928">
            <text:p>0,7299270073</text:p>
          </table:table-cell>
          <table:table-cell office:value-type="float" office:value="411">
            <text:p>411</text:p>
          </table:table-cell>
          <table:table-cell table:formula="of:=IF(ABS([.$A32]/[.S32])&gt;1;(ABS([.$A32]/[.S32])-1)*100;(1-(ABS([.$A32]/[.S32])))*100)" office:value-type="float" office:value="0.72992700729928">
            <text:p>0,7299270073</text:p>
          </table:table-cell>
          <table:table-cell office:value-type="float" office:value="422">
            <text:p>422</text:p>
          </table:table-cell>
          <table:table-cell table:formula="of:=IF(ABS([.$A32]/[.U32])&gt;1;(ABS([.$A32]/[.U32])-1)*100;(1-(ABS([.$A32]/[.U32])))*100)" office:value-type="float" office:value="1.8957345971564">
            <text:p>1,8957345972</text:p>
          </table:table-cell>
          <table:table-cell office:value-type="float" office:value="409">
            <text:p>409</text:p>
          </table:table-cell>
          <table:table-cell table:formula="of:=IF(ABS([.$A32]/[.W32])&gt;1;(ABS([.$A32]/[.W32])-1)*100;(1-(ABS([.$A32]/[.W32])))*100)" office:value-type="float" office:value="1.22249388753055">
            <text:p>1,2224938875</text:p>
          </table:table-cell>
          <table:table-cell office:value-type="float" office:value="411">
            <text:p>411</text:p>
          </table:table-cell>
          <table:table-cell table:formula="of:=IF(ABS([.$A32]/[.Y32])&gt;1;(ABS([.$A32]/[.Y32])-1)*100;(1-(ABS([.$A32]/[.Y32])))*100)" office:value-type="float" office:value="0.72992700729928">
            <text:p>0,7299270073</text:p>
          </table:table-cell>
          <table:table-cell office:value-type="float" office:value="411">
            <text:p>411</text:p>
          </table:table-cell>
          <table:table-cell table:formula="of:=IF(ABS([.$A32]/[.AA32])&gt;1;(ABS([.$A32]/[.AA32])-1)*100;(1-(ABS([.$A32]/[.AA32])))*100)" office:value-type="float" office:value="0.72992700729928">
            <text:p>0,7299270073</text:p>
          </table:table-cell>
          <table:table-cell office:value-type="float" office:value="415">
            <text:p>415</text:p>
          </table:table-cell>
          <table:table-cell table:formula="of:=IF(ABS([.$A32]/[.AC32])&gt;1;(ABS([.$A32]/[.AC32])-1)*100;(1-(ABS([.$A32]/[.AC32])))*100)" office:value-type="float" office:value="0.240963855421683">
            <text:p>0,2409638554</text:p>
          </table:table-cell>
          <table:table-cell office:value-type="float" office:value="409">
            <text:p>409</text:p>
          </table:table-cell>
          <table:table-cell table:formula="of:=IF(ABS([.$A32]/[.AE32])&gt;1;(ABS([.$A32]/[.AE32])-1)*100;(1-(ABS([.$A32]/[.AE32])))*100)" office:value-type="float" office:value="1.22249388753055">
            <text:p>1,2224938875</text:p>
          </table:table-cell>
          <table:table-cell office:value-type="float" office:value="413">
            <text:p>413</text:p>
          </table:table-cell>
          <table:table-cell table:formula="of:=IF(ABS([.$A32]/[.AG32])&gt;1;(ABS([.$A32]/[.AG32])-1)*100;(1-(ABS([.$A32]/[.AG32])))*100)" office:value-type="float" office:value="0.242130750605329">
            <text:p>0,2421307506</text:p>
          </table:table-cell>
          <table:table-cell office:value-type="float" office:value="404">
            <text:p>404</text:p>
          </table:table-cell>
          <table:table-cell table:formula="of:=IF(ABS([.$A32]/[.AI32])&gt;1;(ABS([.$A32]/[.AI32])-1)*100;(1-(ABS([.$A32]/[.AI32])))*100)" office:value-type="float" office:value="2.47524752475248">
            <text:p>2,4752475248</text:p>
          </table:table-cell>
          <table:table-cell office:value-type="float" office:value="416">
            <text:p>416</text:p>
          </table:table-cell>
          <table:table-cell table:formula="of:=IF(ABS([.$A32]/[.AK32])&gt;1;(ABS([.$A32]/[.AK32])-1)*100;(1-(ABS([.$A32]/[.AK32])))*100)" office:value-type="float" office:value="0.480769230769229">
            <text:p>0,4807692308</text:p>
          </table:table-cell>
          <table:table-cell office:value-type="float" office:value="410">
            <text:p>410</text:p>
          </table:table-cell>
          <table:table-cell table:formula="of:=IF(ABS([.$A32]/[.AM32])&gt;1;(ABS([.$A32]/[.AM32])-1)*100;(1-(ABS([.$A32]/[.AM32])))*100)" office:value-type="float" office:value="0.975609756097562">
            <text:p>0,9756097561</text:p>
          </table:table-cell>
          <table:table-cell office:value-type="float" office:value="413">
            <text:p>413</text:p>
          </table:table-cell>
          <table:table-cell table:formula="of:=IF(ABS([.$A32]/[.AO32])&gt;1;(ABS([.$A32]/[.AO32])-1)*100;(1-(ABS([.$A32]/[.AO32])))*100)" office:value-type="float" office:value="0.242130750605329">
            <text:p>0,2421307506</text:p>
          </table:table-cell>
          <table:table-cell office:value-type="float" office:value="414">
            <text:p>414</text:p>
          </table:table-cell>
          <table:table-cell table:formula="of:=IF(ABS([.$A32]/[.AQ32])&gt;1;(ABS([.$A32]/[.AQ32])-1)*100;(1-(ABS([.$A32]/[.AQ32])))*100)" office:value-type="float" office:value="0">
            <text:p>0</text:p>
          </table:table-cell>
          <table:table-cell office:value-type="float" office:value="420">
            <text:p>420</text:p>
          </table:table-cell>
          <table:table-cell table:formula="of:=IF(ABS([.$A32]/[.AS32])&gt;1;(ABS([.$A32]/[.AS32])-1)*100;(1-(ABS([.$A32]/[.AS32])))*100)" office:value-type="float" office:value="1.42857142857142">
            <text:p>1,4285714286</text:p>
          </table:table-cell>
          <table:table-cell office:value-type="float" office:value="420">
            <text:p>420</text:p>
          </table:table-cell>
          <table:table-cell table:formula="of:=IF(ABS([.$A32]/[.AU32])&gt;1;(ABS([.$A32]/[.AU32])-1)*100;(1-(ABS([.$A32]/[.AU32])))*100)" office:value-type="float" office:value="1.42857142857142">
            <text:p>1,4285714286</text:p>
          </table:table-cell>
          <table:table-cell office:value-type="float" office:value="429">
            <text:p>429</text:p>
          </table:table-cell>
          <table:table-cell table:formula="of:=IF(ABS([.$A32]/[.AW32])&gt;1;(ABS([.$A32]/[.AW32])-1)*100;(1-(ABS([.$A32]/[.AW32])))*100)" office:value-type="float" office:value="3.4965034965035">
            <text:p>3,4965034965</text:p>
          </table:table-cell>
          <table:table-cell office:value-type="float" office:value="414">
            <text:p>414</text:p>
          </table:table-cell>
          <table:table-cell table:formula="of:=IF(ABS([.$A32]/[.AY32])&gt;1;(ABS([.$A32]/[.AY32])-1)*100;(1-(ABS([.$A32]/[.AY32])))*100)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IF(ABS([.$A32]/[.BA32])&gt;1;(ABS([.$A32]/[.BA32])-1)*100;(1-(ABS([.$A32]/[.BA32])))*100)" office:value-type="float" office:value="2.47524752475248">
            <text:p>2,4752475248</text:p>
          </table:table-cell>
          <table:table-cell office:value-type="float" office:value="414">
            <text:p>414</text:p>
          </table:table-cell>
          <table:table-cell table:formula="of:=IF(ABS([.$A32]/[.BC32])&gt;1;(ABS([.$A32]/[.BC32])-1)*100;(1-(ABS([.$A32]/[.BC32])))*100)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2">
            <text:p>152</text:p>
          </table:table-cell>
          <table:table-cell table:formula="of:=IF(ABS([.$A33]/[.C33])&gt;1;(ABS([.$A33]/[.C33])-1)*100;(1-(ABS([.$A33]/[.C33])))*100)" office:value-type="float" office:value="1.97368421052632">
            <text:p>1,9736842105</text:p>
          </table:table-cell>
          <table:table-cell office:value-type="float" office:value="156">
            <text:p>156</text:p>
          </table:table-cell>
          <table:table-cell table:formula="of:=IF(ABS([.$A33]/[.E33])&gt;1;(ABS([.$A33]/[.E33])-1)*100;(1-(ABS([.$A33]/[.E33])))*100)" office:value-type="float" office:value="4.48717948717948">
            <text:p>4,4871794872</text:p>
          </table:table-cell>
          <table:table-cell office:value-type="float" office:value="140">
            <text:p>140</text:p>
          </table:table-cell>
          <table:table-cell table:formula="of:=IF(ABS([.$A33]/[.G33])&gt;1;(ABS([.$A33]/[.G33])-1)*100;(1-(ABS([.$A33]/[.G33])))*100)" office:value-type="float" office:value="6.42857142857143">
            <text:p>6,4285714286</text:p>
          </table:table-cell>
          <table:table-cell office:value-type="float" office:value="146">
            <text:p>146</text:p>
          </table:table-cell>
          <table:table-cell table:formula="of:=IF(ABS([.$A33]/[.I33])&gt;1;(ABS([.$A33]/[.I33])-1)*100;(1-(ABS([.$A33]/[.I33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33]/[.K33])&gt;1;(ABS([.$A33]/[.K33])-1)*100;(1-(ABS([.$A33]/[.K33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33]/[.M33])&gt;1;(ABS([.$A33]/[.M33])-1)*100;(1-(ABS([.$A33]/[.M33])))*100)" office:value-type="float" office:value="0.666666666666671">
            <text:p>0,6666666667</text:p>
          </table:table-cell>
          <table:table-cell office:value-type="float" office:value="146">
            <text:p>146</text:p>
          </table:table-cell>
          <table:table-cell table:formula="of:=IF(ABS([.$A33]/[.O33])&gt;1;(ABS([.$A33]/[.O33])-1)*100;(1-(ABS([.$A33]/[.O33])))*100)" office:value-type="float" office:value="2.05479452054795">
            <text:p>2,0547945205</text:p>
          </table:table-cell>
          <table:table-cell office:value-type="float" office:value="149">
            <text:p>149</text:p>
          </table:table-cell>
          <table:table-cell table:formula="of:=IF(ABS([.$A33]/[.Q33])&gt;1;(ABS([.$A33]/[.Q33])-1)*100;(1-(ABS([.$A33]/[.Q33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33]/[.S33])&gt;1;(ABS([.$A33]/[.S33])-1)*100;(1-(ABS([.$A33]/[.S33])))*100)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IF(ABS([.$A33]/[.U33])&gt;1;(ABS([.$A33]/[.U33])-1)*100;(1-(ABS([.$A33]/[.U33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33]/[.W33])&gt;1;(ABS([.$A33]/[.W33])-1)*100;(1-(ABS([.$A33]/[.W33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33]/[.Y33])&gt;1;(ABS([.$A33]/[.Y33])-1)*100;(1-(ABS([.$A33]/[.Y33])))*100)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IF(ABS([.$A33]/[.AA33])&gt;1;(ABS([.$A33]/[.AA33])-1)*100;(1-(ABS([.$A33]/[.AA33])))*100)" office:value-type="float" office:value="4.92957746478873">
            <text:p>4,9295774648</text:p>
          </table:table-cell>
          <table:table-cell office:value-type="float" office:value="156">
            <text:p>156</text:p>
          </table:table-cell>
          <table:table-cell table:formula="of:=IF(ABS([.$A33]/[.AC33])&gt;1;(ABS([.$A33]/[.AC33])-1)*100;(1-(ABS([.$A33]/[.AC33])))*100)" office:value-type="float" office:value="4.48717948717948">
            <text:p>4,4871794872</text:p>
          </table:table-cell>
          <table:table-cell office:value-type="float" office:value="150">
            <text:p>150</text:p>
          </table:table-cell>
          <table:table-cell table:formula="of:=IF(ABS([.$A33]/[.AE33])&gt;1;(ABS([.$A33]/[.AE33])-1)*100;(1-(ABS([.$A33]/[.AE33])))*100)" office:value-type="float" office:value="0.666666666666671">
            <text:p>0,6666666667</text:p>
          </table:table-cell>
          <table:table-cell office:value-type="float" office:value="142">
            <text:p>142</text:p>
          </table:table-cell>
          <table:table-cell table:formula="of:=IF(ABS([.$A33]/[.AG33])&gt;1;(ABS([.$A33]/[.AG33])-1)*100;(1-(ABS([.$A33]/[.AG33])))*100)" office:value-type="float" office:value="4.92957746478873">
            <text:p>4,9295774648</text:p>
          </table:table-cell>
          <table:table-cell office:value-type="float" office:value="156">
            <text:p>156</text:p>
          </table:table-cell>
          <table:table-cell table:formula="of:=IF(ABS([.$A33]/[.AI33])&gt;1;(ABS([.$A33]/[.AI33])-1)*100;(1-(ABS([.$A33]/[.AI33])))*100)" office:value-type="float" office:value="4.48717948717948">
            <text:p>4,4871794872</text:p>
          </table:table-cell>
          <table:table-cell office:value-type="float" office:value="146">
            <text:p>146</text:p>
          </table:table-cell>
          <table:table-cell table:formula="of:=IF(ABS([.$A33]/[.AK33])&gt;1;(ABS([.$A33]/[.AK33])-1)*100;(1-(ABS([.$A33]/[.AK33])))*100)" office:value-type="float" office:value="2.05479452054795">
            <text:p>2,0547945205</text:p>
          </table:table-cell>
          <table:table-cell office:value-type="float" office:value="149">
            <text:p>149</text:p>
          </table:table-cell>
          <table:table-cell table:formula="of:=IF(ABS([.$A33]/[.AM33])&gt;1;(ABS([.$A33]/[.AM33])-1)*100;(1-(ABS([.$A33]/[.AM33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33]/[.AO33])&gt;1;(ABS([.$A33]/[.AO33])-1)*100;(1-(ABS([.$A33]/[.AO33])))*100)" office:value-type="float" office:value="0">
            <text:p>0</text:p>
          </table:table-cell>
          <table:table-cell office:value-type="float" office:value="152">
            <text:p>152</text:p>
          </table:table-cell>
          <table:table-cell table:formula="of:=IF(ABS([.$A33]/[.AQ33])&gt;1;(ABS([.$A33]/[.AQ33])-1)*100;(1-(ABS([.$A33]/[.AQ33])))*100)" office:value-type="float" office:value="1.97368421052632">
            <text:p>1,9736842105</text:p>
          </table:table-cell>
          <table:table-cell office:value-type="float" office:value="140">
            <text:p>140</text:p>
          </table:table-cell>
          <table:table-cell table:formula="of:=IF(ABS([.$A33]/[.AS33])&gt;1;(ABS([.$A33]/[.AS33])-1)*100;(1-(ABS([.$A33]/[.AS33])))*100)" office:value-type="float" office:value="6.42857142857143">
            <text:p>6,4285714286</text:p>
          </table:table-cell>
          <table:table-cell office:value-type="float" office:value="130">
            <text:p>130</text:p>
          </table:table-cell>
          <table:table-cell table:formula="of:=IF(ABS([.$A33]/[.AU33])&gt;1;(ABS([.$A33]/[.AU33])-1)*100;(1-(ABS([.$A33]/[.AU33])))*100)" office:value-type="float" office:value="14.6153846153846">
            <text:p>14,6153846154</text:p>
          </table:table-cell>
          <table:table-cell office:value-type="float" office:value="156">
            <text:p>156</text:p>
          </table:table-cell>
          <table:table-cell table:formula="of:=IF(ABS([.$A33]/[.AW33])&gt;1;(ABS([.$A33]/[.AW33])-1)*100;(1-(ABS([.$A33]/[.AW33])))*100)" office:value-type="float" office:value="4.48717948717948">
            <text:p>4,4871794872</text:p>
          </table:table-cell>
          <table:table-cell office:value-type="float" office:value="141">
            <text:p>141</text:p>
          </table:table-cell>
          <table:table-cell table:formula="of:=IF(ABS([.$A33]/[.AY33])&gt;1;(ABS([.$A33]/[.AY33])-1)*100;(1-(ABS([.$A33]/[.AY33])))*100)" office:value-type="float" office:value="5.67375886524824">
            <text:p>5,6737588652</text:p>
          </table:table-cell>
          <table:table-cell office:value-type="float" office:value="143">
            <text:p>143</text:p>
          </table:table-cell>
          <table:table-cell table:formula="of:=IF(ABS([.$A33]/[.BA33])&gt;1;(ABS([.$A33]/[.BA33])-1)*100;(1-(ABS([.$A33]/[.BA33])))*100)" office:value-type="float" office:value="4.19580419580419">
            <text:p>4,1958041958</text:p>
          </table:table-cell>
          <table:table-cell office:value-type="float" office:value="157">
            <text:p>157</text:p>
          </table:table-cell>
          <table:table-cell table:formula="of:=IF(ABS([.$A33]/[.BC33])&gt;1;(ABS([.$A33]/[.BC33])-1)*100;(1-(ABS([.$A33]/[.BC33])))*100)" office:value-type="float" office:value="5.09554140127388">
            <text:p>5,0955414013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/>
          <table:table-cell office:value-type="float" office:value="408">
            <text:p>408</text:p>
          </table:table-cell>
          <table:table-cell table:formula="of:=IF(ABS([.$A34]/[.C34])&gt;1;(ABS([.$A34]/[.C34])-1)*100;(1-(ABS([.$A34]/[.C34])))*100)" office:value-type="float" office:value="0.980392156862742">
            <text:p>0,9803921569</text:p>
          </table:table-cell>
          <table:table-cell office:value-type="float" office:value="404">
            <text:p>404</text:p>
          </table:table-cell>
          <table:table-cell table:formula="of:=IF(ABS([.$A34]/[.E34])&gt;1;(ABS([.$A34]/[.E34])-1)*100;(1-(ABS([.$A34]/[.E34])))*100)" office:value-type="float" office:value="1.98019801980198">
            <text:p>1,9801980198</text:p>
          </table:table-cell>
          <table:table-cell office:value-type="float" office:value="413">
            <text:p>413</text:p>
          </table:table-cell>
          <table:table-cell table:formula="of:=IF(ABS([.$A34]/[.G34])&gt;1;(ABS([.$A34]/[.G34])-1)*100;(1-(ABS([.$A34]/[.G34])))*100)" office:value-type="float" office:value="0.242130750605329">
            <text:p>0,2421307506</text:p>
          </table:table-cell>
          <table:table-cell office:value-type="float" office:value="414">
            <text:p>414</text:p>
          </table:table-cell>
          <table:table-cell table:formula="of:=IF(ABS([.$A34]/[.I34])&gt;1;(ABS([.$A34]/[.I34])-1)*100;(1-(ABS([.$A34]/[.I34])))*100)" office:value-type="float" office:value="0.483091787439616">
            <text:p>0,4830917874</text:p>
          </table:table-cell>
          <table:table-cell office:value-type="float" office:value="414">
            <text:p>414</text:p>
          </table:table-cell>
          <table:table-cell table:formula="of:=IF(ABS([.$A34]/[.K34])&gt;1;(ABS([.$A34]/[.K34])-1)*100;(1-(ABS([.$A34]/[.K34])))*100)" office:value-type="float" office:value="0.483091787439616">
            <text:p>0,4830917874</text:p>
          </table:table-cell>
          <table:table-cell office:value-type="float" office:value="409">
            <text:p>409</text:p>
          </table:table-cell>
          <table:table-cell table:formula="of:=IF(ABS([.$A34]/[.M34])&gt;1;(ABS([.$A34]/[.M34])-1)*100;(1-(ABS([.$A34]/[.M34])))*100)" office:value-type="float" office:value="0.733496332518335">
            <text:p>0,7334963325</text:p>
          </table:table-cell>
          <table:table-cell office:value-type="float" office:value="414">
            <text:p>414</text:p>
          </table:table-cell>
          <table:table-cell table:formula="of:=IF(ABS([.$A34]/[.O34])&gt;1;(ABS([.$A34]/[.O34])-1)*100;(1-(ABS([.$A34]/[.O34])))*100)" office:value-type="float" office:value="0.483091787439616">
            <text:p>0,4830917874</text:p>
          </table:table-cell>
          <table:table-cell office:value-type="float" office:value="414">
            <text:p>414</text:p>
          </table:table-cell>
          <table:table-cell table:formula="of:=IF(ABS([.$A34]/[.Q34])&gt;1;(ABS([.$A34]/[.Q34])-1)*100;(1-(ABS([.$A34]/[.Q34])))*100)" office:value-type="float" office:value="0.483091787439616">
            <text:p>0,4830917874</text:p>
          </table:table-cell>
          <table:table-cell office:value-type="float" office:value="421">
            <text:p>421</text:p>
          </table:table-cell>
          <table:table-cell table:formula="of:=IF(ABS([.$A34]/[.S34])&gt;1;(ABS([.$A34]/[.S34])-1)*100;(1-(ABS([.$A34]/[.S34])))*100)" office:value-type="float" office:value="2.13776722090261">
            <text:p>2,1377672209</text:p>
          </table:table-cell>
          <table:table-cell office:value-type="float" office:value="414">
            <text:p>414</text:p>
          </table:table-cell>
          <table:table-cell table:formula="of:=IF(ABS([.$A34]/[.U34])&gt;1;(ABS([.$A34]/[.U34])-1)*100;(1-(ABS([.$A34]/[.U34])))*100)" office:value-type="float" office:value="0.483091787439616">
            <text:p>0,4830917874</text:p>
          </table:table-cell>
          <table:table-cell office:value-type="float" office:value="414">
            <text:p>414</text:p>
          </table:table-cell>
          <table:table-cell table:formula="of:=IF(ABS([.$A34]/[.W34])&gt;1;(ABS([.$A34]/[.W34])-1)*100;(1-(ABS([.$A34]/[.W34])))*100)" office:value-type="float" office:value="0.483091787439616">
            <text:p>0,4830917874</text:p>
          </table:table-cell>
          <table:table-cell office:value-type="float" office:value="414">
            <text:p>414</text:p>
          </table:table-cell>
          <table:table-cell table:formula="of:=IF(ABS([.$A34]/[.Y34])&gt;1;(ABS([.$A34]/[.Y34])-1)*100;(1-(ABS([.$A34]/[.Y34])))*100)" office:value-type="float" office:value="0.483091787439616">
            <text:p>0,4830917874</text:p>
          </table:table-cell>
          <table:table-cell office:value-type="float" office:value="421">
            <text:p>421</text:p>
          </table:table-cell>
          <table:table-cell table:formula="of:=IF(ABS([.$A34]/[.AA34])&gt;1;(ABS([.$A34]/[.AA34])-1)*100;(1-(ABS([.$A34]/[.AA34])))*100)" office:value-type="float" office:value="2.13776722090261">
            <text:p>2,1377672209</text:p>
          </table:table-cell>
          <table:table-cell office:value-type="float" office:value="404">
            <text:p>404</text:p>
          </table:table-cell>
          <table:table-cell table:formula="of:=IF(ABS([.$A34]/[.AC34])&gt;1;(ABS([.$A34]/[.AC34])-1)*100;(1-(ABS([.$A34]/[.AC34])))*100)" office:value-type="float" office:value="1.98019801980198">
            <text:p>1,9801980198</text:p>
          </table:table-cell>
          <table:table-cell office:value-type="float" office:value="410">
            <text:p>410</text:p>
          </table:table-cell>
          <table:table-cell table:formula="of:=IF(ABS([.$A34]/[.AE34])&gt;1;(ABS([.$A34]/[.AE34])-1)*100;(1-(ABS([.$A34]/[.AE34])))*100)" office:value-type="float" office:value="0.487804878048781">
            <text:p>0,487804878</text:p>
          </table:table-cell>
          <table:table-cell office:value-type="float" office:value="418">
            <text:p>418</text:p>
          </table:table-cell>
          <table:table-cell table:formula="of:=IF(ABS([.$A34]/[.AG34])&gt;1;(ABS([.$A34]/[.AG34])-1)*100;(1-(ABS([.$A34]/[.AG34])))*100)" office:value-type="float" office:value="1.43540669856459">
            <text:p>1,4354066986</text:p>
          </table:table-cell>
          <table:table-cell office:value-type="float" office:value="407">
            <text:p>407</text:p>
          </table:table-cell>
          <table:table-cell table:formula="of:=IF(ABS([.$A34]/[.AI34])&gt;1;(ABS([.$A34]/[.AI34])-1)*100;(1-(ABS([.$A34]/[.AI34])))*100)" office:value-type="float" office:value="1.22850122850122">
            <text:p>1,2285012285</text:p>
          </table:table-cell>
          <table:table-cell office:value-type="float" office:value="414">
            <text:p>414</text:p>
          </table:table-cell>
          <table:table-cell table:formula="of:=IF(ABS([.$A34]/[.AK34])&gt;1;(ABS([.$A34]/[.AK34])-1)*100;(1-(ABS([.$A34]/[.AK34])))*100)" office:value-type="float" office:value="0.483091787439616">
            <text:p>0,4830917874</text:p>
          </table:table-cell>
          <table:table-cell office:value-type="float" office:value="415">
            <text:p>415</text:p>
          </table:table-cell>
          <table:table-cell table:formula="of:=IF(ABS([.$A34]/[.AM34])&gt;1;(ABS([.$A34]/[.AM34])-1)*100;(1-(ABS([.$A34]/[.AM34])))*100)" office:value-type="float" office:value="0.72289156626506">
            <text:p>0,7228915663</text:p>
          </table:table-cell>
          <table:table-cell office:value-type="float" office:value="411">
            <text:p>411</text:p>
          </table:table-cell>
          <table:table-cell table:formula="of:=IF(ABS([.$A34]/[.AO34])&gt;1;(ABS([.$A34]/[.AO34])-1)*100;(1-(ABS([.$A34]/[.AO34])))*100)" office:value-type="float" office:value="0.243309002433101">
            <text:p>0,2433090024</text:p>
          </table:table-cell>
          <table:table-cell office:value-type="float" office:value="408">
            <text:p>408</text:p>
          </table:table-cell>
          <table:table-cell table:formula="of:=IF(ABS([.$A34]/[.AQ34])&gt;1;(ABS([.$A34]/[.AQ34])-1)*100;(1-(ABS([.$A34]/[.AQ34])))*100)" office:value-type="float" office:value="0.980392156862742">
            <text:p>0,9803921569</text:p>
          </table:table-cell>
          <table:table-cell office:value-type="float" office:value="413">
            <text:p>413</text:p>
          </table:table-cell>
          <table:table-cell table:formula="of:=IF(ABS([.$A34]/[.AS34])&gt;1;(ABS([.$A34]/[.AS34])-1)*100;(1-(ABS([.$A34]/[.AS34])))*100)" office:value-type="float" office:value="0.242130750605329">
            <text:p>0,2421307506</text:p>
          </table:table-cell>
          <table:table-cell office:value-type="float" office:value="430">
            <text:p>430</text:p>
          </table:table-cell>
          <table:table-cell table:formula="of:=IF(ABS([.$A34]/[.AU34])&gt;1;(ABS([.$A34]/[.AU34])-1)*100;(1-(ABS([.$A34]/[.AU34])))*100)" office:value-type="float" office:value="4.18604651162791">
            <text:p>4,1860465116</text:p>
          </table:table-cell>
          <table:table-cell office:value-type="float" office:value="404">
            <text:p>404</text:p>
          </table:table-cell>
          <table:table-cell table:formula="of:=IF(ABS([.$A34]/[.AW34])&gt;1;(ABS([.$A34]/[.AW34])-1)*100;(1-(ABS([.$A34]/[.AW34])))*100)" office:value-type="float" office:value="1.98019801980198">
            <text:p>1,9801980198</text:p>
          </table:table-cell>
          <table:table-cell office:value-type="float" office:value="419">
            <text:p>419</text:p>
          </table:table-cell>
          <table:table-cell table:formula="of:=IF(ABS([.$A34]/[.AY34])&gt;1;(ABS([.$A34]/[.AY34])-1)*100;(1-(ABS([.$A34]/[.AY34])))*100)" office:value-type="float" office:value="1.67064439140812">
            <text:p>1,6706443914</text:p>
          </table:table-cell>
          <table:table-cell office:value-type="float" office:value="427">
            <text:p>427</text:p>
          </table:table-cell>
          <table:table-cell table:formula="of:=IF(ABS([.$A34]/[.BA34])&gt;1;(ABS([.$A34]/[.BA34])-1)*100;(1-(ABS([.$A34]/[.BA34])))*100)" office:value-type="float" office:value="3.51288056206089">
            <text:p>3,5128805621</text:p>
          </table:table-cell>
          <table:table-cell office:value-type="float" office:value="404">
            <text:p>404</text:p>
          </table:table-cell>
          <table:table-cell table:formula="of:=IF(ABS([.$A34]/[.BC34])&gt;1;(ABS([.$A34]/[.BC34])-1)*100;(1-(ABS([.$A34]/[.BC34])))*100)" office:value-type="float" office:value="1.98019801980198">
            <text:p>1,980198019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0">
            <text:p>150</text:p>
          </table:table-cell>
          <table:table-cell table:formula="of:=IF(ABS([.$A35]/[.C35])&gt;1;(ABS([.$A35]/[.C35])-1)*100;(1-(ABS([.$A35]/[.C35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35]/[.E35])&gt;1;(ABS([.$A35]/[.E35])-1)*100;(1-(ABS([.$A35]/[.E35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35]/[.G35])&gt;1;(ABS([.$A35]/[.G35])-1)*100;(1-(ABS([.$A35]/[.G35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35]/[.I35])&gt;1;(ABS([.$A35]/[.I35])-1)*100;(1-(ABS([.$A35]/[.I35])))*100)" office:value-type="float" office:value="1.32450331125827">
            <text:p>1,3245033113</text:p>
          </table:table-cell>
          <table:table-cell office:value-type="float" office:value="145">
            <text:p>145</text:p>
          </table:table-cell>
          <table:table-cell table:formula="of:=IF(ABS([.$A35]/[.K35])&gt;1;(ABS([.$A35]/[.K35])-1)*100;(1-(ABS([.$A35]/[.K35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35]/[.M35])&gt;1;(ABS([.$A35]/[.M35])-1)*100;(1-(ABS([.$A35]/[.M35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35]/[.O35])&gt;1;(ABS([.$A35]/[.O35])-1)*100;(1-(ABS([.$A35]/[.O35])))*100)" office:value-type="float" office:value="1.32450331125827">
            <text:p>1,3245033113</text:p>
          </table:table-cell>
          <table:table-cell office:value-type="float" office:value="147">
            <text:p>147</text:p>
          </table:table-cell>
          <table:table-cell table:formula="of:=IF(ABS([.$A35]/[.Q35])&gt;1;(ABS([.$A35]/[.Q35])-1)*100;(1-(ABS([.$A35]/[.Q35])))*100)" office:value-type="float" office:value="1.36054421768708">
            <text:p>1,3605442177</text:p>
          </table:table-cell>
          <table:table-cell office:value-type="float" office:value="140">
            <text:p>140</text:p>
          </table:table-cell>
          <table:table-cell table:formula="of:=IF(ABS([.$A35]/[.S35])&gt;1;(ABS([.$A35]/[.S35])-1)*100;(1-(ABS([.$A35]/[.S35])))*100)" office:value-type="float" office:value="6.42857142857143">
            <text:p>6,4285714286</text:p>
          </table:table-cell>
          <table:table-cell office:value-type="float" office:value="156">
            <text:p>156</text:p>
          </table:table-cell>
          <table:table-cell table:formula="of:=IF(ABS([.$A35]/[.U35])&gt;1;(ABS([.$A35]/[.U35])-1)*100;(1-(ABS([.$A35]/[.U35])))*100)" office:value-type="float" office:value="4.48717948717948">
            <text:p>4,4871794872</text:p>
          </table:table-cell>
          <table:table-cell office:value-type="float" office:value="145">
            <text:p>145</text:p>
          </table:table-cell>
          <table:table-cell table:formula="of:=IF(ABS([.$A35]/[.W35])&gt;1;(ABS([.$A35]/[.W35])-1)*100;(1-(ABS([.$A35]/[.W35])))*100)" office:value-type="float" office:value="2.75862068965518">
            <text:p>2,7586206897</text:p>
          </table:table-cell>
          <table:table-cell office:value-type="float" office:value="147">
            <text:p>147</text:p>
          </table:table-cell>
          <table:table-cell table:formula="of:=IF(ABS([.$A35]/[.Y35])&gt;1;(ABS([.$A35]/[.Y35])-1)*100;(1-(ABS([.$A35]/[.Y35])))*100)" office:value-type="float" office:value="1.36054421768708">
            <text:p>1,3605442177</text:p>
          </table:table-cell>
          <table:table-cell office:value-type="float" office:value="146">
            <text:p>146</text:p>
          </table:table-cell>
          <table:table-cell table:formula="of:=IF(ABS([.$A35]/[.AA35])&gt;1;(ABS([.$A35]/[.AA35])-1)*100;(1-(ABS([.$A35]/[.AA35])))*100)" office:value-type="float" office:value="2.05479452054795">
            <text:p>2,0547945205</text:p>
          </table:table-cell>
          <table:table-cell office:value-type="float" office:value="156">
            <text:p>156</text:p>
          </table:table-cell>
          <table:table-cell table:formula="of:=IF(ABS([.$A35]/[.AC35])&gt;1;(ABS([.$A35]/[.AC35])-1)*100;(1-(ABS([.$A35]/[.AC35])))*100)" office:value-type="float" office:value="4.48717948717948">
            <text:p>4,4871794872</text:p>
          </table:table-cell>
          <table:table-cell office:value-type="float" office:value="149">
            <text:p>149</text:p>
          </table:table-cell>
          <table:table-cell table:formula="of:=IF(ABS([.$A35]/[.AE35])&gt;1;(ABS([.$A35]/[.AE35])-1)*100;(1-(ABS([.$A35]/[.AE35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35]/[.AG35])&gt;1;(ABS([.$A35]/[.AG35])-1)*100;(1-(ABS([.$A35]/[.AG35])))*100)" office:value-type="float" office:value="0.666666666666671">
            <text:p>0,6666666667</text:p>
          </table:table-cell>
          <table:table-cell office:value-type="float" office:value="146">
            <text:p>146</text:p>
          </table:table-cell>
          <table:table-cell table:formula="of:=IF(ABS([.$A35]/[.AI35])&gt;1;(ABS([.$A35]/[.AI35])-1)*100;(1-(ABS([.$A35]/[.AI35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35]/[.AK35])&gt;1;(ABS([.$A35]/[.AK35])-1)*100;(1-(ABS([.$A35]/[.AK35])))*100)" office:value-type="float" office:value="0.666666666666671">
            <text:p>0,6666666667</text:p>
          </table:table-cell>
          <table:table-cell office:value-type="float" office:value="145">
            <text:p>145</text:p>
          </table:table-cell>
          <table:table-cell table:formula="of:=IF(ABS([.$A35]/[.AM35])&gt;1;(ABS([.$A35]/[.AM35])-1)*100;(1-(ABS([.$A35]/[.AM35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35]/[.AO35])&gt;1;(ABS([.$A35]/[.AO35])-1)*100;(1-(ABS([.$A35]/[.AO35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35]/[.AQ35])&gt;1;(ABS([.$A35]/[.AQ35])-1)*100;(1-(ABS([.$A35]/[.AQ35])))*100)" office:value-type="float" office:value="1.32450331125827">
            <text:p>1,3245033113</text:p>
          </table:table-cell>
          <table:table-cell office:value-type="float" office:value="155">
            <text:p>155</text:p>
          </table:table-cell>
          <table:table-cell table:formula="of:=IF(ABS([.$A35]/[.AS35])&gt;1;(ABS([.$A35]/[.AS35])-1)*100;(1-(ABS([.$A35]/[.AS35])))*100)" office:value-type="float" office:value="3.87096774193548">
            <text:p>3,8709677419</text:p>
          </table:table-cell>
          <table:table-cell office:value-type="float" office:value="156">
            <text:p>156</text:p>
          </table:table-cell>
          <table:table-cell table:formula="of:=IF(ABS([.$A35]/[.AU35])&gt;1;(ABS([.$A35]/[.AU35])-1)*100;(1-(ABS([.$A35]/[.AU35])))*100)" office:value-type="float" office:value="4.48717948717948">
            <text:p>4,4871794872</text:p>
          </table:table-cell>
          <table:table-cell office:value-type="float" office:value="142">
            <text:p>142</text:p>
          </table:table-cell>
          <table:table-cell table:formula="of:=IF(ABS([.$A35]/[.AW35])&gt;1;(ABS([.$A35]/[.AW35])-1)*100;(1-(ABS([.$A35]/[.AW35])))*100)" office:value-type="float" office:value="4.92957746478873">
            <text:p>4,9295774648</text:p>
          </table:table-cell>
          <table:table-cell office:value-type="float" office:value="149">
            <text:p>149</text:p>
          </table:table-cell>
          <table:table-cell table:formula="of:=IF(ABS([.$A35]/[.AY35])&gt;1;(ABS([.$A35]/[.AY35])-1)*100;(1-(ABS([.$A35]/[.AY35])))*100)" office:value-type="float" office:value="0">
            <text:p>0</text:p>
          </table:table-cell>
          <table:table-cell office:value-type="float" office:value="141">
            <text:p>141</text:p>
          </table:table-cell>
          <table:table-cell table:formula="of:=IF(ABS([.$A35]/[.BA35])&gt;1;(ABS([.$A35]/[.BA35])-1)*100;(1-(ABS([.$A35]/[.BA35])))*100)" office:value-type="float" office:value="5.67375886524824">
            <text:p>5,6737588652</text:p>
          </table:table-cell>
          <table:table-cell office:value-type="float" office:value="142">
            <text:p>142</text:p>
          </table:table-cell>
          <table:table-cell table:formula="of:=IF(ABS([.$A35]/[.BC35])&gt;1;(ABS([.$A35]/[.BC35])-1)*100;(1-(ABS([.$A35]/[.BC35])))*100)" office:value-type="float" office:value="4.92957746478873">
            <text:p>4,9295774648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/>
          <table:table-cell office:value-type="float" office:value="132">
            <text:p>132</text:p>
          </table:table-cell>
          <table:table-cell table:formula="of:=IF(ABS([.$A36]/[.C36])&gt;1;(ABS([.$A36]/[.C36])-1)*100;(1-(ABS([.$A36]/[.C36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36]/[.E36])&gt;1;(ABS([.$A36]/[.E36])-1)*100;(1-(ABS([.$A36]/[.E36])))*100)" office:value-type="float" office:value="0.757575757575757">
            <text:p>0,7575757576</text:p>
          </table:table-cell>
          <table:table-cell office:value-type="float" office:value="139">
            <text:p>139</text:p>
          </table:table-cell>
          <table:table-cell table:formula="of:=IF(ABS([.$A36]/[.G36])&gt;1;(ABS([.$A36]/[.G36])-1)*100;(1-(ABS([.$A36]/[.G36])))*100)" office:value-type="float" office:value="4.31654676258992">
            <text:p>4,3165467626</text:p>
          </table:table-cell>
          <table:table-cell office:value-type="float" office:value="131">
            <text:p>131</text:p>
          </table:table-cell>
          <table:table-cell table:formula="of:=IF(ABS([.$A36]/[.I36])&gt;1;(ABS([.$A36]/[.I36])-1)*100;(1-(ABS([.$A36]/[.I36])))*100)" office:value-type="float" office:value="1.52671755725191">
            <text:p>1,5267175573</text:p>
          </table:table-cell>
          <table:table-cell office:value-type="float" office:value="140">
            <text:p>140</text:p>
          </table:table-cell>
          <table:table-cell table:formula="of:=IF(ABS([.$A36]/[.K36])&gt;1;(ABS([.$A36]/[.K36])-1)*100;(1-(ABS([.$A36]/[.K36])))*100)"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IF(ABS([.$A36]/[.M36])&gt;1;(ABS([.$A36]/[.M36])-1)*100;(1-(ABS([.$A36]/[.M36])))*100)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ABS([.$A36]/[.O36])&gt;1;(ABS([.$A36]/[.O36])-1)*100;(1-(ABS([.$A36]/[.O36])))*100)" office:value-type="float" office:value="1.52671755725191">
            <text:p>1,5267175573</text:p>
          </table:table-cell>
          <table:table-cell office:value-type="float" office:value="132">
            <text:p>132</text:p>
          </table:table-cell>
          <table:table-cell table:formula="of:=IF(ABS([.$A36]/[.Q36])&gt;1;(ABS([.$A36]/[.Q36])-1)*100;(1-(ABS([.$A36]/[.Q36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36]/[.S36])&gt;1;(ABS([.$A36]/[.S36])-1)*100;(1-(ABS([.$A36]/[.S3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36]/[.U36])&gt;1;(ABS([.$A36]/[.U36])-1)*100;(1-(ABS([.$A36]/[.U36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36]/[.W36])&gt;1;(ABS([.$A36]/[.W36])-1)*100;(1-(ABS([.$A36]/[.W3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6]/[.Y36])&gt;1;(ABS([.$A36]/[.Y36])-1)*100;(1-(ABS([.$A36]/[.Y3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36]/[.AA36])&gt;1;(ABS([.$A36]/[.AA36])-1)*100;(1-(ABS([.$A36]/[.AA36])))*100)" office:value-type="float" office:value="0">
            <text:p>0</text:p>
          </table:table-cell>
          <table:table-cell office:value-type="float" office:value="126">
            <text:p>126</text:p>
          </table:table-cell>
          <table:table-cell table:formula="of:=IF(ABS([.$A36]/[.AC36])&gt;1;(ABS([.$A36]/[.AC36])-1)*100;(1-(ABS([.$A36]/[.AC36])))*100)" office:value-type="float" office:value="5.55555555555556">
            <text:p>5,5555555556</text:p>
          </table:table-cell>
          <table:table-cell office:value-type="float" office:value="133">
            <text:p>133</text:p>
          </table:table-cell>
          <table:table-cell table:formula="of:=IF(ABS([.$A36]/[.AE36])&gt;1;(ABS([.$A36]/[.AE36])-1)*100;(1-(ABS([.$A36]/[.AE3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6]/[.AG36])&gt;1;(ABS([.$A36]/[.AG36])-1)*100;(1-(ABS([.$A36]/[.AG36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36]/[.AI36])&gt;1;(ABS([.$A36]/[.AI36])-1)*100;(1-(ABS([.$A36]/[.AI3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6]/[.AK36])&gt;1;(ABS([.$A36]/[.AK36])-1)*100;(1-(ABS([.$A36]/[.AK36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36]/[.AM36])&gt;1;(ABS([.$A36]/[.AM36])-1)*100;(1-(ABS([.$A36]/[.AM36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36]/[.AO36])&gt;1;(ABS([.$A36]/[.AO36])-1)*100;(1-(ABS([.$A36]/[.AO3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6]/[.AQ36])&gt;1;(ABS([.$A36]/[.AQ36])-1)*100;(1-(ABS([.$A36]/[.AQ36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36]/[.AS36])&gt;1;(ABS([.$A36]/[.AS36])-1)*100;(1-(ABS([.$A36]/[.AS36])))*100)" office:value-type="float" office:value="0.74626865671642">
            <text:p>0,7462686567</text:p>
          </table:table-cell>
          <table:table-cell office:value-type="float" office:value="126">
            <text:p>126</text:p>
          </table:table-cell>
          <table:table-cell table:formula="of:=IF(ABS([.$A36]/[.AU36])&gt;1;(ABS([.$A36]/[.AU36])-1)*100;(1-(ABS([.$A36]/[.AU36])))*100)" office:value-type="float" office:value="5.55555555555556">
            <text:p>5,5555555556</text:p>
          </table:table-cell>
          <table:table-cell office:value-type="float" office:value="140">
            <text:p>140</text:p>
          </table:table-cell>
          <table:table-cell table:formula="of:=IF(ABS([.$A36]/[.AW36])&gt;1;(ABS([.$A36]/[.AW36])-1)*100;(1-(ABS([.$A36]/[.AW36])))*100)"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IF(ABS([.$A36]/[.AY36])&gt;1;(ABS([.$A36]/[.AY36])-1)*100;(1-(ABS([.$A36]/[.AY3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36]/[.BA36])&gt;1;(ABS([.$A36]/[.BA36])-1)*100;(1-(ABS([.$A36]/[.BA36])))*100)" office:value-type="float" office:value="0.757575757575757">
            <text:p>0,7575757576</text:p>
          </table:table-cell>
          <table:table-cell office:value-type="float" office:value="140">
            <text:p>140</text:p>
          </table:table-cell>
          <table:table-cell table:formula="of:=IF(ABS([.$A36]/[.BC36])&gt;1;(ABS([.$A36]/[.BC36])-1)*100;(1-(ABS([.$A36]/[.BC36])))*100)" office:value-type="float" office:value="5">
            <text:p>5</text:p>
          </table:table-cell>
        </table:table-row>
        <table:table-row table:style-name="ro1">
          <table:table-cell table:style-name="ce1" office:value-type="float" office:value="148">
            <text:p>148</text:p>
          </table:table-cell>
          <table:table-cell table:style-name="ce1"/>
          <table:table-cell table:style-name="ce1" office:value-type="float" office:value="152">
            <text:p>152</text:p>
          </table:table-cell>
          <table:table-cell table:style-name="ce6" table:formula="of:=IF(ABS([.$A37]/[.C37])&gt;1;(ABS([.$A37]/[.C37])-1)*100;(1-(ABS([.$A37]/[.C37])))*100)" office:value-type="float" office:value="2.63157894736842">
            <text:p>2,6315789474</text:p>
          </table:table-cell>
          <table:table-cell table:style-name="ce1" office:value-type="float" office:value="142">
            <text:p>142</text:p>
          </table:table-cell>
          <table:table-cell table:style-name="ce6" table:formula="of:=IF(ABS([.$A37]/[.E37])&gt;1;(ABS([.$A37]/[.E37])-1)*100;(1-(ABS([.$A37]/[.E37])))*100)" office:value-type="float" office:value="4.22535211267605">
            <text:p>4,2253521127</text:p>
          </table:table-cell>
          <table:table-cell table:style-name="ce1" office:value-type="float" office:value="140">
            <text:p>140</text:p>
          </table:table-cell>
          <table:table-cell table:style-name="ce6" table:formula="of:=IF(ABS([.$A37]/[.G37])&gt;1;(ABS([.$A37]/[.G37])-1)*100;(1-(ABS([.$A37]/[.G37])))*100)" office:value-type="float" office:value="5.71428571428572">
            <text:p>5,7142857143</text:p>
          </table:table-cell>
          <table:table-cell table:style-name="ce1" office:value-type="float" office:value="145">
            <text:p>145</text:p>
          </table:table-cell>
          <table:table-cell table:style-name="ce6" table:formula="of:=IF(ABS([.$A37]/[.I37])&gt;1;(ABS([.$A37]/[.I37])-1)*100;(1-(ABS([.$A37]/[.I37])))*100)" office:value-type="float" office:value="2.06896551724138">
            <text:p>2,0689655172</text:p>
          </table:table-cell>
          <table:table-cell table:style-name="ce1" office:value-type="float" office:value="143">
            <text:p>143</text:p>
          </table:table-cell>
          <table:table-cell table:style-name="ce6" table:formula="of:=IF(ABS([.$A37]/[.K37])&gt;1;(ABS([.$A37]/[.K37])-1)*100;(1-(ABS([.$A37]/[.K37])))*100)" office:value-type="float" office:value="3.4965034965035">
            <text:p>3,4965034965</text:p>
          </table:table-cell>
          <table:table-cell table:style-name="ce1" office:value-type="float" office:value="150">
            <text:p>150</text:p>
          </table:table-cell>
          <table:table-cell table:style-name="ce6" table:formula="of:=IF(ABS([.$A37]/[.M37])&gt;1;(ABS([.$A37]/[.M37])-1)*100;(1-(ABS([.$A37]/[.M37])))*100)" office:value-type="float" office:value="1.33333333333333">
            <text:p>1,3333333333</text:p>
          </table:table-cell>
          <table:table-cell table:style-name="ce1" office:value-type="float" office:value="146">
            <text:p>146</text:p>
          </table:table-cell>
          <table:table-cell table:style-name="ce6" table:formula="of:=IF(ABS([.$A37]/[.O37])&gt;1;(ABS([.$A37]/[.O37])-1)*100;(1-(ABS([.$A37]/[.O37])))*100)" office:value-type="float" office:value="1.36986301369864">
            <text:p>1,3698630137</text:p>
          </table:table-cell>
          <table:table-cell table:style-name="ce1" office:value-type="float" office:value="149">
            <text:p>149</text:p>
          </table:table-cell>
          <table:table-cell table:style-name="ce6" table:formula="of:=IF(ABS([.$A37]/[.Q37])&gt;1;(ABS([.$A37]/[.Q37])-1)*100;(1-(ABS([.$A37]/[.Q37])))*100)" office:value-type="float" office:value="0.671140939597315">
            <text:p>0,6711409396</text:p>
          </table:table-cell>
          <table:table-cell table:style-name="ce1" office:value-type="float" office:value="149">
            <text:p>149</text:p>
          </table:table-cell>
          <table:table-cell table:style-name="ce6" table:formula="of:=IF(ABS([.$A37]/[.S37])&gt;1;(ABS([.$A37]/[.S37])-1)*100;(1-(ABS([.$A37]/[.S37])))*100)" office:value-type="float" office:value="0.671140939597315">
            <text:p>0,6711409396</text:p>
          </table:table-cell>
          <table:table-cell table:style-name="ce1" office:value-type="float" office:value="139">
            <text:p>139</text:p>
          </table:table-cell>
          <table:table-cell table:style-name="ce6" table:formula="of:=IF(ABS([.$A37]/[.U37])&gt;1;(ABS([.$A37]/[.U37])-1)*100;(1-(ABS([.$A37]/[.U37])))*100)" office:value-type="float" office:value="6.4748201438849">
            <text:p>6,4748201439</text:p>
          </table:table-cell>
          <table:table-cell table:style-name="ce1" office:value-type="float" office:value="150">
            <text:p>150</text:p>
          </table:table-cell>
          <table:table-cell table:style-name="ce6" table:formula="of:=IF(ABS([.$A37]/[.W37])&gt;1;(ABS([.$A37]/[.W37])-1)*100;(1-(ABS([.$A37]/[.W37])))*100)" office:value-type="float" office:value="1.33333333333333">
            <text:p>1,3333333333</text:p>
          </table:table-cell>
          <table:table-cell table:style-name="ce1" office:value-type="float" office:value="149">
            <text:p>149</text:p>
          </table:table-cell>
          <table:table-cell table:style-name="ce6" table:formula="of:=IF(ABS([.$A37]/[.Y37])&gt;1;(ABS([.$A37]/[.Y37])-1)*100;(1-(ABS([.$A37]/[.Y37])))*100)" office:value-type="float" office:value="0.671140939597315">
            <text:p>0,6711409396</text:p>
          </table:table-cell>
          <table:table-cell table:style-name="ce1" office:value-type="float" office:value="134">
            <text:p>134</text:p>
          </table:table-cell>
          <table:table-cell table:style-name="ce6" table:formula="of:=IF(ABS([.$A37]/[.AA37])&gt;1;(ABS([.$A37]/[.AA37])-1)*100;(1-(ABS([.$A37]/[.AA37])))*100)" office:value-type="float" office:value="10.4477611940299">
            <text:p>10,447761194</text:p>
          </table:table-cell>
          <table:table-cell table:style-name="ce1" office:value-type="float" office:value="156">
            <text:p>156</text:p>
          </table:table-cell>
          <table:table-cell table:style-name="ce6" table:formula="of:=IF(ABS([.$A37]/[.AC37])&gt;1;(ABS([.$A37]/[.AC37])-1)*100;(1-(ABS([.$A37]/[.AC37])))*100)" office:value-type="float" office:value="5.12820512820513">
            <text:p>5,1282051282</text:p>
          </table:table-cell>
          <table:table-cell table:style-name="ce1" office:value-type="float" office:value="150">
            <text:p>150</text:p>
          </table:table-cell>
          <table:table-cell table:style-name="ce6" table:formula="of:=IF(ABS([.$A37]/[.AE37])&gt;1;(ABS([.$A37]/[.AE37])-1)*100;(1-(ABS([.$A37]/[.AE37])))*100)" office:value-type="float" office:value="1.33333333333333">
            <text:p>1,3333333333</text:p>
          </table:table-cell>
          <table:table-cell table:style-name="ce1" office:value-type="float" office:value="142">
            <text:p>142</text:p>
          </table:table-cell>
          <table:table-cell table:style-name="ce6" table:formula="of:=IF(ABS([.$A37]/[.AG37])&gt;1;(ABS([.$A37]/[.AG37])-1)*100;(1-(ABS([.$A37]/[.AG37])))*100)" office:value-type="float" office:value="4.22535211267605">
            <text:p>4,2253521127</text:p>
          </table:table-cell>
          <table:table-cell table:style-name="ce1" office:value-type="float" office:value="148">
            <text:p>148</text:p>
          </table:table-cell>
          <table:table-cell table:style-name="ce6" table:formula="of:=IF(ABS([.$A37]/[.AI37])&gt;1;(ABS([.$A37]/[.AI37])-1)*100;(1-(ABS([.$A37]/[.AI37])))*100)" office:value-type="float" office:value="0">
            <text:p>0</text:p>
          </table:table-cell>
          <table:table-cell table:style-name="ce1" office:value-type="float" office:value="146">
            <text:p>146</text:p>
          </table:table-cell>
          <table:table-cell table:style-name="ce6" table:formula="of:=IF(ABS([.$A37]/[.AK37])&gt;1;(ABS([.$A37]/[.AK37])-1)*100;(1-(ABS([.$A37]/[.AK37])))*100)" office:value-type="float" office:value="1.36986301369864">
            <text:p>1,3698630137</text:p>
          </table:table-cell>
          <table:table-cell table:style-name="ce1" office:value-type="float" office:value="149">
            <text:p>149</text:p>
          </table:table-cell>
          <table:table-cell table:style-name="ce6" table:formula="of:=IF(ABS([.$A37]/[.AM37])&gt;1;(ABS([.$A37]/[.AM37])-1)*100;(1-(ABS([.$A37]/[.AM37])))*100)" office:value-type="float" office:value="0.671140939597315">
            <text:p>0,6711409396</text:p>
          </table:table-cell>
          <table:table-cell table:style-name="ce1" office:value-type="float" office:value="148">
            <text:p>148</text:p>
          </table:table-cell>
          <table:table-cell table:style-name="ce6" table:formula="of:=IF(ABS([.$A37]/[.AO37])&gt;1;(ABS([.$A37]/[.AO37])-1)*100;(1-(ABS([.$A37]/[.AO37])))*100)" office:value-type="float" office:value="0">
            <text:p>0</text:p>
          </table:table-cell>
          <table:table-cell table:style-name="ce1" office:value-type="float" office:value="151">
            <text:p>151</text:p>
          </table:table-cell>
          <table:table-cell table:style-name="ce6" table:formula="of:=IF(ABS([.$A37]/[.AQ37])&gt;1;(ABS([.$A37]/[.AQ37])-1)*100;(1-(ABS([.$A37]/[.AQ37])))*100)" office:value-type="float" office:value="1.98675496688742">
            <text:p>1,9867549669</text:p>
          </table:table-cell>
          <table:table-cell table:style-name="ce1" office:value-type="float" office:value="140">
            <text:p>140</text:p>
          </table:table-cell>
          <table:table-cell table:style-name="ce6" table:formula="of:=IF(ABS([.$A37]/[.AS37])&gt;1;(ABS([.$A37]/[.AS37])-1)*100;(1-(ABS([.$A37]/[.AS37])))*100)" office:value-type="float" office:value="5.71428571428572">
            <text:p>5,7142857143</text:p>
          </table:table-cell>
          <table:table-cell table:style-name="ce1" office:value-type="float" office:value="131">
            <text:p>131</text:p>
          </table:table-cell>
          <table:table-cell table:style-name="ce6" table:formula="of:=IF(ABS([.$A37]/[.AU37])&gt;1;(ABS([.$A37]/[.AU37])-1)*100;(1-(ABS([.$A37]/[.AU37])))*100)" office:value-type="float" office:value="12.9770992366412">
            <text:p>12,9770992366</text:p>
          </table:table-cell>
          <table:table-cell table:style-name="ce1" office:value-type="float" office:value="155">
            <text:p>155</text:p>
          </table:table-cell>
          <table:table-cell table:style-name="ce6" table:formula="of:=IF(ABS([.$A37]/[.AW37])&gt;1;(ABS([.$A37]/[.AW37])-1)*100;(1-(ABS([.$A37]/[.AW37])))*100)" office:value-type="float" office:value="4.51612903225807">
            <text:p>4,5161290323</text:p>
          </table:table-cell>
          <table:table-cell table:style-name="ce1" office:value-type="float" office:value="141">
            <text:p>141</text:p>
          </table:table-cell>
          <table:table-cell table:style-name="ce6" table:formula="of:=IF(ABS([.$A37]/[.AY37])&gt;1;(ABS([.$A37]/[.AY37])-1)*100;(1-(ABS([.$A37]/[.AY37])))*100)" office:value-type="float" office:value="4.96453900709219">
            <text:p>4,9645390071</text:p>
          </table:table-cell>
          <table:table-cell table:style-name="ce1" office:value-type="float" office:value="142">
            <text:p>142</text:p>
          </table:table-cell>
          <table:table-cell table:style-name="ce6" table:formula="of:=IF(ABS([.$A37]/[.BA37])&gt;1;(ABS([.$A37]/[.BA37])-1)*100;(1-(ABS([.$A37]/[.BA37])))*100)" office:value-type="float" office:value="4.22535211267605">
            <text:p>4,2253521127</text:p>
          </table:table-cell>
          <table:table-cell table:style-name="ce1" office:value-type="float" office:value="154">
            <text:p>154</text:p>
          </table:table-cell>
          <table:table-cell table:style-name="ce6" table:formula="of:=IF(ABS([.$A37]/[.BC37])&gt;1;(ABS([.$A37]/[.BC37])-1)*100;(1-(ABS([.$A37]/[.BC37])))*100)" office:value-type="float" office:value="3.8961038961039">
            <text:p>3,8961038961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style-name="ce4"/>
          <table:table-cell office:value-type="float" office:value="408">
            <text:p>408</text:p>
          </table:table-cell>
          <table:table-cell table:formula="of:=IF(ABS([.$A38]/[.C38])&gt;1;(ABS([.$A38]/[.C38])-1)*100;(1-(ABS([.$A38]/[.C38])))*100)" office:value-type="float" office:value="65.6862745098039">
            <text:p>65,6862745098</text:p>
          </table:table-cell>
          <table:table-cell office:value-type="float" office:value="147">
            <text:p>147</text:p>
          </table:table-cell>
          <table:table-cell table:formula="of:=IF(ABS([.$A38]/[.E38])&gt;1;(ABS([.$A38]/[.E38])-1)*100;(1-(ABS([.$A38]/[.E38])))*100)" office:value-type="float" office:value="4.76190476190477">
            <text:p>4,7619047619</text:p>
          </table:table-cell>
          <table:table-cell office:value-type="float" office:value="132">
            <text:p>132</text:p>
          </table:table-cell>
          <table:table-cell table:formula="of:=IF(ABS([.$A38]/[.G38])&gt;1;(ABS([.$A38]/[.G38])-1)*100;(1-(ABS([.$A38]/[.G38])))*100)" office:value-type="float" office:value="6.06060606060606">
            <text:p>6,0606060606</text:p>
          </table:table-cell>
          <table:table-cell office:value-type="float" office:value="415">
            <text:p>415</text:p>
          </table:table-cell>
          <table:table-cell table:formula="of:=IF(ABS([.$A38]/[.I38])&gt;1;(ABS([.$A38]/[.I38])-1)*100;(1-(ABS([.$A38]/[.I38])))*100)" office:value-type="float" office:value="66.2650602409639">
            <text:p>66,265060241</text:p>
          </table:table-cell>
          <table:table-cell office:value-type="float" office:value="414">
            <text:p>414</text:p>
          </table:table-cell>
          <table:table-cell table:formula="of:=IF(ABS([.$A38]/[.K38])&gt;1;(ABS([.$A38]/[.K38])-1)*100;(1-(ABS([.$A38]/[.K38])))*100)" office:value-type="float" office:value="66.1835748792271">
            <text:p>66,1835748792</text:p>
          </table:table-cell>
          <table:table-cell office:value-type="float" office:value="409">
            <text:p>409</text:p>
          </table:table-cell>
          <table:table-cell table:formula="of:=IF(ABS([.$A38]/[.M38])&gt;1;(ABS([.$A38]/[.M38])-1)*100;(1-(ABS([.$A38]/[.M38])))*100)" office:value-type="float" office:value="65.7701711491442">
            <text:p>65,7701711491</text:p>
          </table:table-cell>
          <table:table-cell office:value-type="float" office:value="132">
            <text:p>132</text:p>
          </table:table-cell>
          <table:table-cell table:formula="of:=IF(ABS([.$A38]/[.O38])&gt;1;(ABS([.$A38]/[.O38])-1)*100;(1-(ABS([.$A38]/[.O38])))*100)" office:value-type="float" office:value="6.06060606060606">
            <text:p>6,0606060606</text:p>
          </table:table-cell>
          <table:table-cell office:value-type="float" office:value="133">
            <text:p>133</text:p>
          </table:table-cell>
          <table:table-cell table:formula="of:=IF(ABS([.$A38]/[.Q38])&gt;1;(ABS([.$A38]/[.Q38])-1)*100;(1-(ABS([.$A38]/[.Q38])))*100)" office:value-type="float" office:value="5.26315789473684">
            <text:p>5,2631578947</text:p>
          </table:table-cell>
          <table:table-cell office:value-type="float" office:value="133">
            <text:p>133</text:p>
          </table:table-cell>
          <table:table-cell table:formula="of:=IF(ABS([.$A38]/[.S38])&gt;1;(ABS([.$A38]/[.S38])-1)*100;(1-(ABS([.$A38]/[.S38])))*100)" office:value-type="float" office:value="5.26315789473684">
            <text:p>5,2631578947</text:p>
          </table:table-cell>
          <table:table-cell office:value-type="float" office:value="414">
            <text:p>414</text:p>
          </table:table-cell>
          <table:table-cell table:formula="of:=IF(ABS([.$A38]/[.U38])&gt;1;(ABS([.$A38]/[.U38])-1)*100;(1-(ABS([.$A38]/[.U38])))*100)" office:value-type="float" office:value="66.1835748792271">
            <text:p>66,1835748792</text:p>
          </table:table-cell>
          <table:table-cell office:value-type="float" office:value="413">
            <text:p>413</text:p>
          </table:table-cell>
          <table:table-cell table:formula="of:=IF(ABS([.$A38]/[.W38])&gt;1;(ABS([.$A38]/[.W38])-1)*100;(1-(ABS([.$A38]/[.W38])))*100)" office:value-type="float" office:value="66.1016949152542">
            <text:p>66,1016949153</text:p>
          </table:table-cell>
          <table:table-cell office:value-type="float" office:value="133">
            <text:p>133</text:p>
          </table:table-cell>
          <table:table-cell table:formula="of:=IF(ABS([.$A38]/[.Y38])&gt;1;(ABS([.$A38]/[.Y38])-1)*100;(1-(ABS([.$A38]/[.Y38])))*100)" office:value-type="float" office:value="5.26315789473684">
            <text:p>5,2631578947</text:p>
          </table:table-cell>
          <table:table-cell office:value-type="float" office:value="148">
            <text:p>148</text:p>
          </table:table-cell>
          <table:table-cell table:formula="of:=IF(ABS([.$A38]/[.AA38])&gt;1;(ABS([.$A38]/[.AA38])-1)*100;(1-(ABS([.$A38]/[.AA38])))*100)" office:value-type="float" office:value="5.40540540540541">
            <text:p>5,4054054054</text:p>
          </table:table-cell>
          <table:table-cell office:value-type="float" office:value="404">
            <text:p>404</text:p>
          </table:table-cell>
          <table:table-cell table:formula="of:=IF(ABS([.$A38]/[.AC38])&gt;1;(ABS([.$A38]/[.AC38])-1)*100;(1-(ABS([.$A38]/[.AC38])))*100)" office:value-type="float" office:value="65.3465346534654">
            <text:p>65,3465346535</text:p>
          </table:table-cell>
          <table:table-cell office:value-type="float" office:value="409">
            <text:p>409</text:p>
          </table:table-cell>
          <table:table-cell table:formula="of:=IF(ABS([.$A38]/[.AE38])&gt;1;(ABS([.$A38]/[.AE38])-1)*100;(1-(ABS([.$A38]/[.AE38])))*100)" office:value-type="float" office:value="65.7701711491442">
            <text:p>65,7701711491</text:p>
          </table:table-cell>
          <table:table-cell office:value-type="float" office:value="418">
            <text:p>418</text:p>
          </table:table-cell>
          <table:table-cell table:formula="of:=IF(ABS([.$A38]/[.AG38])&gt;1;(ABS([.$A38]/[.AG38])-1)*100;(1-(ABS([.$A38]/[.AG38])))*100)" office:value-type="float" office:value="66.5071770334928">
            <text:p>66,5071770335</text:p>
          </table:table-cell>
          <table:table-cell office:value-type="float" office:value="415">
            <text:p>415</text:p>
          </table:table-cell>
          <table:table-cell table:formula="of:=IF(ABS([.$A38]/[.AI38])&gt;1;(ABS([.$A38]/[.AI38])-1)*100;(1-(ABS([.$A38]/[.AI38])))*100)" office:value-type="float" office:value="66.2650602409639">
            <text:p>66,265060241</text:p>
          </table:table-cell>
          <table:table-cell office:value-type="float" office:value="133">
            <text:p>133</text:p>
          </table:table-cell>
          <table:table-cell table:formula="of:=IF(ABS([.$A38]/[.AK38])&gt;1;(ABS([.$A38]/[.AK38])-1)*100;(1-(ABS([.$A38]/[.AK38])))*100)" office:value-type="float" office:value="5.26315789473684">
            <text:p>5,2631578947</text:p>
          </table:table-cell>
          <table:table-cell office:value-type="float" office:value="414">
            <text:p>414</text:p>
          </table:table-cell>
          <table:table-cell table:formula="of:=IF(ABS([.$A38]/[.AM38])&gt;1;(ABS([.$A38]/[.AM38])-1)*100;(1-(ABS([.$A38]/[.AM38])))*100)" office:value-type="float" office:value="66.1835748792271">
            <text:p>66,1835748792</text:p>
          </table:table-cell>
          <table:table-cell office:value-type="float" office:value="133">
            <text:p>133</text:p>
          </table:table-cell>
          <table:table-cell table:formula="of:=IF(ABS([.$A38]/[.AO38])&gt;1;(ABS([.$A38]/[.AO38])-1)*100;(1-(ABS([.$A38]/[.AO38])))*100)" office:value-type="float" office:value="5.26315789473684">
            <text:p>5,2631578947</text:p>
          </table:table-cell>
          <table:table-cell office:value-type="float" office:value="131">
            <text:p>131</text:p>
          </table:table-cell>
          <table:table-cell table:formula="of:=IF(ABS([.$A38]/[.AQ38])&gt;1;(ABS([.$A38]/[.AQ38])-1)*100;(1-(ABS([.$A38]/[.AQ38])))*100)" office:value-type="float" office:value="6.87022900763359">
            <text:p>6,8702290076</text:p>
          </table:table-cell>
          <table:table-cell office:value-type="float" office:value="413">
            <text:p>413</text:p>
          </table:table-cell>
          <table:table-cell table:formula="of:=IF(ABS([.$A38]/[.AS38])&gt;1;(ABS([.$A38]/[.AS38])-1)*100;(1-(ABS([.$A38]/[.AS38])))*100)" office:value-type="float" office:value="66.1016949152542">
            <text:p>66,1016949153</text:p>
          </table:table-cell>
          <table:table-cell office:value-type="float" office:value="148">
            <text:p>148</text:p>
          </table:table-cell>
          <table:table-cell table:formula="of:=IF(ABS([.$A38]/[.AU38])&gt;1;(ABS([.$A38]/[.AU38])-1)*100;(1-(ABS([.$A38]/[.AU38])))*100)" office:value-type="float" office:value="5.40540540540541">
            <text:p>5,4054054054</text:p>
          </table:table-cell>
          <table:table-cell office:value-type="float" office:value="405">
            <text:p>405</text:p>
          </table:table-cell>
          <table:table-cell table:formula="of:=IF(ABS([.$A38]/[.AW38])&gt;1;(ABS([.$A38]/[.AW38])-1)*100;(1-(ABS([.$A38]/[.AW38])))*100)" office:value-type="float" office:value="65.4320987654321">
            <text:p>65,4320987654</text:p>
          </table:table-cell>
          <table:table-cell office:value-type="float" office:value="147">
            <text:p>147</text:p>
          </table:table-cell>
          <table:table-cell table:formula="of:=IF(ABS([.$A38]/[.AY38])&gt;1;(ABS([.$A38]/[.AY38])-1)*100;(1-(ABS([.$A38]/[.AY38])))*100)" office:value-type="float" office:value="4.76190476190477">
            <text:p>4,7619047619</text:p>
          </table:table-cell>
          <table:table-cell office:value-type="float" office:value="139">
            <text:p>139</text:p>
          </table:table-cell>
          <table:table-cell table:formula="of:=IF(ABS([.$A38]/[.BA38])&gt;1;(ABS([.$A38]/[.BA38])-1)*100;(1-(ABS([.$A38]/[.BA38])))*100)" office:value-type="float" office:value="0.71942446043165">
            <text:p>0,7194244604</text:p>
          </table:table-cell>
          <table:table-cell office:value-type="float" office:value="405">
            <text:p>405</text:p>
          </table:table-cell>
          <table:table-cell table:formula="of:=IF(ABS([.$A38]/[.BC38])&gt;1;(ABS([.$A38]/[.BC38])-1)*100;(1-(ABS([.$A38]/[.BC38])))*100)" office:value-type="float" office:value="65.4320987654321">
            <text:p>65,4320987654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style-name="ce4"/>
          <table:table-cell office:value-type="float" office:value="150">
            <text:p>150</text:p>
          </table:table-cell>
          <table:table-cell table:formula="of:=IF(ABS([.$A39]/[.C39])&gt;1;(ABS([.$A39]/[.C39])-1)*100;(1-(ABS([.$A39]/[.C39])))*100)" office:value-type="float" office:value="7.33333333333334">
            <text:p>7,3333333333</text:p>
          </table:table-cell>
          <table:table-cell office:value-type="float" office:value="139">
            <text:p>139</text:p>
          </table:table-cell>
          <table:table-cell table:formula="of:=IF(ABS([.$A39]/[.E39])&gt;1;(ABS([.$A39]/[.E39])-1)*100;(1-(ABS([.$A39]/[.E39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39]/[.G39])&gt;1;(ABS([.$A39]/[.G39])-1)*100;(1-(ABS([.$A39]/[.G39])))*100)" office:value-type="float" office:value="6.71140939597316">
            <text:p>6,711409396</text:p>
          </table:table-cell>
          <table:table-cell office:value-type="float" office:value="151">
            <text:p>151</text:p>
          </table:table-cell>
          <table:table-cell table:formula="of:=IF(ABS([.$A39]/[.I39])&gt;1;(ABS([.$A39]/[.I39])-1)*100;(1-(ABS([.$A39]/[.I39])))*100)" office:value-type="float" office:value="7.94701986754967">
            <text:p>7,9470198675</text:p>
          </table:table-cell>
          <table:table-cell office:value-type="float" office:value="145">
            <text:p>145</text:p>
          </table:table-cell>
          <table:table-cell table:formula="of:=IF(ABS([.$A39]/[.K39])&gt;1;(ABS([.$A39]/[.K39])-1)*100;(1-(ABS([.$A39]/[.K39])))*100)" office:value-type="float" office:value="4.13793103448276">
            <text:p>4,1379310345</text:p>
          </table:table-cell>
          <table:table-cell office:value-type="float" office:value="150">
            <text:p>150</text:p>
          </table:table-cell>
          <table:table-cell table:formula="of:=IF(ABS([.$A39]/[.M39])&gt;1;(ABS([.$A39]/[.M39])-1)*100;(1-(ABS([.$A39]/[.M39])))*100)" office:value-type="float" office:value="7.33333333333334">
            <text:p>7,3333333333</text:p>
          </table:table-cell>
          <table:table-cell office:value-type="float" office:value="150">
            <text:p>150</text:p>
          </table:table-cell>
          <table:table-cell table:formula="of:=IF(ABS([.$A39]/[.O39])&gt;1;(ABS([.$A39]/[.O39])-1)*100;(1-(ABS([.$A39]/[.O39])))*100)" office:value-type="float" office:value="7.33333333333334">
            <text:p>7,3333333333</text:p>
          </table:table-cell>
          <table:table-cell office:value-type="float" office:value="148">
            <text:p>148</text:p>
          </table:table-cell>
          <table:table-cell table:formula="of:=IF(ABS([.$A39]/[.Q39])&gt;1;(ABS([.$A39]/[.Q39])-1)*100;(1-(ABS([.$A39]/[.Q39])))*100)" office:value-type="float" office:value="6.08108108108109">
            <text:p>6,0810810811</text:p>
          </table:table-cell>
          <table:table-cell office:value-type="float" office:value="149">
            <text:p>149</text:p>
          </table:table-cell>
          <table:table-cell table:formula="of:=IF(ABS([.$A39]/[.S39])&gt;1;(ABS([.$A39]/[.S39])-1)*100;(1-(ABS([.$A39]/[.S39])))*100)" office:value-type="float" office:value="6.71140939597316">
            <text:p>6,711409396</text:p>
          </table:table-cell>
          <table:table-cell office:value-type="float" office:value="155">
            <text:p>155</text:p>
          </table:table-cell>
          <table:table-cell table:formula="of:=IF(ABS([.$A39]/[.U39])&gt;1;(ABS([.$A39]/[.U39])-1)*100;(1-(ABS([.$A39]/[.U39])))*100)" office:value-type="float" office:value="10.3225806451613">
            <text:p>10,3225806452</text:p>
          </table:table-cell>
          <table:table-cell office:value-type="float" office:value="145">
            <text:p>145</text:p>
          </table:table-cell>
          <table:table-cell table:formula="of:=IF(ABS([.$A39]/[.W39])&gt;1;(ABS([.$A39]/[.W39])-1)*100;(1-(ABS([.$A39]/[.W39])))*100)" office:value-type="float" office:value="4.13793103448276">
            <text:p>4,1379310345</text:p>
          </table:table-cell>
          <table:table-cell office:value-type="float" office:value="149">
            <text:p>149</text:p>
          </table:table-cell>
          <table:table-cell table:formula="of:=IF(ABS([.$A39]/[.Y39])&gt;1;(ABS([.$A39]/[.Y39])-1)*100;(1-(ABS([.$A39]/[.Y39])))*100)" office:value-type="float" office:value="6.71140939597316">
            <text:p>6,711409396</text:p>
          </table:table-cell>
          <table:table-cell office:value-type="float" office:value="149">
            <text:p>149</text:p>
          </table:table-cell>
          <table:table-cell table:formula="of:=IF(ABS([.$A39]/[.AA39])&gt;1;(ABS([.$A39]/[.AA39])-1)*100;(1-(ABS([.$A39]/[.AA39])))*100)" office:value-type="float" office:value="6.71140939597316">
            <text:p>6,711409396</text:p>
          </table:table-cell>
          <table:table-cell office:value-type="float" office:value="156">
            <text:p>156</text:p>
          </table:table-cell>
          <table:table-cell table:formula="of:=IF(ABS([.$A39]/[.AC39])&gt;1;(ABS([.$A39]/[.AC39])-1)*100;(1-(ABS([.$A39]/[.AC39])))*100)" office:value-type="float" office:value="10.8974358974359">
            <text:p>10,8974358974</text:p>
          </table:table-cell>
          <table:table-cell office:value-type="float" office:value="149">
            <text:p>149</text:p>
          </table:table-cell>
          <table:table-cell table:formula="of:=IF(ABS([.$A39]/[.AE39])&gt;1;(ABS([.$A39]/[.AE39])-1)*100;(1-(ABS([.$A39]/[.AE39])))*100)" office:value-type="float" office:value="6.71140939597316">
            <text:p>6,711409396</text:p>
          </table:table-cell>
          <table:table-cell office:value-type="float" office:value="150">
            <text:p>150</text:p>
          </table:table-cell>
          <table:table-cell table:formula="of:=IF(ABS([.$A39]/[.AG39])&gt;1;(ABS([.$A39]/[.AG39])-1)*100;(1-(ABS([.$A39]/[.AG39])))*100)" office:value-type="float" office:value="7.33333333333334">
            <text:p>7,3333333333</text:p>
          </table:table-cell>
          <table:table-cell office:value-type="float" office:value="146">
            <text:p>146</text:p>
          </table:table-cell>
          <table:table-cell table:formula="of:=IF(ABS([.$A39]/[.AI39])&gt;1;(ABS([.$A39]/[.AI39])-1)*100;(1-(ABS([.$A39]/[.AI39])))*100)" office:value-type="float" office:value="4.7945205479452">
            <text:p>4,7945205479</text:p>
          </table:table-cell>
          <table:table-cell office:value-type="float" office:value="147">
            <text:p>147</text:p>
          </table:table-cell>
          <table:table-cell table:formula="of:=IF(ABS([.$A39]/[.AK39])&gt;1;(ABS([.$A39]/[.AK39])-1)*100;(1-(ABS([.$A39]/[.AK39])))*100)" office:value-type="float" office:value="5.4421768707483">
            <text:p>5,4421768707</text:p>
          </table:table-cell>
          <table:table-cell office:value-type="float" office:value="145">
            <text:p>145</text:p>
          </table:table-cell>
          <table:table-cell table:formula="of:=IF(ABS([.$A39]/[.AM39])&gt;1;(ABS([.$A39]/[.AM39])-1)*100;(1-(ABS([.$A39]/[.AM39])))*100)" office:value-type="float" office:value="4.13793103448276">
            <text:p>4,1379310345</text:p>
          </table:table-cell>
          <table:table-cell office:value-type="float" office:value="146">
            <text:p>146</text:p>
          </table:table-cell>
          <table:table-cell table:formula="of:=IF(ABS([.$A39]/[.AO39])&gt;1;(ABS([.$A39]/[.AO39])-1)*100;(1-(ABS([.$A39]/[.AO39])))*100)" office:value-type="float" office:value="4.7945205479452">
            <text:p>4,7945205479</text:p>
          </table:table-cell>
          <table:table-cell office:value-type="float" office:value="145">
            <text:p>145</text:p>
          </table:table-cell>
          <table:table-cell table:formula="of:=IF(ABS([.$A39]/[.AQ39])&gt;1;(ABS([.$A39]/[.AQ39])-1)*100;(1-(ABS([.$A39]/[.AQ39])))*100)" office:value-type="float" office:value="4.13793103448276">
            <text:p>4,1379310345</text:p>
          </table:table-cell>
          <table:table-cell office:value-type="float" office:value="155">
            <text:p>155</text:p>
          </table:table-cell>
          <table:table-cell table:formula="of:=IF(ABS([.$A39]/[.AS39])&gt;1;(ABS([.$A39]/[.AS39])-1)*100;(1-(ABS([.$A39]/[.AS39])))*100)" office:value-type="float" office:value="10.3225806451613">
            <text:p>10,3225806452</text:p>
          </table:table-cell>
          <table:table-cell office:value-type="float" office:value="144">
            <text:p>144</text:p>
          </table:table-cell>
          <table:table-cell table:formula="of:=IF(ABS([.$A39]/[.AU39])&gt;1;(ABS([.$A39]/[.AU39])-1)*100;(1-(ABS([.$A39]/[.AU39])))*100)" office:value-type="float" office:value="3.47222222222222">
            <text:p>3,4722222222</text:p>
          </table:table-cell>
          <table:table-cell office:value-type="float" office:value="142">
            <text:p>142</text:p>
          </table:table-cell>
          <table:table-cell table:formula="of:=IF(ABS([.$A39]/[.AW39])&gt;1;(ABS([.$A39]/[.AW39])-1)*100;(1-(ABS([.$A39]/[.AW39])))*100)" office:value-type="float" office:value="2.11267605633803">
            <text:p>2,1126760563</text:p>
          </table:table-cell>
          <table:table-cell office:value-type="float" office:value="139">
            <text:p>139</text:p>
          </table:table-cell>
          <table:table-cell table:formula="of:=IF(ABS([.$A39]/[.AY39])&gt;1;(ABS([.$A39]/[.AY39])-1)*100;(1-(ABS([.$A39]/[.AY39])))*100)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IF(ABS([.$A39]/[.BA39])&gt;1;(ABS([.$A39]/[.BA39])-1)*100;(1-(ABS([.$A39]/[.BA39])))*100)" office:value-type="float" office:value="10.8974358974359">
            <text:p>10,8974358974</text:p>
          </table:table-cell>
          <table:table-cell office:value-type="float" office:value="142">
            <text:p>142</text:p>
          </table:table-cell>
          <table:table-cell table:formula="of:=IF(ABS([.$A39]/[.BC39])&gt;1;(ABS([.$A39]/[.BC39])-1)*100;(1-(ABS([.$A39]/[.BC39])))*100)" office:value-type="float" office:value="2.11267605633803">
            <text:p>2,1126760563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4"/>
          <table:table-cell office:value-type="float" office:value="410">
            <text:p>410</text:p>
          </table:table-cell>
          <table:table-cell table:formula="of:=IF(ABS([.$A40]/[.C40])&gt;1;(ABS([.$A40]/[.C40])-1)*100;(1-(ABS([.$A40]/[.C40])))*100)" office:value-type="float" office:value="67.5609756097561">
            <text:p>67,5609756098</text:p>
          </table:table-cell>
          <table:table-cell office:value-type="float" office:value="414">
            <text:p>414</text:p>
          </table:table-cell>
          <table:table-cell table:formula="of:=IF(ABS([.$A40]/[.E40])&gt;1;(ABS([.$A40]/[.E40])-1)*100;(1-(ABS([.$A40]/[.E40])))*100)" office:value-type="float" office:value="67.8743961352657">
            <text:p>67,8743961353</text:p>
          </table:table-cell>
          <table:table-cell office:value-type="float" office:value="420">
            <text:p>420</text:p>
          </table:table-cell>
          <table:table-cell table:formula="of:=IF(ABS([.$A40]/[.G40])&gt;1;(ABS([.$A40]/[.G40])-1)*100;(1-(ABS([.$A40]/[.G40])))*100)" office:value-type="float" office:value="68.3333333333333">
            <text:p>68,3333333333</text:p>
          </table:table-cell>
          <table:table-cell office:value-type="float" office:value="131">
            <text:p>131</text:p>
          </table:table-cell>
          <table:table-cell table:formula="of:=IF(ABS([.$A40]/[.I40])&gt;1;(ABS([.$A40]/[.I40])-1)*100;(1-(ABS([.$A40]/[.I40])))*100)" office:value-type="float" office:value="1.52671755725191">
            <text:p>1,5267175573</text:p>
          </table:table-cell>
          <table:table-cell office:value-type="float" office:value="415">
            <text:p>415</text:p>
          </table:table-cell>
          <table:table-cell table:formula="of:=IF(ABS([.$A40]/[.K40])&gt;1;(ABS([.$A40]/[.K40])-1)*100;(1-(ABS([.$A40]/[.K40])))*100)" office:value-type="float" office:value="67.9518072289157">
            <text:p>67,9518072289</text:p>
          </table:table-cell>
          <table:table-cell office:value-type="float" office:value="133">
            <text:p>133</text:p>
          </table:table-cell>
          <table:table-cell table:formula="of:=IF(ABS([.$A40]/[.M40])&gt;1;(ABS([.$A40]/[.M40])-1)*100;(1-(ABS([.$A40]/[.M40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40]/[.O40])&gt;1;(ABS([.$A40]/[.O40])-1)*100;(1-(ABS([.$A40]/[.O40])))*100)" office:value-type="float" office:value="0.757575757575757">
            <text:p>0,7575757576</text:p>
          </table:table-cell>
          <table:table-cell office:value-type="float" office:value="411">
            <text:p>411</text:p>
          </table:table-cell>
          <table:table-cell table:formula="of:=IF(ABS([.$A40]/[.Q40])&gt;1;(ABS([.$A40]/[.Q40])-1)*100;(1-(ABS([.$A40]/[.Q40])))*100)" office:value-type="float" office:value="67.639902676399">
            <text:p>67,6399026764</text:p>
          </table:table-cell>
          <table:table-cell office:value-type="float" office:value="411">
            <text:p>411</text:p>
          </table:table-cell>
          <table:table-cell table:formula="of:=IF(ABS([.$A40]/[.S40])&gt;1;(ABS([.$A40]/[.S40])-1)*100;(1-(ABS([.$A40]/[.S40])))*100)" office:value-type="float" office:value="67.639902676399">
            <text:p>67,6399026764</text:p>
          </table:table-cell>
          <table:table-cell office:value-type="float" office:value="405">
            <text:p>405</text:p>
          </table:table-cell>
          <table:table-cell table:formula="of:=IF(ABS([.$A40]/[.U40])&gt;1;(ABS([.$A40]/[.U40])-1)*100;(1-(ABS([.$A40]/[.U40])))*100)" office:value-type="float" office:value="67.1604938271605">
            <text:p>67,1604938272</text:p>
          </table:table-cell>
          <table:table-cell office:value-type="float" office:value="134">
            <text:p>134</text:p>
          </table:table-cell>
          <table:table-cell table:formula="of:=IF(ABS([.$A40]/[.W40])&gt;1;(ABS([.$A40]/[.W40])-1)*100;(1-(ABS([.$A40]/[.W40])))*100)" office:value-type="float" office:value="0.74626865671642">
            <text:p>0,7462686567</text:p>
          </table:table-cell>
          <table:table-cell office:value-type="float" office:value="411">
            <text:p>411</text:p>
          </table:table-cell>
          <table:table-cell table:formula="of:=IF(ABS([.$A40]/[.Y40])&gt;1;(ABS([.$A40]/[.Y40])-1)*100;(1-(ABS([.$A40]/[.Y40])))*100)" office:value-type="float" office:value="67.639902676399">
            <text:p>67,6399026764</text:p>
          </table:table-cell>
          <table:table-cell office:value-type="float" office:value="410">
            <text:p>410</text:p>
          </table:table-cell>
          <table:table-cell table:formula="of:=IF(ABS([.$A40]/[.AA40])&gt;1;(ABS([.$A40]/[.AA40])-1)*100;(1-(ABS([.$A40]/[.AA40])))*100)" office:value-type="float" office:value="67.5609756097561">
            <text:p>67,5609756098</text:p>
          </table:table-cell>
          <table:table-cell office:value-type="float" office:value="407">
            <text:p>407</text:p>
          </table:table-cell>
          <table:table-cell table:formula="of:=IF(ABS([.$A40]/[.AC40])&gt;1;(ABS([.$A40]/[.AC40])-1)*100;(1-(ABS([.$A40]/[.AC40])))*100)" office:value-type="float" office:value="67.3218673218673">
            <text:p>67,3218673219</text:p>
          </table:table-cell>
          <table:table-cell office:value-type="float" office:value="415">
            <text:p>415</text:p>
          </table:table-cell>
          <table:table-cell table:formula="of:=IF(ABS([.$A40]/[.AE40])&gt;1;(ABS([.$A40]/[.AE40])-1)*100;(1-(ABS([.$A40]/[.AE40])))*100)" office:value-type="float" office:value="67.9518072289157">
            <text:p>67,9518072289</text:p>
          </table:table-cell>
          <table:table-cell office:value-type="float" office:value="132">
            <text:p>132</text:p>
          </table:table-cell>
          <table:table-cell table:formula="of:=IF(ABS([.$A40]/[.AG40])&gt;1;(ABS([.$A40]/[.AG40])-1)*100;(1-(ABS([.$A40]/[.AG40])))*100)" office:value-type="float" office:value="0.757575757575757">
            <text:p>0,7575757576</text:p>
          </table:table-cell>
          <table:table-cell office:value-type="float" office:value="414">
            <text:p>414</text:p>
          </table:table-cell>
          <table:table-cell table:formula="of:=IF(ABS([.$A40]/[.AI40])&gt;1;(ABS([.$A40]/[.AI40])-1)*100;(1-(ABS([.$A40]/[.AI40])))*100)" office:value-type="float" office:value="67.8743961352657">
            <text:p>67,8743961353</text:p>
          </table:table-cell>
          <table:table-cell office:value-type="float" office:value="135">
            <text:p>135</text:p>
          </table:table-cell>
          <table:table-cell table:formula="of:=IF(ABS([.$A40]/[.AK40])&gt;1;(ABS([.$A40]/[.AK40])-1)*100;(1-(ABS([.$A40]/[.AK40])))*100)" office:value-type="float" office:value="1.48148148148148">
            <text:p>1,4814814815</text:p>
          </table:table-cell>
          <table:table-cell office:value-type="float" office:value="133">
            <text:p>133</text:p>
          </table:table-cell>
          <table:table-cell table:formula="of:=IF(ABS([.$A40]/[.AM40])&gt;1;(ABS([.$A40]/[.AM40])-1)*100;(1-(ABS([.$A40]/[.AM40])))*100)"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IF(ABS([.$A40]/[.AO40])&gt;1;(ABS([.$A40]/[.AO40])-1)*100;(1-(ABS([.$A40]/[.AO40])))*100)" office:value-type="float" office:value="67.8743961352657">
            <text:p>67,8743961353</text:p>
          </table:table-cell>
          <table:table-cell office:value-type="float" office:value="133">
            <text:p>133</text:p>
          </table:table-cell>
          <table:table-cell table:formula="of:=IF(ABS([.$A40]/[.AQ40])&gt;1;(ABS([.$A40]/[.AQ40])-1)*100;(1-(ABS([.$A40]/[.AQ40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40]/[.AS40])&gt;1;(ABS([.$A40]/[.AS40])-1)*100;(1-(ABS([.$A40]/[.AS40])))*100)" office:value-type="float" office:value="0.74626865671642">
            <text:p>0,7462686567</text:p>
          </table:table-cell>
          <table:table-cell office:value-type="float" office:value="138">
            <text:p>138</text:p>
          </table:table-cell>
          <table:table-cell table:formula="of:=IF(ABS([.$A40]/[.AU40])&gt;1;(ABS([.$A40]/[.AU40])-1)*100;(1-(ABS([.$A40]/[.AU40])))*100)" office:value-type="float" office:value="3.62318840579711">
            <text:p>3,6231884058</text:p>
          </table:table-cell>
          <table:table-cell office:value-type="float" office:value="140">
            <text:p>140</text:p>
          </table:table-cell>
          <table:table-cell table:formula="of:=IF(ABS([.$A40]/[.AW40])&gt;1;(ABS([.$A40]/[.AW40])-1)*100;(1-(ABS([.$A40]/[.AW40])))*100)" office:value-type="float" office:value="5">
            <text:p>5</text:p>
          </table:table-cell>
          <table:table-cell office:value-type="float" office:value="133">
            <text:p>133</text:p>
          </table:table-cell>
          <table:table-cell table:formula="of:=IF(ABS([.$A40]/[.AY40])&gt;1;(ABS([.$A40]/[.AY40])-1)*100;(1-(ABS([.$A40]/[.AY40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40]/[.BA40])&gt;1;(ABS([.$A40]/[.BA40])-1)*100;(1-(ABS([.$A40]/[.BA40])))*100)" office:value-type="float" office:value="0.74626865671642">
            <text:p>0,7462686567</text:p>
          </table:table-cell>
          <table:table-cell office:value-type="float" office:value="141">
            <text:p>141</text:p>
          </table:table-cell>
          <table:table-cell table:formula="of:=IF(ABS([.$A40]/[.BC40])&gt;1;(ABS([.$A40]/[.BC40])-1)*100;(1-(ABS([.$A40]/[.BC40])))*100)" office:value-type="float" office:value="5.67375886524822">
            <text:p>5,6737588652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4"/>
          <table:table-cell office:value-type="float" office:value="144">
            <text:p>144</text:p>
          </table:table-cell>
          <table:table-cell table:formula="of:=IF(ABS([.$A41]/[.C41])&gt;1;(ABS([.$A41]/[.C41])-1)*100;(1-(ABS([.$A41]/[.C41])))*100)" office:value-type="float" office:value="2.77777777777777">
            <text:p>2,7777777778</text:p>
          </table:table-cell>
          <table:table-cell office:value-type="float" office:value="156">
            <text:p>156</text:p>
          </table:table-cell>
          <table:table-cell table:formula="of:=IF(ABS([.$A41]/[.E41])&gt;1;(ABS([.$A41]/[.E41])-1)*100;(1-(ABS([.$A41]/[.E41])))*100)" office:value-type="float" office:value="5.12820512820513">
            <text:p>5,1282051282</text:p>
          </table:table-cell>
          <table:table-cell office:value-type="float" office:value="140">
            <text:p>140</text:p>
          </table:table-cell>
          <table:table-cell table:formula="of:=IF(ABS([.$A41]/[.G41])&gt;1;(ABS([.$A41]/[.G41])-1)*100;(1-(ABS([.$A41]/[.G41])))*100)" office:value-type="float" office:value="5.71428571428572">
            <text:p>5,7142857143</text:p>
          </table:table-cell>
          <table:table-cell office:value-type="float" office:value="145">
            <text:p>145</text:p>
          </table:table-cell>
          <table:table-cell table:formula="of:=IF(ABS([.$A41]/[.I41])&gt;1;(ABS([.$A41]/[.I41])-1)*100;(1-(ABS([.$A41]/[.I41])))*100)" office:value-type="float" office:value="2.06896551724138">
            <text:p>2,0689655172</text:p>
          </table:table-cell>
          <table:table-cell office:value-type="float" office:value="151">
            <text:p>151</text:p>
          </table:table-cell>
          <table:table-cell table:formula="of:=IF(ABS([.$A41]/[.K41])&gt;1;(ABS([.$A41]/[.K41])-1)*100;(1-(ABS([.$A41]/[.K41])))*100)" office:value-type="float" office:value="1.98675496688742">
            <text:p>1,9867549669</text:p>
          </table:table-cell>
          <table:table-cell office:value-type="float" office:value="150">
            <text:p>150</text:p>
          </table:table-cell>
          <table:table-cell table:formula="of:=IF(ABS([.$A41]/[.M41])&gt;1;(ABS([.$A41]/[.M41])-1)*100;(1-(ABS([.$A41]/[.M41])))*100)" office:value-type="float" office:value="1.33333333333333">
            <text:p>1,3333333333</text:p>
          </table:table-cell>
          <table:table-cell office:value-type="float" office:value="151">
            <text:p>151</text:p>
          </table:table-cell>
          <table:table-cell table:formula="of:=IF(ABS([.$A41]/[.O41])&gt;1;(ABS([.$A41]/[.O41])-1)*100;(1-(ABS([.$A41]/[.O41])))*100)" office:value-type="float" office:value="1.98675496688742">
            <text:p>1,9867549669</text:p>
          </table:table-cell>
          <table:table-cell office:value-type="float" office:value="150">
            <text:p>150</text:p>
          </table:table-cell>
          <table:table-cell table:formula="of:=IF(ABS([.$A41]/[.Q41])&gt;1;(ABS([.$A41]/[.Q41])-1)*100;(1-(ABS([.$A41]/[.Q41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41]/[.S41])&gt;1;(ABS([.$A41]/[.S41])-1)*100;(1-(ABS([.$A41]/[.S41])))*100)" office:value-type="float" office:value="0.671140939597315">
            <text:p>0,6711409396</text:p>
          </table:table-cell>
          <table:table-cell office:value-type="float" office:value="142">
            <text:p>142</text:p>
          </table:table-cell>
          <table:table-cell table:formula="of:=IF(ABS([.$A41]/[.U41])&gt;1;(ABS([.$A41]/[.U41])-1)*100;(1-(ABS([.$A41]/[.U41])))*100)" office:value-type="float" office:value="4.22535211267605">
            <text:p>4,2253521127</text:p>
          </table:table-cell>
          <table:table-cell office:value-type="float" office:value="149">
            <text:p>149</text:p>
          </table:table-cell>
          <table:table-cell table:formula="of:=IF(ABS([.$A41]/[.W41])&gt;1;(ABS([.$A41]/[.W41])-1)*100;(1-(ABS([.$A41]/[.W41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41]/[.Y41])&gt;1;(ABS([.$A41]/[.Y41])-1)*100;(1-(ABS([.$A41]/[.Y41])))*100)" office:value-type="float" office:value="0.671140939597315">
            <text:p>0,6711409396</text:p>
          </table:table-cell>
          <table:table-cell office:value-type="float" office:value="142">
            <text:p>142</text:p>
          </table:table-cell>
          <table:table-cell table:formula="of:=IF(ABS([.$A41]/[.AA41])&gt;1;(ABS([.$A41]/[.AA41])-1)*100;(1-(ABS([.$A41]/[.AA41])))*100)" office:value-type="float" office:value="4.22535211267605">
            <text:p>4,2253521127</text:p>
          </table:table-cell>
          <table:table-cell office:value-type="float" office:value="146">
            <text:p>146</text:p>
          </table:table-cell>
          <table:table-cell table:formula="of:=IF(ABS([.$A41]/[.AC41])&gt;1;(ABS([.$A41]/[.AC41])-1)*100;(1-(ABS([.$A41]/[.AC41])))*100)" office:value-type="float" office:value="1.36986301369864">
            <text:p>1,3698630137</text:p>
          </table:table-cell>
          <table:table-cell office:value-type="float" office:value="151">
            <text:p>151</text:p>
          </table:table-cell>
          <table:table-cell table:formula="of:=IF(ABS([.$A41]/[.AE41])&gt;1;(ABS([.$A41]/[.AE41])-1)*100;(1-(ABS([.$A41]/[.AE41])))*100)" office:value-type="float" office:value="1.98675496688742">
            <text:p>1,9867549669</text:p>
          </table:table-cell>
          <table:table-cell office:value-type="float" office:value="142">
            <text:p>142</text:p>
          </table:table-cell>
          <table:table-cell table:formula="of:=IF(ABS([.$A41]/[.AG41])&gt;1;(ABS([.$A41]/[.AG41])-1)*100;(1-(ABS([.$A41]/[.AG41])))*100)" office:value-type="float" office:value="4.22535211267605">
            <text:p>4,2253521127</text:p>
          </table:table-cell>
          <table:table-cell office:value-type="float" office:value="157">
            <text:p>157</text:p>
          </table:table-cell>
          <table:table-cell table:formula="of:=IF(ABS([.$A41]/[.AI41])&gt;1;(ABS([.$A41]/[.AI41])-1)*100;(1-(ABS([.$A41]/[.AI41])))*100)" office:value-type="float" office:value="5.73248407643312">
            <text:p>5,7324840764</text:p>
          </table:table-cell>
          <table:table-cell office:value-type="float" office:value="149">
            <text:p>149</text:p>
          </table:table-cell>
          <table:table-cell table:formula="of:=IF(ABS([.$A41]/[.AK41])&gt;1;(ABS([.$A41]/[.AK41])-1)*100;(1-(ABS([.$A41]/[.AK41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41]/[.AM41])&gt;1;(ABS([.$A41]/[.AM41])-1)*100;(1-(ABS([.$A41]/[.AM41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41]/[.AO41])&gt;1;(ABS([.$A41]/[.AO41])-1)*100;(1-(ABS([.$A41]/[.AO41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41]/[.AQ41])&gt;1;(ABS([.$A41]/[.AQ41])-1)*100;(1-(ABS([.$A41]/[.AQ41])))*100)" office:value-type="float" office:value="1.33333333333333">
            <text:p>1,3333333333</text:p>
          </table:table-cell>
          <table:table-cell office:value-type="float" office:value="139">
            <text:p>139</text:p>
          </table:table-cell>
          <table:table-cell table:formula="of:=IF(ABS([.$A41]/[.AS41])&gt;1;(ABS([.$A41]/[.AS41])-1)*100;(1-(ABS([.$A41]/[.AS41])))*100)" office:value-type="float" office:value="6.4748201438849">
            <text:p>6,4748201439</text:p>
          </table:table-cell>
          <table:table-cell office:value-type="float" office:value="154">
            <text:p>154</text:p>
          </table:table-cell>
          <table:table-cell table:formula="of:=IF(ABS([.$A41]/[.AU41])&gt;1;(ABS([.$A41]/[.AU41])-1)*100;(1-(ABS([.$A41]/[.AU41])))*100)" office:value-type="float" office:value="3.8961038961039">
            <text:p>3,8961038961</text:p>
          </table:table-cell>
          <table:table-cell office:value-type="float" office:value="155">
            <text:p>155</text:p>
          </table:table-cell>
          <table:table-cell table:formula="of:=IF(ABS([.$A41]/[.AW41])&gt;1;(ABS([.$A41]/[.AW41])-1)*100;(1-(ABS([.$A41]/[.AW41])))*100)" office:value-type="float" office:value="4.51612903225807">
            <text:p>4,5161290323</text:p>
          </table:table-cell>
          <table:table-cell office:value-type="float" office:value="148">
            <text:p>148</text:p>
          </table:table-cell>
          <table:table-cell table:formula="of:=IF(ABS([.$A41]/[.AY41])&gt;1;(ABS([.$A41]/[.AY41])-1)*100;(1-(ABS([.$A41]/[.AY41])))*100)" office:value-type="float" office:value="0">
            <text:p>0</text:p>
          </table:table-cell>
          <table:table-cell office:value-type="float" office:value="138">
            <text:p>138</text:p>
          </table:table-cell>
          <table:table-cell table:formula="of:=IF(ABS([.$A41]/[.BA41])&gt;1;(ABS([.$A41]/[.BA41])-1)*100;(1-(ABS([.$A41]/[.BA41])))*100)" office:value-type="float" office:value="7.24637681159421">
            <text:p>7,2463768116</text:p>
          </table:table-cell>
          <table:table-cell office:value-type="float" office:value="153">
            <text:p>153</text:p>
          </table:table-cell>
          <table:table-cell table:formula="of:=IF(ABS([.$A41]/[.BC41])&gt;1;(ABS([.$A41]/[.BC41])-1)*100;(1-(ABS([.$A41]/[.BC41])))*100)" office:value-type="float" office:value="3.26797385620915">
            <text:p>3,2679738562</text:p>
          </table:table-cell>
        </table:table-row>
        <table:table-row table:style-name="ro2">
          <table:table-cell office:value-type="float" office:value="421">
            <text:p>421</text:p>
          </table:table-cell>
          <table:table-cell table:style-name="ce4"/>
          <table:table-cell office:value-type="float" office:value="420">
            <text:p>420</text:p>
          </table:table-cell>
          <table:table-cell table:formula="of:=IF(ABS([.$A42]/[.C42])&gt;1;(ABS([.$A42]/[.C42])-1)*100;(1-(ABS([.$A42]/[.C42])))*100)" office:value-type="float" office:value="0.238095238095237">
            <text:p>0,2380952381</text:p>
          </table:table-cell>
          <table:table-cell office:value-type="float" office:value="133">
            <text:p>133</text:p>
          </table:table-cell>
          <table:table-cell table:formula="of:=IF(ABS([.$A42]/[.E42])&gt;1;(ABS([.$A42]/[.E42])-1)*100;(1-(ABS([.$A42]/[.E42])))*100)" office:value-type="float" office:value="216.541353383459">
            <text:p>216,5413533835</text:p>
          </table:table-cell>
          <table:table-cell office:value-type="float" office:value="414">
            <text:p>414</text:p>
          </table:table-cell>
          <table:table-cell table:formula="of:=IF(ABS([.$A42]/[.G42])&gt;1;(ABS([.$A42]/[.G42])-1)*100;(1-(ABS([.$A42]/[.G42])))*100)" office:value-type="float" office:value="1.69082125603866">
            <text:p>1,690821256</text:p>
          </table:table-cell>
          <table:table-cell office:value-type="float" office:value="133">
            <text:p>133</text:p>
          </table:table-cell>
          <table:table-cell table:formula="of:=IF(ABS([.$A42]/[.I42])&gt;1;(ABS([.$A42]/[.I42])-1)*100;(1-(ABS([.$A42]/[.I42])))*100)" office:value-type="float" office:value="216.541353383459">
            <text:p>216,5413533835</text:p>
          </table:table-cell>
          <table:table-cell office:value-type="float" office:value="131">
            <text:p>131</text:p>
          </table:table-cell>
          <table:table-cell table:formula="of:=IF(ABS([.$A42]/[.K42])&gt;1;(ABS([.$A42]/[.K42])-1)*100;(1-(ABS([.$A42]/[.K42])))*100)" office:value-type="float" office:value="221.374045801527">
            <text:p>221,3740458015</text:p>
          </table:table-cell>
          <table:table-cell office:value-type="float" office:value="409">
            <text:p>409</text:p>
          </table:table-cell>
          <table:table-cell table:formula="of:=IF(ABS([.$A42]/[.M42])&gt;1;(ABS([.$A42]/[.M42])-1)*100;(1-(ABS([.$A42]/[.M42])))*100)" office:value-type="float" office:value="2.93398533007334">
            <text:p>2,9339853301</text:p>
          </table:table-cell>
          <table:table-cell office:value-type="float" office:value="131">
            <text:p>131</text:p>
          </table:table-cell>
          <table:table-cell table:formula="of:=IF(ABS([.$A42]/[.O42])&gt;1;(ABS([.$A42]/[.O42])-1)*100;(1-(ABS([.$A42]/[.O42])))*100)" office:value-type="float" office:value="221.374045801527">
            <text:p>221,3740458015</text:p>
          </table:table-cell>
          <table:table-cell office:value-type="float" office:value="133">
            <text:p>133</text:p>
          </table:table-cell>
          <table:table-cell table:formula="of:=IF(ABS([.$A42]/[.Q42])&gt;1;(ABS([.$A42]/[.Q42])-1)*100;(1-(ABS([.$A42]/[.Q42])))*100)" office:value-type="float" office:value="216.541353383459">
            <text:p>216,5413533835</text:p>
          </table:table-cell>
          <table:table-cell office:value-type="float" office:value="133">
            <text:p>133</text:p>
          </table:table-cell>
          <table:table-cell table:formula="of:=IF(ABS([.$A42]/[.S42])&gt;1;(ABS([.$A42]/[.S42])-1)*100;(1-(ABS([.$A42]/[.S42])))*100)" office:value-type="float" office:value="216.541353383459">
            <text:p>216,5413533835</text:p>
          </table:table-cell>
          <table:table-cell office:value-type="float" office:value="141">
            <text:p>141</text:p>
          </table:table-cell>
          <table:table-cell table:formula="of:=IF(ABS([.$A42]/[.U42])&gt;1;(ABS([.$A42]/[.U42])-1)*100;(1-(ABS([.$A42]/[.U42])))*100)" office:value-type="float" office:value="198.581560283688">
            <text:p>198,5815602837</text:p>
          </table:table-cell>
          <table:table-cell office:value-type="float" office:value="133">
            <text:p>133</text:p>
          </table:table-cell>
          <table:table-cell table:formula="of:=IF(ABS([.$A42]/[.W42])&gt;1;(ABS([.$A42]/[.W42])-1)*100;(1-(ABS([.$A42]/[.W42])))*100)" office:value-type="float" office:value="216.541353383459">
            <text:p>216,5413533835</text:p>
          </table:table-cell>
          <table:table-cell office:value-type="float" office:value="414">
            <text:p>414</text:p>
          </table:table-cell>
          <table:table-cell table:formula="of:=IF(ABS([.$A42]/[.Y42])&gt;1;(ABS([.$A42]/[.Y42])-1)*100;(1-(ABS([.$A42]/[.Y42])))*100)" office:value-type="float" office:value="1.69082125603866">
            <text:p>1,690821256</text:p>
          </table:table-cell>
          <table:table-cell office:value-type="float" office:value="422">
            <text:p>422</text:p>
          </table:table-cell>
          <table:table-cell table:formula="of:=IF(ABS([.$A42]/[.AA42])&gt;1;(ABS([.$A42]/[.AA42])-1)*100;(1-(ABS([.$A42]/[.AA42])))*100)" office:value-type="float" office:value="0.236966824644547">
            <text:p>0,2369668246</text:p>
          </table:table-cell>
          <table:table-cell office:value-type="float" office:value="133">
            <text:p>133</text:p>
          </table:table-cell>
          <table:table-cell table:formula="of:=IF(ABS([.$A42]/[.AC42])&gt;1;(ABS([.$A42]/[.AC42])-1)*100;(1-(ABS([.$A42]/[.AC42])))*100)" office:value-type="float" office:value="216.541353383459">
            <text:p>216,5413533835</text:p>
          </table:table-cell>
          <table:table-cell office:value-type="float" office:value="409">
            <text:p>409</text:p>
          </table:table-cell>
          <table:table-cell table:formula="of:=IF(ABS([.$A42]/[.AE42])&gt;1;(ABS([.$A42]/[.AE42])-1)*100;(1-(ABS([.$A42]/[.AE42])))*100)" office:value-type="float" office:value="2.93398533007334">
            <text:p>2,9339853301</text:p>
          </table:table-cell>
          <table:table-cell office:value-type="float" office:value="418">
            <text:p>418</text:p>
          </table:table-cell>
          <table:table-cell table:formula="of:=IF(ABS([.$A42]/[.AG42])&gt;1;(ABS([.$A42]/[.AG42])-1)*100;(1-(ABS([.$A42]/[.AG42])))*100)" office:value-type="float" office:value="0.717703349282295">
            <text:p>0,7177033493</text:p>
          </table:table-cell>
          <table:table-cell office:value-type="float" office:value="125">
            <text:p>125</text:p>
          </table:table-cell>
          <table:table-cell table:formula="of:=IF(ABS([.$A42]/[.AI42])&gt;1;(ABS([.$A42]/[.AI42])-1)*100;(1-(ABS([.$A42]/[.AI42])))*100)" office:value-type="float" office:value="236.8">
            <text:p>236,8</text:p>
          </table:table-cell>
          <table:table-cell office:value-type="float" office:value="132">
            <text:p>132</text:p>
          </table:table-cell>
          <table:table-cell table:formula="of:=IF(ABS([.$A42]/[.AK42])&gt;1;(ABS([.$A42]/[.AK42])-1)*100;(1-(ABS([.$A42]/[.AK42])))*100)" office:value-type="float" office:value="218.939393939394">
            <text:p>218,9393939394</text:p>
          </table:table-cell>
          <table:table-cell office:value-type="float" office:value="133">
            <text:p>133</text:p>
          </table:table-cell>
          <table:table-cell table:formula="of:=IF(ABS([.$A42]/[.AM42])&gt;1;(ABS([.$A42]/[.AM42])-1)*100;(1-(ABS([.$A42]/[.AM42])))*100)" office:value-type="float" office:value="216.541353383459">
            <text:p>216,5413533835</text:p>
          </table:table-cell>
          <table:table-cell office:value-type="float" office:value="133">
            <text:p>133</text:p>
          </table:table-cell>
          <table:table-cell table:formula="of:=IF(ABS([.$A42]/[.AO42])&gt;1;(ABS([.$A42]/[.AO42])-1)*100;(1-(ABS([.$A42]/[.AO42])))*100)" office:value-type="float" office:value="216.541353383459">
            <text:p>216,5413533835</text:p>
          </table:table-cell>
          <table:table-cell office:value-type="float" office:value="132">
            <text:p>132</text:p>
          </table:table-cell>
          <table:table-cell table:formula="of:=IF(ABS([.$A42]/[.AQ42])&gt;1;(ABS([.$A42]/[.AQ42])-1)*100;(1-(ABS([.$A42]/[.AQ42])))*100)" office:value-type="float" office:value="218.939393939394">
            <text:p>218,9393939394</text:p>
          </table:table-cell>
          <table:table-cell office:value-type="float" office:value="414">
            <text:p>414</text:p>
          </table:table-cell>
          <table:table-cell table:formula="of:=IF(ABS([.$A42]/[.AS42])&gt;1;(ABS([.$A42]/[.AS42])-1)*100;(1-(ABS([.$A42]/[.AS42])))*100)" office:value-type="float" office:value="1.69082125603866">
            <text:p>1,690821256</text:p>
          </table:table-cell>
          <table:table-cell office:value-type="float" office:value="405">
            <text:p>405</text:p>
          </table:table-cell>
          <table:table-cell table:formula="of:=IF(ABS([.$A42]/[.AU42])&gt;1;(ABS([.$A42]/[.AU42])-1)*100;(1-(ABS([.$A42]/[.AU42])))*100)" office:value-type="float" office:value="3.95061728395061">
            <text:p>3,950617284</text:p>
          </table:table-cell>
          <table:table-cell office:value-type="float" office:value="126">
            <text:p>126</text:p>
          </table:table-cell>
          <table:table-cell table:formula="of:=IF(ABS([.$A42]/[.AW42])&gt;1;(ABS([.$A42]/[.AW42])-1)*100;(1-(ABS([.$A42]/[.AW42])))*100)" office:value-type="float" office:value="234.126984126984">
            <text:p>234,126984127</text:p>
          </table:table-cell>
          <table:table-cell office:value-type="float" office:value="422">
            <text:p>422</text:p>
          </table:table-cell>
          <table:table-cell table:formula="of:=IF(ABS([.$A42]/[.AY42])&gt;1;(ABS([.$A42]/[.AY42])-1)*100;(1-(ABS([.$A42]/[.AY42])))*100)" office:value-type="float" office:value="0.236966824644547">
            <text:p>0,2369668246</text:p>
          </table:table-cell>
          <table:table-cell office:value-type="float" office:value="133">
            <text:p>133</text:p>
          </table:table-cell>
          <table:table-cell table:formula="of:=IF(ABS([.$A42]/[.BA42])&gt;1;(ABS([.$A42]/[.BA42])-1)*100;(1-(ABS([.$A42]/[.BA42])))*100)" office:value-type="float" office:value="216.541353383459">
            <text:p>216,5413533835</text:p>
          </table:table-cell>
          <table:table-cell office:value-type="float" office:value="406">
            <text:p>406</text:p>
          </table:table-cell>
          <table:table-cell table:formula="of:=IF(ABS([.$A42]/[.BC42])&gt;1;(ABS([.$A42]/[.BC42])-1)*100;(1-(ABS([.$A42]/[.BC42])))*100)" office:value-type="float" office:value="3.69458128078817">
            <text:p>3,6945812808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table:style-name="ce4"/>
          <table:table-cell office:value-type="float" office:value="152">
            <text:p>152</text:p>
          </table:table-cell>
          <table:table-cell table:formula="of:=IF(ABS([.$A43]/[.C43])&gt;1;(ABS([.$A43]/[.C43])-1)*100;(1-(ABS([.$A43]/[.C43])))*100)" office:value-type="float" office:value="7.89473684210527">
            <text:p>7,8947368421</text:p>
          </table:table-cell>
          <table:table-cell office:value-type="float" office:value="139">
            <text:p>139</text:p>
          </table:table-cell>
          <table:table-cell table:formula="of:=IF(ABS([.$A43]/[.E43])&gt;1;(ABS([.$A43]/[.E43])-1)*100;(1-(ABS([.$A43]/[.E43])))*100)" office:value-type="float" office:value="0.71942446043165">
            <text:p>0,7194244604</text:p>
          </table:table-cell>
          <table:table-cell office:value-type="float" office:value="149">
            <text:p>149</text:p>
          </table:table-cell>
          <table:table-cell table:formula="of:=IF(ABS([.$A43]/[.G43])&gt;1;(ABS([.$A43]/[.G43])-1)*100;(1-(ABS([.$A43]/[.G43])))*100)" office:value-type="float" office:value="6.04026845637584">
            <text:p>6,0402684564</text:p>
          </table:table-cell>
          <table:table-cell office:value-type="float" office:value="150">
            <text:p>150</text:p>
          </table:table-cell>
          <table:table-cell table:formula="of:=IF(ABS([.$A43]/[.I43])&gt;1;(ABS([.$A43]/[.I43])-1)*100;(1-(ABS([.$A43]/[.I43])))*100)" office:value-type="float" office:value="6.66666666666667">
            <text:p>6,6666666667</text:p>
          </table:table-cell>
          <table:table-cell office:value-type="float" office:value="145">
            <text:p>145</text:p>
          </table:table-cell>
          <table:table-cell table:formula="of:=IF(ABS([.$A43]/[.K43])&gt;1;(ABS([.$A43]/[.K43])-1)*100;(1-(ABS([.$A43]/[.K43])))*100)" office:value-type="float" office:value="3.44827586206896">
            <text:p>3,4482758621</text:p>
          </table:table-cell>
          <table:table-cell office:value-type="float" office:value="150">
            <text:p>150</text:p>
          </table:table-cell>
          <table:table-cell table:formula="of:=IF(ABS([.$A43]/[.M43])&gt;1;(ABS([.$A43]/[.M43])-1)*100;(1-(ABS([.$A43]/[.M43])))*100)" office:value-type="float" office:value="6.66666666666667">
            <text:p>6,6666666667</text:p>
          </table:table-cell>
          <table:table-cell office:value-type="float" office:value="145">
            <text:p>145</text:p>
          </table:table-cell>
          <table:table-cell table:formula="of:=IF(ABS([.$A43]/[.O43])&gt;1;(ABS([.$A43]/[.O43])-1)*100;(1-(ABS([.$A43]/[.O43])))*100)" office:value-type="float" office:value="3.44827586206896">
            <text:p>3,4482758621</text:p>
          </table:table-cell>
          <table:table-cell office:value-type="float" office:value="148">
            <text:p>148</text:p>
          </table:table-cell>
          <table:table-cell table:formula="of:=IF(ABS([.$A43]/[.Q43])&gt;1;(ABS([.$A43]/[.Q43])-1)*100;(1-(ABS([.$A43]/[.Q43])))*100)" office:value-type="float" office:value="5.40540540540541">
            <text:p>5,4054054054</text:p>
          </table:table-cell>
          <table:table-cell office:value-type="float" office:value="149">
            <text:p>149</text:p>
          </table:table-cell>
          <table:table-cell table:formula="of:=IF(ABS([.$A43]/[.S43])&gt;1;(ABS([.$A43]/[.S43])-1)*100;(1-(ABS([.$A43]/[.S43])))*100)" office:value-type="float" office:value="6.04026845637584">
            <text:p>6,0402684564</text:p>
          </table:table-cell>
          <table:table-cell office:value-type="float" office:value="154">
            <text:p>154</text:p>
          </table:table-cell>
          <table:table-cell table:formula="of:=IF(ABS([.$A43]/[.U43])&gt;1;(ABS([.$A43]/[.U43])-1)*100;(1-(ABS([.$A43]/[.U43])))*100)" office:value-type="float" office:value="9.09090909090909">
            <text:p>9,0909090909</text:p>
          </table:table-cell>
          <table:table-cell office:value-type="float" office:value="151">
            <text:p>151</text:p>
          </table:table-cell>
          <table:table-cell table:formula="of:=IF(ABS([.$A43]/[.W43])&gt;1;(ABS([.$A43]/[.W43])-1)*100;(1-(ABS([.$A43]/[.W43])))*100)" office:value-type="float" office:value="7.28476821192053">
            <text:p>7,2847682119</text:p>
          </table:table-cell>
          <table:table-cell office:value-type="float" office:value="147">
            <text:p>147</text:p>
          </table:table-cell>
          <table:table-cell table:formula="of:=IF(ABS([.$A43]/[.Y43])&gt;1;(ABS([.$A43]/[.Y43])-1)*100;(1-(ABS([.$A43]/[.Y43])))*100)" office:value-type="float" office:value="4.76190476190477">
            <text:p>4,7619047619</text:p>
          </table:table-cell>
          <table:table-cell office:value-type="float" office:value="145">
            <text:p>145</text:p>
          </table:table-cell>
          <table:table-cell table:formula="of:=IF(ABS([.$A43]/[.AA43])&gt;1;(ABS([.$A43]/[.AA43])-1)*100;(1-(ABS([.$A43]/[.AA43])))*100)" office:value-type="float" office:value="3.44827586206896">
            <text:p>3,4482758621</text:p>
          </table:table-cell>
          <table:table-cell office:value-type="float" office:value="147">
            <text:p>147</text:p>
          </table:table-cell>
          <table:table-cell table:formula="of:=IF(ABS([.$A43]/[.AC43])&gt;1;(ABS([.$A43]/[.AC43])-1)*100;(1-(ABS([.$A43]/[.AC43])))*100)" office:value-type="float" office:value="4.76190476190477">
            <text:p>4,7619047619</text:p>
          </table:table-cell>
          <table:table-cell office:value-type="float" office:value="150">
            <text:p>150</text:p>
          </table:table-cell>
          <table:table-cell table:formula="of:=IF(ABS([.$A43]/[.AE43])&gt;1;(ABS([.$A43]/[.AE43])-1)*100;(1-(ABS([.$A43]/[.AE43])))*100)" office:value-type="float" office:value="6.66666666666667">
            <text:p>6,6666666667</text:p>
          </table:table-cell>
          <table:table-cell office:value-type="float" office:value="149">
            <text:p>149</text:p>
          </table:table-cell>
          <table:table-cell table:formula="of:=IF(ABS([.$A43]/[.AG43])&gt;1;(ABS([.$A43]/[.AG43])-1)*100;(1-(ABS([.$A43]/[.AG43])))*100)" office:value-type="float" office:value="6.04026845637584">
            <text:p>6,0402684564</text:p>
          </table:table-cell>
          <table:table-cell office:value-type="float" office:value="146">
            <text:p>146</text:p>
          </table:table-cell>
          <table:table-cell table:formula="of:=IF(ABS([.$A43]/[.AI43])&gt;1;(ABS([.$A43]/[.AI43])-1)*100;(1-(ABS([.$A43]/[.AI43])))*100)" office:value-type="float" office:value="4.1095890410959">
            <text:p>4,1095890411</text:p>
          </table:table-cell>
          <table:table-cell office:value-type="float" office:value="146">
            <text:p>146</text:p>
          </table:table-cell>
          <table:table-cell table:formula="of:=IF(ABS([.$A43]/[.AK43])&gt;1;(ABS([.$A43]/[.AK43])-1)*100;(1-(ABS([.$A43]/[.AK43])))*100)" office:value-type="float" office:value="4.1095890410959">
            <text:p>4,1095890411</text:p>
          </table:table-cell>
          <table:table-cell office:value-type="float" office:value="149">
            <text:p>149</text:p>
          </table:table-cell>
          <table:table-cell table:formula="of:=IF(ABS([.$A43]/[.AM43])&gt;1;(ABS([.$A43]/[.AM43])-1)*100;(1-(ABS([.$A43]/[.AM43])))*100)" office:value-type="float" office:value="6.04026845637584">
            <text:p>6,0402684564</text:p>
          </table:table-cell>
          <table:table-cell office:value-type="float" office:value="146">
            <text:p>146</text:p>
          </table:table-cell>
          <table:table-cell table:formula="of:=IF(ABS([.$A43]/[.AO43])&gt;1;(ABS([.$A43]/[.AO43])-1)*100;(1-(ABS([.$A43]/[.AO43])))*100)" office:value-type="float" office:value="4.1095890410959">
            <text:p>4,1095890411</text:p>
          </table:table-cell>
          <table:table-cell office:value-type="float" office:value="151">
            <text:p>151</text:p>
          </table:table-cell>
          <table:table-cell table:formula="of:=IF(ABS([.$A43]/[.AQ43])&gt;1;(ABS([.$A43]/[.AQ43])-1)*100;(1-(ABS([.$A43]/[.AQ43])))*100)" office:value-type="float" office:value="7.28476821192053">
            <text:p>7,2847682119</text:p>
          </table:table-cell>
          <table:table-cell office:value-type="float" office:value="142">
            <text:p>142</text:p>
          </table:table-cell>
          <table:table-cell table:formula="of:=IF(ABS([.$A43]/[.AS43])&gt;1;(ABS([.$A43]/[.AS43])-1)*100;(1-(ABS([.$A43]/[.AS43])))*100)" office:value-type="float" office:value="1.40845070422535">
            <text:p>1,4084507042</text:p>
          </table:table-cell>
          <table:table-cell office:value-type="float" office:value="144">
            <text:p>144</text:p>
          </table:table-cell>
          <table:table-cell table:formula="of:=IF(ABS([.$A43]/[.AU43])&gt;1;(ABS([.$A43]/[.AU43])-1)*100;(1-(ABS([.$A43]/[.AU43])))*100)" office:value-type="float" office:value="2.77777777777778">
            <text:p>2,7777777778</text:p>
          </table:table-cell>
          <table:table-cell office:value-type="float" office:value="131">
            <text:p>131</text:p>
          </table:table-cell>
          <table:table-cell table:formula="of:=IF(ABS([.$A43]/[.AW43])&gt;1;(ABS([.$A43]/[.AW43])-1)*100;(1-(ABS([.$A43]/[.AW43])))*100)" office:value-type="float" office:value="6.87022900763359">
            <text:p>6,8702290076</text:p>
          </table:table-cell>
          <table:table-cell office:value-type="float" office:value="139">
            <text:p>139</text:p>
          </table:table-cell>
          <table:table-cell table:formula="of:=IF(ABS([.$A43]/[.AY43])&gt;1;(ABS([.$A43]/[.AY43])-1)*100;(1-(ABS([.$A43]/[.AY43])))*100)" office:value-type="float" office:value="0.71942446043165">
            <text:p>0,7194244604</text:p>
          </table:table-cell>
          <table:table-cell office:value-type="float" office:value="142">
            <text:p>142</text:p>
          </table:table-cell>
          <table:table-cell table:formula="of:=IF(ABS([.$A43]/[.BA43])&gt;1;(ABS([.$A43]/[.BA43])-1)*100;(1-(ABS([.$A43]/[.BA43])))*100)" office:value-type="float" office:value="1.40845070422535">
            <text:p>1,4084507042</text:p>
          </table:table-cell>
          <table:table-cell office:value-type="float" office:value="149">
            <text:p>149</text:p>
          </table:table-cell>
          <table:table-cell table:formula="of:=IF(ABS([.$A43]/[.BC43])&gt;1;(ABS([.$A43]/[.BC43])-1)*100;(1-(ABS([.$A43]/[.BC43])))*100)" office:value-type="float" office:value="6.04026845637584">
            <text:p>6,0402684564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style-name="ce4"/>
          <table:table-cell office:value-type="float" office:value="127">
            <text:p>127</text:p>
          </table:table-cell>
          <table:table-cell table:formula="of:=IF(ABS([.$A44]/[.C44])&gt;1;(ABS([.$A44]/[.C44])-1)*100;(1-(ABS([.$A44]/[.C44])))*100)" office:value-type="float" office:value="225.984251968504">
            <text:p>225,9842519685</text:p>
          </table:table-cell>
          <table:table-cell office:value-type="float" office:value="133">
            <text:p>133</text:p>
          </table:table-cell>
          <table:table-cell table:formula="of:=IF(ABS([.$A44]/[.E44])&gt;1;(ABS([.$A44]/[.E44])-1)*100;(1-(ABS([.$A44]/[.E44])))*100)" office:value-type="float" office:value="211.278195488722">
            <text:p>211,2781954887</text:p>
          </table:table-cell>
          <table:table-cell office:value-type="float" office:value="411">
            <text:p>411</text:p>
          </table:table-cell>
          <table:table-cell table:formula="of:=IF(ABS([.$A44]/[.G44])&gt;1;(ABS([.$A44]/[.G44])-1)*100;(1-(ABS([.$A44]/[.G44])))*100)" office:value-type="float" office:value="0.72992700729928">
            <text:p>0,7299270073</text:p>
          </table:table-cell>
          <table:table-cell office:value-type="float" office:value="132">
            <text:p>132</text:p>
          </table:table-cell>
          <table:table-cell table:formula="of:=IF(ABS([.$A44]/[.I44])&gt;1;(ABS([.$A44]/[.I44])-1)*100;(1-(ABS([.$A44]/[.I44])))*100)" office:value-type="float" office:value="213.636363636364">
            <text:p>213,6363636364</text:p>
          </table:table-cell>
          <table:table-cell office:value-type="float" office:value="415">
            <text:p>415</text:p>
          </table:table-cell>
          <table:table-cell table:formula="of:=IF(ABS([.$A44]/[.K44])&gt;1;(ABS([.$A44]/[.K44])-1)*100;(1-(ABS([.$A44]/[.K44])))*100)" office:value-type="float" office:value="0.240963855421683">
            <text:p>0,2409638554</text:p>
          </table:table-cell>
          <table:table-cell office:value-type="float" office:value="414">
            <text:p>414</text:p>
          </table:table-cell>
          <table:table-cell table:formula="of:=IF(ABS([.$A44]/[.M44])&gt;1;(ABS([.$A44]/[.M44])-1)*100;(1-(ABS([.$A44]/[.M44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44]/[.O44])&gt;1;(ABS([.$A44]/[.O44])-1)*100;(1-(ABS([.$A44]/[.O44])))*100)" office:value-type="float" office:value="211.278195488722">
            <text:p>211,2781954887</text:p>
          </table:table-cell>
          <table:table-cell office:value-type="float" office:value="411">
            <text:p>411</text:p>
          </table:table-cell>
          <table:table-cell table:formula="of:=IF(ABS([.$A44]/[.Q44])&gt;1;(ABS([.$A44]/[.Q44])-1)*100;(1-(ABS([.$A44]/[.Q44])))*100)" office:value-type="float" office:value="0.72992700729928">
            <text:p>0,7299270073</text:p>
          </table:table-cell>
          <table:table-cell office:value-type="float" office:value="139">
            <text:p>139</text:p>
          </table:table-cell>
          <table:table-cell table:formula="of:=IF(ABS([.$A44]/[.S44])&gt;1;(ABS([.$A44]/[.S44])-1)*100;(1-(ABS([.$A44]/[.S44])))*100)" office:value-type="float" office:value="197.841726618705">
            <text:p>197,8417266187</text:p>
          </table:table-cell>
          <table:table-cell office:value-type="float" office:value="405">
            <text:p>405</text:p>
          </table:table-cell>
          <table:table-cell table:formula="of:=IF(ABS([.$A44]/[.U44])&gt;1;(ABS([.$A44]/[.U44])-1)*100;(1-(ABS([.$A44]/[.U44])))*100)" office:value-type="float" office:value="2.22222222222221">
            <text:p>2,2222222222</text:p>
          </table:table-cell>
          <table:table-cell office:value-type="float" office:value="408">
            <text:p>408</text:p>
          </table:table-cell>
          <table:table-cell table:formula="of:=IF(ABS([.$A44]/[.W44])&gt;1;(ABS([.$A44]/[.W44])-1)*100;(1-(ABS([.$A44]/[.W44])))*100)" office:value-type="float" office:value="1.47058823529411">
            <text:p>1,4705882353</text:p>
          </table:table-cell>
          <table:table-cell office:value-type="float" office:value="132">
            <text:p>132</text:p>
          </table:table-cell>
          <table:table-cell table:formula="of:=IF(ABS([.$A44]/[.Y44])&gt;1;(ABS([.$A44]/[.Y44])-1)*100;(1-(ABS([.$A44]/[.Y44])))*100)" office:value-type="float" office:value="213.636363636364">
            <text:p>213,6363636364</text:p>
          </table:table-cell>
          <table:table-cell office:value-type="float" office:value="415">
            <text:p>415</text:p>
          </table:table-cell>
          <table:table-cell table:formula="of:=IF(ABS([.$A44]/[.AA44])&gt;1;(ABS([.$A44]/[.AA44])-1)*100;(1-(ABS([.$A44]/[.AA44])))*100)" office:value-type="float" office:value="0.240963855421683">
            <text:p>0,2409638554</text:p>
          </table:table-cell>
          <table:table-cell office:value-type="float" office:value="135">
            <text:p>135</text:p>
          </table:table-cell>
          <table:table-cell table:formula="of:=IF(ABS([.$A44]/[.AC44])&gt;1;(ABS([.$A44]/[.AC44])-1)*100;(1-(ABS([.$A44]/[.AC44])))*100)" office:value-type="float" office:value="206.666666666667">
            <text:p>206,6666666667</text:p>
          </table:table-cell>
          <table:table-cell office:value-type="float" office:value="410">
            <text:p>410</text:p>
          </table:table-cell>
          <table:table-cell table:formula="of:=IF(ABS([.$A44]/[.AE44])&gt;1;(ABS([.$A44]/[.AE44])-1)*100;(1-(ABS([.$A44]/[.AE44])))*100)" office:value-type="float" office:value="0.975609756097562">
            <text:p>0,9756097561</text:p>
          </table:table-cell>
          <table:table-cell office:value-type="float" office:value="421">
            <text:p>421</text:p>
          </table:table-cell>
          <table:table-cell table:formula="of:=IF(ABS([.$A44]/[.AG44])&gt;1;(ABS([.$A44]/[.AG44])-1)*100;(1-(ABS([.$A44]/[.AG44])))*100)" office:value-type="float" office:value="1.66270783847982">
            <text:p>1,6627078385</text:p>
          </table:table-cell>
          <table:table-cell office:value-type="float" office:value="133">
            <text:p>133</text:p>
          </table:table-cell>
          <table:table-cell table:formula="of:=IF(ABS([.$A44]/[.AI44])&gt;1;(ABS([.$A44]/[.AI44])-1)*100;(1-(ABS([.$A44]/[.AI44])))*100)" office:value-type="float" office:value="211.278195488722">
            <text:p>211,2781954887</text:p>
          </table:table-cell>
          <table:table-cell office:value-type="float" office:value="133">
            <text:p>133</text:p>
          </table:table-cell>
          <table:table-cell table:formula="of:=IF(ABS([.$A44]/[.AK44])&gt;1;(ABS([.$A44]/[.AK44])-1)*100;(1-(ABS([.$A44]/[.AK44])))*100)" office:value-type="float" office:value="211.278195488722">
            <text:p>211,2781954887</text:p>
          </table:table-cell>
          <table:table-cell office:value-type="float" office:value="410">
            <text:p>410</text:p>
          </table:table-cell>
          <table:table-cell table:formula="of:=IF(ABS([.$A44]/[.AM44])&gt;1;(ABS([.$A44]/[.AM44])-1)*100;(1-(ABS([.$A44]/[.AM44])))*100)" office:value-type="float" office:value="0.975609756097562">
            <text:p>0,9756097561</text:p>
          </table:table-cell>
          <table:table-cell office:value-type="float" office:value="414">
            <text:p>414</text:p>
          </table:table-cell>
          <table:table-cell table:formula="of:=IF(ABS([.$A44]/[.AO44])&gt;1;(ABS([.$A44]/[.AO44])-1)*100;(1-(ABS([.$A44]/[.AO44])))*100)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IF(ABS([.$A44]/[.AQ44])&gt;1;(ABS([.$A44]/[.AQ44])-1)*100;(1-(ABS([.$A44]/[.AQ44])))*100)" office:value-type="float" office:value="1.47058823529411">
            <text:p>1,4705882353</text:p>
          </table:table-cell>
          <table:table-cell office:value-type="float" office:value="146">
            <text:p>146</text:p>
          </table:table-cell>
          <table:table-cell table:formula="of:=IF(ABS([.$A44]/[.AS44])&gt;1;(ABS([.$A44]/[.AS44])-1)*100;(1-(ABS([.$A44]/[.AS44])))*100)" office:value-type="float" office:value="183.561643835616">
            <text:p>183,5616438356</text:p>
          </table:table-cell>
          <table:table-cell office:value-type="float" office:value="139">
            <text:p>139</text:p>
          </table:table-cell>
          <table:table-cell table:formula="of:=IF(ABS([.$A44]/[.AU44])&gt;1;(ABS([.$A44]/[.AU44])-1)*100;(1-(ABS([.$A44]/[.AU44])))*100)" office:value-type="float" office:value="197.841726618705">
            <text:p>197,8417266187</text:p>
          </table:table-cell>
          <table:table-cell office:value-type="float" office:value="149">
            <text:p>149</text:p>
          </table:table-cell>
          <table:table-cell table:formula="of:=IF(ABS([.$A44]/[.AW44])&gt;1;(ABS([.$A44]/[.AW44])-1)*100;(1-(ABS([.$A44]/[.AW44])))*100)" office:value-type="float" office:value="177.852348993289">
            <text:p>177,8523489933</text:p>
          </table:table-cell>
          <table:table-cell office:value-type="float" office:value="414">
            <text:p>414</text:p>
          </table:table-cell>
          <table:table-cell table:formula="of:=IF(ABS([.$A44]/[.AY44])&gt;1;(ABS([.$A44]/[.AY44])-1)*100;(1-(ABS([.$A44]/[.AY44])))*100)" office:value-type="float" office:value="0">
            <text:p>0</text:p>
          </table:table-cell>
          <table:table-cell office:value-type="float" office:value="428">
            <text:p>428</text:p>
          </table:table-cell>
          <table:table-cell table:formula="of:=IF(ABS([.$A44]/[.BA44])&gt;1;(ABS([.$A44]/[.BA44])-1)*100;(1-(ABS([.$A44]/[.BA44])))*100)" office:value-type="float" office:value="3.27102803738317">
            <text:p>3,2710280374</text:p>
          </table:table-cell>
          <table:table-cell office:value-type="float" office:value="134">
            <text:p>134</text:p>
          </table:table-cell>
          <table:table-cell table:formula="of:=IF(ABS([.$A44]/[.BC44])&gt;1;(ABS([.$A44]/[.BC44])-1)*100;(1-(ABS([.$A44]/[.BC44])))*100)" office:value-type="float" office:value="208.955223880597">
            <text:p>208,9552238806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style-name="ce4"/>
          <table:table-cell office:value-type="float" office:value="143">
            <text:p>143</text:p>
          </table:table-cell>
          <table:table-cell table:formula="of:=IF(ABS([.$A45]/[.C45])&gt;1;(ABS([.$A45]/[.C45])-1)*100;(1-(ABS([.$A45]/[.C45])))*100)" office:value-type="float" office:value="4.19580419580419">
            <text:p>4,1958041958</text:p>
          </table:table-cell>
          <table:table-cell office:value-type="float" office:value="149">
            <text:p>149</text:p>
          </table:table-cell>
          <table:table-cell table:formula="of:=IF(ABS([.$A45]/[.E45])&gt;1;(ABS([.$A45]/[.E45])-1)*100;(1-(ABS([.$A45]/[.E45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45]/[.G45])&gt;1;(ABS([.$A45]/[.G45])-1)*100;(1-(ABS([.$A45]/[.G45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45]/[.I45])&gt;1;(ABS([.$A45]/[.I45])-1)*100;(1-(ABS([.$A45]/[.I45])))*100)" office:value-type="float" office:value="1.32450331125827">
            <text:p>1,3245033113</text:p>
          </table:table-cell>
          <table:table-cell office:value-type="float" office:value="151">
            <text:p>151</text:p>
          </table:table-cell>
          <table:table-cell table:formula="of:=IF(ABS([.$A45]/[.K45])&gt;1;(ABS([.$A45]/[.K45])-1)*100;(1-(ABS([.$A45]/[.K45])))*100)" office:value-type="float" office:value="1.32450331125827">
            <text:p>1,3245033113</text:p>
          </table:table-cell>
          <table:table-cell office:value-type="float" office:value="145">
            <text:p>145</text:p>
          </table:table-cell>
          <table:table-cell table:formula="of:=IF(ABS([.$A45]/[.M45])&gt;1;(ABS([.$A45]/[.M45])-1)*100;(1-(ABS([.$A45]/[.M45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45]/[.O45])&gt;1;(ABS([.$A45]/[.O45])-1)*100;(1-(ABS([.$A45]/[.O45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45]/[.Q45])&gt;1;(ABS([.$A45]/[.Q45])-1)*100;(1-(ABS([.$A45]/[.Q45])))*100)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IF(ABS([.$A45]/[.S45])&gt;1;(ABS([.$A45]/[.S45])-1)*100;(1-(ABS([.$A45]/[.S45])))*100)" office:value-type="float" office:value="6.42857142857143">
            <text:p>6,4285714286</text:p>
          </table:table-cell>
          <table:table-cell office:value-type="float" office:value="142">
            <text:p>142</text:p>
          </table:table-cell>
          <table:table-cell table:formula="of:=IF(ABS([.$A45]/[.U45])&gt;1;(ABS([.$A45]/[.U45])-1)*100;(1-(ABS([.$A45]/[.U45])))*100)" office:value-type="float" office:value="4.92957746478873">
            <text:p>4,9295774648</text:p>
          </table:table-cell>
          <table:table-cell office:value-type="float" office:value="150">
            <text:p>150</text:p>
          </table:table-cell>
          <table:table-cell table:formula="of:=IF(ABS([.$A45]/[.W45])&gt;1;(ABS([.$A45]/[.W45])-1)*100;(1-(ABS([.$A45]/[.W45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45]/[.Y45])&gt;1;(ABS([.$A45]/[.Y45])-1)*100;(1-(ABS([.$A45]/[.Y45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45]/[.AA45])&gt;1;(ABS([.$A45]/[.AA45])-1)*100;(1-(ABS([.$A45]/[.AA45])))*100)" office:value-type="float" office:value="0">
            <text:p>0</text:p>
          </table:table-cell>
          <table:table-cell office:value-type="float" office:value="156">
            <text:p>156</text:p>
          </table:table-cell>
          <table:table-cell table:formula="of:=IF(ABS([.$A45]/[.AC45])&gt;1;(ABS([.$A45]/[.AC45])-1)*100;(1-(ABS([.$A45]/[.AC45])))*100)" office:value-type="float" office:value="4.48717948717948">
            <text:p>4,4871794872</text:p>
          </table:table-cell>
          <table:table-cell office:value-type="float" office:value="149">
            <text:p>149</text:p>
          </table:table-cell>
          <table:table-cell table:formula="of:=IF(ABS([.$A45]/[.AE45])&gt;1;(ABS([.$A45]/[.AE45])-1)*100;(1-(ABS([.$A45]/[.AE45])))*100)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IF(ABS([.$A45]/[.AG45])&gt;1;(ABS([.$A45]/[.AG45])-1)*100;(1-(ABS([.$A45]/[.AG45])))*100)" office:value-type="float" office:value="6.42857142857143">
            <text:p>6,4285714286</text:p>
          </table:table-cell>
          <table:table-cell office:value-type="float" office:value="147">
            <text:p>147</text:p>
          </table:table-cell>
          <table:table-cell table:formula="of:=IF(ABS([.$A45]/[.AI45])&gt;1;(ABS([.$A45]/[.AI45])-1)*100;(1-(ABS([.$A45]/[.AI45])))*100)" office:value-type="float" office:value="1.36054421768708">
            <text:p>1,3605442177</text:p>
          </table:table-cell>
          <table:table-cell office:value-type="float" office:value="148">
            <text:p>148</text:p>
          </table:table-cell>
          <table:table-cell table:formula="of:=IF(ABS([.$A45]/[.AK45])&gt;1;(ABS([.$A45]/[.AK45])-1)*100;(1-(ABS([.$A45]/[.AK45])))*100)" office:value-type="float" office:value="0.67567567567568">
            <text:p>0,6756756757</text:p>
          </table:table-cell>
          <table:table-cell office:value-type="float" office:value="150">
            <text:p>150</text:p>
          </table:table-cell>
          <table:table-cell table:formula="of:=IF(ABS([.$A45]/[.AM45])&gt;1;(ABS([.$A45]/[.AM45])-1)*100;(1-(ABS([.$A45]/[.AM45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45]/[.AO45])&gt;1;(ABS([.$A45]/[.AO45])-1)*100;(1-(ABS([.$A45]/[.AO45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45]/[.AQ45])&gt;1;(ABS([.$A45]/[.AQ45])-1)*100;(1-(ABS([.$A45]/[.AQ45])))*100)" office:value-type="float" office:value="1.32450331125827">
            <text:p>1,3245033113</text:p>
          </table:table-cell>
          <table:table-cell office:value-type="float" office:value="140">
            <text:p>140</text:p>
          </table:table-cell>
          <table:table-cell table:formula="of:=IF(ABS([.$A45]/[.AS45])&gt;1;(ABS([.$A45]/[.AS45])-1)*100;(1-(ABS([.$A45]/[.AS45])))*100)" office:value-type="float" office:value="6.42857142857143">
            <text:p>6,4285714286</text:p>
          </table:table-cell>
          <table:table-cell office:value-type="float" office:value="154">
            <text:p>154</text:p>
          </table:table-cell>
          <table:table-cell table:formula="of:=IF(ABS([.$A45]/[.AU45])&gt;1;(ABS([.$A45]/[.AU45])-1)*100;(1-(ABS([.$A45]/[.AU45])))*100)" office:value-type="float" office:value="3.24675324675324">
            <text:p>3,2467532468</text:p>
          </table:table-cell>
          <table:table-cell office:value-type="float" office:value="141">
            <text:p>141</text:p>
          </table:table-cell>
          <table:table-cell table:formula="of:=IF(ABS([.$A45]/[.AW45])&gt;1;(ABS([.$A45]/[.AW45])-1)*100;(1-(ABS([.$A45]/[.AW45])))*100)" office:value-type="float" office:value="5.67375886524824">
            <text:p>5,6737588652</text:p>
          </table:table-cell>
          <table:table-cell office:value-type="float" office:value="154">
            <text:p>154</text:p>
          </table:table-cell>
          <table:table-cell table:formula="of:=IF(ABS([.$A45]/[.AY45])&gt;1;(ABS([.$A45]/[.AY45])-1)*100;(1-(ABS([.$A45]/[.AY45])))*100)" office:value-type="float" office:value="3.24675324675324">
            <text:p>3,2467532468</text:p>
          </table:table-cell>
          <table:table-cell office:value-type="float" office:value="139">
            <text:p>139</text:p>
          </table:table-cell>
          <table:table-cell table:formula="of:=IF(ABS([.$A45]/[.BA45])&gt;1;(ABS([.$A45]/[.BA45])-1)*100;(1-(ABS([.$A45]/[.BA45])))*100)" office:value-type="float" office:value="7.19424460431655">
            <text:p>7,1942446043</text:p>
          </table:table-cell>
          <table:table-cell office:value-type="float" office:value="140">
            <text:p>140</text:p>
          </table:table-cell>
          <table:table-cell table:formula="of:=IF(ABS([.$A45]/[.BC45])&gt;1;(ABS([.$A45]/[.BC45])-1)*100;(1-(ABS([.$A45]/[.BC45])))*100)" office:value-type="float" office:value="6.42857142857143">
            <text:p>6,4285714286</text:p>
          </table:table-cell>
        </table:table-row>
        <table:table-row table:style-name="ro2">
          <table:table-cell office:value-type="float" office:value="139">
            <text:p>139</text:p>
          </table:table-cell>
          <table:table-cell table:style-name="ce4"/>
          <table:table-cell office:value-type="float" office:value="139">
            <text:p>139</text:p>
          </table:table-cell>
          <table:table-cell table:formula="of:=IF(ABS([.$A46]/[.C46])&gt;1;(ABS([.$A46]/[.C46])-1)*100;(1-(ABS([.$A46]/[.C46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46]/[.E46])&gt;1;(ABS([.$A46]/[.E46])-1)*100;(1-(ABS([.$A46]/[.E46])))*100)" office:value-type="float" office:value="5.3030303030303">
            <text:p>5,303030303</text:p>
          </table:table-cell>
          <table:table-cell office:value-type="float" office:value="413">
            <text:p>413</text:p>
          </table:table-cell>
          <table:table-cell table:formula="of:=IF(ABS([.$A46]/[.G46])&gt;1;(ABS([.$A46]/[.G46])-1)*100;(1-(ABS([.$A46]/[.G46])))*100)" office:value-type="float" office:value="66.3438256658596">
            <text:p>66,3438256659</text:p>
          </table:table-cell>
          <table:table-cell office:value-type="float" office:value="131">
            <text:p>131</text:p>
          </table:table-cell>
          <table:table-cell table:formula="of:=IF(ABS([.$A46]/[.I46])&gt;1;(ABS([.$A46]/[.I46])-1)*100;(1-(ABS([.$A46]/[.I46])))*100)" office:value-type="float" office:value="6.10687022900764">
            <text:p>6,106870229</text:p>
          </table:table-cell>
          <table:table-cell office:value-type="float" office:value="131">
            <text:p>131</text:p>
          </table:table-cell>
          <table:table-cell table:formula="of:=IF(ABS([.$A46]/[.K46])&gt;1;(ABS([.$A46]/[.K46])-1)*100;(1-(ABS([.$A46]/[.K46])))*100)" office:value-type="float" office:value="6.10687022900764">
            <text:p>6,106870229</text:p>
          </table:table-cell>
          <table:table-cell office:value-type="float" office:value="133">
            <text:p>133</text:p>
          </table:table-cell>
          <table:table-cell table:formula="of:=IF(ABS([.$A46]/[.M46])&gt;1;(ABS([.$A46]/[.M46])-1)*100;(1-(ABS([.$A46]/[.M46])))*100)" office:value-type="float" office:value="4.51127819548873">
            <text:p>4,5112781955</text:p>
          </table:table-cell>
          <table:table-cell office:value-type="float" office:value="132">
            <text:p>132</text:p>
          </table:table-cell>
          <table:table-cell table:formula="of:=IF(ABS([.$A46]/[.O46])&gt;1;(ABS([.$A46]/[.O46])-1)*100;(1-(ABS([.$A46]/[.O46])))*100)" office:value-type="float" office:value="5.3030303030303">
            <text:p>5,303030303</text:p>
          </table:table-cell>
          <table:table-cell office:value-type="float" office:value="421">
            <text:p>421</text:p>
          </table:table-cell>
          <table:table-cell table:formula="of:=IF(ABS([.$A46]/[.Q46])&gt;1;(ABS([.$A46]/[.Q46])-1)*100;(1-(ABS([.$A46]/[.Q46])))*100)" office:value-type="float" office:value="66.9833729216152">
            <text:p>66,9833729216</text:p>
          </table:table-cell>
          <table:table-cell office:value-type="float" office:value="413">
            <text:p>413</text:p>
          </table:table-cell>
          <table:table-cell table:formula="of:=IF(ABS([.$A46]/[.S46])&gt;1;(ABS([.$A46]/[.S46])-1)*100;(1-(ABS([.$A46]/[.S46])))*100)" office:value-type="float" office:value="66.3438256658596">
            <text:p>66,3438256659</text:p>
          </table:table-cell>
          <table:table-cell office:value-type="float" office:value="421">
            <text:p>421</text:p>
          </table:table-cell>
          <table:table-cell table:formula="of:=IF(ABS([.$A46]/[.U46])&gt;1;(ABS([.$A46]/[.U46])-1)*100;(1-(ABS([.$A46]/[.U46])))*100)" office:value-type="float" office:value="66.9833729216152">
            <text:p>66,9833729216</text:p>
          </table:table-cell>
          <table:table-cell office:value-type="float" office:value="414">
            <text:p>414</text:p>
          </table:table-cell>
          <table:table-cell table:formula="of:=IF(ABS([.$A46]/[.W46])&gt;1;(ABS([.$A46]/[.W46])-1)*100;(1-(ABS([.$A46]/[.W46])))*100)" office:value-type="float" office:value="66.4251207729469">
            <text:p>66,4251207729</text:p>
          </table:table-cell>
          <table:table-cell office:value-type="float" office:value="133">
            <text:p>133</text:p>
          </table:table-cell>
          <table:table-cell table:formula="of:=IF(ABS([.$A46]/[.Y46])&gt;1;(ABS([.$A46]/[.Y46])-1)*100;(1-(ABS([.$A46]/[.Y46])))*100)" office:value-type="float" office:value="4.51127819548873">
            <text:p>4,5112781955</text:p>
          </table:table-cell>
          <table:table-cell office:value-type="float" office:value="132">
            <text:p>132</text:p>
          </table:table-cell>
          <table:table-cell table:formula="of:=IF(ABS([.$A46]/[.AA46])&gt;1;(ABS([.$A46]/[.AA46])-1)*100;(1-(ABS([.$A46]/[.AA46])))*100)" office:value-type="float" office:value="5.3030303030303">
            <text:p>5,303030303</text:p>
          </table:table-cell>
          <table:table-cell office:value-type="float" office:value="403">
            <text:p>403</text:p>
          </table:table-cell>
          <table:table-cell table:formula="of:=IF(ABS([.$A46]/[.AC46])&gt;1;(ABS([.$A46]/[.AC46])-1)*100;(1-(ABS([.$A46]/[.AC46])))*100)" office:value-type="float" office:value="65.5086848635236">
            <text:p>65,5086848635</text:p>
          </table:table-cell>
          <table:table-cell office:value-type="float" office:value="134">
            <text:p>134</text:p>
          </table:table-cell>
          <table:table-cell table:formula="of:=IF(ABS([.$A46]/[.AE46])&gt;1;(ABS([.$A46]/[.AE46])-1)*100;(1-(ABS([.$A46]/[.AE46])))*100)" office:value-type="float" office:value="3.73134328358209">
            <text:p>3,7313432836</text:p>
          </table:table-cell>
          <table:table-cell office:value-type="float" office:value="413">
            <text:p>413</text:p>
          </table:table-cell>
          <table:table-cell table:formula="of:=IF(ABS([.$A46]/[.AG46])&gt;1;(ABS([.$A46]/[.AG46])-1)*100;(1-(ABS([.$A46]/[.AG46])))*100)" office:value-type="float" office:value="66.3438256658596">
            <text:p>66,3438256659</text:p>
          </table:table-cell>
          <table:table-cell office:value-type="float" office:value="134">
            <text:p>134</text:p>
          </table:table-cell>
          <table:table-cell table:formula="of:=IF(ABS([.$A46]/[.AI46])&gt;1;(ABS([.$A46]/[.AI46])-1)*100;(1-(ABS([.$A46]/[.AI46])))*100)" office:value-type="float" office:value="3.73134328358209">
            <text:p>3,7313432836</text:p>
          </table:table-cell>
          <table:table-cell office:value-type="float" office:value="415">
            <text:p>415</text:p>
          </table:table-cell>
          <table:table-cell table:formula="of:=IF(ABS([.$A46]/[.AK46])&gt;1;(ABS([.$A46]/[.AK46])-1)*100;(1-(ABS([.$A46]/[.AK46])))*100)" office:value-type="float" office:value="66.5060240963855">
            <text:p>66,5060240964</text:p>
          </table:table-cell>
          <table:table-cell office:value-type="float" office:value="133">
            <text:p>133</text:p>
          </table:table-cell>
          <table:table-cell table:formula="of:=IF(ABS([.$A46]/[.AM46])&gt;1;(ABS([.$A46]/[.AM46])-1)*100;(1-(ABS([.$A46]/[.AM46])))*100)" office:value-type="float" office:value="4.51127819548873">
            <text:p>4,5112781955</text:p>
          </table:table-cell>
          <table:table-cell office:value-type="float" office:value="133">
            <text:p>133</text:p>
          </table:table-cell>
          <table:table-cell table:formula="of:=IF(ABS([.$A46]/[.AO46])&gt;1;(ABS([.$A46]/[.AO46])-1)*100;(1-(ABS([.$A46]/[.AO46])))*100)" office:value-type="float" office:value="4.51127819548873">
            <text:p>4,5112781955</text:p>
          </table:table-cell>
          <table:table-cell office:value-type="float" office:value="132">
            <text:p>132</text:p>
          </table:table-cell>
          <table:table-cell table:formula="of:=IF(ABS([.$A46]/[.AQ46])&gt;1;(ABS([.$A46]/[.AQ46])-1)*100;(1-(ABS([.$A46]/[.AQ46])))*100)" office:value-type="float" office:value="5.3030303030303">
            <text:p>5,303030303</text:p>
          </table:table-cell>
          <table:table-cell office:value-type="float" office:value="413">
            <text:p>413</text:p>
          </table:table-cell>
          <table:table-cell table:formula="of:=IF(ABS([.$A46]/[.AS46])&gt;1;(ABS([.$A46]/[.AS46])-1)*100;(1-(ABS([.$A46]/[.AS46])))*100)" office:value-type="float" office:value="66.3438256658596">
            <text:p>66,3438256659</text:p>
          </table:table-cell>
          <table:table-cell office:value-type="float" office:value="127">
            <text:p>127</text:p>
          </table:table-cell>
          <table:table-cell table:formula="of:=IF(ABS([.$A46]/[.AU46])&gt;1;(ABS([.$A46]/[.AU46])-1)*100;(1-(ABS([.$A46]/[.AU46])))*100)" office:value-type="float" office:value="9.4488188976378">
            <text:p>9,4488188976</text:p>
          </table:table-cell>
          <table:table-cell office:value-type="float" office:value="421">
            <text:p>421</text:p>
          </table:table-cell>
          <table:table-cell table:formula="of:=IF(ABS([.$A46]/[.AW46])&gt;1;(ABS([.$A46]/[.AW46])-1)*100;(1-(ABS([.$A46]/[.AW46])))*100)" office:value-type="float" office:value="66.9833729216152">
            <text:p>66,9833729216</text:p>
          </table:table-cell>
          <table:table-cell office:value-type="float" office:value="406">
            <text:p>406</text:p>
          </table:table-cell>
          <table:table-cell table:formula="of:=IF(ABS([.$A46]/[.AY46])&gt;1;(ABS([.$A46]/[.AY46])-1)*100;(1-(ABS([.$A46]/[.AY46])))*100)" office:value-type="float" office:value="65.7635467980296">
            <text:p>65,763546798</text:p>
          </table:table-cell>
          <table:table-cell office:value-type="float" office:value="414">
            <text:p>414</text:p>
          </table:table-cell>
          <table:table-cell table:formula="of:=IF(ABS([.$A46]/[.BA46])&gt;1;(ABS([.$A46]/[.BA46])-1)*100;(1-(ABS([.$A46]/[.BA46])))*100)" office:value-type="float" office:value="66.4251207729469">
            <text:p>66,4251207729</text:p>
          </table:table-cell>
          <table:table-cell office:value-type="float" office:value="147">
            <text:p>147</text:p>
          </table:table-cell>
          <table:table-cell table:formula="of:=IF(ABS([.$A46]/[.BC46])&gt;1;(ABS([.$A46]/[.BC46])-1)*100;(1-(ABS([.$A46]/[.BC46])))*100)" office:value-type="float" office:value="5.4421768707483">
            <text:p>5,4421768707</text:p>
          </table:table-cell>
        </table:table-row>
        <table:table-row table:style-name="ro2">
          <table:table-cell table:style-name="ce2" office:value-type="float" office:value="140">
            <text:p>140</text:p>
          </table:table-cell>
          <table:table-cell table:style-name="ce5"/>
          <table:table-cell table:style-name="ce2" office:value-type="float" office:value="149">
            <text:p>149</text:p>
          </table:table-cell>
          <table:table-cell table:style-name="ce5" table:formula="of:=IF(ABS([.$A47]/[.C47])&gt;1;(ABS([.$A47]/[.C47])-1)*100;(1-(ABS([.$A47]/[.C47])))*100)" office:value-type="float" office:value="6.04026845637584">
            <text:p>6,0402684564</text:p>
          </table:table-cell>
          <table:table-cell table:style-name="ce2" office:value-type="float" office:value="142">
            <text:p>142</text:p>
          </table:table-cell>
          <table:table-cell table:style-name="ce5" table:formula="of:=IF(ABS([.$A47]/[.E47])&gt;1;(ABS([.$A47]/[.E47])-1)*100;(1-(ABS([.$A47]/[.E47])))*100)" office:value-type="float" office:value="1.40845070422535">
            <text:p>1,4084507042</text:p>
          </table:table-cell>
          <table:table-cell table:style-name="ce2" office:value-type="float" office:value="147">
            <text:p>147</text:p>
          </table:table-cell>
          <table:table-cell table:style-name="ce5" table:formula="of:=IF(ABS([.$A47]/[.G47])&gt;1;(ABS([.$A47]/[.G47])-1)*100;(1-(ABS([.$A47]/[.G47])))*100)" office:value-type="float" office:value="4.76190476190477">
            <text:p>4,7619047619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47]/[.I47])&gt;1;(ABS([.$A47]/[.I47])-1)*100;(1-(ABS([.$A47]/[.I47])))*100)" office:value-type="float" office:value="3.44827586206896">
            <text:p>3,4482758621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47]/[.K47])&gt;1;(ABS([.$A47]/[.K47])-1)*100;(1-(ABS([.$A47]/[.K47])))*100)" office:value-type="float" office:value="3.44827586206896">
            <text:p>3,4482758621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47]/[.M47])&gt;1;(ABS([.$A47]/[.M47])-1)*100;(1-(ABS([.$A47]/[.M47])))*100)" office:value-type="float" office:value="6.66666666666667">
            <text:p>6,6666666667</text:p>
          </table:table-cell>
          <table:table-cell table:style-name="ce2" office:value-type="float" office:value="151">
            <text:p>151</text:p>
          </table:table-cell>
          <table:table-cell table:style-name="ce5" table:formula="of:=IF(ABS([.$A47]/[.O47])&gt;1;(ABS([.$A47]/[.O47])-1)*100;(1-(ABS([.$A47]/[.O47])))*100)" office:value-type="float" office:value="7.28476821192053">
            <text:p>7,2847682119</text:p>
          </table:table-cell>
          <table:table-cell table:style-name="ce2" office:value-type="float" office:value="140">
            <text:p>140</text:p>
          </table:table-cell>
          <table:table-cell table:style-name="ce5" table:formula="of:=IF(ABS([.$A47]/[.Q47])&gt;1;(ABS([.$A47]/[.Q47])-1)*100;(1-(ABS([.$A47]/[.Q47])))*100)" office:value-type="float" office:value="0">
            <text:p>0</text:p>
          </table:table-cell>
          <table:table-cell table:style-name="ce2" office:value-type="float" office:value="149">
            <text:p>149</text:p>
          </table:table-cell>
          <table:table-cell table:style-name="ce5" table:formula="of:=IF(ABS([.$A47]/[.S47])&gt;1;(ABS([.$A47]/[.S47])-1)*100;(1-(ABS([.$A47]/[.S47])))*100)" office:value-type="float" office:value="6.04026845637584">
            <text:p>6,0402684564</text:p>
          </table:table-cell>
          <table:table-cell table:style-name="ce2" office:value-type="float" office:value="146">
            <text:p>146</text:p>
          </table:table-cell>
          <table:table-cell table:style-name="ce5" table:formula="of:=IF(ABS([.$A47]/[.U47])&gt;1;(ABS([.$A47]/[.U47])-1)*100;(1-(ABS([.$A47]/[.U47])))*100)" office:value-type="float" office:value="4.1095890410959">
            <text:p>4,1095890411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47]/[.W47])&gt;1;(ABS([.$A47]/[.W47])-1)*100;(1-(ABS([.$A47]/[.W47])))*100)" office:value-type="float" office:value="3.44827586206896">
            <text:p>3,4482758621</text:p>
          </table:table-cell>
          <table:table-cell table:style-name="ce2" office:value-type="float" office:value="157">
            <text:p>157</text:p>
          </table:table-cell>
          <table:table-cell table:style-name="ce5" table:formula="of:=IF(ABS([.$A47]/[.Y47])&gt;1;(ABS([.$A47]/[.Y47])-1)*100;(1-(ABS([.$A47]/[.Y47])))*100)" office:value-type="float" office:value="10.828025477707">
            <text:p>10,8280254777</text:p>
          </table:table-cell>
          <table:table-cell table:style-name="ce2" office:value-type="float" office:value="146">
            <text:p>146</text:p>
          </table:table-cell>
          <table:table-cell table:style-name="ce5" table:formula="of:=IF(ABS([.$A47]/[.AA47])&gt;1;(ABS([.$A47]/[.AA47])-1)*100;(1-(ABS([.$A47]/[.AA47])))*100)" office:value-type="float" office:value="4.1095890410959">
            <text:p>4,1095890411</text:p>
          </table:table-cell>
          <table:table-cell table:style-name="ce2" office:value-type="float" office:value="156">
            <text:p>156</text:p>
          </table:table-cell>
          <table:table-cell table:style-name="ce5" table:formula="of:=IF(ABS([.$A47]/[.AC47])&gt;1;(ABS([.$A47]/[.AC47])-1)*100;(1-(ABS([.$A47]/[.AC47])))*100)" office:value-type="float" office:value="10.2564102564103">
            <text:p>10,2564102564</text:p>
          </table:table-cell>
          <table:table-cell table:style-name="ce2" office:value-type="float" office:value="149">
            <text:p>149</text:p>
          </table:table-cell>
          <table:table-cell table:style-name="ce5" table:formula="of:=IF(ABS([.$A47]/[.AE47])&gt;1;(ABS([.$A47]/[.AE47])-1)*100;(1-(ABS([.$A47]/[.AE47])))*100)" office:value-type="float" office:value="6.04026845637584">
            <text:p>6,0402684564</text:p>
          </table:table-cell>
          <table:table-cell table:style-name="ce2" office:value-type="float" office:value="155">
            <text:p>155</text:p>
          </table:table-cell>
          <table:table-cell table:style-name="ce5" table:formula="of:=IF(ABS([.$A47]/[.AG47])&gt;1;(ABS([.$A47]/[.AG47])-1)*100;(1-(ABS([.$A47]/[.AG47])))*100)" office:value-type="float" office:value="9.67741935483871">
            <text:p>9,6774193548</text:p>
          </table:table-cell>
          <table:table-cell table:style-name="ce2" office:value-type="float" office:value="156">
            <text:p>156</text:p>
          </table:table-cell>
          <table:table-cell table:style-name="ce5" table:formula="of:=IF(ABS([.$A47]/[.AI47])&gt;1;(ABS([.$A47]/[.AI47])-1)*100;(1-(ABS([.$A47]/[.AI47])))*100)" office:value-type="float" office:value="10.2564102564103">
            <text:p>10,2564102564</text:p>
          </table:table-cell>
          <table:table-cell table:style-name="ce2" office:value-type="float" office:value="151">
            <text:p>151</text:p>
          </table:table-cell>
          <table:table-cell table:style-name="ce5" table:formula="of:=IF(ABS([.$A47]/[.AK47])&gt;1;(ABS([.$A47]/[.AK47])-1)*100;(1-(ABS([.$A47]/[.AK47])))*100)" office:value-type="float" office:value="7.28476821192053">
            <text:p>7,2847682119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47]/[.AM47])&gt;1;(ABS([.$A47]/[.AM47])-1)*100;(1-(ABS([.$A47]/[.AM47])))*100)" office:value-type="float" office:value="6.66666666666667">
            <text:p>6,6666666667</text:p>
          </table:table-cell>
          <table:table-cell table:style-name="ce2" office:value-type="float" office:value="146">
            <text:p>146</text:p>
          </table:table-cell>
          <table:table-cell table:style-name="ce5" table:formula="of:=IF(ABS([.$A47]/[.AO47])&gt;1;(ABS([.$A47]/[.AO47])-1)*100;(1-(ABS([.$A47]/[.AO47])))*100)" office:value-type="float" office:value="4.1095890410959">
            <text:p>4,1095890411</text:p>
          </table:table-cell>
          <table:table-cell table:style-name="ce2" office:value-type="float" office:value="151">
            <text:p>151</text:p>
          </table:table-cell>
          <table:table-cell table:style-name="ce5" table:formula="of:=IF(ABS([.$A47]/[.AQ47])&gt;1;(ABS([.$A47]/[.AQ47])-1)*100;(1-(ABS([.$A47]/[.AQ47])))*100)" office:value-type="float" office:value="7.28476821192053">
            <text:p>7,2847682119</text:p>
          </table:table-cell>
          <table:table-cell table:style-name="ce2" office:value-type="float" office:value="156">
            <text:p>156</text:p>
          </table:table-cell>
          <table:table-cell table:style-name="ce5" table:formula="of:=IF(ABS([.$A47]/[.AS47])&gt;1;(ABS([.$A47]/[.AS47])-1)*100;(1-(ABS([.$A47]/[.AS47])))*100)" office:value-type="float" office:value="10.2564102564103">
            <text:p>10,2564102564</text:p>
          </table:table-cell>
          <table:table-cell table:style-name="ce2" office:value-type="float" office:value="130">
            <text:p>130</text:p>
          </table:table-cell>
          <table:table-cell table:style-name="ce5" table:formula="of:=IF(ABS([.$A47]/[.AU47])&gt;1;(ABS([.$A47]/[.AU47])-1)*100;(1-(ABS([.$A47]/[.AU47])))*100)" office:value-type="float" office:value="7.69230769230769">
            <text:p>7,6923076923</text:p>
          </table:table-cell>
          <table:table-cell table:style-name="ce2" office:value-type="float" office:value="131">
            <text:p>131</text:p>
          </table:table-cell>
          <table:table-cell table:style-name="ce5" table:formula="of:=IF(ABS([.$A47]/[.AW47])&gt;1;(ABS([.$A47]/[.AW47])-1)*100;(1-(ABS([.$A47]/[.AW47])))*100)" office:value-type="float" office:value="6.87022900763359">
            <text:p>6,8702290076</text:p>
          </table:table-cell>
          <table:table-cell table:style-name="ce2" office:value-type="float" office:value="149">
            <text:p>149</text:p>
          </table:table-cell>
          <table:table-cell table:style-name="ce5" table:formula="of:=IF(ABS([.$A47]/[.AY47])&gt;1;(ABS([.$A47]/[.AY47])-1)*100;(1-(ABS([.$A47]/[.AY47])))*100)" office:value-type="float" office:value="6.04026845637584">
            <text:p>6,0402684564</text:p>
          </table:table-cell>
          <table:table-cell table:style-name="ce2" office:value-type="float" office:value="156">
            <text:p>156</text:p>
          </table:table-cell>
          <table:table-cell table:style-name="ce5" table:formula="of:=IF(ABS([.$A47]/[.BA47])&gt;1;(ABS([.$A47]/[.BA47])-1)*100;(1-(ABS([.$A47]/[.BA47])))*100)" office:value-type="float" office:value="10.2564102564103">
            <text:p>10,2564102564</text:p>
          </table:table-cell>
          <table:table-cell table:style-name="ce2" office:value-type="float" office:value="140">
            <text:p>140</text:p>
          </table:table-cell>
          <table:table-cell table:style-name="ce5" table:formula="of:=IF(ABS([.$A47]/[.BC47])&gt;1;(ABS([.$A47]/[.BC47])-1)*100;(1-(ABS([.$A47]/[.BC47])))*100)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4"/>
          <table:table-cell office:value-type="float" office:value="132">
            <text:p>132</text:p>
          </table:table-cell>
          <table:table-cell table:formula="of:=IF(ABS([.$A48]/[.C48])&gt;1;(ABS([.$A48]/[.C48])-1)*100;(1-(ABS([.$A48]/[.C48])))*100)" office:value-type="float" office:value="0.757575757575757">
            <text:p>0,7575757576</text:p>
          </table:table-cell>
          <table:table-cell office:value-type="float" office:value="147">
            <text:p>147</text:p>
          </table:table-cell>
          <table:table-cell table:formula="of:=IF(ABS([.$A48]/[.E48])&gt;1;(ABS([.$A48]/[.E48])-1)*100;(1-(ABS([.$A48]/[.E48])))*100)" office:value-type="float" office:value="9.52380952380952">
            <text:p>9,5238095238</text:p>
          </table:table-cell>
          <table:table-cell office:value-type="float" office:value="132">
            <text:p>132</text:p>
          </table:table-cell>
          <table:table-cell table:formula="of:=IF(ABS([.$A48]/[.G48])&gt;1;(ABS([.$A48]/[.G48])-1)*100;(1-(ABS([.$A48]/[.G48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48]/[.I48])&gt;1;(ABS([.$A48]/[.I48])-1)*100;(1-(ABS([.$A48]/[.I48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48]/[.K48])&gt;1;(ABS([.$A48]/[.K48])-1)*100;(1-(ABS([.$A48]/[.K48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48]/[.M48])&gt;1;(ABS([.$A48]/[.M48])-1)*100;(1-(ABS([.$A48]/[.M48])))*100)" office:value-type="float" office:value="0.757575757575757">
            <text:p>0,7575757576</text:p>
          </table:table-cell>
          <table:table-cell office:value-type="float" office:value="130">
            <text:p>130</text:p>
          </table:table-cell>
          <table:table-cell table:formula="of:=IF(ABS([.$A48]/[.O48])&gt;1;(ABS([.$A48]/[.O48])-1)*100;(1-(ABS([.$A48]/[.O48])))*100)" office:value-type="float" office:value="2.3076923076923">
            <text:p>2,3076923077</text:p>
          </table:table-cell>
          <table:table-cell office:value-type="float" office:value="132">
            <text:p>132</text:p>
          </table:table-cell>
          <table:table-cell table:formula="of:=IF(ABS([.$A48]/[.Q48])&gt;1;(ABS([.$A48]/[.Q48])-1)*100;(1-(ABS([.$A48]/[.Q48])))*100)" office:value-type="float" office:value="0.757575757575757">
            <text:p>0,7575757576</text:p>
          </table:table-cell>
          <table:table-cell office:value-type="float" office:value="140">
            <text:p>140</text:p>
          </table:table-cell>
          <table:table-cell table:formula="of:=IF(ABS([.$A48]/[.S48])&gt;1;(ABS([.$A48]/[.S48])-1)*100;(1-(ABS([.$A48]/[.S48])))*100)" office:value-type="float" office:value="5">
            <text:p>5</text:p>
          </table:table-cell>
          <table:table-cell office:value-type="float" office:value="134">
            <text:p>134</text:p>
          </table:table-cell>
          <table:table-cell table:formula="of:=IF(ABS([.$A48]/[.U48])&gt;1;(ABS([.$A48]/[.U48])-1)*100;(1-(ABS([.$A48]/[.U48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48]/[.W48])&gt;1;(ABS([.$A48]/[.W48])-1)*100;(1-(ABS([.$A48]/[.W48])))*100)" office:value-type="float" office:value="0">
            <text:p>0</text:p>
          </table:table-cell>
          <table:table-cell office:value-type="float" office:value="124">
            <text:p>124</text:p>
          </table:table-cell>
          <table:table-cell table:formula="of:=IF(ABS([.$A48]/[.Y48])&gt;1;(ABS([.$A48]/[.Y48])-1)*100;(1-(ABS([.$A48]/[.Y48])))*100)" office:value-type="float" office:value="7.25806451612903">
            <text:p>7,2580645161</text:p>
          </table:table-cell>
          <table:table-cell office:value-type="float" office:value="133">
            <text:p>133</text:p>
          </table:table-cell>
          <table:table-cell table:formula="of:=IF(ABS([.$A48]/[.AA48])&gt;1;(ABS([.$A48]/[.AA48])-1)*100;(1-(ABS([.$A48]/[.AA48])))*100)" office:value-type="float" office:value="0">
            <text:p>0</text:p>
          </table:table-cell>
          <table:table-cell office:value-type="float" office:value="127">
            <text:p>127</text:p>
          </table:table-cell>
          <table:table-cell table:formula="of:=IF(ABS([.$A48]/[.AC48])&gt;1;(ABS([.$A48]/[.AC48])-1)*100;(1-(ABS([.$A48]/[.AC48])))*100)" office:value-type="float" office:value="4.72440944881889">
            <text:p>4,7244094488</text:p>
          </table:table-cell>
          <table:table-cell office:value-type="float" office:value="132">
            <text:p>132</text:p>
          </table:table-cell>
          <table:table-cell table:formula="of:=IF(ABS([.$A48]/[.AE48])&gt;1;(ABS([.$A48]/[.AE48])-1)*100;(1-(ABS([.$A48]/[.AE48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48]/[.AG48])&gt;1;(ABS([.$A48]/[.AG48])-1)*100;(1-(ABS([.$A48]/[.AG48])))*100)" office:value-type="float" office:value="0.74626865671642">
            <text:p>0,7462686567</text:p>
          </table:table-cell>
          <table:table-cell office:value-type="float" office:value="126">
            <text:p>126</text:p>
          </table:table-cell>
          <table:table-cell table:formula="of:=IF(ABS([.$A48]/[.AI48])&gt;1;(ABS([.$A48]/[.AI48])-1)*100;(1-(ABS([.$A48]/[.AI48])))*100)" office:value-type="float" office:value="5.55555555555556">
            <text:p>5,5555555556</text:p>
          </table:table-cell>
          <table:table-cell office:value-type="float" office:value="128">
            <text:p>128</text:p>
          </table:table-cell>
          <table:table-cell table:formula="of:=IF(ABS([.$A48]/[.AK48])&gt;1;(ABS([.$A48]/[.AK48])-1)*100;(1-(ABS([.$A48]/[.AK48])))*100)" office:value-type="float" office:value="3.90625">
            <text:p>3,90625</text:p>
          </table:table-cell>
          <table:table-cell office:value-type="float" office:value="131">
            <text:p>131</text:p>
          </table:table-cell>
          <table:table-cell table:formula="of:=IF(ABS([.$A48]/[.AM48])&gt;1;(ABS([.$A48]/[.AM48])-1)*100;(1-(ABS([.$A48]/[.AM48])))*100)" office:value-type="float" office:value="1.52671755725191">
            <text:p>1,5267175573</text:p>
          </table:table-cell>
          <table:table-cell office:value-type="float" office:value="133">
            <text:p>133</text:p>
          </table:table-cell>
          <table:table-cell table:formula="of:=IF(ABS([.$A48]/[.AO48])&gt;1;(ABS([.$A48]/[.AO48])-1)*100;(1-(ABS([.$A48]/[.AO48])))*100)" office:value-type="float" office:value="0">
            <text:p>0</text:p>
          </table:table-cell>
          <table:table-cell office:value-type="float" office:value="130">
            <text:p>130</text:p>
          </table:table-cell>
          <table:table-cell table:formula="of:=IF(ABS([.$A48]/[.AQ48])&gt;1;(ABS([.$A48]/[.AQ48])-1)*100;(1-(ABS([.$A48]/[.AQ48])))*100)" office:value-type="float" office:value="2.3076923076923">
            <text:p>2,3076923077</text:p>
          </table:table-cell>
          <table:table-cell office:value-type="float" office:value="133">
            <text:p>133</text:p>
          </table:table-cell>
          <table:table-cell table:formula="of:=IF(ABS([.$A48]/[.AS48])&gt;1;(ABS([.$A48]/[.AS48])-1)*100;(1-(ABS([.$A48]/[.AS48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48]/[.AU48])&gt;1;(ABS([.$A48]/[.AU48])-1)*100;(1-(ABS([.$A48]/[.AU48])))*100)" office:value-type="float" office:value="10.738255033557">
            <text:p>10,7382550336</text:p>
          </table:table-cell>
          <table:table-cell office:value-type="float" office:value="148">
            <text:p>148</text:p>
          </table:table-cell>
          <table:table-cell table:formula="of:=IF(ABS([.$A48]/[.AW48])&gt;1;(ABS([.$A48]/[.AW48])-1)*100;(1-(ABS([.$A48]/[.AW48])))*100)" office:value-type="float" office:value="10.1351351351351">
            <text:p>10,1351351351</text:p>
          </table:table-cell>
          <table:table-cell office:value-type="float" office:value="133">
            <text:p>133</text:p>
          </table:table-cell>
          <table:table-cell table:formula="of:=IF(ABS([.$A48]/[.AY48])&gt;1;(ABS([.$A48]/[.AY48])-1)*100;(1-(ABS([.$A48]/[.AY48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48]/[.BA48])&gt;1;(ABS([.$A48]/[.BA48])-1)*100;(1-(ABS([.$A48]/[.BA48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48]/[.BC48])&gt;1;(ABS([.$A48]/[.BC48])-1)*100;(1-(ABS([.$A48]/[.BC48])))*100)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4"/>
          <table:table-cell office:value-type="float" office:value="152">
            <text:p>152</text:p>
          </table:table-cell>
          <table:table-cell table:formula="of:=IF(ABS([.$A49]/[.C49])&gt;1;(ABS([.$A49]/[.C49])-1)*100;(1-(ABS([.$A49]/[.C49])))*100)" office:value-type="float" office:value="2.63157894736842">
            <text:p>2,6315789474</text:p>
          </table:table-cell>
          <table:table-cell office:value-type="float" office:value="139">
            <text:p>139</text:p>
          </table:table-cell>
          <table:table-cell table:formula="of:=IF(ABS([.$A49]/[.E49])&gt;1;(ABS([.$A49]/[.E49])-1)*100;(1-(ABS([.$A49]/[.E49])))*100)" office:value-type="float" office:value="6.4748201438849">
            <text:p>6,4748201439</text:p>
          </table:table-cell>
          <table:table-cell office:value-type="float" office:value="149">
            <text:p>149</text:p>
          </table:table-cell>
          <table:table-cell table:formula="of:=IF(ABS([.$A49]/[.G49])&gt;1;(ABS([.$A49]/[.G49])-1)*100;(1-(ABS([.$A49]/[.G49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49]/[.I49])&gt;1;(ABS([.$A49]/[.I49])-1)*100;(1-(ABS([.$A49]/[.I49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49]/[.K49])&gt;1;(ABS([.$A49]/[.K49])-1)*100;(1-(ABS([.$A49]/[.K49])))*100)" office:value-type="float" office:value="0.671140939597315">
            <text:p>0,6711409396</text:p>
          </table:table-cell>
          <table:table-cell office:value-type="float" office:value="151">
            <text:p>151</text:p>
          </table:table-cell>
          <table:table-cell table:formula="of:=IF(ABS([.$A49]/[.M49])&gt;1;(ABS([.$A49]/[.M49])-1)*100;(1-(ABS([.$A49]/[.M49])))*100)" office:value-type="float" office:value="1.98675496688742">
            <text:p>1,9867549669</text:p>
          </table:table-cell>
          <table:table-cell office:value-type="float" office:value="146">
            <text:p>146</text:p>
          </table:table-cell>
          <table:table-cell table:formula="of:=IF(ABS([.$A49]/[.O49])&gt;1;(ABS([.$A49]/[.O49])-1)*100;(1-(ABS([.$A49]/[.O49])))*100)" office:value-type="float" office:value="1.36986301369864">
            <text:p>1,3698630137</text:p>
          </table:table-cell>
          <table:table-cell office:value-type="float" office:value="149">
            <text:p>149</text:p>
          </table:table-cell>
          <table:table-cell table:formula="of:=IF(ABS([.$A49]/[.Q49])&gt;1;(ABS([.$A49]/[.Q49])-1)*100;(1-(ABS([.$A49]/[.Q49])))*100)" office:value-type="float" office:value="0.671140939597315">
            <text:p>0,6711409396</text:p>
          </table:table-cell>
          <table:table-cell office:value-type="float" office:value="139">
            <text:p>139</text:p>
          </table:table-cell>
          <table:table-cell table:formula="of:=IF(ABS([.$A49]/[.S49])&gt;1;(ABS([.$A49]/[.S49])-1)*100;(1-(ABS([.$A49]/[.S49])))*100)" office:value-type="float" office:value="6.4748201438849">
            <text:p>6,4748201439</text:p>
          </table:table-cell>
          <table:table-cell office:value-type="float" office:value="141">
            <text:p>141</text:p>
          </table:table-cell>
          <table:table-cell table:formula="of:=IF(ABS([.$A49]/[.U49])&gt;1;(ABS([.$A49]/[.U49])-1)*100;(1-(ABS([.$A49]/[.U49])))*100)" office:value-type="float" office:value="4.96453900709219">
            <text:p>4,9645390071</text:p>
          </table:table-cell>
          <table:table-cell office:value-type="float" office:value="150">
            <text:p>150</text:p>
          </table:table-cell>
          <table:table-cell table:formula="of:=IF(ABS([.$A49]/[.W49])&gt;1;(ABS([.$A49]/[.W49])-1)*100;(1-(ABS([.$A49]/[.W49])))*100)" office:value-type="float" office:value="1.33333333333333">
            <text:p>1,3333333333</text:p>
          </table:table-cell>
          <table:table-cell office:value-type="float" office:value="147">
            <text:p>147</text:p>
          </table:table-cell>
          <table:table-cell table:formula="of:=IF(ABS([.$A49]/[.Y49])&gt;1;(ABS([.$A49]/[.Y49])-1)*100;(1-(ABS([.$A49]/[.Y49])))*100)" office:value-type="float" office:value="0.680272108843538">
            <text:p>0,6802721088</text:p>
          </table:table-cell>
          <table:table-cell office:value-type="float" office:value="142">
            <text:p>142</text:p>
          </table:table-cell>
          <table:table-cell table:formula="of:=IF(ABS([.$A49]/[.AA49])&gt;1;(ABS([.$A49]/[.AA49])-1)*100;(1-(ABS([.$A49]/[.AA49])))*100)" office:value-type="float" office:value="4.22535211267605">
            <text:p>4,2253521127</text:p>
          </table:table-cell>
          <table:table-cell office:value-type="float" office:value="155">
            <text:p>155</text:p>
          </table:table-cell>
          <table:table-cell table:formula="of:=IF(ABS([.$A49]/[.AC49])&gt;1;(ABS([.$A49]/[.AC49])-1)*100;(1-(ABS([.$A49]/[.AC49])))*100)" office:value-type="float" office:value="4.51612903225807">
            <text:p>4,5161290323</text:p>
          </table:table-cell>
          <table:table-cell office:value-type="float" office:value="146">
            <text:p>146</text:p>
          </table:table-cell>
          <table:table-cell table:formula="of:=IF(ABS([.$A49]/[.AE49])&gt;1;(ABS([.$A49]/[.AE49])-1)*100;(1-(ABS([.$A49]/[.AE49])))*100)" office:value-type="float" office:value="1.36986301369864">
            <text:p>1,3698630137</text:p>
          </table:table-cell>
          <table:table-cell office:value-type="float" office:value="139">
            <text:p>139</text:p>
          </table:table-cell>
          <table:table-cell table:formula="of:=IF(ABS([.$A49]/[.AG49])&gt;1;(ABS([.$A49]/[.AG49])-1)*100;(1-(ABS([.$A49]/[.AG49])))*100)" office:value-type="float" office:value="6.4748201438849">
            <text:p>6,4748201439</text:p>
          </table:table-cell>
          <table:table-cell office:value-type="float" office:value="145">
            <text:p>145</text:p>
          </table:table-cell>
          <table:table-cell table:formula="of:=IF(ABS([.$A49]/[.AI49])&gt;1;(ABS([.$A49]/[.AI49])-1)*100;(1-(ABS([.$A49]/[.AI49])))*100)" office:value-type="float" office:value="2.06896551724138">
            <text:p>2,0689655172</text:p>
          </table:table-cell>
          <table:table-cell office:value-type="float" office:value="148">
            <text:p>148</text:p>
          </table:table-cell>
          <table:table-cell table:formula="of:=IF(ABS([.$A49]/[.AK49])&gt;1;(ABS([.$A49]/[.AK49])-1)*100;(1-(ABS([.$A49]/[.AK49])))*100)"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IF(ABS([.$A49]/[.AM49])&gt;1;(ABS([.$A49]/[.AM49])-1)*100;(1-(ABS([.$A49]/[.AM49])))*100)" office:value-type="float" office:value="2.06896551724138">
            <text:p>2,0689655172</text:p>
          </table:table-cell>
          <table:table-cell office:value-type="float" office:value="148">
            <text:p>148</text:p>
          </table:table-cell>
          <table:table-cell table:formula="of:=IF(ABS([.$A49]/[.AO49])&gt;1;(ABS([.$A49]/[.AO49])-1)*100;(1-(ABS([.$A49]/[.AO49])))*100)" office:value-type="float" office:value="0">
            <text:p>0</text:p>
          </table:table-cell>
          <table:table-cell office:value-type="float" office:value="146">
            <text:p>146</text:p>
          </table:table-cell>
          <table:table-cell table:formula="of:=IF(ABS([.$A49]/[.AQ49])&gt;1;(ABS([.$A49]/[.AQ49])-1)*100;(1-(ABS([.$A49]/[.AQ49])))*100)" office:value-type="float" office:value="1.36986301369864">
            <text:p>1,3698630137</text:p>
          </table:table-cell>
          <table:table-cell office:value-type="float" office:value="140">
            <text:p>140</text:p>
          </table:table-cell>
          <table:table-cell table:formula="of:=IF(ABS([.$A49]/[.AS49])&gt;1;(ABS([.$A49]/[.AS49])-1)*100;(1-(ABS([.$A49]/[.AS49])))*100)" office:value-type="float" office:value="5.71428571428572">
            <text:p>5,7142857143</text:p>
          </table:table-cell>
          <table:table-cell office:value-type="float" office:value="143">
            <text:p>143</text:p>
          </table:table-cell>
          <table:table-cell table:formula="of:=IF(ABS([.$A49]/[.AU49])&gt;1;(ABS([.$A49]/[.AU49])-1)*100;(1-(ABS([.$A49]/[.AU49])))*100)" office:value-type="float" office:value="3.4965034965035">
            <text:p>3,4965034965</text:p>
          </table:table-cell>
          <table:table-cell office:value-type="float" office:value="141">
            <text:p>141</text:p>
          </table:table-cell>
          <table:table-cell table:formula="of:=IF(ABS([.$A49]/[.AW49])&gt;1;(ABS([.$A49]/[.AW49])-1)*100;(1-(ABS([.$A49]/[.AW49])))*100)" office:value-type="float" office:value="4.96453900709219">
            <text:p>4,9645390071</text:p>
          </table:table-cell>
          <table:table-cell office:value-type="float" office:value="141">
            <text:p>141</text:p>
          </table:table-cell>
          <table:table-cell table:formula="of:=IF(ABS([.$A49]/[.AY49])&gt;1;(ABS([.$A49]/[.AY49])-1)*100;(1-(ABS([.$A49]/[.AY49])))*100)" office:value-type="float" office:value="4.96453900709219">
            <text:p>4,9645390071</text:p>
          </table:table-cell>
          <table:table-cell office:value-type="float" office:value="140">
            <text:p>140</text:p>
          </table:table-cell>
          <table:table-cell table:formula="of:=IF(ABS([.$A49]/[.BA49])&gt;1;(ABS([.$A49]/[.BA49])-1)*100;(1-(ABS([.$A49]/[.BA49])))*100)" office:value-type="float" office:value="5.71428571428572">
            <text:p>5,7142857143</text:p>
          </table:table-cell>
          <table:table-cell office:value-type="float" office:value="148">
            <text:p>148</text:p>
          </table:table-cell>
          <table:table-cell table:formula="of:=IF(ABS([.$A49]/[.BC49])&gt;1;(ABS([.$A49]/[.BC49])-1)*100;(1-(ABS([.$A49]/[.BC49])))*100)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4"/>
          <table:table-cell office:value-type="float" office:value="127">
            <text:p>127</text:p>
          </table:table-cell>
          <table:table-cell table:formula="of:=IF(ABS([.$A50]/[.C50])&gt;1;(ABS([.$A50]/[.C50])-1)*100;(1-(ABS([.$A50]/[.C50])))*100)" office:value-type="float" office:value="4.72440944881889">
            <text:p>4,7244094488</text:p>
          </table:table-cell>
          <table:table-cell office:value-type="float" office:value="132">
            <text:p>132</text:p>
          </table:table-cell>
          <table:table-cell table:formula="of:=IF(ABS([.$A50]/[.E50])&gt;1;(ABS([.$A50]/[.E50])-1)*100;(1-(ABS([.$A50]/[.E50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50]/[.G50])&gt;1;(ABS([.$A50]/[.G50])-1)*100;(1-(ABS([.$A50]/[.G50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50]/[.I50])&gt;1;(ABS([.$A50]/[.I50])-1)*100;(1-(ABS([.$A50]/[.I50])))*100)" office:value-type="float" office:value="0.757575757575757">
            <text:p>0,7575757576</text:p>
          </table:table-cell>
          <table:table-cell office:value-type="float" office:value="133">
            <text:p>133</text:p>
          </table:table-cell>
          <table:table-cell table:formula="of:=IF(ABS([.$A50]/[.K50])&gt;1;(ABS([.$A50]/[.K50])-1)*100;(1-(ABS([.$A50]/[.K50])))*100)" office:value-type="float" office:value="0">
            <text:p>0</text:p>
          </table:table-cell>
          <table:table-cell office:value-type="float" office:value="131">
            <text:p>131</text:p>
          </table:table-cell>
          <table:table-cell table:formula="of:=IF(ABS([.$A50]/[.M50])&gt;1;(ABS([.$A50]/[.M50])-1)*100;(1-(ABS([.$A50]/[.M50])))*100)" office:value-type="float" office:value="1.52671755725191">
            <text:p>1,5267175573</text:p>
          </table:table-cell>
          <table:table-cell office:value-type="float" office:value="133">
            <text:p>133</text:p>
          </table:table-cell>
          <table:table-cell table:formula="of:=IF(ABS([.$A50]/[.O50])&gt;1;(ABS([.$A50]/[.O50])-1)*100;(1-(ABS([.$A50]/[.O50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50]/[.Q50])&gt;1;(ABS([.$A50]/[.Q50])-1)*100;(1-(ABS([.$A50]/[.Q50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50]/[.S50])&gt;1;(ABS([.$A50]/[.S50])-1)*100;(1-(ABS([.$A50]/[.S50])))*100)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IF(ABS([.$A50]/[.U50])&gt;1;(ABS([.$A50]/[.U50])-1)*100;(1-(ABS([.$A50]/[.U50])))*100)" office:value-type="float" office:value="5">
            <text:p>5</text:p>
          </table:table-cell>
          <table:table-cell office:value-type="float" office:value="132">
            <text:p>132</text:p>
          </table:table-cell>
          <table:table-cell table:formula="of:=IF(ABS([.$A50]/[.W50])&gt;1;(ABS([.$A50]/[.W50])-1)*100;(1-(ABS([.$A50]/[.W50])))*100)" office:value-type="float" office:value="0.757575757575757">
            <text:p>0,7575757576</text:p>
          </table:table-cell>
          <table:table-cell office:value-type="float" office:value="132">
            <text:p>132</text:p>
          </table:table-cell>
          <table:table-cell table:formula="of:=IF(ABS([.$A50]/[.Y50])&gt;1;(ABS([.$A50]/[.Y50])-1)*100;(1-(ABS([.$A50]/[.Y50])))*100)" office:value-type="float" office:value="0.757575757575757">
            <text:p>0,7575757576</text:p>
          </table:table-cell>
          <table:table-cell office:value-type="float" office:value="140">
            <text:p>140</text:p>
          </table:table-cell>
          <table:table-cell table:formula="of:=IF(ABS([.$A50]/[.AA50])&gt;1;(ABS([.$A50]/[.AA50])-1)*100;(1-(ABS([.$A50]/[.AA50])))*100)" office:value-type="float" office:value="5">
            <text:p>5</text:p>
          </table:table-cell>
          <table:table-cell office:value-type="float" office:value="126">
            <text:p>126</text:p>
          </table:table-cell>
          <table:table-cell table:formula="of:=IF(ABS([.$A50]/[.AC50])&gt;1;(ABS([.$A50]/[.AC50])-1)*100;(1-(ABS([.$A50]/[.AC50])))*100)" office:value-type="float" office:value="5.55555555555556">
            <text:p>5,5555555556</text:p>
          </table:table-cell>
          <table:table-cell office:value-type="float" office:value="133">
            <text:p>133</text:p>
          </table:table-cell>
          <table:table-cell table:formula="of:=IF(ABS([.$A50]/[.AE50])&gt;1;(ABS([.$A50]/[.AE50])-1)*100;(1-(ABS([.$A50]/[.AE50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50]/[.AG50])&gt;1;(ABS([.$A50]/[.AG50])-1)*100;(1-(ABS([.$A50]/[.AG50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50]/[.AI50])&gt;1;(ABS([.$A50]/[.AI50])-1)*100;(1-(ABS([.$A50]/[.AI50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50]/[.AK50])&gt;1;(ABS([.$A50]/[.AK50])-1)*100;(1-(ABS([.$A50]/[.AK50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50]/[.AM50])&gt;1;(ABS([.$A50]/[.AM50])-1)*100;(1-(ABS([.$A50]/[.AM50])))*100)" office:value-type="float" office:value="0">
            <text:p>0</text:p>
          </table:table-cell>
          <table:table-cell office:value-type="float" office:value="134">
            <text:p>134</text:p>
          </table:table-cell>
          <table:table-cell table:formula="of:=IF(ABS([.$A50]/[.AO50])&gt;1;(ABS([.$A50]/[.AO50])-1)*100;(1-(ABS([.$A50]/[.AO50])))*100)" office:value-type="float" office:value="0.74626865671642">
            <text:p>0,7462686567</text:p>
          </table:table-cell>
          <table:table-cell office:value-type="float" office:value="133">
            <text:p>133</text:p>
          </table:table-cell>
          <table:table-cell table:formula="of:=IF(ABS([.$A50]/[.AQ50])&gt;1;(ABS([.$A50]/[.AQ50])-1)*100;(1-(ABS([.$A50]/[.AQ50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50]/[.AS50])&gt;1;(ABS([.$A50]/[.AS50])-1)*100;(1-(ABS([.$A50]/[.AS50])))*100)" office:value-type="float" office:value="0.757575757575757">
            <text:p>0,7575757576</text:p>
          </table:table-cell>
          <table:table-cell office:value-type="float" office:value="139">
            <text:p>139</text:p>
          </table:table-cell>
          <table:table-cell table:formula="of:=IF(ABS([.$A50]/[.AU50])&gt;1;(ABS([.$A50]/[.AU50])-1)*100;(1-(ABS([.$A50]/[.AU50])))*100)" office:value-type="float" office:value="4.31654676258992">
            <text:p>4,3165467626</text:p>
          </table:table-cell>
          <table:table-cell office:value-type="float" office:value="140">
            <text:p>140</text:p>
          </table:table-cell>
          <table:table-cell table:formula="of:=IF(ABS([.$A50]/[.AW50])&gt;1;(ABS([.$A50]/[.AW50])-1)*100;(1-(ABS([.$A50]/[.AW50])))*100)" office:value-type="float" office:value="5">
            <text:p>5</text:p>
          </table:table-cell>
          <table:table-cell office:value-type="float" office:value="148">
            <text:p>148</text:p>
          </table:table-cell>
          <table:table-cell table:formula="of:=IF(ABS([.$A50]/[.AY50])&gt;1;(ABS([.$A50]/[.AY50])-1)*100;(1-(ABS([.$A50]/[.AY50])))*100)" office:value-type="float" office:value="10.1351351351351">
            <text:p>10,1351351351</text:p>
          </table:table-cell>
          <table:table-cell office:value-type="float" office:value="132">
            <text:p>132</text:p>
          </table:table-cell>
          <table:table-cell table:formula="of:=IF(ABS([.$A50]/[.BA50])&gt;1;(ABS([.$A50]/[.BA50])-1)*100;(1-(ABS([.$A50]/[.BA50])))*100)" office:value-type="float" office:value="0.757575757575757">
            <text:p>0,7575757576</text:p>
          </table:table-cell>
          <table:table-cell office:value-type="float" office:value="134">
            <text:p>134</text:p>
          </table:table-cell>
          <table:table-cell table:formula="of:=IF(ABS([.$A50]/[.BC50])&gt;1;(ABS([.$A50]/[.BC50])-1)*100;(1-(ABS([.$A50]/[.BC50])))*100)" office:value-type="float" office:value="0.74626865671642">
            <text:p>0,746268656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4"/>
          <table:table-cell office:value-type="float" office:value="143">
            <text:p>143</text:p>
          </table:table-cell>
          <table:table-cell table:formula="of:=IF(ABS([.$A51]/[.C51])&gt;1;(ABS([.$A51]/[.C51])-1)*100;(1-(ABS([.$A51]/[.C51])))*100)" office:value-type="float" office:value="3.4965034965035">
            <text:p>3,4965034965</text:p>
          </table:table-cell>
          <table:table-cell office:value-type="float" office:value="149">
            <text:p>149</text:p>
          </table:table-cell>
          <table:table-cell table:formula="of:=IF(ABS([.$A51]/[.E51])&gt;1;(ABS([.$A51]/[.E51])-1)*100;(1-(ABS([.$A51]/[.E51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51]/[.G51])&gt;1;(ABS([.$A51]/[.G51])-1)*100;(1-(ABS([.$A51]/[.G51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51]/[.I51])&gt;1;(ABS([.$A51]/[.I51])-1)*100;(1-(ABS([.$A51]/[.I51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51]/[.K51])&gt;1;(ABS([.$A51]/[.K51])-1)*100;(1-(ABS([.$A51]/[.K51])))*100)" office:value-type="float" office:value="1.33333333333333">
            <text:p>1,3333333333</text:p>
          </table:table-cell>
          <table:table-cell office:value-type="float" office:value="144">
            <text:p>144</text:p>
          </table:table-cell>
          <table:table-cell table:formula="of:=IF(ABS([.$A51]/[.M51])&gt;1;(ABS([.$A51]/[.M51])-1)*100;(1-(ABS([.$A51]/[.M51])))*100)" office:value-type="float" office:value="2.77777777777777">
            <text:p>2,7777777778</text:p>
          </table:table-cell>
          <table:table-cell office:value-type="float" office:value="150">
            <text:p>150</text:p>
          </table:table-cell>
          <table:table-cell table:formula="of:=IF(ABS([.$A51]/[.O51])&gt;1;(ABS([.$A51]/[.O51])-1)*100;(1-(ABS([.$A51]/[.O51])))*100)" office:value-type="float" office:value="1.33333333333333">
            <text:p>1,3333333333</text:p>
          </table:table-cell>
          <table:table-cell office:value-type="float" office:value="157">
            <text:p>157</text:p>
          </table:table-cell>
          <table:table-cell table:formula="of:=IF(ABS([.$A51]/[.Q51])&gt;1;(ABS([.$A51]/[.Q51])-1)*100;(1-(ABS([.$A51]/[.Q51])))*100)" office:value-type="float" office:value="5.73248407643312">
            <text:p>5,7324840764</text:p>
          </table:table-cell>
          <table:table-cell office:value-type="float" office:value="149">
            <text:p>149</text:p>
          </table:table-cell>
          <table:table-cell table:formula="of:=IF(ABS([.$A51]/[.S51])&gt;1;(ABS([.$A51]/[.S51])-1)*100;(1-(ABS([.$A51]/[.S51])))*100)" office:value-type="float" office:value="0.671140939597315">
            <text:p>0,6711409396</text:p>
          </table:table-cell>
          <table:table-cell office:value-type="float" office:value="141">
            <text:p>141</text:p>
          </table:table-cell>
          <table:table-cell table:formula="of:=IF(ABS([.$A51]/[.U51])&gt;1;(ABS([.$A51]/[.U51])-1)*100;(1-(ABS([.$A51]/[.U51])))*100)" office:value-type="float" office:value="4.96453900709219">
            <text:p>4,9645390071</text:p>
          </table:table-cell>
          <table:table-cell office:value-type="float" office:value="151">
            <text:p>151</text:p>
          </table:table-cell>
          <table:table-cell table:formula="of:=IF(ABS([.$A51]/[.W51])&gt;1;(ABS([.$A51]/[.W51])-1)*100;(1-(ABS([.$A51]/[.W51])))*100)" office:value-type="float" office:value="1.98675496688742">
            <text:p>1,9867549669</text:p>
          </table:table-cell>
          <table:table-cell office:value-type="float" office:value="149">
            <text:p>149</text:p>
          </table:table-cell>
          <table:table-cell table:formula="of:=IF(ABS([.$A51]/[.Y51])&gt;1;(ABS([.$A51]/[.Y51])-1)*100;(1-(ABS([.$A51]/[.Y51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51]/[.AA51])&gt;1;(ABS([.$A51]/[.AA51])-1)*100;(1-(ABS([.$A51]/[.AA51])))*100)" office:value-type="float" office:value="0.671140939597315">
            <text:p>0,6711409396</text:p>
          </table:table-cell>
          <table:table-cell office:value-type="float" office:value="145">
            <text:p>145</text:p>
          </table:table-cell>
          <table:table-cell table:formula="of:=IF(ABS([.$A51]/[.AC51])&gt;1;(ABS([.$A51]/[.AC51])-1)*100;(1-(ABS([.$A51]/[.AC51])))*100)" office:value-type="float" office:value="2.06896551724138">
            <text:p>2,0689655172</text:p>
          </table:table-cell>
          <table:table-cell office:value-type="float" office:value="134">
            <text:p>134</text:p>
          </table:table-cell>
          <table:table-cell table:formula="of:=IF(ABS([.$A51]/[.AE51])&gt;1;(ABS([.$A51]/[.AE51])-1)*100;(1-(ABS([.$A51]/[.AE51])))*100)" office:value-type="float" office:value="10.4477611940299">
            <text:p>10,447761194</text:p>
          </table:table-cell>
          <table:table-cell office:value-type="float" office:value="149">
            <text:p>149</text:p>
          </table:table-cell>
          <table:table-cell table:formula="of:=IF(ABS([.$A51]/[.AG51])&gt;1;(ABS([.$A51]/[.AG51])-1)*100;(1-(ABS([.$A51]/[.AG51])))*100)" office:value-type="float" office:value="0.671140939597315">
            <text:p>0,6711409396</text:p>
          </table:table-cell>
          <table:table-cell office:value-type="float" office:value="148">
            <text:p>148</text:p>
          </table:table-cell>
          <table:table-cell table:formula="of:=IF(ABS([.$A51]/[.AI51])&gt;1;(ABS([.$A51]/[.AI51])-1)*100;(1-(ABS([.$A51]/[.AI51])))*100)" office:value-type="float" office:value="0">
            <text:p>0</text:p>
          </table:table-cell>
          <table:table-cell office:value-type="float" office:value="149">
            <text:p>149</text:p>
          </table:table-cell>
          <table:table-cell table:formula="of:=IF(ABS([.$A51]/[.AK51])&gt;1;(ABS([.$A51]/[.AK51])-1)*100;(1-(ABS([.$A51]/[.AK51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51]/[.AM51])&gt;1;(ABS([.$A51]/[.AM51])-1)*100;(1-(ABS([.$A51]/[.AM51])))*100)" office:value-type="float" office:value="0.671140939597315">
            <text:p>0,6711409396</text:p>
          </table:table-cell>
          <table:table-cell office:value-type="float" office:value="156">
            <text:p>156</text:p>
          </table:table-cell>
          <table:table-cell table:formula="of:=IF(ABS([.$A51]/[.AO51])&gt;1;(ABS([.$A51]/[.AO51])-1)*100;(1-(ABS([.$A51]/[.AO51])))*100)" office:value-type="float" office:value="5.12820512820513">
            <text:p>5,1282051282</text:p>
          </table:table-cell>
          <table:table-cell office:value-type="float" office:value="150">
            <text:p>150</text:p>
          </table:table-cell>
          <table:table-cell table:formula="of:=IF(ABS([.$A51]/[.AQ51])&gt;1;(ABS([.$A51]/[.AQ51])-1)*100;(1-(ABS([.$A51]/[.AQ51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51]/[.AS51])&gt;1;(ABS([.$A51]/[.AS51])-1)*100;(1-(ABS([.$A51]/[.AS51])))*100)" office:value-type="float" office:value="0.671140939597315">
            <text:p>0,6711409396</text:p>
          </table:table-cell>
          <table:table-cell office:value-type="float" office:value="154">
            <text:p>154</text:p>
          </table:table-cell>
          <table:table-cell table:formula="of:=IF(ABS([.$A51]/[.AU51])&gt;1;(ABS([.$A51]/[.AU51])-1)*100;(1-(ABS([.$A51]/[.AU51])))*100)" office:value-type="float" office:value="3.8961038961039">
            <text:p>3,8961038961</text:p>
          </table:table-cell>
          <table:table-cell office:value-type="float" office:value="156">
            <text:p>156</text:p>
          </table:table-cell>
          <table:table-cell table:formula="of:=IF(ABS([.$A51]/[.AW51])&gt;1;(ABS([.$A51]/[.AW51])-1)*100;(1-(ABS([.$A51]/[.AW51])))*100)" office:value-type="float" office:value="5.12820512820513">
            <text:p>5,1282051282</text:p>
          </table:table-cell>
          <table:table-cell office:value-type="float" office:value="138">
            <text:p>138</text:p>
          </table:table-cell>
          <table:table-cell table:formula="of:=IF(ABS([.$A51]/[.AY51])&gt;1;(ABS([.$A51]/[.AY51])-1)*100;(1-(ABS([.$A51]/[.AY51])))*100)" office:value-type="float" office:value="7.24637681159421">
            <text:p>7,2463768116</text:p>
          </table:table-cell>
          <table:table-cell office:value-type="float" office:value="142">
            <text:p>142</text:p>
          </table:table-cell>
          <table:table-cell table:formula="of:=IF(ABS([.$A51]/[.BA51])&gt;1;(ABS([.$A51]/[.BA51])-1)*100;(1-(ABS([.$A51]/[.BA51])))*100)" office:value-type="float" office:value="4.22535211267605">
            <text:p>4,2253521127</text:p>
          </table:table-cell>
          <table:table-cell office:value-type="float" office:value="154">
            <text:p>154</text:p>
          </table:table-cell>
          <table:table-cell table:formula="of:=IF(ABS([.$A51]/[.BC51])&gt;1;(ABS([.$A51]/[.BC51])-1)*100;(1-(ABS([.$A51]/[.BC51])))*100)" office:value-type="float" office:value="3.8961038961039">
            <text:p>3,8961038961</text:p>
          </table:table-cell>
        </table:table-row>
        <table:table-row table:style-name="ro2">
          <table:table-cell office:value-type="float" office:value="141">
            <text:p>141</text:p>
          </table:table-cell>
          <table:table-cell table:style-name="ce4"/>
          <table:table-cell office:value-type="float" office:value="139">
            <text:p>139</text:p>
          </table:table-cell>
          <table:table-cell table:formula="of:=IF(ABS([.$A52]/[.C52])&gt;1;(ABS([.$A52]/[.C52])-1)*100;(1-(ABS([.$A52]/[.C52])))*100)" office:value-type="float" office:value="1.4388489208633">
            <text:p>1,4388489209</text:p>
          </table:table-cell>
          <table:table-cell office:value-type="float" office:value="133">
            <text:p>133</text:p>
          </table:table-cell>
          <table:table-cell table:formula="of:=IF(ABS([.$A52]/[.E52])&gt;1;(ABS([.$A52]/[.E52])-1)*100;(1-(ABS([.$A52]/[.E52])))*100)" office:value-type="float" office:value="6.01503759398496">
            <text:p>6,015037594</text:p>
          </table:table-cell>
          <table:table-cell office:value-type="float" office:value="139">
            <text:p>139</text:p>
          </table:table-cell>
          <table:table-cell table:formula="of:=IF(ABS([.$A52]/[.G52])&gt;1;(ABS([.$A52]/[.G52])-1)*100;(1-(ABS([.$A52]/[.G52])))*100)" office:value-type="float" office:value="1.4388489208633">
            <text:p>1,4388489209</text:p>
          </table:table-cell>
          <table:table-cell office:value-type="float" office:value="132">
            <text:p>132</text:p>
          </table:table-cell>
          <table:table-cell table:formula="of:=IF(ABS([.$A52]/[.I52])&gt;1;(ABS([.$A52]/[.I52])-1)*100;(1-(ABS([.$A52]/[.I52])))*100)" office:value-type="float" office:value="6.81818181818181">
            <text:p>6,8181818182</text:p>
          </table:table-cell>
          <table:table-cell office:value-type="float" office:value="132">
            <text:p>132</text:p>
          </table:table-cell>
          <table:table-cell table:formula="of:=IF(ABS([.$A52]/[.K52])&gt;1;(ABS([.$A52]/[.K52])-1)*100;(1-(ABS([.$A52]/[.K52])))*100)" office:value-type="float" office:value="6.81818181818181">
            <text:p>6,8181818182</text:p>
          </table:table-cell>
          <table:table-cell office:value-type="float" office:value="134">
            <text:p>134</text:p>
          </table:table-cell>
          <table:table-cell table:formula="of:=IF(ABS([.$A52]/[.M52])&gt;1;(ABS([.$A52]/[.M52])-1)*100;(1-(ABS([.$A52]/[.M52])))*100)" office:value-type="float" office:value="5.22388059701493">
            <text:p>5,223880597</text:p>
          </table:table-cell>
          <table:table-cell office:value-type="float" office:value="132">
            <text:p>132</text:p>
          </table:table-cell>
          <table:table-cell table:formula="of:=IF(ABS([.$A52]/[.O52])&gt;1;(ABS([.$A52]/[.O52])-1)*100;(1-(ABS([.$A52]/[.O52])))*100)" office:value-type="float" office:value="6.81818181818181">
            <text:p>6,8181818182</text:p>
          </table:table-cell>
          <table:table-cell office:value-type="float" office:value="131">
            <text:p>131</text:p>
          </table:table-cell>
          <table:table-cell table:formula="of:=IF(ABS([.$A52]/[.Q52])&gt;1;(ABS([.$A52]/[.Q52])-1)*100;(1-(ABS([.$A52]/[.Q52])))*100)" office:value-type="float" office:value="7.63358778625953">
            <text:p>7,6335877863</text:p>
          </table:table-cell>
          <table:table-cell office:value-type="float" office:value="133">
            <text:p>133</text:p>
          </table:table-cell>
          <table:table-cell table:formula="of:=IF(ABS([.$A52]/[.S52])&gt;1;(ABS([.$A52]/[.S52])-1)*100;(1-(ABS([.$A52]/[.S52])))*100)" office:value-type="float" office:value="6.01503759398496">
            <text:p>6,015037594</text:p>
          </table:table-cell>
          <table:table-cell office:value-type="float" office:value="148">
            <text:p>148</text:p>
          </table:table-cell>
          <table:table-cell table:formula="of:=IF(ABS([.$A52]/[.U52])&gt;1;(ABS([.$A52]/[.U52])-1)*100;(1-(ABS([.$A52]/[.U52])))*100)" office:value-type="float" office:value="4.72972972972973">
            <text:p>4,7297297297</text:p>
          </table:table-cell>
          <table:table-cell office:value-type="float" office:value="131">
            <text:p>131</text:p>
          </table:table-cell>
          <table:table-cell table:formula="of:=IF(ABS([.$A52]/[.W52])&gt;1;(ABS([.$A52]/[.W52])-1)*100;(1-(ABS([.$A52]/[.W52])))*100)" office:value-type="float" office:value="7.63358778625953">
            <text:p>7,6335877863</text:p>
          </table:table-cell>
          <table:table-cell office:value-type="float" office:value="133">
            <text:p>133</text:p>
          </table:table-cell>
          <table:table-cell table:formula="of:=IF(ABS([.$A52]/[.Y52])&gt;1;(ABS([.$A52]/[.Y52])-1)*100;(1-(ABS([.$A52]/[.Y52])))*100)" office:value-type="float" office:value="6.01503759398496">
            <text:p>6,015037594</text:p>
          </table:table-cell>
          <table:table-cell office:value-type="float" office:value="132">
            <text:p>132</text:p>
          </table:table-cell>
          <table:table-cell table:formula="of:=IF(ABS([.$A52]/[.AA52])&gt;1;(ABS([.$A52]/[.AA52])-1)*100;(1-(ABS([.$A52]/[.AA52])))*100)" office:value-type="float" office:value="6.81818181818181">
            <text:p>6,8181818182</text:p>
          </table:table-cell>
          <table:table-cell office:value-type="float" office:value="133">
            <text:p>133</text:p>
          </table:table-cell>
          <table:table-cell table:formula="of:=IF(ABS([.$A52]/[.AC52])&gt;1;(ABS([.$A52]/[.AC52])-1)*100;(1-(ABS([.$A52]/[.AC52])))*100)" office:value-type="float" office:value="6.01503759398496">
            <text:p>6,015037594</text:p>
          </table:table-cell>
          <table:table-cell office:value-type="float" office:value="147">
            <text:p>147</text:p>
          </table:table-cell>
          <table:table-cell table:formula="of:=IF(ABS([.$A52]/[.AE52])&gt;1;(ABS([.$A52]/[.AE52])-1)*100;(1-(ABS([.$A52]/[.AE52])))*100)" office:value-type="float" office:value="4.08163265306123">
            <text:p>4,0816326531</text:p>
          </table:table-cell>
          <table:table-cell office:value-type="float" office:value="132">
            <text:p>132</text:p>
          </table:table-cell>
          <table:table-cell table:formula="of:=IF(ABS([.$A52]/[.AG52])&gt;1;(ABS([.$A52]/[.AG52])-1)*100;(1-(ABS([.$A52]/[.AG52])))*100)" office:value-type="float" office:value="6.81818181818181">
            <text:p>6,8181818182</text:p>
          </table:table-cell>
          <table:table-cell office:value-type="float" office:value="134">
            <text:p>134</text:p>
          </table:table-cell>
          <table:table-cell table:formula="of:=IF(ABS([.$A52]/[.AI52])&gt;1;(ABS([.$A52]/[.AI52])-1)*100;(1-(ABS([.$A52]/[.AI52])))*100)" office:value-type="float" office:value="5.22388059701493">
            <text:p>5,223880597</text:p>
          </table:table-cell>
          <table:table-cell office:value-type="float" office:value="133">
            <text:p>133</text:p>
          </table:table-cell>
          <table:table-cell table:formula="of:=IF(ABS([.$A52]/[.AK52])&gt;1;(ABS([.$A52]/[.AK52])-1)*100;(1-(ABS([.$A52]/[.AK52])))*100)" office:value-type="float" office:value="6.01503759398496">
            <text:p>6,015037594</text:p>
          </table:table-cell>
          <table:table-cell office:value-type="float" office:value="134">
            <text:p>134</text:p>
          </table:table-cell>
          <table:table-cell table:formula="of:=IF(ABS([.$A52]/[.AM52])&gt;1;(ABS([.$A52]/[.AM52])-1)*100;(1-(ABS([.$A52]/[.AM52])))*100)" office:value-type="float" office:value="5.22388059701493">
            <text:p>5,223880597</text:p>
          </table:table-cell>
          <table:table-cell office:value-type="float" office:value="125">
            <text:p>125</text:p>
          </table:table-cell>
          <table:table-cell table:formula="of:=IF(ABS([.$A52]/[.AO52])&gt;1;(ABS([.$A52]/[.AO52])-1)*100;(1-(ABS([.$A52]/[.AO52])))*100)" office:value-type="float" office:value="12.8">
            <text:p>12,8</text:p>
          </table:table-cell>
          <table:table-cell office:value-type="float" office:value="132">
            <text:p>132</text:p>
          </table:table-cell>
          <table:table-cell table:formula="of:=IF(ABS([.$A52]/[.AQ52])&gt;1;(ABS([.$A52]/[.AQ52])-1)*100;(1-(ABS([.$A52]/[.AQ52])))*100)" office:value-type="float" office:value="6.81818181818181">
            <text:p>6,8181818182</text:p>
          </table:table-cell>
          <table:table-cell office:value-type="float" office:value="133">
            <text:p>133</text:p>
          </table:table-cell>
          <table:table-cell table:formula="of:=IF(ABS([.$A52]/[.AS52])&gt;1;(ABS([.$A52]/[.AS52])-1)*100;(1-(ABS([.$A52]/[.AS52])))*100)" office:value-type="float" office:value="6.01503759398496">
            <text:p>6,015037594</text:p>
          </table:table-cell>
          <table:table-cell office:value-type="float" office:value="127">
            <text:p>127</text:p>
          </table:table-cell>
          <table:table-cell table:formula="of:=IF(ABS([.$A52]/[.AU52])&gt;1;(ABS([.$A52]/[.AU52])-1)*100;(1-(ABS([.$A52]/[.AU52])))*100)" office:value-type="float" office:value="11.0236220472441">
            <text:p>11,0236220472</text:p>
          </table:table-cell>
          <table:table-cell office:value-type="float" office:value="126">
            <text:p>126</text:p>
          </table:table-cell>
          <table:table-cell table:formula="of:=IF(ABS([.$A52]/[.AW52])&gt;1;(ABS([.$A52]/[.AW52])-1)*100;(1-(ABS([.$A52]/[.AW52])))*100)" office:value-type="float" office:value="11.9047619047619">
            <text:p>11,9047619048</text:p>
          </table:table-cell>
          <table:table-cell office:value-type="float" office:value="134">
            <text:p>134</text:p>
          </table:table-cell>
          <table:table-cell table:formula="of:=IF(ABS([.$A52]/[.AY52])&gt;1;(ABS([.$A52]/[.AY52])-1)*100;(1-(ABS([.$A52]/[.AY52])))*100)" office:value-type="float" office:value="5.22388059701493">
            <text:p>5,223880597</text:p>
          </table:table-cell>
          <table:table-cell office:value-type="float" office:value="140">
            <text:p>140</text:p>
          </table:table-cell>
          <table:table-cell table:formula="of:=IF(ABS([.$A52]/[.BA52])&gt;1;(ABS([.$A52]/[.BA52])-1)*100;(1-(ABS([.$A52]/[.BA52])))*100)" office:value-type="float" office:value="0.714285714285712">
            <text:p>0,7142857143</text:p>
          </table:table-cell>
          <table:table-cell office:value-type="float" office:value="134">
            <text:p>134</text:p>
          </table:table-cell>
          <table:table-cell table:formula="of:=IF(ABS([.$A52]/[.BC52])&gt;1;(ABS([.$A52]/[.BC52])-1)*100;(1-(ABS([.$A52]/[.BC52])))*100)" office:value-type="float" office:value="5.22388059701493">
            <text:p>5,223880597</text:p>
          </table:table-cell>
        </table:table-row>
        <table:table-row table:style-name="ro2">
          <table:table-cell table:style-name="ce2" office:value-type="float" office:value="139">
            <text:p>139</text:p>
          </table:table-cell>
          <table:table-cell table:style-name="ce5"/>
          <table:table-cell table:style-name="ce2" office:value-type="float" office:value="149">
            <text:p>149</text:p>
          </table:table-cell>
          <table:table-cell table:style-name="ce5" table:formula="of:=IF(ABS([.$A53]/[.C53])&gt;1;(ABS([.$A53]/[.C53])-1)*100;(1-(ABS([.$A53]/[.C53])))*100)" office:value-type="float" office:value="6.71140939597316">
            <text:p>6,711409396</text:p>
          </table:table-cell>
          <table:table-cell table:style-name="ce2" office:value-type="float" office:value="155">
            <text:p>155</text:p>
          </table:table-cell>
          <table:table-cell table:style-name="ce5" table:formula="of:=IF(ABS([.$A53]/[.E53])&gt;1;(ABS([.$A53]/[.E53])-1)*100;(1-(ABS([.$A53]/[.E53])))*100)" office:value-type="float" office:value="10.3225806451613">
            <text:p>10,3225806452</text:p>
          </table:table-cell>
          <table:table-cell table:style-name="ce2" office:value-type="float" office:value="140">
            <text:p>140</text:p>
          </table:table-cell>
          <table:table-cell table:style-name="ce5" table:formula="of:=IF(ABS([.$A53]/[.G53])&gt;1;(ABS([.$A53]/[.G53])-1)*100;(1-(ABS([.$A53]/[.G53])))*100)" office:value-type="float" office:value="0.714285714285712">
            <text:p>0,7142857143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53]/[.I53])&gt;1;(ABS([.$A53]/[.I53])-1)*100;(1-(ABS([.$A53]/[.I53])))*100)" office:value-type="float" office:value="4.13793103448276">
            <text:p>4,1379310345</text:p>
          </table:table-cell>
          <table:table-cell table:style-name="ce2" office:value-type="float" office:value="144">
            <text:p>144</text:p>
          </table:table-cell>
          <table:table-cell table:style-name="ce5" table:formula="of:=IF(ABS([.$A53]/[.K53])&gt;1;(ABS([.$A53]/[.K53])-1)*100;(1-(ABS([.$A53]/[.K53])))*100)" office:value-type="float" office:value="3.47222222222222">
            <text:p>3,4722222222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53]/[.M53])&gt;1;(ABS([.$A53]/[.M53])-1)*100;(1-(ABS([.$A53]/[.M53])))*100)" office:value-type="float" office:value="7.33333333333334">
            <text:p>7,3333333333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53]/[.O53])&gt;1;(ABS([.$A53]/[.O53])-1)*100;(1-(ABS([.$A53]/[.O53])))*100)" office:value-type="float" office:value="7.33333333333334">
            <text:p>7,3333333333</text:p>
          </table:table-cell>
          <table:table-cell table:style-name="ce2" office:value-type="float" office:value="140">
            <text:p>140</text:p>
          </table:table-cell>
          <table:table-cell table:style-name="ce5" table:formula="of:=IF(ABS([.$A53]/[.Q53])&gt;1;(ABS([.$A53]/[.Q53])-1)*100;(1-(ABS([.$A53]/[.Q53])))*100)" office:value-type="float" office:value="0.714285714285712">
            <text:p>0,7142857143</text:p>
          </table:table-cell>
          <table:table-cell table:style-name="ce2" office:value-type="float" office:value="148">
            <text:p>148</text:p>
          </table:table-cell>
          <table:table-cell table:style-name="ce5" table:formula="of:=IF(ABS([.$A53]/[.S53])&gt;1;(ABS([.$A53]/[.S53])-1)*100;(1-(ABS([.$A53]/[.S53])))*100)" office:value-type="float" office:value="6.08108108108109">
            <text:p>6,0810810811</text:p>
          </table:table-cell>
          <table:table-cell table:style-name="ce2" office:value-type="float" office:value="138">
            <text:p>138</text:p>
          </table:table-cell>
          <table:table-cell table:style-name="ce5" table:formula="of:=IF(ABS([.$A53]/[.U53])&gt;1;(ABS([.$A53]/[.U53])-1)*100;(1-(ABS([.$A53]/[.U53])))*100)" office:value-type="float" office:value="0.724637681159424">
            <text:p>0,7246376812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53]/[.W53])&gt;1;(ABS([.$A53]/[.W53])-1)*100;(1-(ABS([.$A53]/[.W53])))*100)" office:value-type="float" office:value="4.13793103448276">
            <text:p>4,1379310345</text:p>
          </table:table-cell>
          <table:table-cell table:style-name="ce2" office:value-type="float" office:value="157">
            <text:p>157</text:p>
          </table:table-cell>
          <table:table-cell table:style-name="ce5" table:formula="of:=IF(ABS([.$A53]/[.Y53])&gt;1;(ABS([.$A53]/[.Y53])-1)*100;(1-(ABS([.$A53]/[.Y53])))*100)" office:value-type="float" office:value="11.4649681528662">
            <text:p>11,4649681529</text:p>
          </table:table-cell>
          <table:table-cell table:style-name="ce2" office:value-type="float" office:value="146">
            <text:p>146</text:p>
          </table:table-cell>
          <table:table-cell table:style-name="ce5" table:formula="of:=IF(ABS([.$A53]/[.AA53])&gt;1;(ABS([.$A53]/[.AA53])-1)*100;(1-(ABS([.$A53]/[.AA53])))*100)" office:value-type="float" office:value="4.7945205479452">
            <text:p>4,7945205479</text:p>
          </table:table-cell>
          <table:table-cell table:style-name="ce2" office:value-type="float" office:value="149">
            <text:p>149</text:p>
          </table:table-cell>
          <table:table-cell table:style-name="ce5" table:formula="of:=IF(ABS([.$A53]/[.AC53])&gt;1;(ABS([.$A53]/[.AC53])-1)*100;(1-(ABS([.$A53]/[.AC53])))*100)" office:value-type="float" office:value="6.71140939597316">
            <text:p>6,711409396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53]/[.AE53])&gt;1;(ABS([.$A53]/[.AE53])-1)*100;(1-(ABS([.$A53]/[.AE53])))*100)" office:value-type="float" office:value="7.33333333333334">
            <text:p>7,3333333333</text:p>
          </table:table-cell>
          <table:table-cell table:style-name="ce2" office:value-type="float" office:value="155">
            <text:p>155</text:p>
          </table:table-cell>
          <table:table-cell table:style-name="ce5" table:formula="of:=IF(ABS([.$A53]/[.AG53])&gt;1;(ABS([.$A53]/[.AG53])-1)*100;(1-(ABS([.$A53]/[.AG53])))*100)" office:value-type="float" office:value="10.3225806451613">
            <text:p>10,3225806452</text:p>
          </table:table-cell>
          <table:table-cell table:style-name="ce2" office:value-type="float" office:value="156">
            <text:p>156</text:p>
          </table:table-cell>
          <table:table-cell table:style-name="ce5" table:formula="of:=IF(ABS([.$A53]/[.AI53])&gt;1;(ABS([.$A53]/[.AI53])-1)*100;(1-(ABS([.$A53]/[.AI53])))*100)" office:value-type="float" office:value="10.8974358974359">
            <text:p>10,8974358974</text:p>
          </table:table-cell>
          <table:table-cell table:style-name="ce2" office:value-type="float" office:value="145">
            <text:p>145</text:p>
          </table:table-cell>
          <table:table-cell table:style-name="ce5" table:formula="of:=IF(ABS([.$A53]/[.AK53])&gt;1;(ABS([.$A53]/[.AK53])-1)*100;(1-(ABS([.$A53]/[.AK53])))*100)" office:value-type="float" office:value="4.13793103448276">
            <text:p>4,1379310345</text:p>
          </table:table-cell>
          <table:table-cell table:style-name="ce2" office:value-type="float" office:value="150">
            <text:p>150</text:p>
          </table:table-cell>
          <table:table-cell table:style-name="ce5" table:formula="of:=IF(ABS([.$A53]/[.AM53])&gt;1;(ABS([.$A53]/[.AM53])-1)*100;(1-(ABS([.$A53]/[.AM53])))*100)" office:value-type="float" office:value="7.33333333333334">
            <text:p>7,3333333333</text:p>
          </table:table-cell>
          <table:table-cell table:style-name="ce2" office:value-type="float" office:value="146">
            <text:p>146</text:p>
          </table:table-cell>
          <table:table-cell table:style-name="ce5" table:formula="of:=IF(ABS([.$A53]/[.AO53])&gt;1;(ABS([.$A53]/[.AO53])-1)*100;(1-(ABS([.$A53]/[.AO53])))*100)" office:value-type="float" office:value="4.7945205479452">
            <text:p>4,7945205479</text:p>
          </table:table-cell>
          <table:table-cell table:style-name="ce2" office:value-type="float" office:value="151">
            <text:p>151</text:p>
          </table:table-cell>
          <table:table-cell table:style-name="ce5" table:formula="of:=IF(ABS([.$A53]/[.AQ53])&gt;1;(ABS([.$A53]/[.AQ53])-1)*100;(1-(ABS([.$A53]/[.AQ53])))*100)" office:value-type="float" office:value="7.94701986754967">
            <text:p>7,9470198675</text:p>
          </table:table-cell>
          <table:table-cell table:style-name="ce2" office:value-type="float" office:value="154">
            <text:p>154</text:p>
          </table:table-cell>
          <table:table-cell table:style-name="ce5" table:formula="of:=IF(ABS([.$A53]/[.AS53])&gt;1;(ABS([.$A53]/[.AS53])-1)*100;(1-(ABS([.$A53]/[.AS53])))*100)" office:value-type="float" office:value="9.74025974025974">
            <text:p>9,7402597403</text:p>
          </table:table-cell>
          <table:table-cell table:style-name="ce2" office:value-type="float" office:value="131">
            <text:p>131</text:p>
          </table:table-cell>
          <table:table-cell table:style-name="ce5" table:formula="of:=IF(ABS([.$A53]/[.AU53])&gt;1;(ABS([.$A53]/[.AU53])-1)*100;(1-(ABS([.$A53]/[.AU53])))*100)" office:value-type="float" office:value="6.10687022900764">
            <text:p>6,106870229</text:p>
          </table:table-cell>
          <table:table-cell table:style-name="ce2" office:value-type="float" office:value="130">
            <text:p>130</text:p>
          </table:table-cell>
          <table:table-cell table:style-name="ce5" table:formula="of:=IF(ABS([.$A53]/[.AW53])&gt;1;(ABS([.$A53]/[.AW53])-1)*100;(1-(ABS([.$A53]/[.AW53])))*100)" office:value-type="float" office:value="6.92307692307692">
            <text:p>6,9230769231</text:p>
          </table:table-cell>
          <table:table-cell table:style-name="ce2" office:value-type="float" office:value="148">
            <text:p>148</text:p>
          </table:table-cell>
          <table:table-cell table:style-name="ce5" table:formula="of:=IF(ABS([.$A53]/[.AY53])&gt;1;(ABS([.$A53]/[.AY53])-1)*100;(1-(ABS([.$A53]/[.AY53])))*100)" office:value-type="float" office:value="6.08108108108109">
            <text:p>6,0810810811</text:p>
          </table:table-cell>
          <table:table-cell table:style-name="ce2" office:value-type="float" office:value="155">
            <text:p>155</text:p>
          </table:table-cell>
          <table:table-cell table:style-name="ce5" table:formula="of:=IF(ABS([.$A53]/[.BA53])&gt;1;(ABS([.$A53]/[.BA53])-1)*100;(1-(ABS([.$A53]/[.BA53])))*100)" office:value-type="float" office:value="10.3225806451613">
            <text:p>10,3225806452</text:p>
          </table:table-cell>
          <table:table-cell table:style-name="ce2" office:value-type="float" office:value="139">
            <text:p>139</text:p>
          </table:table-cell>
          <table:table-cell table:style-name="ce5" table:formula="of:=IF(ABS([.$A53]/[.BC53])&gt;1;(ABS([.$A53]/[.BC53])-1)*100;(1-(ABS([.$A53]/[.BC53])))*100)" office:value-type="float" office:value="0">
            <text:p>0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style-name="ce4"/>
          <table:table-cell office:value-type="float" office:value="132">
            <text:p>132</text:p>
          </table:table-cell>
          <table:table-cell table:formula="of:=IF(ABS([.$A54]/[.C54])&gt;1;(ABS([.$A54]/[.C54])-1)*100;(1-(ABS([.$A54]/[.C54])))*100)" office:value-type="float" office:value="213.636363636364">
            <text:p>213,6363636364</text:p>
          </table:table-cell>
          <table:table-cell office:value-type="float" office:value="404">
            <text:p>404</text:p>
          </table:table-cell>
          <table:table-cell table:formula="of:=IF(ABS([.$A54]/[.E54])&gt;1;(ABS([.$A54]/[.E54])-1)*100;(1-(ABS([.$A54]/[.E54])))*100)" office:value-type="float" office:value="2.47524752475248">
            <text:p>2,4752475248</text:p>
          </table:table-cell>
          <table:table-cell office:value-type="float" office:value="413">
            <text:p>413</text:p>
          </table:table-cell>
          <table:table-cell table:formula="of:=IF(ABS([.$A54]/[.G54])&gt;1;(ABS([.$A54]/[.G54])-1)*100;(1-(ABS([.$A54]/[.G54])))*100)" office:value-type="float" office:value="0.242130750605329">
            <text:p>0,2421307506</text:p>
          </table:table-cell>
          <table:table-cell office:value-type="float" office:value="139">
            <text:p>139</text:p>
          </table:table-cell>
          <table:table-cell table:formula="of:=IF(ABS([.$A54]/[.I54])&gt;1;(ABS([.$A54]/[.I54])-1)*100;(1-(ABS([.$A54]/[.I54])))*100)" office:value-type="float" office:value="197.841726618705">
            <text:p>197,8417266187</text:p>
          </table:table-cell>
          <table:table-cell office:value-type="float" office:value="134">
            <text:p>134</text:p>
          </table:table-cell>
          <table:table-cell table:formula="of:=IF(ABS([.$A54]/[.K54])&gt;1;(ABS([.$A54]/[.K54])-1)*100;(1-(ABS([.$A54]/[.K54])))*100)" office:value-type="float" office:value="208.955223880597">
            <text:p>208,9552238806</text:p>
          </table:table-cell>
          <table:table-cell office:value-type="float" office:value="132">
            <text:p>132</text:p>
          </table:table-cell>
          <table:table-cell table:formula="of:=IF(ABS([.$A54]/[.M54])&gt;1;(ABS([.$A54]/[.M54])-1)*100;(1-(ABS([.$A54]/[.M54])))*100)" office:value-type="float" office:value="213.636363636364">
            <text:p>213,6363636364</text:p>
          </table:table-cell>
          <table:table-cell office:value-type="float" office:value="409">
            <text:p>409</text:p>
          </table:table-cell>
          <table:table-cell table:formula="of:=IF(ABS([.$A54]/[.O54])&gt;1;(ABS([.$A54]/[.O54])-1)*100;(1-(ABS([.$A54]/[.O54])))*100)" office:value-type="float" office:value="1.22249388753055">
            <text:p>1,2224938875</text:p>
          </table:table-cell>
          <table:table-cell office:value-type="float" office:value="413">
            <text:p>413</text:p>
          </table:table-cell>
          <table:table-cell table:formula="of:=IF(ABS([.$A54]/[.Q54])&gt;1;(ABS([.$A54]/[.Q54])-1)*100;(1-(ABS([.$A54]/[.Q54])))*100)" office:value-type="float" office:value="0.242130750605329">
            <text:p>0,2421307506</text:p>
          </table:table-cell>
          <table:table-cell office:value-type="float" office:value="411">
            <text:p>411</text:p>
          </table:table-cell>
          <table:table-cell table:formula="of:=IF(ABS([.$A54]/[.S54])&gt;1;(ABS([.$A54]/[.S54])-1)*100;(1-(ABS([.$A54]/[.S54])))*100)" office:value-type="float" office:value="0.72992700729928">
            <text:p>0,7299270073</text:p>
          </table:table-cell>
          <table:table-cell office:value-type="float" office:value="134">
            <text:p>134</text:p>
          </table:table-cell>
          <table:table-cell table:formula="of:=IF(ABS([.$A54]/[.U54])&gt;1;(ABS([.$A54]/[.U54])-1)*100;(1-(ABS([.$A54]/[.U54])))*100)" office:value-type="float" office:value="208.955223880597">
            <text:p>208,9552238806</text:p>
          </table:table-cell>
          <table:table-cell office:value-type="float" office:value="133">
            <text:p>133</text:p>
          </table:table-cell>
          <table:table-cell table:formula="of:=IF(ABS([.$A54]/[.W54])&gt;1;(ABS([.$A54]/[.W54])-1)*100;(1-(ABS([.$A54]/[.W54])))*100)" office:value-type="float" office:value="211.278195488722">
            <text:p>211,2781954887</text:p>
          </table:table-cell>
          <table:table-cell office:value-type="float" office:value="402">
            <text:p>402</text:p>
          </table:table-cell>
          <table:table-cell table:formula="of:=IF(ABS([.$A54]/[.Y54])&gt;1;(ABS([.$A54]/[.Y54])-1)*100;(1-(ABS([.$A54]/[.Y54])))*100)" office:value-type="float" office:value="2.98507462686568">
            <text:p>2,9850746269</text:p>
          </table:table-cell>
          <table:table-cell office:value-type="float" office:value="414">
            <text:p>414</text:p>
          </table:table-cell>
          <table:table-cell table:formula="of:=IF(ABS([.$A54]/[.AA54])&gt;1;(ABS([.$A54]/[.AA54])-1)*100;(1-(ABS([.$A54]/[.AA54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54]/[.AC54])&gt;1;(ABS([.$A54]/[.AC54])-1)*100;(1-(ABS([.$A54]/[.AC54])))*100)" office:value-type="float" office:value="211.278195488722">
            <text:p>211,2781954887</text:p>
          </table:table-cell>
          <table:table-cell office:value-type="float" office:value="132">
            <text:p>132</text:p>
          </table:table-cell>
          <table:table-cell table:formula="of:=IF(ABS([.$A54]/[.AE54])&gt;1;(ABS([.$A54]/[.AE54])-1)*100;(1-(ABS([.$A54]/[.AE54])))*100)" office:value-type="float" office:value="213.636363636364">
            <text:p>213,6363636364</text:p>
          </table:table-cell>
          <table:table-cell office:value-type="float" office:value="134">
            <text:p>134</text:p>
          </table:table-cell>
          <table:table-cell table:formula="of:=IF(ABS([.$A54]/[.AG54])&gt;1;(ABS([.$A54]/[.AG54])-1)*100;(1-(ABS([.$A54]/[.AG54])))*100)" office:value-type="float" office:value="208.955223880597">
            <text:p>208,9552238806</text:p>
          </table:table-cell>
          <table:table-cell office:value-type="float" office:value="126">
            <text:p>126</text:p>
          </table:table-cell>
          <table:table-cell table:formula="of:=IF(ABS([.$A54]/[.AI54])&gt;1;(ABS([.$A54]/[.AI54])-1)*100;(1-(ABS([.$A54]/[.AI54])))*100)" office:value-type="float" office:value="228.571428571429">
            <text:p>228,5714285714</text:p>
          </table:table-cell>
          <table:table-cell office:value-type="float" office:value="415">
            <text:p>415</text:p>
          </table:table-cell>
          <table:table-cell table:formula="of:=IF(ABS([.$A54]/[.AK54])&gt;1;(ABS([.$A54]/[.AK54])-1)*100;(1-(ABS([.$A54]/[.AK54])))*100)" office:value-type="float" office:value="0.240963855421683">
            <text:p>0,2409638554</text:p>
          </table:table-cell>
          <table:table-cell office:value-type="float" office:value="131">
            <text:p>131</text:p>
          </table:table-cell>
          <table:table-cell table:formula="of:=IF(ABS([.$A54]/[.AM54])&gt;1;(ABS([.$A54]/[.AM54])-1)*100;(1-(ABS([.$A54]/[.AM54])))*100)" office:value-type="float" office:value="216.030534351145">
            <text:p>216,0305343511</text:p>
          </table:table-cell>
          <table:table-cell office:value-type="float" office:value="414">
            <text:p>414</text:p>
          </table:table-cell>
          <table:table-cell table:formula="of:=IF(ABS([.$A54]/[.AO54])&gt;1;(ABS([.$A54]/[.AO54])-1)*100;(1-(ABS([.$A54]/[.AO54])))*100)" office:value-type="float" office:value="0">
            <text:p>0</text:p>
          </table:table-cell>
          <table:table-cell office:value-type="float" office:value="408">
            <text:p>408</text:p>
          </table:table-cell>
          <table:table-cell table:formula="of:=IF(ABS([.$A54]/[.AQ54])&gt;1;(ABS([.$A54]/[.AQ54])-1)*100;(1-(ABS([.$A54]/[.AQ54])))*100)" office:value-type="float" office:value="1.47058823529411">
            <text:p>1,4705882353</text:p>
          </table:table-cell>
          <table:table-cell office:value-type="float" office:value="134">
            <text:p>134</text:p>
          </table:table-cell>
          <table:table-cell table:formula="of:=IF(ABS([.$A54]/[.AS54])&gt;1;(ABS([.$A54]/[.AS54])-1)*100;(1-(ABS([.$A54]/[.AS54])))*100)" office:value-type="float" office:value="208.955223880597">
            <text:p>208,9552238806</text:p>
          </table:table-cell>
          <table:table-cell office:value-type="float" office:value="429">
            <text:p>429</text:p>
          </table:table-cell>
          <table:table-cell table:formula="of:=IF(ABS([.$A54]/[.AU54])&gt;1;(ABS([.$A54]/[.AU54])-1)*100;(1-(ABS([.$A54]/[.AU54])))*100)" office:value-type="float" office:value="3.4965034965035">
            <text:p>3,4965034965</text:p>
          </table:table-cell>
          <table:table-cell office:value-type="float" office:value="149">
            <text:p>149</text:p>
          </table:table-cell>
          <table:table-cell table:formula="of:=IF(ABS([.$A54]/[.AW54])&gt;1;(ABS([.$A54]/[.AW54])-1)*100;(1-(ABS([.$A54]/[.AW54])))*100)" office:value-type="float" office:value="177.852348993289">
            <text:p>177,8523489933</text:p>
          </table:table-cell>
          <table:table-cell office:value-type="float" office:value="421">
            <text:p>421</text:p>
          </table:table-cell>
          <table:table-cell table:formula="of:=IF(ABS([.$A54]/[.AY54])&gt;1;(ABS([.$A54]/[.AY54])-1)*100;(1-(ABS([.$A54]/[.AY54])))*100)" office:value-type="float" office:value="1.66270783847982">
            <text:p>1,6627078385</text:p>
          </table:table-cell>
          <table:table-cell office:value-type="float" office:value="404">
            <text:p>404</text:p>
          </table:table-cell>
          <table:table-cell table:formula="of:=IF(ABS([.$A54]/[.BA54])&gt;1;(ABS([.$A54]/[.BA54])-1)*100;(1-(ABS([.$A54]/[.BA54])))*100)" office:value-type="float" office:value="2.47524752475248">
            <text:p>2,4752475248</text:p>
          </table:table-cell>
          <table:table-cell office:value-type="float" office:value="133">
            <text:p>133</text:p>
          </table:table-cell>
          <table:table-cell table:formula="of:=IF(ABS([.$A54]/[.BC54])&gt;1;(ABS([.$A54]/[.BC54])-1)*100;(1-(ABS([.$A54]/[.BC54])))*100)" office:value-type="float" office:value="211.278195488722">
            <text:p>211,2781954887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4"/>
          <table:table-cell office:value-type="float" office:value="152">
            <text:p>152</text:p>
          </table:table-cell>
          <table:table-cell table:formula="of:=IF(ABS([.$A55]/[.C55])&gt;1;(ABS([.$A55]/[.C55])-1)*100;(1-(ABS([.$A55]/[.C55])))*100)" office:value-type="float" office:value="2.63157894736842">
            <text:p>2,6315789474</text:p>
          </table:table-cell>
          <table:table-cell office:value-type="float" office:value="150">
            <text:p>150</text:p>
          </table:table-cell>
          <table:table-cell table:formula="of:=IF(ABS([.$A55]/[.E55])&gt;1;(ABS([.$A55]/[.E55])-1)*100;(1-(ABS([.$A55]/[.E55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55]/[.G55])&gt;1;(ABS([.$A55]/[.G55])-1)*100;(1-(ABS([.$A55]/[.G55])))*100)" office:value-type="float" office:value="0.671140939597315">
            <text:p>0,6711409396</text:p>
          </table:table-cell>
          <table:table-cell office:value-type="float" office:value="144">
            <text:p>144</text:p>
          </table:table-cell>
          <table:table-cell table:formula="of:=IF(ABS([.$A55]/[.I55])&gt;1;(ABS([.$A55]/[.I55])-1)*100;(1-(ABS([.$A55]/[.I55])))*100)" office:value-type="float" office:value="2.77777777777777">
            <text:p>2,7777777778</text:p>
          </table:table-cell>
          <table:table-cell office:value-type="float" office:value="149">
            <text:p>149</text:p>
          </table:table-cell>
          <table:table-cell table:formula="of:=IF(ABS([.$A55]/[.K55])&gt;1;(ABS([.$A55]/[.K55])-1)*100;(1-(ABS([.$A55]/[.K55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55]/[.M55])&gt;1;(ABS([.$A55]/[.M55])-1)*100;(1-(ABS([.$A55]/[.M55])))*100)" office:value-type="float" office:value="1.33333333333333">
            <text:p>1,3333333333</text:p>
          </table:table-cell>
          <table:table-cell office:value-type="float" office:value="151">
            <text:p>151</text:p>
          </table:table-cell>
          <table:table-cell table:formula="of:=IF(ABS([.$A55]/[.O55])&gt;1;(ABS([.$A55]/[.O55])-1)*100;(1-(ABS([.$A55]/[.O55])))*100)" office:value-type="float" office:value="1.98675496688742">
            <text:p>1,9867549669</text:p>
          </table:table-cell>
          <table:table-cell office:value-type="float" office:value="158">
            <text:p>158</text:p>
          </table:table-cell>
          <table:table-cell table:formula="of:=IF(ABS([.$A55]/[.Q55])&gt;1;(ABS([.$A55]/[.Q55])-1)*100;(1-(ABS([.$A55]/[.Q55])))*100)" office:value-type="float" office:value="6.32911392405063">
            <text:p>6,3291139241</text:p>
          </table:table-cell>
          <table:table-cell office:value-type="float" office:value="157">
            <text:p>157</text:p>
          </table:table-cell>
          <table:table-cell table:formula="of:=IF(ABS([.$A55]/[.S55])&gt;1;(ABS([.$A55]/[.S55])-1)*100;(1-(ABS([.$A55]/[.S55])))*100)" office:value-type="float" office:value="5.73248407643312">
            <text:p>5,7324840764</text:p>
          </table:table-cell>
          <table:table-cell office:value-type="float" office:value="141">
            <text:p>141</text:p>
          </table:table-cell>
          <table:table-cell table:formula="of:=IF(ABS([.$A55]/[.U55])&gt;1;(ABS([.$A55]/[.U55])-1)*100;(1-(ABS([.$A55]/[.U55])))*100)" office:value-type="float" office:value="4.96453900709219">
            <text:p>4,9645390071</text:p>
          </table:table-cell>
          <table:table-cell office:value-type="float" office:value="149">
            <text:p>149</text:p>
          </table:table-cell>
          <table:table-cell table:formula="of:=IF(ABS([.$A55]/[.W55])&gt;1;(ABS([.$A55]/[.W55])-1)*100;(1-(ABS([.$A55]/[.W55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55]/[.Y55])&gt;1;(ABS([.$A55]/[.Y55])-1)*100;(1-(ABS([.$A55]/[.Y55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55]/[.AA55])&gt;1;(ABS([.$A55]/[.AA55])-1)*100;(1-(ABS([.$A55]/[.AA55])))*100)" office:value-type="float" office:value="1.33333333333333">
            <text:p>1,3333333333</text:p>
          </table:table-cell>
          <table:table-cell office:value-type="float" office:value="156">
            <text:p>156</text:p>
          </table:table-cell>
          <table:table-cell table:formula="of:=IF(ABS([.$A55]/[.AC55])&gt;1;(ABS([.$A55]/[.AC55])-1)*100;(1-(ABS([.$A55]/[.AC55])))*100)" office:value-type="float" office:value="5.12820512820513">
            <text:p>5,1282051282</text:p>
          </table:table-cell>
          <table:table-cell office:value-type="float" office:value="146">
            <text:p>146</text:p>
          </table:table-cell>
          <table:table-cell table:formula="of:=IF(ABS([.$A55]/[.AE55])&gt;1;(ABS([.$A55]/[.AE55])-1)*100;(1-(ABS([.$A55]/[.AE55])))*100)" office:value-type="float" office:value="1.36986301369864">
            <text:p>1,3698630137</text:p>
          </table:table-cell>
          <table:table-cell office:value-type="float" office:value="140">
            <text:p>140</text:p>
          </table:table-cell>
          <table:table-cell table:formula="of:=IF(ABS([.$A55]/[.AG55])&gt;1;(ABS([.$A55]/[.AG55])-1)*100;(1-(ABS([.$A55]/[.AG55])))*100)" office:value-type="float" office:value="5.71428571428572">
            <text:p>5,7142857143</text:p>
          </table:table-cell>
          <table:table-cell office:value-type="float" office:value="145">
            <text:p>145</text:p>
          </table:table-cell>
          <table:table-cell table:formula="of:=IF(ABS([.$A55]/[.AI55])&gt;1;(ABS([.$A55]/[.AI55])-1)*100;(1-(ABS([.$A55]/[.AI55])))*100)" office:value-type="float" office:value="2.06896551724138">
            <text:p>2,0689655172</text:p>
          </table:table-cell>
          <table:table-cell office:value-type="float" office:value="150">
            <text:p>150</text:p>
          </table:table-cell>
          <table:table-cell table:formula="of:=IF(ABS([.$A55]/[.AK55])&gt;1;(ABS([.$A55]/[.AK55])-1)*100;(1-(ABS([.$A55]/[.AK55])))*100)" office:value-type="float" office:value="1.33333333333333">
            <text:p>1,3333333333</text:p>
          </table:table-cell>
          <table:table-cell office:value-type="float" office:value="144">
            <text:p>144</text:p>
          </table:table-cell>
          <table:table-cell table:formula="of:=IF(ABS([.$A55]/[.AM55])&gt;1;(ABS([.$A55]/[.AM55])-1)*100;(1-(ABS([.$A55]/[.AM55])))*100)" office:value-type="float" office:value="2.77777777777777">
            <text:p>2,7777777778</text:p>
          </table:table-cell>
          <table:table-cell office:value-type="float" office:value="157">
            <text:p>157</text:p>
          </table:table-cell>
          <table:table-cell table:formula="of:=IF(ABS([.$A55]/[.AO55])&gt;1;(ABS([.$A55]/[.AO55])-1)*100;(1-(ABS([.$A55]/[.AO55])))*100)" office:value-type="float" office:value="5.73248407643312">
            <text:p>5,7324840764</text:p>
          </table:table-cell>
          <table:table-cell office:value-type="float" office:value="151">
            <text:p>151</text:p>
          </table:table-cell>
          <table:table-cell table:formula="of:=IF(ABS([.$A55]/[.AQ55])&gt;1;(ABS([.$A55]/[.AQ55])-1)*100;(1-(ABS([.$A55]/[.AQ55])))*100)" office:value-type="float" office:value="1.98675496688742">
            <text:p>1,9867549669</text:p>
          </table:table-cell>
          <table:table-cell office:value-type="float" office:value="140">
            <text:p>140</text:p>
          </table:table-cell>
          <table:table-cell table:formula="of:=IF(ABS([.$A55]/[.AS55])&gt;1;(ABS([.$A55]/[.AS55])-1)*100;(1-(ABS([.$A55]/[.AS55])))*100)" office:value-type="float" office:value="5.71428571428572">
            <text:p>5,7142857143</text:p>
          </table:table-cell>
          <table:table-cell office:value-type="float" office:value="155">
            <text:p>155</text:p>
          </table:table-cell>
          <table:table-cell table:formula="of:=IF(ABS([.$A55]/[.AU55])&gt;1;(ABS([.$A55]/[.AU55])-1)*100;(1-(ABS([.$A55]/[.AU55])))*100)" office:value-type="float" office:value="4.51612903225807">
            <text:p>4,5161290323</text:p>
          </table:table-cell>
          <table:table-cell office:value-type="float" office:value="141">
            <text:p>141</text:p>
          </table:table-cell>
          <table:table-cell table:formula="of:=IF(ABS([.$A55]/[.AW55])&gt;1;(ABS([.$A55]/[.AW55])-1)*100;(1-(ABS([.$A55]/[.AW55])))*100)" office:value-type="float" office:value="4.96453900709219">
            <text:p>4,9645390071</text:p>
          </table:table-cell>
          <table:table-cell office:value-type="float" office:value="139">
            <text:p>139</text:p>
          </table:table-cell>
          <table:table-cell table:formula="of:=IF(ABS([.$A55]/[.AY55])&gt;1;(ABS([.$A55]/[.AY55])-1)*100;(1-(ABS([.$A55]/[.AY55])))*100)" office:value-type="float" office:value="6.4748201438849">
            <text:p>6,4748201439</text:p>
          </table:table-cell>
          <table:table-cell office:value-type="float" office:value="143">
            <text:p>143</text:p>
          </table:table-cell>
          <table:table-cell table:formula="of:=IF(ABS([.$A55]/[.BA55])&gt;1;(ABS([.$A55]/[.BA55])-1)*100;(1-(ABS([.$A55]/[.BA55])))*100)" office:value-type="float" office:value="3.4965034965035">
            <text:p>3,4965034965</text:p>
          </table:table-cell>
          <table:table-cell office:value-type="float" office:value="148">
            <text:p>148</text:p>
          </table:table-cell>
          <table:table-cell table:formula="of:=IF(ABS([.$A55]/[.BC55])&gt;1;(ABS([.$A55]/[.BC55])-1)*100;(1-(ABS([.$A55]/[.BC55])))*100)" office:value-type="float" office:value="0">
            <text:p>0</text:p>
          </table:table-cell>
        </table:table-row>
        <table:table-row table:style-name="ro2">
          <table:table-cell office:value-type="float" office:value="412">
            <text:p>412</text:p>
          </table:table-cell>
          <table:table-cell table:style-name="ce4"/>
          <table:table-cell office:value-type="float" office:value="127">
            <text:p>127</text:p>
          </table:table-cell>
          <table:table-cell table:formula="of:=IF(ABS([.$A56]/[.C56])&gt;1;(ABS([.$A56]/[.C56])-1)*100;(1-(ABS([.$A56]/[.C56])))*100)" office:value-type="float" office:value="224.409448818898">
            <text:p>224,4094488189</text:p>
          </table:table-cell>
          <table:table-cell office:value-type="float" office:value="133">
            <text:p>133</text:p>
          </table:table-cell>
          <table:table-cell table:formula="of:=IF(ABS([.$A56]/[.E56])&gt;1;(ABS([.$A56]/[.E56])-1)*100;(1-(ABS([.$A56]/[.E56])))*100)" office:value-type="float" office:value="209.774436090226">
            <text:p>209,7744360902</text:p>
          </table:table-cell>
          <table:table-cell office:value-type="float" office:value="140">
            <text:p>140</text:p>
          </table:table-cell>
          <table:table-cell table:formula="of:=IF(ABS([.$A56]/[.G56])&gt;1;(ABS([.$A56]/[.G56])-1)*100;(1-(ABS([.$A56]/[.G56])))*100)" office:value-type="float" office:value="194.285714285714">
            <text:p>194,2857142857</text:p>
          </table:table-cell>
          <table:table-cell office:value-type="float" office:value="413">
            <text:p>413</text:p>
          </table:table-cell>
          <table:table-cell table:formula="of:=IF(ABS([.$A56]/[.I56])&gt;1;(ABS([.$A56]/[.I56])-1)*100;(1-(ABS([.$A56]/[.I56])))*100)" office:value-type="float" office:value="0.242130750605329">
            <text:p>0,2421307506</text:p>
          </table:table-cell>
          <table:table-cell office:value-type="float" office:value="133">
            <text:p>133</text:p>
          </table:table-cell>
          <table:table-cell table:formula="of:=IF(ABS([.$A56]/[.K56])&gt;1;(ABS([.$A56]/[.K56])-1)*100;(1-(ABS([.$A56]/[.K56])))*100)" office:value-type="float" office:value="209.774436090226">
            <text:p>209,7744360902</text:p>
          </table:table-cell>
          <table:table-cell office:value-type="float" office:value="409">
            <text:p>409</text:p>
          </table:table-cell>
          <table:table-cell table:formula="of:=IF(ABS([.$A56]/[.M56])&gt;1;(ABS([.$A56]/[.M56])-1)*100;(1-(ABS([.$A56]/[.M56])))*100)" office:value-type="float" office:value="0.733496332518335">
            <text:p>0,7334963325</text:p>
          </table:table-cell>
          <table:table-cell office:value-type="float" office:value="413">
            <text:p>413</text:p>
          </table:table-cell>
          <table:table-cell table:formula="of:=IF(ABS([.$A56]/[.O56])&gt;1;(ABS([.$A56]/[.O56])-1)*100;(1-(ABS([.$A56]/[.O56])))*100)" office:value-type="float" office:value="0.242130750605329">
            <text:p>0,2421307506</text:p>
          </table:table-cell>
          <table:table-cell office:value-type="float" office:value="124">
            <text:p>124</text:p>
          </table:table-cell>
          <table:table-cell table:formula="of:=IF(ABS([.$A56]/[.Q56])&gt;1;(ABS([.$A56]/[.Q56])-1)*100;(1-(ABS([.$A56]/[.Q56])))*100)" office:value-type="float" office:value="232.258064516129">
            <text:p>232,2580645161</text:p>
          </table:table-cell>
          <table:table-cell office:value-type="float" office:value="126">
            <text:p>126</text:p>
          </table:table-cell>
          <table:table-cell table:formula="of:=IF(ABS([.$A56]/[.S56])&gt;1;(ABS([.$A56]/[.S56])-1)*100;(1-(ABS([.$A56]/[.S56])))*100)" office:value-type="float" office:value="226.984126984127">
            <text:p>226,9841269841</text:p>
          </table:table-cell>
          <table:table-cell office:value-type="float" office:value="140">
            <text:p>140</text:p>
          </table:table-cell>
          <table:table-cell table:formula="of:=IF(ABS([.$A56]/[.U56])&gt;1;(ABS([.$A56]/[.U56])-1)*100;(1-(ABS([.$A56]/[.U56])))*100)" office:value-type="float" office:value="194.285714285714">
            <text:p>194,2857142857</text:p>
          </table:table-cell>
          <table:table-cell office:value-type="float" office:value="414">
            <text:p>414</text:p>
          </table:table-cell>
          <table:table-cell table:formula="of:=IF(ABS([.$A56]/[.W56])&gt;1;(ABS([.$A56]/[.W56])-1)*100;(1-(ABS([.$A56]/[.W56])))*100)" office:value-type="float" office:value="0.483091787439616">
            <text:p>0,4830917874</text:p>
          </table:table-cell>
          <table:table-cell office:value-type="float" office:value="133">
            <text:p>133</text:p>
          </table:table-cell>
          <table:table-cell table:formula="of:=IF(ABS([.$A56]/[.Y56])&gt;1;(ABS([.$A56]/[.Y56])-1)*100;(1-(ABS([.$A56]/[.Y56])))*100)" office:value-type="float" office:value="209.774436090226">
            <text:p>209,7744360902</text:p>
          </table:table-cell>
          <table:table-cell office:value-type="float" office:value="132">
            <text:p>132</text:p>
          </table:table-cell>
          <table:table-cell table:formula="of:=IF(ABS([.$A56]/[.AA56])&gt;1;(ABS([.$A56]/[.AA56])-1)*100;(1-(ABS([.$A56]/[.AA56])))*100)" office:value-type="float" office:value="212.121212121212">
            <text:p>212,1212121212</text:p>
          </table:table-cell>
          <table:table-cell office:value-type="float" office:value="126">
            <text:p>126</text:p>
          </table:table-cell>
          <table:table-cell table:formula="of:=IF(ABS([.$A56]/[.AC56])&gt;1;(ABS([.$A56]/[.AC56])-1)*100;(1-(ABS([.$A56]/[.AC56])))*100)" office:value-type="float" office:value="226.984126984127">
            <text:p>226,9841269841</text:p>
          </table:table-cell>
          <table:table-cell office:value-type="float" office:value="132">
            <text:p>132</text:p>
          </table:table-cell>
          <table:table-cell table:formula="of:=IF(ABS([.$A56]/[.AE56])&gt;1;(ABS([.$A56]/[.AE56])-1)*100;(1-(ABS([.$A56]/[.AE56])))*100)" office:value-type="float" office:value="212.121212121212">
            <text:p>212,1212121212</text:p>
          </table:table-cell>
          <table:table-cell office:value-type="float" office:value="413">
            <text:p>413</text:p>
          </table:table-cell>
          <table:table-cell table:formula="of:=IF(ABS([.$A56]/[.AG56])&gt;1;(ABS([.$A56]/[.AG56])-1)*100;(1-(ABS([.$A56]/[.AG56])))*100)" office:value-type="float" office:value="0.242130750605329">
            <text:p>0,2421307506</text:p>
          </table:table-cell>
          <table:table-cell office:value-type="float" office:value="133">
            <text:p>133</text:p>
          </table:table-cell>
          <table:table-cell table:formula="of:=IF(ABS([.$A56]/[.AI56])&gt;1;(ABS([.$A56]/[.AI56])-1)*100;(1-(ABS([.$A56]/[.AI56])))*100)" office:value-type="float" office:value="209.774436090226">
            <text:p>209,7744360902</text:p>
          </table:table-cell>
          <table:table-cell office:value-type="float" office:value="410">
            <text:p>410</text:p>
          </table:table-cell>
          <table:table-cell table:formula="of:=IF(ABS([.$A56]/[.AK56])&gt;1;(ABS([.$A56]/[.AK56])-1)*100;(1-(ABS([.$A56]/[.AK56])))*100)" office:value-type="float" office:value="0.487804878048781">
            <text:p>0,487804878</text:p>
          </table:table-cell>
          <table:table-cell office:value-type="float" office:value="416">
            <text:p>416</text:p>
          </table:table-cell>
          <table:table-cell table:formula="of:=IF(ABS([.$A56]/[.AM56])&gt;1;(ABS([.$A56]/[.AM56])-1)*100;(1-(ABS([.$A56]/[.AM56])))*100)" office:value-type="float" office:value="0.961538461538458">
            <text:p>0,9615384615</text:p>
          </table:table-cell>
          <table:table-cell office:value-type="float" office:value="131">
            <text:p>131</text:p>
          </table:table-cell>
          <table:table-cell table:formula="of:=IF(ABS([.$A56]/[.AO56])&gt;1;(ABS([.$A56]/[.AO56])-1)*100;(1-(ABS([.$A56]/[.AO56])))*100)" office:value-type="float" office:value="214.503816793893">
            <text:p>214,5038167939</text:p>
          </table:table-cell>
          <table:table-cell office:value-type="float" office:value="413">
            <text:p>413</text:p>
          </table:table-cell>
          <table:table-cell table:formula="of:=IF(ABS([.$A56]/[.AQ56])&gt;1;(ABS([.$A56]/[.AQ56])-1)*100;(1-(ABS([.$A56]/[.AQ56])))*100)" office:value-type="float" office:value="0.242130750605329">
            <text:p>0,2421307506</text:p>
          </table:table-cell>
          <table:table-cell office:value-type="float" office:value="413">
            <text:p>413</text:p>
          </table:table-cell>
          <table:table-cell table:formula="of:=IF(ABS([.$A56]/[.AS56])&gt;1;(ABS([.$A56]/[.AS56])-1)*100;(1-(ABS([.$A56]/[.AS56])))*100)" office:value-type="float" office:value="0.242130750605329">
            <text:p>0,2421307506</text:p>
          </table:table-cell>
          <table:table-cell office:value-type="float" office:value="405">
            <text:p>405</text:p>
          </table:table-cell>
          <table:table-cell table:formula="of:=IF(ABS([.$A56]/[.AU56])&gt;1;(ABS([.$A56]/[.AU56])-1)*100;(1-(ABS([.$A56]/[.AU56])))*100)" office:value-type="float" office:value="1.72839506172839">
            <text:p>1,7283950617</text:p>
          </table:table-cell>
          <table:table-cell office:value-type="float" office:value="421">
            <text:p>421</text:p>
          </table:table-cell>
          <table:table-cell table:formula="of:=IF(ABS([.$A56]/[.AW56])&gt;1;(ABS([.$A56]/[.AW56])-1)*100;(1-(ABS([.$A56]/[.AW56])))*100)" office:value-type="float" office:value="2.13776722090261">
            <text:p>2,1377672209</text:p>
          </table:table-cell>
          <table:table-cell office:value-type="float" office:value="414">
            <text:p>414</text:p>
          </table:table-cell>
          <table:table-cell table:formula="of:=IF(ABS([.$A56]/[.AY56])&gt;1;(ABS([.$A56]/[.AY56])-1)*100;(1-(ABS([.$A56]/[.AY56])))*100)" office:value-type="float" office:value="0.483091787439616">
            <text:p>0,4830917874</text:p>
          </table:table-cell>
          <table:table-cell office:value-type="float" office:value="427">
            <text:p>427</text:p>
          </table:table-cell>
          <table:table-cell table:formula="of:=IF(ABS([.$A56]/[.BA56])&gt;1;(ABS([.$A56]/[.BA56])-1)*100;(1-(ABS([.$A56]/[.BA56])))*100)" office:value-type="float" office:value="3.51288056206089">
            <text:p>3,5128805621</text:p>
          </table:table-cell>
          <table:table-cell office:value-type="float" office:value="421">
            <text:p>421</text:p>
          </table:table-cell>
          <table:table-cell table:formula="of:=IF(ABS([.$A56]/[.BC56])&gt;1;(ABS([.$A56]/[.BC56])-1)*100;(1-(ABS([.$A56]/[.BC56])))*100)" office:value-type="float" office:value="2.13776722090261">
            <text:p>2,1377672209</text:p>
          </table:table-cell>
        </table:table-row>
        <table:table-row table:style-name="ro2">
          <table:table-cell office:value-type="float" office:value="149">
            <text:p>149</text:p>
          </table:table-cell>
          <table:table-cell table:style-name="ce4"/>
          <table:table-cell office:value-type="float" office:value="143">
            <text:p>143</text:p>
          </table:table-cell>
          <table:table-cell table:formula="of:=IF(ABS([.$A57]/[.C57])&gt;1;(ABS([.$A57]/[.C57])-1)*100;(1-(ABS([.$A57]/[.C57])))*100)" office:value-type="float" office:value="4.19580419580419">
            <text:p>4,1958041958</text:p>
          </table:table-cell>
          <table:table-cell office:value-type="float" office:value="141">
            <text:p>141</text:p>
          </table:table-cell>
          <table:table-cell table:formula="of:=IF(ABS([.$A57]/[.E57])&gt;1;(ABS([.$A57]/[.E57])-1)*100;(1-(ABS([.$A57]/[.E57])))*100)" office:value-type="float" office:value="5.67375886524824">
            <text:p>5,6737588652</text:p>
          </table:table-cell>
          <table:table-cell office:value-type="float" office:value="140">
            <text:p>140</text:p>
          </table:table-cell>
          <table:table-cell table:formula="of:=IF(ABS([.$A57]/[.G57])&gt;1;(ABS([.$A57]/[.G57])-1)*100;(1-(ABS([.$A57]/[.G57])))*100)" office:value-type="float" office:value="6.42857142857143">
            <text:p>6,4285714286</text:p>
          </table:table-cell>
          <table:table-cell office:value-type="float" office:value="146">
            <text:p>146</text:p>
          </table:table-cell>
          <table:table-cell table:formula="of:=IF(ABS([.$A57]/[.I57])&gt;1;(ABS([.$A57]/[.I57])-1)*100;(1-(ABS([.$A57]/[.I57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57]/[.K57])&gt;1;(ABS([.$A57]/[.K57])-1)*100;(1-(ABS([.$A57]/[.K57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57]/[.M57])&gt;1;(ABS([.$A57]/[.M57])-1)*100;(1-(ABS([.$A57]/[.M57])))*100)" office:value-type="float" office:value="1.32450331125827">
            <text:p>1,3245033113</text:p>
          </table:table-cell>
          <table:table-cell office:value-type="float" office:value="146">
            <text:p>146</text:p>
          </table:table-cell>
          <table:table-cell table:formula="of:=IF(ABS([.$A57]/[.O57])&gt;1;(ABS([.$A57]/[.O57])-1)*100;(1-(ABS([.$A57]/[.O57])))*100)" office:value-type="float" office:value="2.05479452054795">
            <text:p>2,0547945205</text:p>
          </table:table-cell>
          <table:table-cell office:value-type="float" office:value="147">
            <text:p>147</text:p>
          </table:table-cell>
          <table:table-cell table:formula="of:=IF(ABS([.$A57]/[.Q57])&gt;1;(ABS([.$A57]/[.Q57])-1)*100;(1-(ABS([.$A57]/[.Q57])))*100)" office:value-type="float" office:value="1.36054421768708">
            <text:p>1,3605442177</text:p>
          </table:table-cell>
          <table:table-cell office:value-type="float" office:value="148">
            <text:p>148</text:p>
          </table:table-cell>
          <table:table-cell table:formula="of:=IF(ABS([.$A57]/[.S57])&gt;1;(ABS([.$A57]/[.S57])-1)*100;(1-(ABS([.$A57]/[.S57])))*100)" office:value-type="float" office:value="0.67567567567568">
            <text:p>0,6756756757</text:p>
          </table:table-cell>
          <table:table-cell office:value-type="float" office:value="155">
            <text:p>155</text:p>
          </table:table-cell>
          <table:table-cell table:formula="of:=IF(ABS([.$A57]/[.U57])&gt;1;(ABS([.$A57]/[.U57])-1)*100;(1-(ABS([.$A57]/[.U57])))*100)" office:value-type="float" office:value="3.87096774193548">
            <text:p>3,8709677419</text:p>
          </table:table-cell>
          <table:table-cell office:value-type="float" office:value="145">
            <text:p>145</text:p>
          </table:table-cell>
          <table:table-cell table:formula="of:=IF(ABS([.$A57]/[.W57])&gt;1;(ABS([.$A57]/[.W57])-1)*100;(1-(ABS([.$A57]/[.W57])))*100)" office:value-type="float" office:value="2.75862068965518">
            <text:p>2,7586206897</text:p>
          </table:table-cell>
          <table:table-cell office:value-type="float" office:value="148">
            <text:p>148</text:p>
          </table:table-cell>
          <table:table-cell table:formula="of:=IF(ABS([.$A57]/[.Y57])&gt;1;(ABS([.$A57]/[.Y57])-1)*100;(1-(ABS([.$A57]/[.Y57])))*100)" office:value-type="float" office:value="0.67567567567568">
            <text:p>0,6756756757</text:p>
          </table:table-cell>
          <table:table-cell office:value-type="float" office:value="146">
            <text:p>146</text:p>
          </table:table-cell>
          <table:table-cell table:formula="of:=IF(ABS([.$A57]/[.AA57])&gt;1;(ABS([.$A57]/[.AA57])-1)*100;(1-(ABS([.$A57]/[.AA57])))*100)" office:value-type="float" office:value="2.05479452054795">
            <text:p>2,0547945205</text:p>
          </table:table-cell>
          <table:table-cell office:value-type="float" office:value="145">
            <text:p>145</text:p>
          </table:table-cell>
          <table:table-cell table:formula="of:=IF(ABS([.$A57]/[.AC57])&gt;1;(ABS([.$A57]/[.AC57])-1)*100;(1-(ABS([.$A57]/[.AC57])))*100)" office:value-type="float" office:value="2.75862068965518">
            <text:p>2,7586206897</text:p>
          </table:table-cell>
          <table:table-cell office:value-type="float" office:value="135">
            <text:p>135</text:p>
          </table:table-cell>
          <table:table-cell table:formula="of:=IF(ABS([.$A57]/[.AE57])&gt;1;(ABS([.$A57]/[.AE57])-1)*100;(1-(ABS([.$A57]/[.AE57])))*100)" office:value-type="float" office:value="10.3703703703704">
            <text:p>10,3703703704</text:p>
          </table:table-cell>
          <table:table-cell office:value-type="float" office:value="142">
            <text:p>142</text:p>
          </table:table-cell>
          <table:table-cell table:formula="of:=IF(ABS([.$A57]/[.AG57])&gt;1;(ABS([.$A57]/[.AG57])-1)*100;(1-(ABS([.$A57]/[.AG57])))*100)" office:value-type="float" office:value="4.92957746478873">
            <text:p>4,9295774648</text:p>
          </table:table-cell>
          <table:table-cell office:value-type="float" office:value="156">
            <text:p>156</text:p>
          </table:table-cell>
          <table:table-cell table:formula="of:=IF(ABS([.$A57]/[.AI57])&gt;1;(ABS([.$A57]/[.AI57])-1)*100;(1-(ABS([.$A57]/[.AI57])))*100)" office:value-type="float" office:value="4.48717948717948">
            <text:p>4,4871794872</text:p>
          </table:table-cell>
          <table:table-cell office:value-type="float" office:value="148">
            <text:p>148</text:p>
          </table:table-cell>
          <table:table-cell table:formula="of:=IF(ABS([.$A57]/[.AK57])&gt;1;(ABS([.$A57]/[.AK57])-1)*100;(1-(ABS([.$A57]/[.AK57])))*100)" office:value-type="float" office:value="0.67567567567568">
            <text:p>0,6756756757</text:p>
          </table:table-cell>
          <table:table-cell office:value-type="float" office:value="151">
            <text:p>151</text:p>
          </table:table-cell>
          <table:table-cell table:formula="of:=IF(ABS([.$A57]/[.AM57])&gt;1;(ABS([.$A57]/[.AM57])-1)*100;(1-(ABS([.$A57]/[.AM57])))*100)" office:value-type="float" office:value="1.32450331125827">
            <text:p>1,3245033113</text:p>
          </table:table-cell>
          <table:table-cell office:value-type="float" office:value="140">
            <text:p>140</text:p>
          </table:table-cell>
          <table:table-cell table:formula="of:=IF(ABS([.$A57]/[.AO57])&gt;1;(ABS([.$A57]/[.AO57])-1)*100;(1-(ABS([.$A57]/[.AO57])))*100)" office:value-type="float" office:value="6.42857142857143">
            <text:p>6,4285714286</text:p>
          </table:table-cell>
          <table:table-cell office:value-type="float" office:value="146">
            <text:p>146</text:p>
          </table:table-cell>
          <table:table-cell table:formula="of:=IF(ABS([.$A57]/[.AQ57])&gt;1;(ABS([.$A57]/[.AQ57])-1)*100;(1-(ABS([.$A57]/[.AQ57])))*100)" office:value-type="float" office:value="2.05479452054795">
            <text:p>2,0547945205</text:p>
          </table:table-cell>
          <table:table-cell office:value-type="float" office:value="142">
            <text:p>142</text:p>
          </table:table-cell>
          <table:table-cell table:formula="of:=IF(ABS([.$A57]/[.AS57])&gt;1;(ABS([.$A57]/[.AS57])-1)*100;(1-(ABS([.$A57]/[.AS57])))*100)" office:value-type="float" office:value="4.92957746478873">
            <text:p>4,9295774648</text:p>
          </table:table-cell>
          <table:table-cell office:value-type="float" office:value="144">
            <text:p>144</text:p>
          </table:table-cell>
          <table:table-cell table:formula="of:=IF(ABS([.$A57]/[.AU57])&gt;1;(ABS([.$A57]/[.AU57])-1)*100;(1-(ABS([.$A57]/[.AU57])))*100)" office:value-type="float" office:value="3.47222222222223">
            <text:p>3,4722222222</text:p>
          </table:table-cell>
          <table:table-cell office:value-type="float" office:value="131">
            <text:p>131</text:p>
          </table:table-cell>
          <table:table-cell table:formula="of:=IF(ABS([.$A57]/[.AW57])&gt;1;(ABS([.$A57]/[.AW57])-1)*100;(1-(ABS([.$A57]/[.AW57])))*100)" office:value-type="float" office:value="13.7404580152672">
            <text:p>13,7404580153</text:p>
          </table:table-cell>
          <table:table-cell office:value-type="float" office:value="155">
            <text:p>155</text:p>
          </table:table-cell>
          <table:table-cell table:formula="of:=IF(ABS([.$A57]/[.AY57])&gt;1;(ABS([.$A57]/[.AY57])-1)*100;(1-(ABS([.$A57]/[.AY57])))*100)" office:value-type="float" office:value="3.87096774193548">
            <text:p>3,8709677419</text:p>
          </table:table-cell>
          <table:table-cell office:value-type="float" office:value="140">
            <text:p>140</text:p>
          </table:table-cell>
          <table:table-cell table:formula="of:=IF(ABS([.$A57]/[.BA57])&gt;1;(ABS([.$A57]/[.BA57])-1)*100;(1-(ABS([.$A57]/[.BA57])))*100)" office:value-type="float" office:value="6.42857142857143">
            <text:p>6,4285714286</text:p>
          </table:table-cell>
          <table:table-cell office:value-type="float" office:value="140">
            <text:p>140</text:p>
          </table:table-cell>
          <table:table-cell table:formula="of:=IF(ABS([.$A57]/[.BC57])&gt;1;(ABS([.$A57]/[.BC57])-1)*100;(1-(ABS([.$A57]/[.BC57])))*100)" office:value-type="float" office:value="6.42857142857143">
            <text:p>6,4285714286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4"/>
          <table:table-cell office:value-type="float" office:value="139">
            <text:p>139</text:p>
          </table:table-cell>
          <table:table-cell table:formula="of:=IF(ABS([.$A58]/[.C58])&gt;1;(ABS([.$A58]/[.C58])-1)*100;(1-(ABS([.$A58]/[.C58])))*100)" office:value-type="float" office:value="4.31654676258992">
            <text:p>4,3165467626</text:p>
          </table:table-cell>
          <table:table-cell office:value-type="float" office:value="418">
            <text:p>418</text:p>
          </table:table-cell>
          <table:table-cell table:formula="of:=IF(ABS([.$A58]/[.E58])&gt;1;(ABS([.$A58]/[.E58])-1)*100;(1-(ABS([.$A58]/[.E58])))*100)" office:value-type="float" office:value="68.1818181818182">
            <text:p>68,1818181818</text:p>
          </table:table-cell>
          <table:table-cell office:value-type="float" office:value="132">
            <text:p>132</text:p>
          </table:table-cell>
          <table:table-cell table:formula="of:=IF(ABS([.$A58]/[.G58])&gt;1;(ABS([.$A58]/[.G58])-1)*100;(1-(ABS([.$A58]/[.G58])))*100)" office:value-type="float" office:value="0.757575757575757">
            <text:p>0,7575757576</text:p>
          </table:table-cell>
          <table:table-cell office:value-type="float" office:value="414">
            <text:p>414</text:p>
          </table:table-cell>
          <table:table-cell table:formula="of:=IF(ABS([.$A58]/[.I58])&gt;1;(ABS([.$A58]/[.I58])-1)*100;(1-(ABS([.$A58]/[.I58])))*100)" office:value-type="float" office:value="67.8743961352657">
            <text:p>67,8743961353</text:p>
          </table:table-cell>
          <table:table-cell office:value-type="float" office:value="409">
            <text:p>409</text:p>
          </table:table-cell>
          <table:table-cell table:formula="of:=IF(ABS([.$A58]/[.K58])&gt;1;(ABS([.$A58]/[.K58])-1)*100;(1-(ABS([.$A58]/[.K58])))*100)" office:value-type="float" office:value="67.481662591687">
            <text:p>67,4816625917</text:p>
          </table:table-cell>
          <table:table-cell office:value-type="float" office:value="132">
            <text:p>132</text:p>
          </table:table-cell>
          <table:table-cell table:formula="of:=IF(ABS([.$A58]/[.M58])&gt;1;(ABS([.$A58]/[.M58])-1)*100;(1-(ABS([.$A58]/[.M58])))*100)" office:value-type="float" office:value="0.757575757575757">
            <text:p>0,7575757576</text:p>
          </table:table-cell>
          <table:table-cell office:value-type="float" office:value="414">
            <text:p>414</text:p>
          </table:table-cell>
          <table:table-cell table:formula="of:=IF(ABS([.$A58]/[.O58])&gt;1;(ABS([.$A58]/[.O58])-1)*100;(1-(ABS([.$A58]/[.O58])))*100)" office:value-type="float" office:value="67.8743961352657">
            <text:p>67,8743961353</text:p>
          </table:table-cell>
          <table:table-cell office:value-type="float" office:value="413">
            <text:p>413</text:p>
          </table:table-cell>
          <table:table-cell table:formula="of:=IF(ABS([.$A58]/[.Q58])&gt;1;(ABS([.$A58]/[.Q58])-1)*100;(1-(ABS([.$A58]/[.Q58])))*100)" office:value-type="float" office:value="67.7966101694915">
            <text:p>67,7966101695</text:p>
          </table:table-cell>
          <table:table-cell office:value-type="float" office:value="411">
            <text:p>411</text:p>
          </table:table-cell>
          <table:table-cell table:formula="of:=IF(ABS([.$A58]/[.S58])&gt;1;(ABS([.$A58]/[.S58])-1)*100;(1-(ABS([.$A58]/[.S58])))*100)" office:value-type="float" office:value="67.639902676399">
            <text:p>67,6399026764</text:p>
          </table:table-cell>
          <table:table-cell office:value-type="float" office:value="405">
            <text:p>405</text:p>
          </table:table-cell>
          <table:table-cell table:formula="of:=IF(ABS([.$A58]/[.U58])&gt;1;(ABS([.$A58]/[.U58])-1)*100;(1-(ABS([.$A58]/[.U58])))*100)" office:value-type="float" office:value="67.1604938271605">
            <text:p>67,1604938272</text:p>
          </table:table-cell>
          <table:table-cell office:value-type="float" office:value="415">
            <text:p>415</text:p>
          </table:table-cell>
          <table:table-cell table:formula="of:=IF(ABS([.$A58]/[.W58])&gt;1;(ABS([.$A58]/[.W58])-1)*100;(1-(ABS([.$A58]/[.W58])))*100)" office:value-type="float" office:value="67.9518072289157">
            <text:p>67,9518072289</text:p>
          </table:table-cell>
          <table:table-cell office:value-type="float" office:value="133">
            <text:p>133</text:p>
          </table:table-cell>
          <table:table-cell table:formula="of:=IF(ABS([.$A58]/[.Y58])&gt;1;(ABS([.$A58]/[.Y58])-1)*100;(1-(ABS([.$A58]/[.Y58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58]/[.AA58])&gt;1;(ABS([.$A58]/[.AA58])-1)*100;(1-(ABS([.$A58]/[.AA58])))*100)" office:value-type="float" office:value="0.757575757575757">
            <text:p>0,7575757576</text:p>
          </table:table-cell>
          <table:table-cell office:value-type="float" office:value="415">
            <text:p>415</text:p>
          </table:table-cell>
          <table:table-cell table:formula="of:=IF(ABS([.$A58]/[.AC58])&gt;1;(ABS([.$A58]/[.AC58])-1)*100;(1-(ABS([.$A58]/[.AC58])))*100)" office:value-type="float" office:value="67.9518072289157">
            <text:p>67,9518072289</text:p>
          </table:table-cell>
          <table:table-cell office:value-type="float" office:value="148">
            <text:p>148</text:p>
          </table:table-cell>
          <table:table-cell table:formula="of:=IF(ABS([.$A58]/[.AE58])&gt;1;(ABS([.$A58]/[.AE58])-1)*100;(1-(ABS([.$A58]/[.AE58])))*100)" office:value-type="float" office:value="10.1351351351351">
            <text:p>10,1351351351</text:p>
          </table:table-cell>
          <table:table-cell office:value-type="float" office:value="147">
            <text:p>147</text:p>
          </table:table-cell>
          <table:table-cell table:formula="of:=IF(ABS([.$A58]/[.AG58])&gt;1;(ABS([.$A58]/[.AG58])-1)*100;(1-(ABS([.$A58]/[.AG58])))*100)" office:value-type="float" office:value="9.52380952380952">
            <text:p>9,5238095238</text:p>
          </table:table-cell>
          <table:table-cell office:value-type="float" office:value="407">
            <text:p>407</text:p>
          </table:table-cell>
          <table:table-cell table:formula="of:=IF(ABS([.$A58]/[.AI58])&gt;1;(ABS([.$A58]/[.AI58])-1)*100;(1-(ABS([.$A58]/[.AI58])))*100)" office:value-type="float" office:value="67.3218673218673">
            <text:p>67,3218673219</text:p>
          </table:table-cell>
          <table:table-cell office:value-type="float" office:value="416">
            <text:p>416</text:p>
          </table:table-cell>
          <table:table-cell table:formula="of:=IF(ABS([.$A58]/[.AK58])&gt;1;(ABS([.$A58]/[.AK58])-1)*100;(1-(ABS([.$A58]/[.AK58])))*100)" office:value-type="float" office:value="68.0288461538462">
            <text:p>68,0288461538</text:p>
          </table:table-cell>
          <table:table-cell office:value-type="float" office:value="409">
            <text:p>409</text:p>
          </table:table-cell>
          <table:table-cell table:formula="of:=IF(ABS([.$A58]/[.AM58])&gt;1;(ABS([.$A58]/[.AM58])-1)*100;(1-(ABS([.$A58]/[.AM58])))*100)" office:value-type="float" office:value="67.481662591687">
            <text:p>67,4816625917</text:p>
          </table:table-cell>
          <table:table-cell office:value-type="float" office:value="414">
            <text:p>414</text:p>
          </table:table-cell>
          <table:table-cell table:formula="of:=IF(ABS([.$A58]/[.AO58])&gt;1;(ABS([.$A58]/[.AO58])-1)*100;(1-(ABS([.$A58]/[.AO58])))*100)" office:value-type="float" office:value="67.8743961352657">
            <text:p>67,8743961353</text:p>
          </table:table-cell>
          <table:table-cell office:value-type="float" office:value="414">
            <text:p>414</text:p>
          </table:table-cell>
          <table:table-cell table:formula="of:=IF(ABS([.$A58]/[.AQ58])&gt;1;(ABS([.$A58]/[.AQ58])-1)*100;(1-(ABS([.$A58]/[.AQ58])))*100)" office:value-type="float" office:value="67.8743961352657">
            <text:p>67,8743961353</text:p>
          </table:table-cell>
          <table:table-cell office:value-type="float" office:value="147">
            <text:p>147</text:p>
          </table:table-cell>
          <table:table-cell table:formula="of:=IF(ABS([.$A58]/[.AS58])&gt;1;(ABS([.$A58]/[.AS58])-1)*100;(1-(ABS([.$A58]/[.AS58])))*100)" office:value-type="float" office:value="9.52380952380952">
            <text:p>9,5238095238</text:p>
          </table:table-cell>
          <table:table-cell office:value-type="float" office:value="139">
            <text:p>139</text:p>
          </table:table-cell>
          <table:table-cell table:formula="of:=IF(ABS([.$A58]/[.AU58])&gt;1;(ABS([.$A58]/[.AU58])-1)*100;(1-(ABS([.$A58]/[.AU58])))*100)" office:value-type="float" office:value="4.31654676258992">
            <text:p>4,3165467626</text:p>
          </table:table-cell>
          <table:table-cell office:value-type="float" office:value="429">
            <text:p>429</text:p>
          </table:table-cell>
          <table:table-cell table:formula="of:=IF(ABS([.$A58]/[.AW58])&gt;1;(ABS([.$A58]/[.AW58])-1)*100;(1-(ABS([.$A58]/[.AW58])))*100)" office:value-type="float" office:value="68.997668997669">
            <text:p>68,9976689977</text:p>
          </table:table-cell>
          <table:table-cell office:value-type="float" office:value="134">
            <text:p>134</text:p>
          </table:table-cell>
          <table:table-cell table:formula="of:=IF(ABS([.$A58]/[.AY58])&gt;1;(ABS([.$A58]/[.AY58])-1)*100;(1-(ABS([.$A58]/[.AY58])))*100)" office:value-type="float" office:value="0.74626865671642">
            <text:p>0,7462686567</text:p>
          </table:table-cell>
          <table:table-cell office:value-type="float" office:value="414">
            <text:p>414</text:p>
          </table:table-cell>
          <table:table-cell table:formula="of:=IF(ABS([.$A58]/[.BA58])&gt;1;(ABS([.$A58]/[.BA58])-1)*100;(1-(ABS([.$A58]/[.BA58])))*100)" office:value-type="float" office:value="67.8743961352657">
            <text:p>67,8743961353</text:p>
          </table:table-cell>
          <table:table-cell office:value-type="float" office:value="133">
            <text:p>133</text:p>
          </table:table-cell>
          <table:table-cell table:formula="of:=IF(ABS([.$A58]/[.BC58])&gt;1;(ABS([.$A58]/[.BC58])-1)*100;(1-(ABS([.$A58]/[.BC58])))*100)" office:value-type="float" office:value="0">
            <text:p>0</text:p>
          </table:table-cell>
        </table:table-row>
        <table:table-row table:style-name="ro2">
          <table:table-cell office:value-type="float" office:value="148">
            <text:p>148</text:p>
          </table:table-cell>
          <table:table-cell table:style-name="ce4"/>
          <table:table-cell office:value-type="float" office:value="149">
            <text:p>149</text:p>
          </table:table-cell>
          <table:table-cell table:formula="of:=IF(ABS([.$A59]/[.C59])&gt;1;(ABS([.$A59]/[.C59])-1)*100;(1-(ABS([.$A59]/[.C59])))*100)" office:value-type="float" office:value="0.671140939597315">
            <text:p>0,6711409396</text:p>
          </table:table-cell>
          <table:table-cell office:value-type="float" office:value="150">
            <text:p>150</text:p>
          </table:table-cell>
          <table:table-cell table:formula="of:=IF(ABS([.$A59]/[.E59])&gt;1;(ABS([.$A59]/[.E59])-1)*100;(1-(ABS([.$A59]/[.E59])))*100)" office:value-type="float" office:value="1.33333333333333">
            <text:p>1,3333333333</text:p>
          </table:table-cell>
          <table:table-cell office:value-type="float" office:value="149">
            <text:p>149</text:p>
          </table:table-cell>
          <table:table-cell table:formula="of:=IF(ABS([.$A59]/[.G59])&gt;1;(ABS([.$A59]/[.G59])-1)*100;(1-(ABS([.$A59]/[.G59])))*100)" office:value-type="float" office:value="0.671140939597315">
            <text:p>0,6711409396</text:p>
          </table:table-cell>
          <table:table-cell office:value-type="float" office:value="151">
            <text:p>151</text:p>
          </table:table-cell>
          <table:table-cell table:formula="of:=IF(ABS([.$A59]/[.I59])&gt;1;(ABS([.$A59]/[.I59])-1)*100;(1-(ABS([.$A59]/[.I59])))*100)" office:value-type="float" office:value="1.98675496688742">
            <text:p>1,9867549669</text:p>
          </table:table-cell>
          <table:table-cell office:value-type="float" office:value="150">
            <text:p>150</text:p>
          </table:table-cell>
          <table:table-cell table:formula="of:=IF(ABS([.$A59]/[.K59])&gt;1;(ABS([.$A59]/[.K59])-1)*100;(1-(ABS([.$A59]/[.K59])))*100)" office:value-type="float" office:value="1.33333333333333">
            <text:p>1,3333333333</text:p>
          </table:table-cell>
          <table:table-cell office:value-type="float" office:value="150">
            <text:p>150</text:p>
          </table:table-cell>
          <table:table-cell table:formula="of:=IF(ABS([.$A59]/[.M59])&gt;1;(ABS([.$A59]/[.M59])-1)*100;(1-(ABS([.$A59]/[.M59])))*100)" office:value-type="float" office:value="1.33333333333333">
            <text:p>1,3333333333</text:p>
          </table:table-cell>
          <table:table-cell office:value-type="float" office:value="151">
            <text:p>151</text:p>
          </table:table-cell>
          <table:table-cell table:formula="of:=IF(ABS([.$A59]/[.O59])&gt;1;(ABS([.$A59]/[.O59])-1)*100;(1-(ABS([.$A59]/[.O59])))*100)" office:value-type="float" office:value="1.98675496688742">
            <text:p>1,9867549669</text:p>
          </table:table-cell>
          <table:table-cell office:value-type="float" office:value="149">
            <text:p>149</text:p>
          </table:table-cell>
          <table:table-cell table:formula="of:=IF(ABS([.$A59]/[.Q59])&gt;1;(ABS([.$A59]/[.Q59])-1)*100;(1-(ABS([.$A59]/[.Q59])))*100)" office:value-type="float" office:value="0.671140939597315">
            <text:p>0,6711409396</text:p>
          </table:table-cell>
          <table:table-cell office:value-type="float" office:value="149">
            <text:p>149</text:p>
          </table:table-cell>
          <table:table-cell table:formula="of:=IF(ABS([.$A59]/[.S59])&gt;1;(ABS([.$A59]/[.S59])-1)*100;(1-(ABS([.$A59]/[.S59])))*100)" office:value-type="float" office:value="0.671140939597315">
            <text:p>0,6711409396</text:p>
          </table:table-cell>
          <table:table-cell office:value-type="float" office:value="142">
            <text:p>142</text:p>
          </table:table-cell>
          <table:table-cell table:formula="of:=IF(ABS([.$A59]/[.U59])&gt;1;(ABS([.$A59]/[.U59])-1)*100;(1-(ABS([.$A59]/[.U59])))*100)" office:value-type="float" office:value="4.22535211267605">
            <text:p>4,2253521127</text:p>
          </table:table-cell>
          <table:table-cell office:value-type="float" office:value="152">
            <text:p>152</text:p>
          </table:table-cell>
          <table:table-cell table:formula="of:=IF(ABS([.$A59]/[.W59])&gt;1;(ABS([.$A59]/[.W59])-1)*100;(1-(ABS([.$A59]/[.W59])))*100)" office:value-type="float" office:value="2.63157894736842">
            <text:p>2,6315789474</text:p>
          </table:table-cell>
          <table:table-cell office:value-type="float" office:value="147">
            <text:p>147</text:p>
          </table:table-cell>
          <table:table-cell table:formula="of:=IF(ABS([.$A59]/[.Y59])&gt;1;(ABS([.$A59]/[.Y59])-1)*100;(1-(ABS([.$A59]/[.Y59])))*100)" office:value-type="float" office:value="0.680272108843538">
            <text:p>0,6802721088</text:p>
          </table:table-cell>
          <table:table-cell office:value-type="float" office:value="135">
            <text:p>135</text:p>
          </table:table-cell>
          <table:table-cell table:formula="of:=IF(ABS([.$A59]/[.AA59])&gt;1;(ABS([.$A59]/[.AA59])-1)*100;(1-(ABS([.$A59]/[.AA59])))*100)" office:value-type="float" office:value="9.62962962962963">
            <text:p>9,6296296296</text:p>
          </table:table-cell>
          <table:table-cell office:value-type="float" office:value="156">
            <text:p>156</text:p>
          </table:table-cell>
          <table:table-cell table:formula="of:=IF(ABS([.$A59]/[.AC59])&gt;1;(ABS([.$A59]/[.AC59])-1)*100;(1-(ABS([.$A59]/[.AC59])))*100)" office:value-type="float" office:value="5.12820512820513">
            <text:p>5,1282051282</text:p>
          </table:table-cell>
          <table:table-cell office:value-type="float" office:value="149">
            <text:p>149</text:p>
          </table:table-cell>
          <table:table-cell table:formula="of:=IF(ABS([.$A59]/[.AE59])&gt;1;(ABS([.$A59]/[.AE59])-1)*100;(1-(ABS([.$A59]/[.AE59])))*100)" office:value-type="float" office:value="0.671140939597315">
            <text:p>0,6711409396</text:p>
          </table:table-cell>
          <table:table-cell office:value-type="float" office:value="139">
            <text:p>139</text:p>
          </table:table-cell>
          <table:table-cell table:formula="of:=IF(ABS([.$A59]/[.AG59])&gt;1;(ABS([.$A59]/[.AG59])-1)*100;(1-(ABS([.$A59]/[.AG59])))*100)" office:value-type="float" office:value="6.4748201438849">
            <text:p>6,4748201439</text:p>
          </table:table-cell>
          <table:table-cell office:value-type="float" office:value="146">
            <text:p>146</text:p>
          </table:table-cell>
          <table:table-cell table:formula="of:=IF(ABS([.$A59]/[.AI59])&gt;1;(ABS([.$A59]/[.AI59])-1)*100;(1-(ABS([.$A59]/[.AI59])))*100)" office:value-type="float" office:value="1.36986301369864">
            <text:p>1,3698630137</text:p>
          </table:table-cell>
          <table:table-cell office:value-type="float" office:value="151">
            <text:p>151</text:p>
          </table:table-cell>
          <table:table-cell table:formula="of:=IF(ABS([.$A59]/[.AK59])&gt;1;(ABS([.$A59]/[.AK59])-1)*100;(1-(ABS([.$A59]/[.AK59])))*100)" office:value-type="float" office:value="1.98675496688742">
            <text:p>1,9867549669</text:p>
          </table:table-cell>
          <table:table-cell office:value-type="float" office:value="150">
            <text:p>150</text:p>
          </table:table-cell>
          <table:table-cell table:formula="of:=IF(ABS([.$A59]/[.AM59])&gt;1;(ABS([.$A59]/[.AM59])-1)*100;(1-(ABS([.$A59]/[.AM59])))*100)" office:value-type="float" office:value="1.33333333333333">
            <text:p>1,3333333333</text:p>
          </table:table-cell>
          <table:table-cell office:value-type="float" office:value="157">
            <text:p>157</text:p>
          </table:table-cell>
          <table:table-cell table:formula="of:=IF(ABS([.$A59]/[.AO59])&gt;1;(ABS([.$A59]/[.AO59])-1)*100;(1-(ABS([.$A59]/[.AO59])))*100)" office:value-type="float" office:value="5.73248407643312">
            <text:p>5,7324840764</text:p>
          </table:table-cell>
          <table:table-cell office:value-type="float" office:value="152">
            <text:p>152</text:p>
          </table:table-cell>
          <table:table-cell table:formula="of:=IF(ABS([.$A59]/[.AQ59])&gt;1;(ABS([.$A59]/[.AQ59])-1)*100;(1-(ABS([.$A59]/[.AQ59])))*100)" office:value-type="float" office:value="2.63157894736842">
            <text:p>2,6315789474</text:p>
          </table:table-cell>
          <table:table-cell office:value-type="float" office:value="139">
            <text:p>139</text:p>
          </table:table-cell>
          <table:table-cell table:formula="of:=IF(ABS([.$A59]/[.AS59])&gt;1;(ABS([.$A59]/[.AS59])-1)*100;(1-(ABS([.$A59]/[.AS59])))*100)" office:value-type="float" office:value="6.4748201438849">
            <text:p>6,4748201439</text:p>
          </table:table-cell>
          <table:table-cell office:value-type="float" office:value="155">
            <text:p>155</text:p>
          </table:table-cell>
          <table:table-cell table:formula="of:=IF(ABS([.$A59]/[.AU59])&gt;1;(ABS([.$A59]/[.AU59])-1)*100;(1-(ABS([.$A59]/[.AU59])))*100)" office:value-type="float" office:value="4.51612903225807">
            <text:p>4,5161290323</text:p>
          </table:table-cell>
          <table:table-cell office:value-type="float" office:value="156">
            <text:p>156</text:p>
          </table:table-cell>
          <table:table-cell table:formula="of:=IF(ABS([.$A59]/[.AW59])&gt;1;(ABS([.$A59]/[.AW59])-1)*100;(1-(ABS([.$A59]/[.AW59])))*100)" office:value-type="float" office:value="5.12820512820513">
            <text:p>5,1282051282</text:p>
          </table:table-cell>
          <table:table-cell office:value-type="float" office:value="139">
            <text:p>139</text:p>
          </table:table-cell>
          <table:table-cell table:formula="of:=IF(ABS([.$A59]/[.AY59])&gt;1;(ABS([.$A59]/[.AY59])-1)*100;(1-(ABS([.$A59]/[.AY59])))*100)" office:value-type="float" office:value="6.4748201438849">
            <text:p>6,4748201439</text:p>
          </table:table-cell>
          <table:table-cell office:value-type="float" office:value="156">
            <text:p>156</text:p>
          </table:table-cell>
          <table:table-cell table:formula="of:=IF(ABS([.$A59]/[.BA59])&gt;1;(ABS([.$A59]/[.BA59])-1)*100;(1-(ABS([.$A59]/[.BA59])))*100)" office:value-type="float" office:value="5.12820512820513">
            <text:p>5,1282051282</text:p>
          </table:table-cell>
          <table:table-cell office:value-type="float" office:value="148">
            <text:p>148</text:p>
          </table:table-cell>
          <table:table-cell table:formula="of:=IF(ABS([.$A59]/[.BC59])&gt;1;(ABS([.$A59]/[.BC59])-1)*100;(1-(ABS([.$A59]/[.BC59])))*100)" office:value-type="float" office:value="0">
            <text:p>0</text:p>
          </table:table-cell>
        </table:table-row>
        <table:table-row table:style-name="ro2">
          <table:table-cell office:value-type="float" office:value="133">
            <text:p>133</text:p>
          </table:table-cell>
          <table:table-cell table:style-name="ce4"/>
          <table:table-cell office:value-type="float" office:value="410">
            <text:p>410</text:p>
          </table:table-cell>
          <table:table-cell table:formula="of:=IF(ABS([.$A60]/[.C60])&gt;1;(ABS([.$A60]/[.C60])-1)*100;(1-(ABS([.$A60]/[.C60])))*100)" office:value-type="float" office:value="67.5609756097561">
            <text:p>67,5609756098</text:p>
          </table:table-cell>
          <table:table-cell office:value-type="float" office:value="420">
            <text:p>420</text:p>
          </table:table-cell>
          <table:table-cell table:formula="of:=IF(ABS([.$A60]/[.E60])&gt;1;(ABS([.$A60]/[.E60])-1)*100;(1-(ABS([.$A60]/[.E60])))*100)" office:value-type="float" office:value="68.3333333333333">
            <text:p>68,3333333333</text:p>
          </table:table-cell>
          <table:table-cell office:value-type="float" office:value="133">
            <text:p>133</text:p>
          </table:table-cell>
          <table:table-cell table:formula="of:=IF(ABS([.$A60]/[.G60])&gt;1;(ABS([.$A60]/[.G60])-1)*100;(1-(ABS([.$A60]/[.G60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60]/[.I60])&gt;1;(ABS([.$A60]/[.I60])-1)*100;(1-(ABS([.$A60]/[.I60])))*100)" office:value-type="float" office:value="67.481662591687">
            <text:p>67,4816625917</text:p>
          </table:table-cell>
          <table:table-cell office:value-type="float" office:value="133">
            <text:p>133</text:p>
          </table:table-cell>
          <table:table-cell table:formula="of:=IF(ABS([.$A60]/[.K60])&gt;1;(ABS([.$A60]/[.K60])-1)*100;(1-(ABS([.$A60]/[.K60])))*100)" office:value-type="float" office:value="0">
            <text:p>0</text:p>
          </table:table-cell>
          <table:table-cell office:value-type="float" office:value="132">
            <text:p>132</text:p>
          </table:table-cell>
          <table:table-cell table:formula="of:=IF(ABS([.$A60]/[.M60])&gt;1;(ABS([.$A60]/[.M60])-1)*100;(1-(ABS([.$A60]/[.M60])))*100)" office:value-type="float" office:value="0.757575757575757">
            <text:p>0,7575757576</text:p>
          </table:table-cell>
          <table:table-cell office:value-type="float" office:value="408">
            <text:p>408</text:p>
          </table:table-cell>
          <table:table-cell table:formula="of:=IF(ABS([.$A60]/[.O60])&gt;1;(ABS([.$A60]/[.O60])-1)*100;(1-(ABS([.$A60]/[.O60])))*100)" office:value-type="float" office:value="67.4019607843137">
            <text:p>67,4019607843</text:p>
          </table:table-cell>
          <table:table-cell office:value-type="float" office:value="133">
            <text:p>133</text:p>
          </table:table-cell>
          <table:table-cell table:formula="of:=IF(ABS([.$A60]/[.Q60])&gt;1;(ABS([.$A60]/[.Q60])-1)*100;(1-(ABS([.$A60]/[.Q60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60]/[.S60])&gt;1;(ABS([.$A60]/[.S60])-1)*100;(1-(ABS([.$A60]/[.S60])))*100)" office:value-type="float" office:value="68.4085510688836">
            <text:p>68,4085510689</text:p>
          </table:table-cell>
          <table:table-cell office:value-type="float" office:value="140">
            <text:p>140</text:p>
          </table:table-cell>
          <table:table-cell table:formula="of:=IF(ABS([.$A60]/[.U60])&gt;1;(ABS([.$A60]/[.U60])-1)*100;(1-(ABS([.$A60]/[.U60])))*100)" office:value-type="float" office:value="5">
            <text:p>5</text:p>
          </table:table-cell>
          <table:table-cell office:value-type="float" office:value="130">
            <text:p>130</text:p>
          </table:table-cell>
          <table:table-cell table:formula="of:=IF(ABS([.$A60]/[.W60])&gt;1;(ABS([.$A60]/[.W60])-1)*100;(1-(ABS([.$A60]/[.W60])))*100)" office:value-type="float" office:value="2.3076923076923">
            <text:p>2,3076923077</text:p>
          </table:table-cell>
          <table:table-cell office:value-type="float" office:value="413">
            <text:p>413</text:p>
          </table:table-cell>
          <table:table-cell table:formula="of:=IF(ABS([.$A60]/[.Y60])&gt;1;(ABS([.$A60]/[.Y60])-1)*100;(1-(ABS([.$A60]/[.Y60])))*100)" office:value-type="float" office:value="67.7966101694915">
            <text:p>67,7966101695</text:p>
          </table:table-cell>
          <table:table-cell office:value-type="float" office:value="148">
            <text:p>148</text:p>
          </table:table-cell>
          <table:table-cell table:formula="of:=IF(ABS([.$A60]/[.AA60])&gt;1;(ABS([.$A60]/[.AA60])-1)*100;(1-(ABS([.$A60]/[.AA60])))*100)" office:value-type="float" office:value="10.1351351351351">
            <text:p>10,1351351351</text:p>
          </table:table-cell>
          <table:table-cell office:value-type="float" office:value="403">
            <text:p>403</text:p>
          </table:table-cell>
          <table:table-cell table:formula="of:=IF(ABS([.$A60]/[.AC60])&gt;1;(ABS([.$A60]/[.AC60])-1)*100;(1-(ABS([.$A60]/[.AC60])))*100)" office:value-type="float" office:value="66.9975186104218">
            <text:p>66,9975186104</text:p>
          </table:table-cell>
          <table:table-cell office:value-type="float" office:value="132">
            <text:p>132</text:p>
          </table:table-cell>
          <table:table-cell table:formula="of:=IF(ABS([.$A60]/[.AE60])&gt;1;(ABS([.$A60]/[.AE60])-1)*100;(1-(ABS([.$A60]/[.AE60])))*100)" office:value-type="float" office:value="0.757575757575757">
            <text:p>0,7575757576</text:p>
          </table:table-cell>
          <table:table-cell office:value-type="float" office:value="138">
            <text:p>138</text:p>
          </table:table-cell>
          <table:table-cell table:formula="of:=IF(ABS([.$A60]/[.AG60])&gt;1;(ABS([.$A60]/[.AG60])-1)*100;(1-(ABS([.$A60]/[.AG60])))*100)" office:value-type="float" office:value="3.62318840579711">
            <text:p>3,6231884058</text:p>
          </table:table-cell>
          <table:table-cell office:value-type="float" office:value="414">
            <text:p>414</text:p>
          </table:table-cell>
          <table:table-cell table:formula="of:=IF(ABS([.$A60]/[.AI60])&gt;1;(ABS([.$A60]/[.AI60])-1)*100;(1-(ABS([.$A60]/[.AI60])))*100)" office:value-type="float" office:value="67.8743961352657">
            <text:p>67,8743961353</text:p>
          </table:table-cell>
          <table:table-cell office:value-type="float" office:value="409">
            <text:p>409</text:p>
          </table:table-cell>
          <table:table-cell table:formula="of:=IF(ABS([.$A60]/[.AK60])&gt;1;(ABS([.$A60]/[.AK60])-1)*100;(1-(ABS([.$A60]/[.AK60])))*100)" office:value-type="float" office:value="67.481662591687">
            <text:p>67,4816625917</text:p>
          </table:table-cell>
          <table:table-cell office:value-type="float" office:value="133">
            <text:p>133</text:p>
          </table:table-cell>
          <table:table-cell table:formula="of:=IF(ABS([.$A60]/[.AM60])&gt;1;(ABS([.$A60]/[.AM60])-1)*100;(1-(ABS([.$A60]/[.AM60])))*100)" office:value-type="float" office:value="0">
            <text:p>0</text:p>
          </table:table-cell>
          <table:table-cell office:value-type="float" office:value="125">
            <text:p>125</text:p>
          </table:table-cell>
          <table:table-cell table:formula="of:=IF(ABS([.$A60]/[.AO60])&gt;1;(ABS([.$A60]/[.AO60])-1)*100;(1-(ABS([.$A60]/[.AO60])))*100)" office:value-type="float" office:value="6.40000000000001">
            <text:p>6,4</text:p>
          </table:table-cell>
          <table:table-cell office:value-type="float" office:value="130">
            <text:p>130</text:p>
          </table:table-cell>
          <table:table-cell table:formula="of:=IF(ABS([.$A60]/[.AQ60])&gt;1;(ABS([.$A60]/[.AQ60])-1)*100;(1-(ABS([.$A60]/[.AQ60])))*100)" office:value-type="float" office:value="2.3076923076923">
            <text:p>2,3076923077</text:p>
          </table:table-cell>
          <table:table-cell office:value-type="float" office:value="414">
            <text:p>414</text:p>
          </table:table-cell>
          <table:table-cell table:formula="of:=IF(ABS([.$A60]/[.AS60])&gt;1;(ABS([.$A60]/[.AS60])-1)*100;(1-(ABS([.$A60]/[.AS60])))*100)" office:value-type="float" office:value="67.8743961352657">
            <text:p>67,8743961353</text:p>
          </table:table-cell>
          <table:table-cell office:value-type="float" office:value="404">
            <text:p>404</text:p>
          </table:table-cell>
          <table:table-cell table:formula="of:=IF(ABS([.$A60]/[.AU60])&gt;1;(ABS([.$A60]/[.AU60])-1)*100;(1-(ABS([.$A60]/[.AU60])))*100)" office:value-type="float" office:value="67.0792079207921">
            <text:p>67,0792079208</text:p>
          </table:table-cell>
          <table:table-cell office:value-type="float" office:value="404">
            <text:p>404</text:p>
          </table:table-cell>
          <table:table-cell table:formula="of:=IF(ABS([.$A60]/[.AW60])&gt;1;(ABS([.$A60]/[.AW60])-1)*100;(1-(ABS([.$A60]/[.AW60])))*100)" office:value-type="float" office:value="67.0792079207921">
            <text:p>67,0792079208</text:p>
          </table:table-cell>
          <table:table-cell office:value-type="float" office:value="133">
            <text:p>133</text:p>
          </table:table-cell>
          <table:table-cell table:formula="of:=IF(ABS([.$A60]/[.AY60])&gt;1;(ABS([.$A60]/[.AY60])-1)*100;(1-(ABS([.$A60]/[.AY60])))*100)" office:value-type="float" office:value="0">
            <text:p>0</text:p>
          </table:table-cell>
          <table:table-cell office:value-type="float" office:value="133">
            <text:p>133</text:p>
          </table:table-cell>
          <table:table-cell table:formula="of:=IF(ABS([.$A60]/[.BA60])&gt;1;(ABS([.$A60]/[.BA60])-1)*100;(1-(ABS([.$A60]/[.BA60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60]/[.BC60])&gt;1;(ABS([.$A60]/[.BC60])-1)*100;(1-(ABS([.$A60]/[.BC60])))*100)" office:value-type="float" office:value="68.4085510688836">
            <text:p>68,4085510689</text:p>
          </table:table-cell>
        </table:table-row>
        <table:table-row table:style-name="ro2">
          <table:table-cell office:value-type="float" office:value="146">
            <text:p>146</text:p>
          </table:table-cell>
          <table:table-cell table:style-name="ce4"/>
          <table:table-cell office:value-type="float" office:value="144">
            <text:p>144</text:p>
          </table:table-cell>
          <table:table-cell table:formula="of:=IF(ABS([.$A61]/[.C61])&gt;1;(ABS([.$A61]/[.C61])-1)*100;(1-(ABS([.$A61]/[.C61])))*100)" office:value-type="float" office:value="1.38888888888888">
            <text:p>1,3888888889</text:p>
          </table:table-cell>
          <table:table-cell office:value-type="float" office:value="140">
            <text:p>140</text:p>
          </table:table-cell>
          <table:table-cell table:formula="of:=IF(ABS([.$A61]/[.E61])&gt;1;(ABS([.$A61]/[.E61])-1)*100;(1-(ABS([.$A61]/[.E61])))*100)" office:value-type="float" office:value="4.28571428571429">
            <text:p>4,2857142857</text:p>
          </table:table-cell>
          <table:table-cell office:value-type="float" office:value="148">
            <text:p>148</text:p>
          </table:table-cell>
          <table:table-cell table:formula="of:=IF(ABS([.$A61]/[.G61])&gt;1;(ABS([.$A61]/[.G61])-1)*100;(1-(ABS([.$A61]/[.G61])))*100)" office:value-type="float" office:value="1.35135135135135">
            <text:p>1,3513513514</text:p>
          </table:table-cell>
          <table:table-cell office:value-type="float" office:value="150">
            <text:p>150</text:p>
          </table:table-cell>
          <table:table-cell table:formula="of:=IF(ABS([.$A61]/[.I61])&gt;1;(ABS([.$A61]/[.I61])-1)*100;(1-(ABS([.$A61]/[.I61])))*100)" office:value-type="float" office:value="2.66666666666666">
            <text:p>2,6666666667</text:p>
          </table:table-cell>
          <table:table-cell office:value-type="float" office:value="150">
            <text:p>150</text:p>
          </table:table-cell>
          <table:table-cell table:formula="of:=IF(ABS([.$A61]/[.K61])&gt;1;(ABS([.$A61]/[.K61])-1)*100;(1-(ABS([.$A61]/[.K61])))*100)" office:value-type="float" office:value="2.66666666666666">
            <text:p>2,6666666667</text:p>
          </table:table-cell>
          <table:table-cell office:value-type="float" office:value="144">
            <text:p>144</text:p>
          </table:table-cell>
          <table:table-cell table:formula="of:=IF(ABS([.$A61]/[.M61])&gt;1;(ABS([.$A61]/[.M61])-1)*100;(1-(ABS([.$A61]/[.M61])))*100)" office:value-type="float" office:value="1.38888888888888">
            <text:p>1,3888888889</text:p>
          </table:table-cell>
          <table:table-cell office:value-type="float" office:value="151">
            <text:p>151</text:p>
          </table:table-cell>
          <table:table-cell table:formula="of:=IF(ABS([.$A61]/[.O61])&gt;1;(ABS([.$A61]/[.O61])-1)*100;(1-(ABS([.$A61]/[.O61])))*100)" office:value-type="float" office:value="3.31125827814569">
            <text:p>3,3112582781</text:p>
          </table:table-cell>
          <table:table-cell office:value-type="float" office:value="146">
            <text:p>146</text:p>
          </table:table-cell>
          <table:table-cell table:formula="of:=IF(ABS([.$A61]/[.Q61])&gt;1;(ABS([.$A61]/[.Q61])-1)*100;(1-(ABS([.$A61]/[.Q61])))*100)" office:value-type="float" office:value="0">
            <text:p>0</text:p>
          </table:table-cell>
          <table:table-cell office:value-type="float" office:value="140">
            <text:p>140</text:p>
          </table:table-cell>
          <table:table-cell table:formula="of:=IF(ABS([.$A61]/[.S61])&gt;1;(ABS([.$A61]/[.S61])-1)*100;(1-(ABS([.$A61]/[.S61])))*100)" office:value-type="float" office:value="4.28571428571429">
            <text:p>4,2857142857</text:p>
          </table:table-cell>
          <table:table-cell office:value-type="float" office:value="155">
            <text:p>155</text:p>
          </table:table-cell>
          <table:table-cell table:formula="of:=IF(ABS([.$A61]/[.U61])&gt;1;(ABS([.$A61]/[.U61])-1)*100;(1-(ABS([.$A61]/[.U61])))*100)" office:value-type="float" office:value="5.80645161290323">
            <text:p>5,8064516129</text:p>
          </table:table-cell>
          <table:table-cell office:value-type="float" office:value="145">
            <text:p>145</text:p>
          </table:table-cell>
          <table:table-cell table:formula="of:=IF(ABS([.$A61]/[.W61])&gt;1;(ABS([.$A61]/[.W61])-1)*100;(1-(ABS([.$A61]/[.W61])))*100)" office:value-type="float" office:value="0.689655172413795">
            <text:p>0,6896551724</text:p>
          </table:table-cell>
          <table:table-cell office:value-type="float" office:value="149">
            <text:p>149</text:p>
          </table:table-cell>
          <table:table-cell table:formula="of:=IF(ABS([.$A61]/[.Y61])&gt;1;(ABS([.$A61]/[.Y61])-1)*100;(1-(ABS([.$A61]/[.Y61])))*100)" office:value-type="float" office:value="2.01342281879194">
            <text:p>2,0134228188</text:p>
          </table:table-cell>
          <table:table-cell office:value-type="float" office:value="149">
            <text:p>149</text:p>
          </table:table-cell>
          <table:table-cell table:formula="of:=IF(ABS([.$A61]/[.AA61])&gt;1;(ABS([.$A61]/[.AA61])-1)*100;(1-(ABS([.$A61]/[.AA61])))*100)" office:value-type="float" office:value="2.01342281879194">
            <text:p>2,0134228188</text:p>
          </table:table-cell>
          <table:table-cell office:value-type="float" office:value="150">
            <text:p>150</text:p>
          </table:table-cell>
          <table:table-cell table:formula="of:=IF(ABS([.$A61]/[.AC61])&gt;1;(ABS([.$A61]/[.AC61])-1)*100;(1-(ABS([.$A61]/[.AC61])))*100)" office:value-type="float" office:value="2.66666666666666">
            <text:p>2,6666666667</text:p>
          </table:table-cell>
          <table:table-cell office:value-type="float" office:value="145">
            <text:p>145</text:p>
          </table:table-cell>
          <table:table-cell table:formula="of:=IF(ABS([.$A61]/[.AE61])&gt;1;(ABS([.$A61]/[.AE61])-1)*100;(1-(ABS([.$A61]/[.AE61])))*100)" office:value-type="float" office:value="0.689655172413795">
            <text:p>0,6896551724</text:p>
          </table:table-cell>
          <table:table-cell office:value-type="float" office:value="144">
            <text:p>144</text:p>
          </table:table-cell>
          <table:table-cell table:formula="of:=IF(ABS([.$A61]/[.AG61])&gt;1;(ABS([.$A61]/[.AG61])-1)*100;(1-(ABS([.$A61]/[.AG61])))*100)" office:value-type="float" office:value="1.38888888888888">
            <text:p>1,3888888889</text:p>
          </table:table-cell>
          <table:table-cell office:value-type="float" office:value="157">
            <text:p>157</text:p>
          </table:table-cell>
          <table:table-cell table:formula="of:=IF(ABS([.$A61]/[.AI61])&gt;1;(ABS([.$A61]/[.AI61])-1)*100;(1-(ABS([.$A61]/[.AI61])))*100)" office:value-type="float" office:value="7.00636942675159">
            <text:p>7,0063694268</text:p>
          </table:table-cell>
          <table:table-cell office:value-type="float" office:value="150">
            <text:p>150</text:p>
          </table:table-cell>
          <table:table-cell table:formula="of:=IF(ABS([.$A61]/[.AK61])&gt;1;(ABS([.$A61]/[.AK61])-1)*100;(1-(ABS([.$A61]/[.AK61])))*100)" office:value-type="float" office:value="2.66666666666666">
            <text:p>2,6666666667</text:p>
          </table:table-cell>
          <table:table-cell office:value-type="float" office:value="150">
            <text:p>150</text:p>
          </table:table-cell>
          <table:table-cell table:formula="of:=IF(ABS([.$A61]/[.AM61])&gt;1;(ABS([.$A61]/[.AM61])-1)*100;(1-(ABS([.$A61]/[.AM61])))*100)" office:value-type="float" office:value="2.66666666666666">
            <text:p>2,6666666667</text:p>
          </table:table-cell>
          <table:table-cell office:value-type="float" office:value="146">
            <text:p>146</text:p>
          </table:table-cell>
          <table:table-cell table:formula="of:=IF(ABS([.$A61]/[.AO61])&gt;1;(ABS([.$A61]/[.AO61])-1)*100;(1-(ABS([.$A61]/[.AO61])))*100)" office:value-type="float" office:value="0">
            <text:p>0</text:p>
          </table:table-cell>
          <table:table-cell office:value-type="float" office:value="145">
            <text:p>145</text:p>
          </table:table-cell>
          <table:table-cell table:formula="of:=IF(ABS([.$A61]/[.AQ61])&gt;1;(ABS([.$A61]/[.AQ61])-1)*100;(1-(ABS([.$A61]/[.AQ61])))*100)" office:value-type="float" office:value="0.689655172413795">
            <text:p>0,6896551724</text:p>
          </table:table-cell>
          <table:table-cell office:value-type="float" office:value="142">
            <text:p>142</text:p>
          </table:table-cell>
          <table:table-cell table:formula="of:=IF(ABS([.$A61]/[.AS61])&gt;1;(ABS([.$A61]/[.AS61])-1)*100;(1-(ABS([.$A61]/[.AS61])))*100)" office:value-type="float" office:value="2.8169014084507">
            <text:p>2,8169014085</text:p>
          </table:table-cell>
          <table:table-cell office:value-type="float" office:value="144">
            <text:p>144</text:p>
          </table:table-cell>
          <table:table-cell table:formula="of:=IF(ABS([.$A61]/[.AU61])&gt;1;(ABS([.$A61]/[.AU61])-1)*100;(1-(ABS([.$A61]/[.AU61])))*100)" office:value-type="float" office:value="1.38888888888888">
            <text:p>1,3888888889</text:p>
          </table:table-cell>
          <table:table-cell office:value-type="float" office:value="143">
            <text:p>143</text:p>
          </table:table-cell>
          <table:table-cell table:formula="of:=IF(ABS([.$A61]/[.AW61])&gt;1;(ABS([.$A61]/[.AW61])-1)*100;(1-(ABS([.$A61]/[.AW61])))*100)" office:value-type="float" office:value="2.0979020979021">
            <text:p>2,0979020979</text:p>
          </table:table-cell>
          <table:table-cell office:value-type="float" office:value="148">
            <text:p>148</text:p>
          </table:table-cell>
          <table:table-cell table:formula="of:=IF(ABS([.$A61]/[.AY61])&gt;1;(ABS([.$A61]/[.AY61])-1)*100;(1-(ABS([.$A61]/[.AY61])))*100)" office:value-type="float" office:value="1.35135135135135">
            <text:p>1,3513513514</text:p>
          </table:table-cell>
          <table:table-cell office:value-type="float" office:value="139">
            <text:p>139</text:p>
          </table:table-cell>
          <table:table-cell table:formula="of:=IF(ABS([.$A61]/[.BA61])&gt;1;(ABS([.$A61]/[.BA61])-1)*100;(1-(ABS([.$A61]/[.BA61])))*100)" office:value-type="float" office:value="5.03597122302157">
            <text:p>5,035971223</text:p>
          </table:table-cell>
          <table:table-cell office:value-type="float" office:value="140">
            <text:p>140</text:p>
          </table:table-cell>
          <table:table-cell table:formula="of:=IF(ABS([.$A61]/[.BC61])&gt;1;(ABS([.$A61]/[.BC61])-1)*100;(1-(ABS([.$A61]/[.BC61])))*100)" office:value-type="float" office:value="4.28571428571429">
            <text:p>4,2857142857</text:p>
          </table:table-cell>
        </table:table-row>
        <table:table-row table:style-name="ro2">
          <table:table-cell office:value-type="float" office:value="414">
            <text:p>414</text:p>
          </table:table-cell>
          <table:table-cell table:style-name="ce4"/>
          <table:table-cell office:value-type="float" office:value="420">
            <text:p>420</text:p>
          </table:table-cell>
          <table:table-cell table:formula="of:=IF(ABS([.$A62]/[.C62])&gt;1;(ABS([.$A62]/[.C62])-1)*100;(1-(ABS([.$A62]/[.C62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62]/[.E62])&gt;1;(ABS([.$A62]/[.E62])-1)*100;(1-(ABS([.$A62]/[.E62])))*100)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IF(ABS([.$A62]/[.G62])&gt;1;(ABS([.$A62]/[.G62])-1)*100;(1-(ABS([.$A62]/[.G62])))*100)" office:value-type="float" office:value="197.841726618705">
            <text:p>197,8417266187</text:p>
          </table:table-cell>
          <table:table-cell office:value-type="float" office:value="414">
            <text:p>414</text:p>
          </table:table-cell>
          <table:table-cell table:formula="of:=IF(ABS([.$A62]/[.I62])&gt;1;(ABS([.$A62]/[.I62])-1)*100;(1-(ABS([.$A62]/[.I62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62]/[.K62])&gt;1;(ABS([.$A62]/[.K62])-1)*100;(1-(ABS([.$A62]/[.K62])))*100)" office:value-type="float" office:value="1.22249388753055">
            <text:p>1,2224938875</text:p>
          </table:table-cell>
          <table:table-cell office:value-type="float" office:value="415">
            <text:p>415</text:p>
          </table:table-cell>
          <table:table-cell table:formula="of:=IF(ABS([.$A62]/[.M62])&gt;1;(ABS([.$A62]/[.M62])-1)*100;(1-(ABS([.$A62]/[.M62])))*100)" office:value-type="float" office:value="0.240963855421683">
            <text:p>0,2409638554</text:p>
          </table:table-cell>
          <table:table-cell office:value-type="float" office:value="413">
            <text:p>413</text:p>
          </table:table-cell>
          <table:table-cell table:formula="of:=IF(ABS([.$A62]/[.O62])&gt;1;(ABS([.$A62]/[.O62])-1)*100;(1-(ABS([.$A62]/[.O62])))*100)" office:value-type="float" office:value="0.242130750605329">
            <text:p>0,2421307506</text:p>
          </table:table-cell>
          <table:table-cell office:value-type="float" office:value="133">
            <text:p>133</text:p>
          </table:table-cell>
          <table:table-cell table:formula="of:=IF(ABS([.$A62]/[.Q62])&gt;1;(ABS([.$A62]/[.Q62])-1)*100;(1-(ABS([.$A62]/[.Q62])))*100)" office:value-type="float" office:value="211.278195488722">
            <text:p>211,2781954887</text:p>
          </table:table-cell>
          <table:table-cell office:value-type="float" office:value="132">
            <text:p>132</text:p>
          </table:table-cell>
          <table:table-cell table:formula="of:=IF(ABS([.$A62]/[.S62])&gt;1;(ABS([.$A62]/[.S62])-1)*100;(1-(ABS([.$A62]/[.S62])))*100)" office:value-type="float" office:value="213.636363636364">
            <text:p>213,6363636364</text:p>
          </table:table-cell>
          <table:table-cell office:value-type="float" office:value="133">
            <text:p>133</text:p>
          </table:table-cell>
          <table:table-cell table:formula="of:=IF(ABS([.$A62]/[.U62])&gt;1;(ABS([.$A62]/[.U62])-1)*100;(1-(ABS([.$A62]/[.U62])))*100)" office:value-type="float" office:value="211.278195488722">
            <text:p>211,2781954887</text:p>
          </table:table-cell>
          <table:table-cell office:value-type="float" office:value="134">
            <text:p>134</text:p>
          </table:table-cell>
          <table:table-cell table:formula="of:=IF(ABS([.$A62]/[.W62])&gt;1;(ABS([.$A62]/[.W62])-1)*100;(1-(ABS([.$A62]/[.W62])))*100)" office:value-type="float" office:value="208.955223880597">
            <text:p>208,9552238806</text:p>
          </table:table-cell>
          <table:table-cell office:value-type="float" office:value="411">
            <text:p>411</text:p>
          </table:table-cell>
          <table:table-cell table:formula="of:=IF(ABS([.$A62]/[.Y62])&gt;1;(ABS([.$A62]/[.Y62])-1)*100;(1-(ABS([.$A62]/[.Y62])))*100)" office:value-type="float" office:value="0.72992700729928">
            <text:p>0,7299270073</text:p>
          </table:table-cell>
          <table:table-cell office:value-type="float" office:value="410">
            <text:p>410</text:p>
          </table:table-cell>
          <table:table-cell table:formula="of:=IF(ABS([.$A62]/[.AA62])&gt;1;(ABS([.$A62]/[.AA62])-1)*100;(1-(ABS([.$A62]/[.AA62])))*100)" office:value-type="float" office:value="0.975609756097562">
            <text:p>0,9756097561</text:p>
          </table:table-cell>
          <table:table-cell office:value-type="float" office:value="133">
            <text:p>133</text:p>
          </table:table-cell>
          <table:table-cell table:formula="of:=IF(ABS([.$A62]/[.AC62])&gt;1;(ABS([.$A62]/[.AC62])-1)*100;(1-(ABS([.$A62]/[.AC62])))*100)" office:value-type="float" office:value="211.278195488722">
            <text:p>211,2781954887</text:p>
          </table:table-cell>
          <table:table-cell office:value-type="float" office:value="415">
            <text:p>415</text:p>
          </table:table-cell>
          <table:table-cell table:formula="of:=IF(ABS([.$A62]/[.AE62])&gt;1;(ABS([.$A62]/[.AE62])-1)*100;(1-(ABS([.$A62]/[.AE62])))*100)" office:value-type="float" office:value="0.240963855421683">
            <text:p>0,2409638554</text:p>
          </table:table-cell>
          <table:table-cell office:value-type="float" office:value="132">
            <text:p>132</text:p>
          </table:table-cell>
          <table:table-cell table:formula="of:=IF(ABS([.$A62]/[.AG62])&gt;1;(ABS([.$A62]/[.AG62])-1)*100;(1-(ABS([.$A62]/[.AG62])))*100)" office:value-type="float" office:value="213.636363636364">
            <text:p>213,6363636364</text:p>
          </table:table-cell>
          <table:table-cell office:value-type="float" office:value="403">
            <text:p>403</text:p>
          </table:table-cell>
          <table:table-cell table:formula="of:=IF(ABS([.$A62]/[.AI62])&gt;1;(ABS([.$A62]/[.AI62])-1)*100;(1-(ABS([.$A62]/[.AI62])))*100)" office:value-type="float" office:value="2.72952853598014">
            <text:p>2,729528536</text:p>
          </table:table-cell>
          <table:table-cell office:value-type="float" office:value="132">
            <text:p>132</text:p>
          </table:table-cell>
          <table:table-cell table:formula="of:=IF(ABS([.$A62]/[.AK62])&gt;1;(ABS([.$A62]/[.AK62])-1)*100;(1-(ABS([.$A62]/[.AK62])))*100)" office:value-type="float" office:value="213.636363636364">
            <text:p>213,6363636364</text:p>
          </table:table-cell>
          <table:table-cell office:value-type="float" office:value="409">
            <text:p>409</text:p>
          </table:table-cell>
          <table:table-cell table:formula="of:=IF(ABS([.$A62]/[.AM62])&gt;1;(ABS([.$A62]/[.AM62])-1)*100;(1-(ABS([.$A62]/[.AM62])))*100)" office:value-type="float" office:value="1.22249388753055">
            <text:p>1,2224938875</text:p>
          </table:table-cell>
          <table:table-cell office:value-type="float" office:value="414">
            <text:p>414</text:p>
          </table:table-cell>
          <table:table-cell table:formula="of:=IF(ABS([.$A62]/[.AO62])&gt;1;(ABS([.$A62]/[.AO62])-1)*100;(1-(ABS([.$A62]/[.AO62])))*100)" office:value-type="float" office:value="0">
            <text:p>0</text:p>
          </table:table-cell>
          <table:table-cell office:value-type="float" office:value="415">
            <text:p>415</text:p>
          </table:table-cell>
          <table:table-cell table:formula="of:=IF(ABS([.$A62]/[.AQ62])&gt;1;(ABS([.$A62]/[.AQ62])-1)*100;(1-(ABS([.$A62]/[.AQ62])))*100)" office:value-type="float" office:value="0.240963855421683">
            <text:p>0,2409638554</text:p>
          </table:table-cell>
          <table:table-cell office:value-type="float" office:value="146">
            <text:p>146</text:p>
          </table:table-cell>
          <table:table-cell table:formula="of:=IF(ABS([.$A62]/[.AS62])&gt;1;(ABS([.$A62]/[.AS62])-1)*100;(1-(ABS([.$A62]/[.AS62])))*100)" office:value-type="float" office:value="183.561643835616">
            <text:p>183,5616438356</text:p>
          </table:table-cell>
          <table:table-cell office:value-type="float" office:value="420">
            <text:p>420</text:p>
          </table:table-cell>
          <table:table-cell table:formula="of:=IF(ABS([.$A62]/[.AU62])&gt;1;(ABS([.$A62]/[.AU62])-1)*100;(1-(ABS([.$A62]/[.AU62])))*100)" office:value-type="float" office:value="1.42857142857142">
            <text:p>1,4285714286</text:p>
          </table:table-cell>
          <table:table-cell office:value-type="float" office:value="140">
            <text:p>140</text:p>
          </table:table-cell>
          <table:table-cell table:formula="of:=IF(ABS([.$A62]/[.AW62])&gt;1;(ABS([.$A62]/[.AW62])-1)*100;(1-(ABS([.$A62]/[.AW62])))*100)" office:value-type="float" office:value="195.714285714286">
            <text:p>195,7142857143</text:p>
          </table:table-cell>
          <table:table-cell office:value-type="float" office:value="134">
            <text:p>134</text:p>
          </table:table-cell>
          <table:table-cell table:formula="of:=IF(ABS([.$A62]/[.AY62])&gt;1;(ABS([.$A62]/[.AY62])-1)*100;(1-(ABS([.$A62]/[.AY62])))*100)" office:value-type="float" office:value="208.955223880597">
            <text:p>208,9552238806</text:p>
          </table:table-cell>
          <table:table-cell office:value-type="float" office:value="133">
            <text:p>133</text:p>
          </table:table-cell>
          <table:table-cell table:formula="of:=IF(ABS([.$A62]/[.BA62])&gt;1;(ABS([.$A62]/[.BA62])-1)*100;(1-(ABS([.$A62]/[.BA62])))*100)" office:value-type="float" office:value="211.278195488722">
            <text:p>211,2781954887</text:p>
          </table:table-cell>
          <table:table-cell office:value-type="float" office:value="414">
            <text:p>414</text:p>
          </table:table-cell>
          <table:table-cell table:formula="of:=IF(ABS([.$A62]/[.BC62])&gt;1;(ABS([.$A62]/[.BC62])-1)*100;(1-(ABS([.$A62]/[.BC62])))*100)" office:value-type="float" office:value="0">
            <text:p>0</text:p>
          </table:table-cell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3"/>
          <table:table-cell table:style-name="ce3" office:value-type="float" office:value="152">
            <text:p>152</text:p>
          </table:table-cell>
          <table:table-cell table:style-name="ce7" table:formula="of:=IF(ABS([.$A63]/[.C63])&gt;1;(ABS([.$A63]/[.C63])-1)*100;(1-(ABS([.$A63]/[.C63])))*100)" office:value-type="float" office:value="1.97368421052632">
            <text:p>1,9736842105</text:p>
          </table:table-cell>
          <table:table-cell table:style-name="ce3" office:value-type="float" office:value="156">
            <text:p>156</text:p>
          </table:table-cell>
          <table:table-cell table:style-name="ce7" table:formula="of:=IF(ABS([.$A63]/[.E63])&gt;1;(ABS([.$A63]/[.E63])-1)*100;(1-(ABS([.$A63]/[.E63])))*100)" office:value-type="float" office:value="4.48717948717948">
            <text:p>4,4871794872</text:p>
          </table:table-cell>
          <table:table-cell table:style-name="ce3" office:value-type="float" office:value="140">
            <text:p>140</text:p>
          </table:table-cell>
          <table:table-cell table:style-name="ce7" table:formula="of:=IF(ABS([.$A63]/[.G63])&gt;1;(ABS([.$A63]/[.G63])-1)*100;(1-(ABS([.$A63]/[.G63])))*100)" office:value-type="float" office:value="6.42857142857143">
            <text:p>6,4285714286</text:p>
          </table:table-cell>
          <table:table-cell table:style-name="ce3" office:value-type="float" office:value="145">
            <text:p>145</text:p>
          </table:table-cell>
          <table:table-cell table:style-name="ce7" table:formula="of:=IF(ABS([.$A63]/[.I63])&gt;1;(ABS([.$A63]/[.I63])-1)*100;(1-(ABS([.$A63]/[.I63])))*100)" office:value-type="float" office:value="2.75862068965518">
            <text:p>2,7586206897</text:p>
          </table:table-cell>
          <table:table-cell table:style-name="ce3" office:value-type="float" office:value="149">
            <text:p>149</text:p>
          </table:table-cell>
          <table:table-cell table:style-name="ce7" table:formula="of:=IF(ABS([.$A63]/[.K63])&gt;1;(ABS([.$A63]/[.K63])-1)*100;(1-(ABS([.$A63]/[.K63])))*100)" office:value-type="float" office:value="0">
            <text:p>0</text:p>
          </table:table-cell>
          <table:table-cell table:style-name="ce3" office:value-type="float" office:value="151">
            <text:p>151</text:p>
          </table:table-cell>
          <table:table-cell table:style-name="ce7" table:formula="of:=IF(ABS([.$A63]/[.M63])&gt;1;(ABS([.$A63]/[.M63])-1)*100;(1-(ABS([.$A63]/[.M63])))*100)" office:value-type="float" office:value="1.32450331125827">
            <text:p>1,3245033113</text:p>
          </table:table-cell>
          <table:table-cell table:style-name="ce3" office:value-type="float" office:value="146">
            <text:p>146</text:p>
          </table:table-cell>
          <table:table-cell table:style-name="ce7" table:formula="of:=IF(ABS([.$A63]/[.O63])&gt;1;(ABS([.$A63]/[.O63])-1)*100;(1-(ABS([.$A63]/[.O63])))*100)" office:value-type="float" office:value="2.05479452054795">
            <text:p>2,0547945205</text:p>
          </table:table-cell>
          <table:table-cell table:style-name="ce3" office:value-type="float" office:value="148">
            <text:p>148</text:p>
          </table:table-cell>
          <table:table-cell table:style-name="ce7" table:formula="of:=IF(ABS([.$A63]/[.Q63])&gt;1;(ABS([.$A63]/[.Q63])-1)*100;(1-(ABS([.$A63]/[.Q63])))*100)" office:value-type="float" office:value="0.67567567567568">
            <text:p>0,6756756757</text:p>
          </table:table-cell>
          <table:table-cell table:style-name="ce3" office:value-type="float" office:value="149">
            <text:p>149</text:p>
          </table:table-cell>
          <table:table-cell table:style-name="ce7" table:formula="of:=IF(ABS([.$A63]/[.S63])&gt;1;(ABS([.$A63]/[.S63])-1)*100;(1-(ABS([.$A63]/[.S63])))*100)" office:value-type="float" office:value="0">
            <text:p>0</text:p>
          </table:table-cell>
          <table:table-cell table:style-name="ce3" office:value-type="float" office:value="139">
            <text:p>139</text:p>
          </table:table-cell>
          <table:table-cell table:style-name="ce7" table:formula="of:=IF(ABS([.$A63]/[.U63])&gt;1;(ABS([.$A63]/[.U63])-1)*100;(1-(ABS([.$A63]/[.U63])))*100)" office:value-type="float" office:value="7.19424460431655">
            <text:p>7,1942446043</text:p>
          </table:table-cell>
          <table:table-cell table:style-name="ce3" office:value-type="float" office:value="149">
            <text:p>149</text:p>
          </table:table-cell>
          <table:table-cell table:style-name="ce7" table:formula="of:=IF(ABS([.$A63]/[.W63])&gt;1;(ABS([.$A63]/[.W63])-1)*100;(1-(ABS([.$A63]/[.W63])))*100)" office:value-type="float" office:value="0">
            <text:p>0</text:p>
          </table:table-cell>
          <table:table-cell table:style-name="ce3" office:value-type="float" office:value="150">
            <text:p>150</text:p>
          </table:table-cell>
          <table:table-cell table:style-name="ce7" table:formula="of:=IF(ABS([.$A63]/[.Y63])&gt;1;(ABS([.$A63]/[.Y63])-1)*100;(1-(ABS([.$A63]/[.Y63])))*100)" office:value-type="float" office:value="0.666666666666671">
            <text:p>0,6666666667</text:p>
          </table:table-cell>
          <table:table-cell table:style-name="ce3" office:value-type="float" office:value="142">
            <text:p>142</text:p>
          </table:table-cell>
          <table:table-cell table:style-name="ce7" table:formula="of:=IF(ABS([.$A63]/[.AA63])&gt;1;(ABS([.$A63]/[.AA63])-1)*100;(1-(ABS([.$A63]/[.AA63])))*100)" office:value-type="float" office:value="4.92957746478873">
            <text:p>4,9295774648</text:p>
          </table:table-cell>
          <table:table-cell table:style-name="ce3" office:value-type="float" office:value="156">
            <text:p>156</text:p>
          </table:table-cell>
          <table:table-cell table:style-name="ce7" table:formula="of:=IF(ABS([.$A63]/[.AC63])&gt;1;(ABS([.$A63]/[.AC63])-1)*100;(1-(ABS([.$A63]/[.AC63])))*100)" office:value-type="float" office:value="4.48717948717948">
            <text:p>4,4871794872</text:p>
          </table:table-cell>
          <table:table-cell table:style-name="ce3" office:value-type="float" office:value="150">
            <text:p>150</text:p>
          </table:table-cell>
          <table:table-cell table:style-name="ce7" table:formula="of:=IF(ABS([.$A63]/[.AE63])&gt;1;(ABS([.$A63]/[.AE63])-1)*100;(1-(ABS([.$A63]/[.AE63])))*100)" office:value-type="float" office:value="0.666666666666671">
            <text:p>0,6666666667</text:p>
          </table:table-cell>
          <table:table-cell table:style-name="ce3" office:value-type="float" office:value="154">
            <text:p>154</text:p>
          </table:table-cell>
          <table:table-cell table:style-name="ce7" table:formula="of:=IF(ABS([.$A63]/[.AG63])&gt;1;(ABS([.$A63]/[.AG63])-1)*100;(1-(ABS([.$A63]/[.AG63])))*100)" office:value-type="float" office:value="3.24675324675324">
            <text:p>3,2467532468</text:p>
          </table:table-cell>
          <table:table-cell table:style-name="ce3" office:value-type="float" office:value="148">
            <text:p>148</text:p>
          </table:table-cell>
          <table:table-cell table:style-name="ce7" table:formula="of:=IF(ABS([.$A63]/[.AI63])&gt;1;(ABS([.$A63]/[.AI63])-1)*100;(1-(ABS([.$A63]/[.AI63])))*100)" office:value-type="float" office:value="0.67567567567568">
            <text:p>0,6756756757</text:p>
          </table:table-cell>
          <table:table-cell table:style-name="ce3" office:value-type="float" office:value="151">
            <text:p>151</text:p>
          </table:table-cell>
          <table:table-cell table:style-name="ce7" table:formula="of:=IF(ABS([.$A63]/[.AK63])&gt;1;(ABS([.$A63]/[.AK63])-1)*100;(1-(ABS([.$A63]/[.AK63])))*100)" office:value-type="float" office:value="1.32450331125827">
            <text:p>1,3245033113</text:p>
          </table:table-cell>
          <table:table-cell table:style-name="ce3" office:value-type="float" office:value="149">
            <text:p>149</text:p>
          </table:table-cell>
          <table:table-cell table:style-name="ce7" table:formula="of:=IF(ABS([.$A63]/[.AM63])&gt;1;(ABS([.$A63]/[.AM63])-1)*100;(1-(ABS([.$A63]/[.AM63])))*100)" office:value-type="float" office:value="0">
            <text:p>0</text:p>
          </table:table-cell>
          <table:table-cell table:style-name="ce3" office:value-type="float" office:value="157">
            <text:p>157</text:p>
          </table:table-cell>
          <table:table-cell table:style-name="ce7" table:formula="of:=IF(ABS([.$A63]/[.AO63])&gt;1;(ABS([.$A63]/[.AO63])-1)*100;(1-(ABS([.$A63]/[.AO63])))*100)" office:value-type="float" office:value="5.09554140127388">
            <text:p>5,0955414013</text:p>
          </table:table-cell>
          <table:table-cell table:style-name="ce3" office:value-type="float" office:value="152">
            <text:p>152</text:p>
          </table:table-cell>
          <table:table-cell table:style-name="ce7" table:formula="of:=IF(ABS([.$A63]/[.AQ63])&gt;1;(ABS([.$A63]/[.AQ63])-1)*100;(1-(ABS([.$A63]/[.AQ63])))*100)" office:value-type="float" office:value="1.97368421052632">
            <text:p>1,9736842105</text:p>
          </table:table-cell>
          <table:table-cell table:style-name="ce3" office:value-type="float" office:value="140">
            <text:p>140</text:p>
          </table:table-cell>
          <table:table-cell table:style-name="ce7" table:formula="of:=IF(ABS([.$A63]/[.AS63])&gt;1;(ABS([.$A63]/[.AS63])-1)*100;(1-(ABS([.$A63]/[.AS63])))*100)" office:value-type="float" office:value="6.42857142857143">
            <text:p>6,4285714286</text:p>
          </table:table-cell>
          <table:table-cell table:style-name="ce3" office:value-type="float" office:value="131">
            <text:p>131</text:p>
          </table:table-cell>
          <table:table-cell table:style-name="ce7" table:formula="of:=IF(ABS([.$A63]/[.AU63])&gt;1;(ABS([.$A63]/[.AU63])-1)*100;(1-(ABS([.$A63]/[.AU63])))*100)" office:value-type="float" office:value="13.7404580152672">
            <text:p>13,7404580153</text:p>
          </table:table-cell>
          <table:table-cell table:style-name="ce3" office:value-type="float" office:value="154">
            <text:p>154</text:p>
          </table:table-cell>
          <table:table-cell table:style-name="ce7" table:formula="of:=IF(ABS([.$A63]/[.AW63])&gt;1;(ABS([.$A63]/[.AW63])-1)*100;(1-(ABS([.$A63]/[.AW63])))*100)" office:value-type="float" office:value="3.24675324675324">
            <text:p>3,2467532468</text:p>
          </table:table-cell>
          <table:table-cell table:style-name="ce3" office:value-type="float" office:value="153">
            <text:p>153</text:p>
          </table:table-cell>
          <table:table-cell table:style-name="ce7" table:formula="of:=IF(ABS([.$A63]/[.AY63])&gt;1;(ABS([.$A63]/[.AY63])-1)*100;(1-(ABS([.$A63]/[.AY63])))*100)" office:value-type="float" office:value="2.61437908496732">
            <text:p>2,614379085</text:p>
          </table:table-cell>
          <table:table-cell table:style-name="ce3" office:value-type="float" office:value="141">
            <text:p>141</text:p>
          </table:table-cell>
          <table:table-cell table:style-name="ce7" table:formula="of:=IF(ABS([.$A63]/[.BA63])&gt;1;(ABS([.$A63]/[.BA63])-1)*100;(1-(ABS([.$A63]/[.BA63])))*100)" office:value-type="float" office:value="5.67375886524824">
            <text:p>5,6737588652</text:p>
          </table:table-cell>
          <table:table-cell table:style-name="ce3" office:value-type="float" office:value="155">
            <text:p>155</text:p>
          </table:table-cell>
          <table:table-cell table:style-name="ce7" table:formula="of:=IF(ABS([.$A63]/[.BC63])&gt;1;(ABS([.$A63]/[.BC63])-1)*100;(1-(ABS([.$A63]/[.BC63])))*100)" office:value-type="float" office:value="3.87096774193548">
            <text:p>3,870967741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/>
          <table:table-cell office:value-type="float" office:value="409">
            <text:p>409</text:p>
          </table:table-cell>
          <table:table-cell table:formula="of:=IF(ABS([.$A64]/[.C64])&gt;1;(ABS([.$A64]/[.C64])-1)*100;(1-(ABS([.$A64]/[.C64])))*100)" office:value-type="float" office:value="0.488997555012216">
            <text:p>0,488997555</text:p>
          </table:table-cell>
          <table:table-cell office:value-type="float" office:value="404">
            <text:p>404</text:p>
          </table:table-cell>
          <table:table-cell table:formula="of:=IF(ABS([.$A64]/[.E64])&gt;1;(ABS([.$A64]/[.E64])-1)*100;(1-(ABS([.$A64]/[.E64])))*100)" office:value-type="float" office:value="1.73267326732673">
            <text:p>1,7326732673</text:p>
          </table:table-cell>
          <table:table-cell office:value-type="float" office:value="413">
            <text:p>413</text:p>
          </table:table-cell>
          <table:table-cell table:formula="of:=IF(ABS([.$A64]/[.G64])&gt;1;(ABS([.$A64]/[.G64])-1)*100;(1-(ABS([.$A64]/[.G64])))*100)" office:value-type="float" office:value="0.484261501210659">
            <text:p>0,4842615012</text:p>
          </table:table-cell>
          <table:table-cell office:value-type="float" office:value="415">
            <text:p>415</text:p>
          </table:table-cell>
          <table:table-cell table:formula="of:=IF(ABS([.$A64]/[.I64])&gt;1;(ABS([.$A64]/[.I64])-1)*100;(1-(ABS([.$A64]/[.I64])))*100)" office:value-type="float" office:value="0.963855421686743">
            <text:p>0,9638554217</text:p>
          </table:table-cell>
          <table:table-cell office:value-type="float" office:value="415">
            <text:p>415</text:p>
          </table:table-cell>
          <table:table-cell table:formula="of:=IF(ABS([.$A64]/[.K64])&gt;1;(ABS([.$A64]/[.K64])-1)*100;(1-(ABS([.$A64]/[.K64])))*100)" office:value-type="float" office:value="0.963855421686743">
            <text:p>0,9638554217</text:p>
          </table:table-cell>
          <table:table-cell office:value-type="float" office:value="409">
            <text:p>409</text:p>
          </table:table-cell>
          <table:table-cell table:formula="of:=IF(ABS([.$A64]/[.M64])&gt;1;(ABS([.$A64]/[.M64])-1)*100;(1-(ABS([.$A64]/[.M64])))*100)" office:value-type="float" office:value="0.488997555012216">
            <text:p>0,488997555</text:p>
          </table:table-cell>
          <table:table-cell office:value-type="float" office:value="414">
            <text:p>414</text:p>
          </table:table-cell>
          <table:table-cell table:formula="of:=IF(ABS([.$A64]/[.O64])&gt;1;(ABS([.$A64]/[.O64])-1)*100;(1-(ABS([.$A64]/[.O64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64]/[.Q64])&gt;1;(ABS([.$A64]/[.Q64])-1)*100;(1-(ABS([.$A64]/[.Q64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64]/[.S64])&gt;1;(ABS([.$A64]/[.S64])-1)*100;(1-(ABS([.$A64]/[.S64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64]/[.U64])&gt;1;(ABS([.$A64]/[.U64])-1)*100;(1-(ABS([.$A64]/[.U64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64]/[.W64])&gt;1;(ABS([.$A64]/[.W64])-1)*100;(1-(ABS([.$A64]/[.W64])))*100)" office:value-type="float" office:value="0.724637681159424">
            <text:p>0,7246376812</text:p>
          </table:table-cell>
          <table:table-cell office:value-type="float" office:value="414">
            <text:p>414</text:p>
          </table:table-cell>
          <table:table-cell table:formula="of:=IF(ABS([.$A64]/[.Y64])&gt;1;(ABS([.$A64]/[.Y64])-1)*100;(1-(ABS([.$A64]/[.Y64])))*100)" office:value-type="float" office:value="0.724637681159424">
            <text:p>0,7246376812</text:p>
          </table:table-cell>
          <table:table-cell office:value-type="float" office:value="422">
            <text:p>422</text:p>
          </table:table-cell>
          <table:table-cell table:formula="of:=IF(ABS([.$A64]/[.AA64])&gt;1;(ABS([.$A64]/[.AA64])-1)*100;(1-(ABS([.$A64]/[.AA64])))*100)" office:value-type="float" office:value="2.60663507109005">
            <text:p>2,6066350711</text:p>
          </table:table-cell>
          <table:table-cell office:value-type="float" office:value="403">
            <text:p>403</text:p>
          </table:table-cell>
          <table:table-cell table:formula="of:=IF(ABS([.$A64]/[.AC64])&gt;1;(ABS([.$A64]/[.AC64])-1)*100;(1-(ABS([.$A64]/[.AC64])))*100)" office:value-type="float" office:value="1.98511166253101">
            <text:p>1,9851116625</text:p>
          </table:table-cell>
          <table:table-cell office:value-type="float" office:value="410">
            <text:p>410</text:p>
          </table:table-cell>
          <table:table-cell table:formula="of:=IF(ABS([.$A64]/[.AE64])&gt;1;(ABS([.$A64]/[.AE64])-1)*100;(1-(ABS([.$A64]/[.AE64])))*100)" office:value-type="float" office:value="0.24390243902439">
            <text:p>0,243902439</text:p>
          </table:table-cell>
          <table:table-cell office:value-type="float" office:value="406">
            <text:p>406</text:p>
          </table:table-cell>
          <table:table-cell table:formula="of:=IF(ABS([.$A64]/[.AG64])&gt;1;(ABS([.$A64]/[.AG64])-1)*100;(1-(ABS([.$A64]/[.AG64])))*100)" office:value-type="float" office:value="1.23152709359606">
            <text:p>1,2315270936</text:p>
          </table:table-cell>
          <table:table-cell office:value-type="float" office:value="416">
            <text:p>416</text:p>
          </table:table-cell>
          <table:table-cell table:formula="of:=IF(ABS([.$A64]/[.AI64])&gt;1;(ABS([.$A64]/[.AI64])-1)*100;(1-(ABS([.$A64]/[.AI64])))*100)" office:value-type="float" office:value="1.20192307692307">
            <text:p>1,2019230769</text:p>
          </table:table-cell>
          <table:table-cell office:value-type="float" office:value="409">
            <text:p>409</text:p>
          </table:table-cell>
          <table:table-cell table:formula="of:=IF(ABS([.$A64]/[.AK64])&gt;1;(ABS([.$A64]/[.AK64])-1)*100;(1-(ABS([.$A64]/[.AK64])))*100)" office:value-type="float" office:value="0.488997555012216">
            <text:p>0,488997555</text:p>
          </table:table-cell>
          <table:table-cell office:value-type="float" office:value="414">
            <text:p>414</text:p>
          </table:table-cell>
          <table:table-cell table:formula="of:=IF(ABS([.$A64]/[.AM64])&gt;1;(ABS([.$A64]/[.AM64])-1)*100;(1-(ABS([.$A64]/[.AM64])))*100)" office:value-type="float" office:value="0.724637681159424">
            <text:p>0,7246376812</text:p>
          </table:table-cell>
          <table:table-cell office:value-type="float" office:value="402">
            <text:p>402</text:p>
          </table:table-cell>
          <table:table-cell table:formula="of:=IF(ABS([.$A64]/[.AO64])&gt;1;(ABS([.$A64]/[.AO64])-1)*100;(1-(ABS([.$A64]/[.AO64])))*100)" office:value-type="float" office:value="2.23880597014925">
            <text:p>2,2388059701</text:p>
          </table:table-cell>
          <table:table-cell office:value-type="float" office:value="408">
            <text:p>408</text:p>
          </table:table-cell>
          <table:table-cell table:formula="of:=IF(ABS([.$A64]/[.AQ64])&gt;1;(ABS([.$A64]/[.AQ64])-1)*100;(1-(ABS([.$A64]/[.AQ64])))*100)" office:value-type="float" office:value="0.735294117647056">
            <text:p>0,7352941176</text:p>
          </table:table-cell>
          <table:table-cell office:value-type="float" office:value="413">
            <text:p>413</text:p>
          </table:table-cell>
          <table:table-cell table:formula="of:=IF(ABS([.$A64]/[.AS64])&gt;1;(ABS([.$A64]/[.AS64])-1)*100;(1-(ABS([.$A64]/[.AS64])))*100)" office:value-type="float" office:value="0.484261501210659">
            <text:p>0,4842615012</text:p>
          </table:table-cell>
          <table:table-cell office:value-type="float" office:value="429">
            <text:p>429</text:p>
          </table:table-cell>
          <table:table-cell table:formula="of:=IF(ABS([.$A64]/[.AU64])&gt;1;(ABS([.$A64]/[.AU64])-1)*100;(1-(ABS([.$A64]/[.AU64])))*100)" office:value-type="float" office:value="4.1958041958042">
            <text:p>4,1958041958</text:p>
          </table:table-cell>
          <table:table-cell office:value-type="float" office:value="405">
            <text:p>405</text:p>
          </table:table-cell>
          <table:table-cell table:formula="of:=IF(ABS([.$A64]/[.AW64])&gt;1;(ABS([.$A64]/[.AW64])-1)*100;(1-(ABS([.$A64]/[.AW64])))*100)" office:value-type="float" office:value="1.48148148148148">
            <text:p>1,4814814815</text:p>
          </table:table-cell>
          <table:table-cell office:value-type="float" office:value="406">
            <text:p>406</text:p>
          </table:table-cell>
          <table:table-cell table:formula="of:=IF(ABS([.$A64]/[.AY64])&gt;1;(ABS([.$A64]/[.AY64])-1)*100;(1-(ABS([.$A64]/[.AY64])))*100)" office:value-type="float" office:value="1.23152709359606">
            <text:p>1,2315270936</text:p>
          </table:table-cell>
          <table:table-cell office:value-type="float" office:value="428">
            <text:p>428</text:p>
          </table:table-cell>
          <table:table-cell table:formula="of:=IF(ABS([.$A64]/[.BA64])&gt;1;(ABS([.$A64]/[.BA64])-1)*100;(1-(ABS([.$A64]/[.BA64])))*100)" office:value-type="float" office:value="3.97196261682243">
            <text:p>3,9719626168</text:p>
          </table:table-cell>
          <table:table-cell office:value-type="float" office:value="405">
            <text:p>405</text:p>
          </table:table-cell>
          <table:table-cell table:formula="of:=IF(ABS([.$A64]/[.BC64])&gt;1;(ABS([.$A64]/[.BC64])-1)*100;(1-(ABS([.$A64]/[.BC64])))*100)" office:value-type="float" office:value="1.48148148148148">
            <text:p>1,4814814815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49">
            <text:p>149</text:p>
          </table:table-cell>
          <table:table-cell table:formula="of:=IF(ABS([.$A65]/[.C65])&gt;1;(ABS([.$A65]/[.C65])-1)*100;(1-(ABS([.$A65]/[.C65])))*100)" office:value-type="float" office:value="0">
            <text:p>0</text:p>
          </table:table-cell>
          <table:table-cell office:value-type="float" office:value="142">
            <text:p>142</text:p>
          </table:table-cell>
          <table:table-cell table:formula="of:=IF(ABS([.$A65]/[.E65])&gt;1;(ABS([.$A65]/[.E65])-1)*100;(1-(ABS([.$A65]/[.E65])))*100)" office:value-type="float" office:value="4.92957746478873">
            <text:p>4,9295774648</text:p>
          </table:table-cell>
          <table:table-cell office:value-type="float" office:value="150">
            <text:p>150</text:p>
          </table:table-cell>
          <table:table-cell table:formula="of:=IF(ABS([.$A65]/[.G65])&gt;1;(ABS([.$A65]/[.G65])-1)*100;(1-(ABS([.$A65]/[.G65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65]/[.I65])&gt;1;(ABS([.$A65]/[.I65])-1)*100;(1-(ABS([.$A65]/[.I65])))*100)" office:value-type="float" office:value="1.32450331125827">
            <text:p>1,3245033113</text:p>
          </table:table-cell>
          <table:table-cell office:value-type="float" office:value="145">
            <text:p>145</text:p>
          </table:table-cell>
          <table:table-cell table:formula="of:=IF(ABS([.$A65]/[.K65])&gt;1;(ABS([.$A65]/[.K65])-1)*100;(1-(ABS([.$A65]/[.K65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65]/[.M65])&gt;1;(ABS([.$A65]/[.M65])-1)*100;(1-(ABS([.$A65]/[.M65])))*100)" office:value-type="float" office:value="0.666666666666671">
            <text:p>0,6666666667</text:p>
          </table:table-cell>
          <table:table-cell office:value-type="float" office:value="152">
            <text:p>152</text:p>
          </table:table-cell>
          <table:table-cell table:formula="of:=IF(ABS([.$A65]/[.O65])&gt;1;(ABS([.$A65]/[.O65])-1)*100;(1-(ABS([.$A65]/[.O65])))*100)" office:value-type="float" office:value="1.97368421052632">
            <text:p>1,9736842105</text:p>
          </table:table-cell>
          <table:table-cell office:value-type="float" office:value="147">
            <text:p>147</text:p>
          </table:table-cell>
          <table:table-cell table:formula="of:=IF(ABS([.$A65]/[.Q65])&gt;1;(ABS([.$A65]/[.Q65])-1)*100;(1-(ABS([.$A65]/[.Q65])))*100)" office:value-type="float" office:value="1.36054421768708">
            <text:p>1,3605442177</text:p>
          </table:table-cell>
          <table:table-cell office:value-type="float" office:value="147">
            <text:p>147</text:p>
          </table:table-cell>
          <table:table-cell table:formula="of:=IF(ABS([.$A65]/[.S65])&gt;1;(ABS([.$A65]/[.S65])-1)*100;(1-(ABS([.$A65]/[.S65])))*100)" office:value-type="float" office:value="1.36054421768708">
            <text:p>1,3605442177</text:p>
          </table:table-cell>
          <table:table-cell office:value-type="float" office:value="156">
            <text:p>156</text:p>
          </table:table-cell>
          <table:table-cell table:formula="of:=IF(ABS([.$A65]/[.U65])&gt;1;(ABS([.$A65]/[.U65])-1)*100;(1-(ABS([.$A65]/[.U65])))*100)" office:value-type="float" office:value="4.48717948717948">
            <text:p>4,4871794872</text:p>
          </table:table-cell>
          <table:table-cell office:value-type="float" office:value="145">
            <text:p>145</text:p>
          </table:table-cell>
          <table:table-cell table:formula="of:=IF(ABS([.$A65]/[.W65])&gt;1;(ABS([.$A65]/[.W65])-1)*100;(1-(ABS([.$A65]/[.W65])))*100)" office:value-type="float" office:value="2.75862068965518">
            <text:p>2,7586206897</text:p>
          </table:table-cell>
          <table:table-cell office:value-type="float" office:value="146">
            <text:p>146</text:p>
          </table:table-cell>
          <table:table-cell table:formula="of:=IF(ABS([.$A65]/[.Y65])&gt;1;(ABS([.$A65]/[.Y65])-1)*100;(1-(ABS([.$A65]/[.Y65])))*100)" office:value-type="float" office:value="2.05479452054795">
            <text:p>2,0547945205</text:p>
          </table:table-cell>
          <table:table-cell office:value-type="float" office:value="146">
            <text:p>146</text:p>
          </table:table-cell>
          <table:table-cell table:formula="of:=IF(ABS([.$A65]/[.AA65])&gt;1;(ABS([.$A65]/[.AA65])-1)*100;(1-(ABS([.$A65]/[.AA65])))*100)" office:value-type="float" office:value="2.05479452054795">
            <text:p>2,0547945205</text:p>
          </table:table-cell>
          <table:table-cell office:value-type="float" office:value="148">
            <text:p>148</text:p>
          </table:table-cell>
          <table:table-cell table:formula="of:=IF(ABS([.$A65]/[.AC65])&gt;1;(ABS([.$A65]/[.AC65])-1)*100;(1-(ABS([.$A65]/[.AC65])))*100)" office:value-type="float" office:value="0.67567567567568">
            <text:p>0,6756756757</text:p>
          </table:table-cell>
          <table:table-cell office:value-type="float" office:value="135">
            <text:p>135</text:p>
          </table:table-cell>
          <table:table-cell table:formula="of:=IF(ABS([.$A65]/[.AE65])&gt;1;(ABS([.$A65]/[.AE65])-1)*100;(1-(ABS([.$A65]/[.AE65])))*100)" office:value-type="float" office:value="10.3703703703704">
            <text:p>10,3703703704</text:p>
          </table:table-cell>
          <table:table-cell office:value-type="float" office:value="150">
            <text:p>150</text:p>
          </table:table-cell>
          <table:table-cell table:formula="of:=IF(ABS([.$A65]/[.AG65])&gt;1;(ABS([.$A65]/[.AG65])-1)*100;(1-(ABS([.$A65]/[.AG65])))*100)" office:value-type="float" office:value="0.666666666666671">
            <text:p>0,6666666667</text:p>
          </table:table-cell>
          <table:table-cell office:value-type="float" office:value="145">
            <text:p>145</text:p>
          </table:table-cell>
          <table:table-cell table:formula="of:=IF(ABS([.$A65]/[.AI65])&gt;1;(ABS([.$A65]/[.AI65])-1)*100;(1-(ABS([.$A65]/[.AI65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65]/[.AK65])&gt;1;(ABS([.$A65]/[.AK65])-1)*100;(1-(ABS([.$A65]/[.AK65])))*100)" office:value-type="float" office:value="0.666666666666671">
            <text:p>0,6666666667</text:p>
          </table:table-cell>
          <table:table-cell office:value-type="float" office:value="146">
            <text:p>146</text:p>
          </table:table-cell>
          <table:table-cell table:formula="of:=IF(ABS([.$A65]/[.AM65])&gt;1;(ABS([.$A65]/[.AM65])-1)*100;(1-(ABS([.$A65]/[.AM65])))*100)" office:value-type="float" office:value="2.05479452054795">
            <text:p>2,0547945205</text:p>
          </table:table-cell>
          <table:table-cell office:value-type="float" office:value="158">
            <text:p>158</text:p>
          </table:table-cell>
          <table:table-cell table:formula="of:=IF(ABS([.$A65]/[.AO65])&gt;1;(ABS([.$A65]/[.AO65])-1)*100;(1-(ABS([.$A65]/[.AO65])))*100)" office:value-type="float" office:value="5.69620253164557">
            <text:p>5,6962025316</text:p>
          </table:table-cell>
          <table:table-cell office:value-type="float" office:value="151">
            <text:p>151</text:p>
          </table:table-cell>
          <table:table-cell table:formula="of:=IF(ABS([.$A65]/[.AQ65])&gt;1;(ABS([.$A65]/[.AQ65])-1)*100;(1-(ABS([.$A65]/[.AQ65])))*100)" office:value-type="float" office:value="1.32450331125827">
            <text:p>1,3245033113</text:p>
          </table:table-cell>
          <table:table-cell office:value-type="float" office:value="143">
            <text:p>143</text:p>
          </table:table-cell>
          <table:table-cell table:formula="of:=IF(ABS([.$A65]/[.AS65])&gt;1;(ABS([.$A65]/[.AS65])-1)*100;(1-(ABS([.$A65]/[.AS65])))*100)" office:value-type="float" office:value="4.19580419580419">
            <text:p>4,1958041958</text:p>
          </table:table-cell>
          <table:table-cell office:value-type="float" office:value="155">
            <text:p>155</text:p>
          </table:table-cell>
          <table:table-cell table:formula="of:=IF(ABS([.$A65]/[.AU65])&gt;1;(ABS([.$A65]/[.AU65])-1)*100;(1-(ABS([.$A65]/[.AU65])))*100)" office:value-type="float" office:value="3.87096774193548">
            <text:p>3,8709677419</text:p>
          </table:table-cell>
          <table:table-cell office:value-type="float" office:value="142">
            <text:p>142</text:p>
          </table:table-cell>
          <table:table-cell table:formula="of:=IF(ABS([.$A65]/[.AW65])&gt;1;(ABS([.$A65]/[.AW65])-1)*100;(1-(ABS([.$A65]/[.AW65])))*100)" office:value-type="float" office:value="4.92957746478873">
            <text:p>4,9295774648</text:p>
          </table:table-cell>
          <table:table-cell office:value-type="float" office:value="149">
            <text:p>149</text:p>
          </table:table-cell>
          <table:table-cell table:formula="of:=IF(ABS([.$A65]/[.AY65])&gt;1;(ABS([.$A65]/[.AY65])-1)*100;(1-(ABS([.$A65]/[.AY65])))*100)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IF(ABS([.$A65]/[.BA65])&gt;1;(ABS([.$A65]/[.BA65])-1)*100;(1-(ABS([.$A65]/[.BA65])))*100)" office:value-type="float" office:value="7.19424460431655">
            <text:p>7,1942446043</text:p>
          </table:table-cell>
          <table:table-cell office:value-type="float" office:value="149">
            <text:p>149</text:p>
          </table:table-cell>
          <table:table-cell table:formula="of:=IF(ABS([.$A65]/[.BC65])&gt;1;(ABS([.$A65]/[.BC65])-1)*100;(1-(ABS([.$A65]/[.BC65])))*100)" office:value-type="float" office:value="0">
            <text:p>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/>
          <table:table-cell office:value-type="float" office:value="410">
            <text:p>410</text:p>
          </table:table-cell>
          <table:table-cell table:formula="of:=IF(ABS([.$A66]/[.C66])&gt;1;(ABS([.$A66]/[.C66])-1)*100;(1-(ABS([.$A66]/[.C66])))*100)" office:value-type="float" office:value="2.92682926829269">
            <text:p>2,9268292683</text:p>
          </table:table-cell>
          <table:table-cell office:value-type="float" office:value="428">
            <text:p>428</text:p>
          </table:table-cell>
          <table:table-cell table:formula="of:=IF(ABS([.$A66]/[.E66])&gt;1;(ABS([.$A66]/[.E66])-1)*100;(1-(ABS([.$A66]/[.E66])))*100)" office:value-type="float" office:value="1.4018691588785">
            <text:p>1,4018691589</text:p>
          </table:table-cell>
          <table:table-cell office:value-type="float" office:value="411">
            <text:p>411</text:p>
          </table:table-cell>
          <table:table-cell table:formula="of:=IF(ABS([.$A66]/[.G66])&gt;1;(ABS([.$A66]/[.G66])-1)*100;(1-(ABS([.$A66]/[.G66])))*100)" office:value-type="float" office:value="2.676399026764">
            <text:p>2,6763990268</text:p>
          </table:table-cell>
          <table:table-cell office:value-type="float" office:value="409">
            <text:p>409</text:p>
          </table:table-cell>
          <table:table-cell table:formula="of:=IF(ABS([.$A66]/[.I66])&gt;1;(ABS([.$A66]/[.I66])-1)*100;(1-(ABS([.$A66]/[.I66])))*100)" office:value-type="float" office:value="3.17848410757946">
            <text:p>3,1784841076</text:p>
          </table:table-cell>
          <table:table-cell office:value-type="float" office:value="415">
            <text:p>415</text:p>
          </table:table-cell>
          <table:table-cell table:formula="of:=IF(ABS([.$A66]/[.K66])&gt;1;(ABS([.$A66]/[.K66])-1)*100;(1-(ABS([.$A66]/[.K66])))*100)" office:value-type="float" office:value="1.68674698795182">
            <text:p>1,686746988</text:p>
          </table:table-cell>
          <table:table-cell office:value-type="float" office:value="414">
            <text:p>414</text:p>
          </table:table-cell>
          <table:table-cell table:formula="of:=IF(ABS([.$A66]/[.M66])&gt;1;(ABS([.$A66]/[.M66])-1)*100;(1-(ABS([.$A66]/[.M66])))*100)" office:value-type="float" office:value="1.93236714975846">
            <text:p>1,9323671498</text:p>
          </table:table-cell>
          <table:table-cell office:value-type="float" office:value="408">
            <text:p>408</text:p>
          </table:table-cell>
          <table:table-cell table:formula="of:=IF(ABS([.$A66]/[.O66])&gt;1;(ABS([.$A66]/[.O66])-1)*100;(1-(ABS([.$A66]/[.O66])))*100)" office:value-type="float" office:value="3.43137254901962">
            <text:p>3,431372549</text:p>
          </table:table-cell>
          <table:table-cell office:value-type="float" office:value="413">
            <text:p>413</text:p>
          </table:table-cell>
          <table:table-cell table:formula="of:=IF(ABS([.$A66]/[.Q66])&gt;1;(ABS([.$A66]/[.Q66])-1)*100;(1-(ABS([.$A66]/[.Q66])))*100)" office:value-type="float" office:value="2.17917675544794">
            <text:p>2,1791767554</text:p>
          </table:table-cell>
          <table:table-cell office:value-type="float" office:value="414">
            <text:p>414</text:p>
          </table:table-cell>
          <table:table-cell table:formula="of:=IF(ABS([.$A66]/[.S66])&gt;1;(ABS([.$A66]/[.S66])-1)*100;(1-(ABS([.$A66]/[.S66])))*100)" office:value-type="float" office:value="1.93236714975846">
            <text:p>1,9323671498</text:p>
          </table:table-cell>
          <table:table-cell office:value-type="float" office:value="404">
            <text:p>404</text:p>
          </table:table-cell>
          <table:table-cell table:formula="of:=IF(ABS([.$A66]/[.U66])&gt;1;(ABS([.$A66]/[.U66])-1)*100;(1-(ABS([.$A66]/[.U66])))*100)" office:value-type="float" office:value="4.45544554455446">
            <text:p>4,4554455446</text:p>
          </table:table-cell>
          <table:table-cell office:value-type="float" office:value="415">
            <text:p>415</text:p>
          </table:table-cell>
          <table:table-cell table:formula="of:=IF(ABS([.$A66]/[.W66])&gt;1;(ABS([.$A66]/[.W66])-1)*100;(1-(ABS([.$A66]/[.W66])))*100)" office:value-type="float" office:value="1.68674698795182">
            <text:p>1,686746988</text:p>
          </table:table-cell>
          <table:table-cell office:value-type="float" office:value="414">
            <text:p>414</text:p>
          </table:table-cell>
          <table:table-cell table:formula="of:=IF(ABS([.$A66]/[.Y66])&gt;1;(ABS([.$A66]/[.Y66])-1)*100;(1-(ABS([.$A66]/[.Y66])))*100)" office:value-type="float" office:value="1.93236714975846">
            <text:p>1,9323671498</text:p>
          </table:table-cell>
          <table:table-cell office:value-type="float" office:value="414">
            <text:p>414</text:p>
          </table:table-cell>
          <table:table-cell table:formula="of:=IF(ABS([.$A66]/[.AA66])&gt;1;(ABS([.$A66]/[.AA66])-1)*100;(1-(ABS([.$A66]/[.AA66])))*100)" office:value-type="float" office:value="1.93236714975846">
            <text:p>1,9323671498</text:p>
          </table:table-cell>
          <table:table-cell office:value-type="float" office:value="416">
            <text:p>416</text:p>
          </table:table-cell>
          <table:table-cell table:formula="of:=IF(ABS([.$A66]/[.AC66])&gt;1;(ABS([.$A66]/[.AC66])-1)*100;(1-(ABS([.$A66]/[.AC66])))*100)" office:value-type="float" office:value="1.44230769230769">
            <text:p>1,4423076923</text:p>
          </table:table-cell>
          <table:table-cell office:value-type="float" office:value="429">
            <text:p>429</text:p>
          </table:table-cell>
          <table:table-cell table:formula="of:=IF(ABS([.$A66]/[.AE66])&gt;1;(ABS([.$A66]/[.AE66])-1)*100;(1-(ABS([.$A66]/[.AE66])))*100)" office:value-type="float" office:value="1.63170163170163">
            <text:p>1,6317016317</text:p>
          </table:table-cell>
          <table:table-cell office:value-type="float" office:value="420">
            <text:p>420</text:p>
          </table:table-cell>
          <table:table-cell table:formula="of:=IF(ABS([.$A66]/[.AG66])&gt;1;(ABS([.$A66]/[.AG66])-1)*100;(1-(ABS([.$A66]/[.AG66])))*100)" office:value-type="float" office:value="0.476190476190475">
            <text:p>0,4761904762</text:p>
          </table:table-cell>
          <table:table-cell office:value-type="float" office:value="415">
            <text:p>415</text:p>
          </table:table-cell>
          <table:table-cell table:formula="of:=IF(ABS([.$A66]/[.AI66])&gt;1;(ABS([.$A66]/[.AI66])-1)*100;(1-(ABS([.$A66]/[.AI66])))*100)" office:value-type="float" office:value="1.68674698795182">
            <text:p>1,686746988</text:p>
          </table:table-cell>
          <table:table-cell office:value-type="float" office:value="410">
            <text:p>410</text:p>
          </table:table-cell>
          <table:table-cell table:formula="of:=IF(ABS([.$A66]/[.AK66])&gt;1;(ABS([.$A66]/[.AK66])-1)*100;(1-(ABS([.$A66]/[.AK66])))*100)" office:value-type="float" office:value="2.92682926829269">
            <text:p>2,9268292683</text:p>
          </table:table-cell>
          <table:table-cell office:value-type="float" office:value="415">
            <text:p>415</text:p>
          </table:table-cell>
          <table:table-cell table:formula="of:=IF(ABS([.$A66]/[.AM66])&gt;1;(ABS([.$A66]/[.AM66])-1)*100;(1-(ABS([.$A66]/[.AM66])))*100)" office:value-type="float" office:value="1.68674698795182">
            <text:p>1,686746988</text:p>
          </table:table-cell>
          <table:table-cell office:value-type="float" office:value="406">
            <text:p>406</text:p>
          </table:table-cell>
          <table:table-cell table:formula="of:=IF(ABS([.$A66]/[.AO66])&gt;1;(ABS([.$A66]/[.AO66])-1)*100;(1-(ABS([.$A66]/[.AO66])))*100)" office:value-type="float" office:value="3.94088669950738">
            <text:p>3,9408866995</text:p>
          </table:table-cell>
          <table:table-cell office:value-type="float" office:value="413">
            <text:p>413</text:p>
          </table:table-cell>
          <table:table-cell table:formula="of:=IF(ABS([.$A66]/[.AQ66])&gt;1;(ABS([.$A66]/[.AQ66])-1)*100;(1-(ABS([.$A66]/[.AQ66])))*100)" office:value-type="float" office:value="2.17917675544794">
            <text:p>2,1791767554</text:p>
          </table:table-cell>
          <table:table-cell office:value-type="float" office:value="418">
            <text:p>418</text:p>
          </table:table-cell>
          <table:table-cell table:formula="of:=IF(ABS([.$A66]/[.AS66])&gt;1;(ABS([.$A66]/[.AS66])-1)*100;(1-(ABS([.$A66]/[.AS66])))*100)" office:value-type="float" office:value="0.956937799043067">
            <text:p>0,956937799</text:p>
          </table:table-cell>
          <table:table-cell office:value-type="float" office:value="405">
            <text:p>405</text:p>
          </table:table-cell>
          <table:table-cell table:formula="of:=IF(ABS([.$A66]/[.AU66])&gt;1;(ABS([.$A66]/[.AU66])-1)*100;(1-(ABS([.$A66]/[.AU66])))*100)" office:value-type="float" office:value="4.19753086419754">
            <text:p>4,1975308642</text:p>
          </table:table-cell>
          <table:table-cell office:value-type="float" office:value="421">
            <text:p>421</text:p>
          </table:table-cell>
          <table:table-cell table:formula="of:=IF(ABS([.$A66]/[.AW66])&gt;1;(ABS([.$A66]/[.AW66])-1)*100;(1-(ABS([.$A66]/[.AW66])))*100)" office:value-type="float" office:value="0.237529691211402">
            <text:p>0,2375296912</text:p>
          </table:table-cell>
          <table:table-cell office:value-type="float" office:value="421">
            <text:p>421</text:p>
          </table:table-cell>
          <table:table-cell table:formula="of:=IF(ABS([.$A66]/[.AY66])&gt;1;(ABS([.$A66]/[.AY66])-1)*100;(1-(ABS([.$A66]/[.AY66])))*100)" office:value-type="float" office:value="0.237529691211402">
            <text:p>0,2375296912</text:p>
          </table:table-cell>
          <table:table-cell office:value-type="float" office:value="414">
            <text:p>414</text:p>
          </table:table-cell>
          <table:table-cell table:formula="of:=IF(ABS([.$A66]/[.BA66])&gt;1;(ABS([.$A66]/[.BA66])-1)*100;(1-(ABS([.$A66]/[.BA66])))*100)" office:value-type="float" office:value="1.93236714975846">
            <text:p>1,9323671498</text:p>
          </table:table-cell>
          <table:table-cell office:value-type="float" office:value="421">
            <text:p>421</text:p>
          </table:table-cell>
          <table:table-cell table:formula="of:=IF(ABS([.$A66]/[.BC66])&gt;1;(ABS([.$A66]/[.BC66])-1)*100;(1-(ABS([.$A66]/[.BC66])))*100)" office:value-type="float" office:value="0.237529691211402">
            <text:p>0,237529691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/>
          <table:table-cell office:value-type="float" office:value="144">
            <text:p>144</text:p>
          </table:table-cell>
          <table:table-cell table:formula="of:=IF(ABS([.$A67]/[.C67])&gt;1;(ABS([.$A67]/[.C67])-1)*100;(1-(ABS([.$A67]/[.C67])))*100)" office:value-type="float" office:value="3.47222222222222">
            <text:p>3,4722222222</text:p>
          </table:table-cell>
          <table:table-cell office:value-type="float" office:value="140">
            <text:p>140</text:p>
          </table:table-cell>
          <table:table-cell table:formula="of:=IF(ABS([.$A67]/[.E67])&gt;1;(ABS([.$A67]/[.E67])-1)*100;(1-(ABS([.$A67]/[.E67])))*100)" office:value-type="float" office:value="0.714285714285712">
            <text:p>0,7142857143</text:p>
          </table:table-cell>
          <table:table-cell office:value-type="float" office:value="150">
            <text:p>150</text:p>
          </table:table-cell>
          <table:table-cell table:formula="of:=IF(ABS([.$A67]/[.G67])&gt;1;(ABS([.$A67]/[.G67])-1)*100;(1-(ABS([.$A67]/[.G67])))*100)" office:value-type="float" office:value="7.33333333333334">
            <text:p>7,3333333333</text:p>
          </table:table-cell>
          <table:table-cell office:value-type="float" office:value="150">
            <text:p>150</text:p>
          </table:table-cell>
          <table:table-cell table:formula="of:=IF(ABS([.$A67]/[.I67])&gt;1;(ABS([.$A67]/[.I67])-1)*100;(1-(ABS([.$A67]/[.I67])))*100)" office:value-type="float" office:value="7.33333333333334">
            <text:p>7,3333333333</text:p>
          </table:table-cell>
          <table:table-cell office:value-type="float" office:value="151">
            <text:p>151</text:p>
          </table:table-cell>
          <table:table-cell table:formula="of:=IF(ABS([.$A67]/[.K67])&gt;1;(ABS([.$A67]/[.K67])-1)*100;(1-(ABS([.$A67]/[.K67])))*100)" office:value-type="float" office:value="7.94701986754967">
            <text:p>7,9470198675</text:p>
          </table:table-cell>
          <table:table-cell office:value-type="float" office:value="145">
            <text:p>145</text:p>
          </table:table-cell>
          <table:table-cell table:formula="of:=IF(ABS([.$A67]/[.M67])&gt;1;(ABS([.$A67]/[.M67])-1)*100;(1-(ABS([.$A67]/[.M67])))*100)" office:value-type="float" office:value="4.13793103448276">
            <text:p>4,1379310345</text:p>
          </table:table-cell>
          <table:table-cell office:value-type="float" office:value="151">
            <text:p>151</text:p>
          </table:table-cell>
          <table:table-cell table:formula="of:=IF(ABS([.$A67]/[.O67])&gt;1;(ABS([.$A67]/[.O67])-1)*100;(1-(ABS([.$A67]/[.O67])))*100)" office:value-type="float" office:value="7.94701986754967">
            <text:p>7,9470198675</text:p>
          </table:table-cell>
          <table:table-cell office:value-type="float" office:value="149">
            <text:p>149</text:p>
          </table:table-cell>
          <table:table-cell table:formula="of:=IF(ABS([.$A67]/[.Q67])&gt;1;(ABS([.$A67]/[.Q67])-1)*100;(1-(ABS([.$A67]/[.Q67])))*100)" office:value-type="float" office:value="6.71140939597316">
            <text:p>6,711409396</text:p>
          </table:table-cell>
          <table:table-cell office:value-type="float" office:value="157">
            <text:p>157</text:p>
          </table:table-cell>
          <table:table-cell table:formula="of:=IF(ABS([.$A67]/[.S67])&gt;1;(ABS([.$A67]/[.S67])-1)*100;(1-(ABS([.$A67]/[.S67])))*100)" office:value-type="float" office:value="11.4649681528662">
            <text:p>11,4649681529</text:p>
          </table:table-cell>
          <table:table-cell office:value-type="float" office:value="142">
            <text:p>142</text:p>
          </table:table-cell>
          <table:table-cell table:formula="of:=IF(ABS([.$A67]/[.U67])&gt;1;(ABS([.$A67]/[.U67])-1)*100;(1-(ABS([.$A67]/[.U67])))*100)" office:value-type="float" office:value="2.11267605633803">
            <text:p>2,1126760563</text:p>
          </table:table-cell>
          <table:table-cell office:value-type="float" office:value="151">
            <text:p>151</text:p>
          </table:table-cell>
          <table:table-cell table:formula="of:=IF(ABS([.$A67]/[.W67])&gt;1;(ABS([.$A67]/[.W67])-1)*100;(1-(ABS([.$A67]/[.W67])))*100)" office:value-type="float" office:value="7.94701986754967">
            <text:p>7,9470198675</text:p>
          </table:table-cell>
          <table:table-cell office:value-type="float" office:value="158">
            <text:p>158</text:p>
          </table:table-cell>
          <table:table-cell table:formula="of:=IF(ABS([.$A67]/[.Y67])&gt;1;(ABS([.$A67]/[.Y67])-1)*100;(1-(ABS([.$A67]/[.Y67])))*100)" office:value-type="float" office:value="12.0253164556962">
            <text:p>12,0253164557</text:p>
          </table:table-cell>
          <table:table-cell office:value-type="float" office:value="150">
            <text:p>150</text:p>
          </table:table-cell>
          <table:table-cell table:formula="of:=IF(ABS([.$A67]/[.AA67])&gt;1;(ABS([.$A67]/[.AA67])-1)*100;(1-(ABS([.$A67]/[.AA67])))*100)" office:value-type="float" office:value="7.33333333333334">
            <text:p>7,3333333333</text:p>
          </table:table-cell>
          <table:table-cell office:value-type="float" office:value="145">
            <text:p>145</text:p>
          </table:table-cell>
          <table:table-cell table:formula="of:=IF(ABS([.$A67]/[.AC67])&gt;1;(ABS([.$A67]/[.AC67])-1)*100;(1-(ABS([.$A67]/[.AC67])))*100)" office:value-type="float" office:value="4.13793103448276">
            <text:p>4,1379310345</text:p>
          </table:table-cell>
          <table:table-cell office:value-type="float" office:value="146">
            <text:p>146</text:p>
          </table:table-cell>
          <table:table-cell table:formula="of:=IF(ABS([.$A67]/[.AE67])&gt;1;(ABS([.$A67]/[.AE67])-1)*100;(1-(ABS([.$A67]/[.AE67])))*100)" office:value-type="float" office:value="4.7945205479452">
            <text:p>4,7945205479</text:p>
          </table:table-cell>
          <table:table-cell office:value-type="float" office:value="140">
            <text:p>140</text:p>
          </table:table-cell>
          <table:table-cell table:formula="of:=IF(ABS([.$A67]/[.AG67])&gt;1;(ABS([.$A67]/[.AG67])-1)*100;(1-(ABS([.$A67]/[.AG67])))*100)" office:value-type="float" office:value="0.714285714285712">
            <text:p>0,7142857143</text:p>
          </table:table-cell>
          <table:table-cell office:value-type="float" office:value="156">
            <text:p>156</text:p>
          </table:table-cell>
          <table:table-cell table:formula="of:=IF(ABS([.$A67]/[.AI67])&gt;1;(ABS([.$A67]/[.AI67])-1)*100;(1-(ABS([.$A67]/[.AI67])))*100)" office:value-type="float" office:value="10.8974358974359">
            <text:p>10,8974358974</text:p>
          </table:table-cell>
          <table:table-cell office:value-type="float" office:value="149">
            <text:p>149</text:p>
          </table:table-cell>
          <table:table-cell table:formula="of:=IF(ABS([.$A67]/[.AK67])&gt;1;(ABS([.$A67]/[.AK67])-1)*100;(1-(ABS([.$A67]/[.AK67])))*100)" office:value-type="float" office:value="6.71140939597316">
            <text:p>6,711409396</text:p>
          </table:table-cell>
          <table:table-cell office:value-type="float" office:value="151">
            <text:p>151</text:p>
          </table:table-cell>
          <table:table-cell table:formula="of:=IF(ABS([.$A67]/[.AM67])&gt;1;(ABS([.$A67]/[.AM67])-1)*100;(1-(ABS([.$A67]/[.AM67])))*100)" office:value-type="float" office:value="7.94701986754967">
            <text:p>7,9470198675</text:p>
          </table:table-cell>
          <table:table-cell office:value-type="float" office:value="147">
            <text:p>147</text:p>
          </table:table-cell>
          <table:table-cell table:formula="of:=IF(ABS([.$A67]/[.AO67])&gt;1;(ABS([.$A67]/[.AO67])-1)*100;(1-(ABS([.$A67]/[.AO67])))*100)" office:value-type="float" office:value="5.4421768707483">
            <text:p>5,4421768707</text:p>
          </table:table-cell>
          <table:table-cell office:value-type="float" office:value="146">
            <text:p>146</text:p>
          </table:table-cell>
          <table:table-cell table:formula="of:=IF(ABS([.$A67]/[.AQ67])&gt;1;(ABS([.$A67]/[.AQ67])-1)*100;(1-(ABS([.$A67]/[.AQ67])))*100)" office:value-type="float" office:value="4.7945205479452">
            <text:p>4,7945205479</text:p>
          </table:table-cell>
          <table:table-cell office:value-type="float" office:value="149">
            <text:p>149</text:p>
          </table:table-cell>
          <table:table-cell table:formula="of:=IF(ABS([.$A67]/[.AS67])&gt;1;(ABS([.$A67]/[.AS67])-1)*100;(1-(ABS([.$A67]/[.AS67])))*100)" office:value-type="float" office:value="6.71140939597316">
            <text:p>6,711409396</text:p>
          </table:table-cell>
          <table:table-cell office:value-type="float" office:value="145">
            <text:p>145</text:p>
          </table:table-cell>
          <table:table-cell table:formula="of:=IF(ABS([.$A67]/[.AU67])&gt;1;(ABS([.$A67]/[.AU67])-1)*100;(1-(ABS([.$A67]/[.AU67])))*100)" office:value-type="float" office:value="4.13793103448276">
            <text:p>4,1379310345</text:p>
          </table:table-cell>
          <table:table-cell office:value-type="float" office:value="131">
            <text:p>131</text:p>
          </table:table-cell>
          <table:table-cell table:formula="of:=IF(ABS([.$A67]/[.AW67])&gt;1;(ABS([.$A67]/[.AW67])-1)*100;(1-(ABS([.$A67]/[.AW67])))*100)" office:value-type="float" office:value="6.10687022900764">
            <text:p>6,106870229</text:p>
          </table:table-cell>
          <table:table-cell office:value-type="float" office:value="140">
            <text:p>140</text:p>
          </table:table-cell>
          <table:table-cell table:formula="of:=IF(ABS([.$A67]/[.AY67])&gt;1;(ABS([.$A67]/[.AY67])-1)*100;(1-(ABS([.$A67]/[.AY67])))*100)" office:value-type="float" office:value="0.714285714285712">
            <text:p>0,7142857143</text:p>
          </table:table-cell>
          <table:table-cell office:value-type="float" office:value="156">
            <text:p>156</text:p>
          </table:table-cell>
          <table:table-cell table:formula="of:=IF(ABS([.$A67]/[.BA67])&gt;1;(ABS([.$A67]/[.BA67])-1)*100;(1-(ABS([.$A67]/[.BA67])))*100)" office:value-type="float" office:value="10.8974358974359">
            <text:p>10,8974358974</text:p>
          </table:table-cell>
          <table:table-cell office:value-type="float" office:value="140">
            <text:p>140</text:p>
          </table:table-cell>
          <table:table-cell table:formula="of:=IF(ABS([.$A67]/[.BC67])&gt;1;(ABS([.$A67]/[.BC67])-1)*100;(1-(ABS([.$A67]/[.BC67])))*100)" office:value-type="float" office:value="0.714285714285712">
            <text:p>0,714285714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/>
          <table:table-cell office:value-type="float" office:value="420">
            <text:p>420</text:p>
          </table:table-cell>
          <table:table-cell table:formula="of:=IF(ABS([.$A68]/[.C68])&gt;1;(ABS([.$A68]/[.C68])-1)*100;(1-(ABS([.$A68]/[.C68])))*100)" office:value-type="float" office:value="1.42857142857142">
            <text:p>1,4285714286</text:p>
          </table:table-cell>
          <table:table-cell office:value-type="float" office:value="413">
            <text:p>413</text:p>
          </table:table-cell>
          <table:table-cell table:formula="of:=IF(ABS([.$A68]/[.E68])&gt;1;(ABS([.$A68]/[.E68])-1)*100;(1-(ABS([.$A68]/[.E68])))*100)" office:value-type="float" office:value="0.242130750605329">
            <text:p>0,2421307506</text:p>
          </table:table-cell>
          <table:table-cell office:value-type="float" office:value="420">
            <text:p>420</text:p>
          </table:table-cell>
          <table:table-cell table:formula="of:=IF(ABS([.$A68]/[.G68])&gt;1;(ABS([.$A68]/[.G68])-1)*100;(1-(ABS([.$A68]/[.G68])))*100)" office:value-type="float" office:value="1.42857142857142">
            <text:p>1,4285714286</text:p>
          </table:table-cell>
          <table:table-cell office:value-type="float" office:value="414">
            <text:p>414</text:p>
          </table:table-cell>
          <table:table-cell table:formula="of:=IF(ABS([.$A68]/[.I68])&gt;1;(ABS([.$A68]/[.I68])-1)*100;(1-(ABS([.$A68]/[.I68])))*100)" office:value-type="float" office:value="0">
            <text:p>0</text:p>
          </table:table-cell>
          <table:table-cell office:value-type="float" office:value="409">
            <text:p>409</text:p>
          </table:table-cell>
          <table:table-cell table:formula="of:=IF(ABS([.$A68]/[.K68])&gt;1;(ABS([.$A68]/[.K68])-1)*100;(1-(ABS([.$A68]/[.K68])))*100)" office:value-type="float" office:value="1.22249388753055">
            <text:p>1,2224938875</text:p>
          </table:table-cell>
          <table:table-cell office:value-type="float" office:value="415">
            <text:p>415</text:p>
          </table:table-cell>
          <table:table-cell table:formula="of:=IF(ABS([.$A68]/[.M68])&gt;1;(ABS([.$A68]/[.M68])-1)*100;(1-(ABS([.$A68]/[.M68])))*100)" office:value-type="float" office:value="0.240963855421683">
            <text:p>0,2409638554</text:p>
          </table:table-cell>
          <table:table-cell office:value-type="float" office:value="413">
            <text:p>413</text:p>
          </table:table-cell>
          <table:table-cell table:formula="of:=IF(ABS([.$A68]/[.O68])&gt;1;(ABS([.$A68]/[.O68])-1)*100;(1-(ABS([.$A68]/[.O68])))*100)" office:value-type="float" office:value="0.242130750605329">
            <text:p>0,2421307506</text:p>
          </table:table-cell>
          <table:table-cell office:value-type="float" office:value="411">
            <text:p>411</text:p>
          </table:table-cell>
          <table:table-cell table:formula="of:=IF(ABS([.$A68]/[.Q68])&gt;1;(ABS([.$A68]/[.Q68])-1)*100;(1-(ABS([.$A68]/[.Q68])))*100)" office:value-type="float" office:value="0.72992700729928">
            <text:p>0,7299270073</text:p>
          </table:table-cell>
          <table:table-cell office:value-type="float" office:value="403">
            <text:p>403</text:p>
          </table:table-cell>
          <table:table-cell table:formula="of:=IF(ABS([.$A68]/[.S68])&gt;1;(ABS([.$A68]/[.S68])-1)*100;(1-(ABS([.$A68]/[.S68])))*100)" office:value-type="float" office:value="2.72952853598014">
            <text:p>2,729528536</text:p>
          </table:table-cell>
          <table:table-cell office:value-type="float" office:value="429">
            <text:p>429</text:p>
          </table:table-cell>
          <table:table-cell table:formula="of:=IF(ABS([.$A68]/[.U68])&gt;1;(ABS([.$A68]/[.U68])-1)*100;(1-(ABS([.$A68]/[.U68])))*100)" office:value-type="float" office:value="3.4965034965035">
            <text:p>3,4965034965</text:p>
          </table:table-cell>
          <table:table-cell office:value-type="float" office:value="409">
            <text:p>409</text:p>
          </table:table-cell>
          <table:table-cell table:formula="of:=IF(ABS([.$A68]/[.W68])&gt;1;(ABS([.$A68]/[.W68])-1)*100;(1-(ABS([.$A68]/[.W68])))*100)" office:value-type="float" office:value="1.22249388753055">
            <text:p>1,2224938875</text:p>
          </table:table-cell>
          <table:table-cell office:value-type="float" office:value="402">
            <text:p>402</text:p>
          </table:table-cell>
          <table:table-cell table:formula="of:=IF(ABS([.$A68]/[.Y68])&gt;1;(ABS([.$A68]/[.Y68])-1)*100;(1-(ABS([.$A68]/[.Y68])))*100)" office:value-type="float" office:value="2.98507462686568">
            <text:p>2,9850746269</text:p>
          </table:table-cell>
          <table:table-cell office:value-type="float" office:value="410">
            <text:p>410</text:p>
          </table:table-cell>
          <table:table-cell table:formula="of:=IF(ABS([.$A68]/[.AA68])&gt;1;(ABS([.$A68]/[.AA68])-1)*100;(1-(ABS([.$A68]/[.AA68])))*100)" office:value-type="float" office:value="0.975609756097562">
            <text:p>0,9756097561</text:p>
          </table:table-cell>
          <table:table-cell office:value-type="float" office:value="415">
            <text:p>415</text:p>
          </table:table-cell>
          <table:table-cell table:formula="of:=IF(ABS([.$A68]/[.AC68])&gt;1;(ABS([.$A68]/[.AC68])-1)*100;(1-(ABS([.$A68]/[.AC68])))*100)" office:value-type="float" office:value="0.240963855421683">
            <text:p>0,2409638554</text:p>
          </table:table-cell>
          <table:table-cell office:value-type="float" office:value="414">
            <text:p>414</text:p>
          </table:table-cell>
          <table:table-cell table:formula="of:=IF(ABS([.$A68]/[.AE68])&gt;1;(ABS([.$A68]/[.AE68])-1)*100;(1-(ABS([.$A68]/[.AE68])))*100)" office:value-type="float" office:value="0">
            <text:p>0</text:p>
          </table:table-cell>
          <table:table-cell office:value-type="float" office:value="413">
            <text:p>413</text:p>
          </table:table-cell>
          <table:table-cell table:formula="of:=IF(ABS([.$A68]/[.AG68])&gt;1;(ABS([.$A68]/[.AG68])-1)*100;(1-(ABS([.$A68]/[.AG68])))*100)" office:value-type="float" office:value="0.242130750605329">
            <text:p>0,2421307506</text:p>
          </table:table-cell>
          <table:table-cell office:value-type="float" office:value="403">
            <text:p>403</text:p>
          </table:table-cell>
          <table:table-cell table:formula="of:=IF(ABS([.$A68]/[.AI68])&gt;1;(ABS([.$A68]/[.AI68])-1)*100;(1-(ABS([.$A68]/[.AI68])))*100)" office:value-type="float" office:value="2.72952853598014">
            <text:p>2,729528536</text:p>
          </table:table-cell>
          <table:table-cell office:value-type="float" office:value="415">
            <text:p>415</text:p>
          </table:table-cell>
          <table:table-cell table:formula="of:=IF(ABS([.$A68]/[.AK68])&gt;1;(ABS([.$A68]/[.AK68])-1)*100;(1-(ABS([.$A68]/[.AK68])))*100)" office:value-type="float" office:value="0.240963855421683">
            <text:p>0,2409638554</text:p>
          </table:table-cell>
          <table:table-cell office:value-type="float" office:value="409">
            <text:p>409</text:p>
          </table:table-cell>
          <table:table-cell table:formula="of:=IF(ABS([.$A68]/[.AM68])&gt;1;(ABS([.$A68]/[.AM68])-1)*100;(1-(ABS([.$A68]/[.AM68])))*100)" office:value-type="float" office:value="1.22249388753055">
            <text:p>1,2224938875</text:p>
          </table:table-cell>
          <table:table-cell office:value-type="float" office:value="414">
            <text:p>414</text:p>
          </table:table-cell>
          <table:table-cell table:formula="of:=IF(ABS([.$A68]/[.AO68])&gt;1;(ABS([.$A68]/[.AO68])-1)*100;(1-(ABS([.$A68]/[.AO68])))*100)" office:value-type="float" office:value="0">
            <text:p>0</text:p>
          </table:table-cell>
          <table:table-cell office:value-type="float" office:value="414">
            <text:p>414</text:p>
          </table:table-cell>
          <table:table-cell table:formula="of:=IF(ABS([.$A68]/[.AQ68])&gt;1;(ABS([.$A68]/[.AQ68])-1)*100;(1-(ABS([.$A68]/[.AQ68])))*100)" office:value-type="float" office:value="0">
            <text:p>0</text:p>
          </table:table-cell>
          <table:table-cell office:value-type="float" office:value="421">
            <text:p>421</text:p>
          </table:table-cell>
          <table:table-cell table:formula="of:=IF(ABS([.$A68]/[.AS68])&gt;1;(ABS([.$A68]/[.AS68])-1)*100;(1-(ABS([.$A68]/[.AS68])))*100)" office:value-type="float" office:value="1.66270783847982">
            <text:p>1,6627078385</text:p>
          </table:table-cell>
          <table:table-cell office:value-type="float" office:value="419">
            <text:p>419</text:p>
          </table:table-cell>
          <table:table-cell table:formula="of:=IF(ABS([.$A68]/[.AU68])&gt;1;(ABS([.$A68]/[.AU68])-1)*100;(1-(ABS([.$A68]/[.AU68])))*100)" office:value-type="float" office:value="1.19331742243437">
            <text:p>1,1933174224</text:p>
          </table:table-cell>
          <table:table-cell office:value-type="float" office:value="429">
            <text:p>429</text:p>
          </table:table-cell>
          <table:table-cell table:formula="of:=IF(ABS([.$A68]/[.AW68])&gt;1;(ABS([.$A68]/[.AW68])-1)*100;(1-(ABS([.$A68]/[.AW68])))*100)" office:value-type="float" office:value="3.4965034965035">
            <text:p>3,4965034965</text:p>
          </table:table-cell>
          <table:table-cell office:value-type="float" office:value="414">
            <text:p>414</text:p>
          </table:table-cell>
          <table:table-cell table:formula="of:=IF(ABS([.$A68]/[.AY68])&gt;1;(ABS([.$A68]/[.AY68])-1)*100;(1-(ABS([.$A68]/[.AY68])))*100)" office:value-type="float" office:value="0">
            <text:p>0</text:p>
          </table:table-cell>
          <table:table-cell office:value-type="float" office:value="404">
            <text:p>404</text:p>
          </table:table-cell>
          <table:table-cell table:formula="of:=IF(ABS([.$A68]/[.BA68])&gt;1;(ABS([.$A68]/[.BA68])-1)*100;(1-(ABS([.$A68]/[.BA68])))*100)" office:value-type="float" office:value="2.47524752475248">
            <text:p>2,4752475248</text:p>
          </table:table-cell>
          <table:table-cell office:value-type="float" office:value="413">
            <text:p>413</text:p>
          </table:table-cell>
          <table:table-cell table:formula="of:=IF(ABS([.$A68]/[.BC68])&gt;1;(ABS([.$A68]/[.BC68])-1)*100;(1-(ABS([.$A68]/[.BC68])))*100)" office:value-type="float" office:value="0.242130750605329">
            <text:p>0,242130750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2">
            <text:p>152</text:p>
          </table:table-cell>
          <table:table-cell table:formula="of:=IF(ABS([.$A69]/[.C69])&gt;1;(ABS([.$A69]/[.C69])-1)*100;(1-(ABS([.$A69]/[.C69])))*100)" office:value-type="float" office:value="1.97368421052632">
            <text:p>1,9736842105</text:p>
          </table:table-cell>
          <table:table-cell office:value-type="float" office:value="142">
            <text:p>142</text:p>
          </table:table-cell>
          <table:table-cell table:formula="of:=IF(ABS([.$A69]/[.E69])&gt;1;(ABS([.$A69]/[.E69])-1)*100;(1-(ABS([.$A69]/[.E69])))*100)" office:value-type="float" office:value="4.92957746478873">
            <text:p>4,9295774648</text:p>
          </table:table-cell>
          <table:table-cell office:value-type="float" office:value="140">
            <text:p>140</text:p>
          </table:table-cell>
          <table:table-cell table:formula="of:=IF(ABS([.$A69]/[.G69])&gt;1;(ABS([.$A69]/[.G69])-1)*100;(1-(ABS([.$A69]/[.G69])))*100)" office:value-type="float" office:value="6.42857142857143">
            <text:p>6,4285714286</text:p>
          </table:table-cell>
          <table:table-cell office:value-type="float" office:value="145">
            <text:p>145</text:p>
          </table:table-cell>
          <table:table-cell table:formula="of:=IF(ABS([.$A69]/[.I69])&gt;1;(ABS([.$A69]/[.I69])-1)*100;(1-(ABS([.$A69]/[.I69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69]/[.K69])&gt;1;(ABS([.$A69]/[.K69])-1)*100;(1-(ABS([.$A69]/[.K69])))*100)" office:value-type="float" office:value="0.666666666666671">
            <text:p>0,6666666667</text:p>
          </table:table-cell>
          <table:table-cell office:value-type="float" office:value="151">
            <text:p>151</text:p>
          </table:table-cell>
          <table:table-cell table:formula="of:=IF(ABS([.$A69]/[.M69])&gt;1;(ABS([.$A69]/[.M69])-1)*100;(1-(ABS([.$A69]/[.M69])))*100)" office:value-type="float" office:value="1.32450331125827">
            <text:p>1,3245033113</text:p>
          </table:table-cell>
          <table:table-cell office:value-type="float" office:value="146">
            <text:p>146</text:p>
          </table:table-cell>
          <table:table-cell table:formula="of:=IF(ABS([.$A69]/[.O69])&gt;1;(ABS([.$A69]/[.O69])-1)*100;(1-(ABS([.$A69]/[.O69])))*100)" office:value-type="float" office:value="2.05479452054795">
            <text:p>2,0547945205</text:p>
          </table:table-cell>
          <table:table-cell office:value-type="float" office:value="150">
            <text:p>150</text:p>
          </table:table-cell>
          <table:table-cell table:formula="of:=IF(ABS([.$A69]/[.Q69])&gt;1;(ABS([.$A69]/[.Q69])-1)*100;(1-(ABS([.$A69]/[.Q69])))*100)" office:value-type="float" office:value="0.666666666666671">
            <text:p>0,6666666667</text:p>
          </table:table-cell>
          <table:table-cell office:value-type="float" office:value="149">
            <text:p>149</text:p>
          </table:table-cell>
          <table:table-cell table:formula="of:=IF(ABS([.$A69]/[.S69])&gt;1;(ABS([.$A69]/[.S69])-1)*100;(1-(ABS([.$A69]/[.S69])))*100)" office:value-type="float" office:value="0">
            <text:p>0</text:p>
          </table:table-cell>
          <table:table-cell office:value-type="float" office:value="139">
            <text:p>139</text:p>
          </table:table-cell>
          <table:table-cell table:formula="of:=IF(ABS([.$A69]/[.U69])&gt;1;(ABS([.$A69]/[.U69])-1)*100;(1-(ABS([.$A69]/[.U69])))*100)" office:value-type="float" office:value="7.19424460431655">
            <text:p>7,1942446043</text:p>
          </table:table-cell>
          <table:table-cell office:value-type="float" office:value="150">
            <text:p>150</text:p>
          </table:table-cell>
          <table:table-cell table:formula="of:=IF(ABS([.$A69]/[.W69])&gt;1;(ABS([.$A69]/[.W69])-1)*100;(1-(ABS([.$A69]/[.W69])))*100)" office:value-type="float" office:value="0.666666666666671">
            <text:p>0,6666666667</text:p>
          </table:table-cell>
          <table:table-cell office:value-type="float" office:value="157">
            <text:p>157</text:p>
          </table:table-cell>
          <table:table-cell table:formula="of:=IF(ABS([.$A69]/[.Y69])&gt;1;(ABS([.$A69]/[.Y69])-1)*100;(1-(ABS([.$A69]/[.Y69])))*100)" office:value-type="float" office:value="5.09554140127388">
            <text:p>5,0955414013</text:p>
          </table:table-cell>
          <table:table-cell office:value-type="float" office:value="135">
            <text:p>135</text:p>
          </table:table-cell>
          <table:table-cell table:formula="of:=IF(ABS([.$A69]/[.AA69])&gt;1;(ABS([.$A69]/[.AA69])-1)*100;(1-(ABS([.$A69]/[.AA69])))*100)" office:value-type="float" office:value="10.3703703703704">
            <text:p>10,3703703704</text:p>
          </table:table-cell>
          <table:table-cell office:value-type="float" office:value="156">
            <text:p>156</text:p>
          </table:table-cell>
          <table:table-cell table:formula="of:=IF(ABS([.$A69]/[.AC69])&gt;1;(ABS([.$A69]/[.AC69])-1)*100;(1-(ABS([.$A69]/[.AC69])))*100)" office:value-type="float" office:value="4.48717948717948">
            <text:p>4,4871794872</text:p>
          </table:table-cell>
          <table:table-cell office:value-type="float" office:value="150">
            <text:p>150</text:p>
          </table:table-cell>
          <table:table-cell table:formula="of:=IF(ABS([.$A69]/[.AE69])&gt;1;(ABS([.$A69]/[.AE69])-1)*100;(1-(ABS([.$A69]/[.AE69])))*100)" office:value-type="float" office:value="0.666666666666671">
            <text:p>0,6666666667</text:p>
          </table:table-cell>
          <table:table-cell office:value-type="float" office:value="155">
            <text:p>155</text:p>
          </table:table-cell>
          <table:table-cell table:formula="of:=IF(ABS([.$A69]/[.AG69])&gt;1;(ABS([.$A69]/[.AG69])-1)*100;(1-(ABS([.$A69]/[.AG69])))*100)" office:value-type="float" office:value="3.87096774193548">
            <text:p>3,8709677419</text:p>
          </table:table-cell>
          <table:table-cell office:value-type="float" office:value="157">
            <text:p>157</text:p>
          </table:table-cell>
          <table:table-cell table:formula="of:=IF(ABS([.$A69]/[.AI69])&gt;1;(ABS([.$A69]/[.AI69])-1)*100;(1-(ABS([.$A69]/[.AI69])))*100)" office:value-type="float" office:value="5.09554140127388">
            <text:p>5,0955414013</text:p>
          </table:table-cell>
          <table:table-cell office:value-type="float" office:value="151">
            <text:p>151</text:p>
          </table:table-cell>
          <table:table-cell table:formula="of:=IF(ABS([.$A69]/[.AK69])&gt;1;(ABS([.$A69]/[.AK69])-1)*100;(1-(ABS([.$A69]/[.AK69])))*100)" office:value-type="float" office:value="1.32450331125827">
            <text:p>1,3245033113</text:p>
          </table:table-cell>
          <table:table-cell office:value-type="float" office:value="150">
            <text:p>150</text:p>
          </table:table-cell>
          <table:table-cell table:formula="of:=IF(ABS([.$A69]/[.AM69])&gt;1;(ABS([.$A69]/[.AM69])-1)*100;(1-(ABS([.$A69]/[.AM69])))*100)" office:value-type="float" office:value="0.666666666666671">
            <text:p>0,6666666667</text:p>
          </table:table-cell>
          <table:table-cell office:value-type="float" office:value="157">
            <text:p>157</text:p>
          </table:table-cell>
          <table:table-cell table:formula="of:=IF(ABS([.$A69]/[.AO69])&gt;1;(ABS([.$A69]/[.AO69])-1)*100;(1-(ABS([.$A69]/[.AO69])))*100)" office:value-type="float" office:value="5.09554140127388">
            <text:p>5,0955414013</text:p>
          </table:table-cell>
          <table:table-cell office:value-type="float" office:value="151">
            <text:p>151</text:p>
          </table:table-cell>
          <table:table-cell table:formula="of:=IF(ABS([.$A69]/[.AQ69])&gt;1;(ABS([.$A69]/[.AQ69])-1)*100;(1-(ABS([.$A69]/[.AQ69])))*100)" office:value-type="float" office:value="1.32450331125827">
            <text:p>1,3245033113</text:p>
          </table:table-cell>
          <table:table-cell office:value-type="float" office:value="140">
            <text:p>140</text:p>
          </table:table-cell>
          <table:table-cell table:formula="of:=IF(ABS([.$A69]/[.AS69])&gt;1;(ABS([.$A69]/[.AS69])-1)*100;(1-(ABS([.$A69]/[.AS69])))*100)" office:value-type="float" office:value="6.42857142857143">
            <text:p>6,4285714286</text:p>
          </table:table-cell>
          <table:table-cell office:value-type="float" office:value="131">
            <text:p>131</text:p>
          </table:table-cell>
          <table:table-cell table:formula="of:=IF(ABS([.$A69]/[.AU69])&gt;1;(ABS([.$A69]/[.AU69])-1)*100;(1-(ABS([.$A69]/[.AU69])))*100)" office:value-type="float" office:value="13.7404580152672">
            <text:p>13,7404580153</text:p>
          </table:table-cell>
          <table:table-cell office:value-type="float" office:value="156">
            <text:p>156</text:p>
          </table:table-cell>
          <table:table-cell table:formula="of:=IF(ABS([.$A69]/[.AW69])&gt;1;(ABS([.$A69]/[.AW69])-1)*100;(1-(ABS([.$A69]/[.AW69])))*100)" office:value-type="float" office:value="4.48717948717948">
            <text:p>4,4871794872</text:p>
          </table:table-cell>
          <table:table-cell office:value-type="float" office:value="141">
            <text:p>141</text:p>
          </table:table-cell>
          <table:table-cell table:formula="of:=IF(ABS([.$A69]/[.AY69])&gt;1;(ABS([.$A69]/[.AY69])-1)*100;(1-(ABS([.$A69]/[.AY69])))*100)" office:value-type="float" office:value="5.67375886524824">
            <text:p>5,6737588652</text:p>
          </table:table-cell>
          <table:table-cell office:value-type="float" office:value="143">
            <text:p>143</text:p>
          </table:table-cell>
          <table:table-cell table:formula="of:=IF(ABS([.$A69]/[.BA69])&gt;1;(ABS([.$A69]/[.BA69])-1)*100;(1-(ABS([.$A69]/[.BA69])))*100)" office:value-type="float" office:value="4.19580419580419">
            <text:p>4,1958041958</text:p>
          </table:table-cell>
          <table:table-cell office:value-type="float" office:value="142">
            <text:p>142</text:p>
          </table:table-cell>
          <table:table-cell table:formula="of:=IF(ABS([.$A69]/[.BC69])&gt;1;(ABS([.$A69]/[.BC69])-1)*100;(1-(ABS([.$A69]/[.BC69])))*100)" office:value-type="float" office:value="4.92957746478873">
            <text:p>4,9295774648</text:p>
          </table:table-cell>
        </table:table-row>
        <table:table-row table:style-name="ro1">
          <table:table-cell office:value-type="float" office:value="10241">
            <text:p>10241</text:p>
          </table:table-cell>
          <table:table-cell/>
          <table:table-cell office:value-type="float" office:value="10230">
            <text:p>10230</text:p>
          </table:table-cell>
          <table:table-cell table:formula="of:=IF(ABS([.$A70]/[.C70])&gt;1;(ABS([.$A70]/[.C70])-1)*100;(1-(ABS([.$A70]/[.C70])))*100)" office:value-type="float" office:value="0.107526881720421">
            <text:p>0,1075268817</text:p>
          </table:table-cell>
          <table:table-cell office:value-type="float" office:value="10247">
            <text:p>10247</text:p>
          </table:table-cell>
          <table:table-cell table:formula="of:=IF(ABS([.$A70]/[.E70])&gt;1;(ABS([.$A70]/[.E70])-1)*100;(1-(ABS([.$A70]/[.E70])))*100)" office:value-type="float" office:value="0.0585537230408884">
            <text:p>0,058553723</text:p>
          </table:table-cell>
          <table:table-cell office:value-type="float" office:value="10234">
            <text:p>10234</text:p>
          </table:table-cell>
          <table:table-cell table:formula="of:=IF(ABS([.$A70]/[.G70])&gt;1;(ABS([.$A70]/[.G70])-1)*100;(1-(ABS([.$A70]/[.G70])))*100)" office:value-type="float" office:value="0.0683994528043685">
            <text:p>0,0683994528</text:p>
          </table:table-cell>
          <table:table-cell office:value-type="float" office:value="10233">
            <text:p>10233</text:p>
          </table:table-cell>
          <table:table-cell table:formula="of:=IF(ABS([.$A70]/[.I70])&gt;1;(ABS([.$A70]/[.I70])-1)*100;(1-(ABS([.$A70]/[.I70])))*100)" office:value-type="float" office:value="0.0781784422945409">
            <text:p>0,0781784423</text:p>
          </table:table-cell>
          <table:table-cell office:value-type="float" office:value="10233">
            <text:p>10233</text:p>
          </table:table-cell>
          <table:table-cell table:formula="of:=IF(ABS([.$A70]/[.K70])&gt;1;(ABS([.$A70]/[.K70])-1)*100;(1-(ABS([.$A70]/[.K70])))*100)" office:value-type="float" office:value="0.0781784422945409">
            <text:p>0,0781784423</text:p>
          </table:table-cell>
          <table:table-cell office:value-type="float" office:value="10232">
            <text:p>10232</text:p>
          </table:table-cell>
          <table:table-cell table:formula="of:=IF(ABS([.$A70]/[.M70])&gt;1;(ABS([.$A70]/[.M70])-1)*100;(1-(ABS([.$A70]/[.M70])))*100)" office:value-type="float" office:value="0.0879593432369097">
            <text:p>0,0879593432</text:p>
          </table:table-cell>
          <table:table-cell office:value-type="float" office:value="10232">
            <text:p>10232</text:p>
          </table:table-cell>
          <table:table-cell table:formula="of:=IF(ABS([.$A70]/[.O70])&gt;1;(ABS([.$A70]/[.O70])-1)*100;(1-(ABS([.$A70]/[.O70])))*100)" office:value-type="float" office:value="0.0879593432369097">
            <text:p>0,0879593432</text:p>
          </table:table-cell>
          <table:table-cell office:value-type="float" office:value="10233">
            <text:p>10233</text:p>
          </table:table-cell>
          <table:table-cell table:formula="of:=IF(ABS([.$A70]/[.Q70])&gt;1;(ABS([.$A70]/[.Q70])-1)*100;(1-(ABS([.$A70]/[.Q70])))*100)" office:value-type="float" office:value="0.0781784422945409">
            <text:p>0,0781784423</text:p>
          </table:table-cell>
          <table:table-cell office:value-type="float" office:value="10234">
            <text:p>10234</text:p>
          </table:table-cell>
          <table:table-cell table:formula="of:=IF(ABS([.$A70]/[.S70])&gt;1;(ABS([.$A70]/[.S70])-1)*100;(1-(ABS([.$A70]/[.S70])))*100)" office:value-type="float" office:value="0.0683994528043685">
            <text:p>0,0683994528</text:p>
          </table:table-cell>
          <table:table-cell office:value-type="float" office:value="10235">
            <text:p>10235</text:p>
          </table:table-cell>
          <table:table-cell table:formula="of:=IF(ABS([.$A70]/[.U70])&gt;1;(ABS([.$A70]/[.U70])-1)*100;(1-(ABS([.$A70]/[.U70])))*100)" office:value-type="float" office:value="0.058622374206152">
            <text:p>0,0586223742</text:p>
          </table:table-cell>
          <table:table-cell office:value-type="float" office:value="10232">
            <text:p>10232</text:p>
          </table:table-cell>
          <table:table-cell table:formula="of:=IF(ABS([.$A70]/[.W70])&gt;1;(ABS([.$A70]/[.W70])-1)*100;(1-(ABS([.$A70]/[.W70])))*100)" office:value-type="float" office:value="0.0879593432369097">
            <text:p>0,0879593432</text:p>
          </table:table-cell>
          <table:table-cell office:value-type="float" office:value="10226">
            <text:p>10226</text:p>
          </table:table-cell>
          <table:table-cell table:formula="of:=IF(ABS([.$A70]/[.Y70])&gt;1;(ABS([.$A70]/[.Y70])-1)*100;(1-(ABS([.$A70]/[.Y70])))*100)" office:value-type="float" office:value="0.146684920790152">
            <text:p>0,1466849208</text:p>
          </table:table-cell>
          <table:table-cell office:value-type="float" office:value="10248">
            <text:p>10248</text:p>
          </table:table-cell>
          <table:table-cell table:formula="of:=IF(ABS([.$A70]/[.AA70])&gt;1;(ABS([.$A70]/[.AA70])-1)*100;(1-(ABS([.$A70]/[.AA70])))*100)" office:value-type="float" office:value="0.0683060109289646">
            <text:p>0,0683060109</text:p>
          </table:table-cell>
          <table:table-cell office:value-type="float" office:value="10226">
            <text:p>10226</text:p>
          </table:table-cell>
          <table:table-cell table:formula="of:=IF(ABS([.$A70]/[.AC70])&gt;1;(ABS([.$A70]/[.AC70])-1)*100;(1-(ABS([.$A70]/[.AC70])))*100)" office:value-type="float" office:value="0.146684920790152">
            <text:p>0,1466849208</text:p>
          </table:table-cell>
          <table:table-cell office:value-type="float" office:value="10234">
            <text:p>10234</text:p>
          </table:table-cell>
          <table:table-cell table:formula="of:=IF(ABS([.$A70]/[.AE70])&gt;1;(ABS([.$A70]/[.AE70])-1)*100;(1-(ABS([.$A70]/[.AE70])))*100)" office:value-type="float" office:value="0.0683994528043685">
            <text:p>0,0683994528</text:p>
          </table:table-cell>
          <table:table-cell office:value-type="float" office:value="10234">
            <text:p>10234</text:p>
          </table:table-cell>
          <table:table-cell table:formula="of:=IF(ABS([.$A70]/[.AG70])&gt;1;(ABS([.$A70]/[.AG70])-1)*100;(1-(ABS([.$A70]/[.AG70])))*100)" office:value-type="float" office:value="0.0683994528043685">
            <text:p>0,0683994528</text:p>
          </table:table-cell>
          <table:table-cell office:value-type="float" office:value="10225">
            <text:p>10225</text:p>
          </table:table-cell>
          <table:table-cell table:formula="of:=IF(ABS([.$A70]/[.AI70])&gt;1;(ABS([.$A70]/[.AI70])-1)*100;(1-(ABS([.$A70]/[.AI70])))*100)" office:value-type="float" office:value="0.156479217603911">
            <text:p>0,1564792176</text:p>
          </table:table-cell>
          <table:table-cell office:value-type="float" office:value="10230">
            <text:p>10230</text:p>
          </table:table-cell>
          <table:table-cell table:formula="of:=IF(ABS([.$A70]/[.AK70])&gt;1;(ABS([.$A70]/[.AK70])-1)*100;(1-(ABS([.$A70]/[.AK70])))*100)" office:value-type="float" office:value="0.107526881720421">
            <text:p>0,1075268817</text:p>
          </table:table-cell>
          <table:table-cell office:value-type="float" office:value="10234">
            <text:p>10234</text:p>
          </table:table-cell>
          <table:table-cell table:formula="of:=IF(ABS([.$A70]/[.AM70])&gt;1;(ABS([.$A70]/[.AM70])-1)*100;(1-(ABS([.$A70]/[.AM70])))*100)" office:value-type="float" office:value="0.0683994528043685">
            <text:p>0,0683994528</text:p>
          </table:table-cell>
          <table:table-cell office:value-type="float" office:value="10227">
            <text:p>10227</text:p>
          </table:table-cell>
          <table:table-cell table:formula="of:=IF(ABS([.$A70]/[.AO70])&gt;1;(ABS([.$A70]/[.AO70])-1)*100;(1-(ABS([.$A70]/[.AO70])))*100)" office:value-type="float" office:value="0.136892539356603">
            <text:p>0,1368925394</text:p>
          </table:table-cell>
          <table:table-cell office:value-type="float" office:value="10233">
            <text:p>10233</text:p>
          </table:table-cell>
          <table:table-cell table:formula="of:=IF(ABS([.$A70]/[.AQ70])&gt;1;(ABS([.$A70]/[.AQ70])-1)*100;(1-(ABS([.$A70]/[.AQ70])))*100)" office:value-type="float" office:value="0.0781784422945409">
            <text:p>0,0781784423</text:p>
          </table:table-cell>
          <table:table-cell office:value-type="float" office:value="10232">
            <text:p>10232</text:p>
          </table:table-cell>
          <table:table-cell table:formula="of:=IF(ABS([.$A70]/[.AS70])&gt;1;(ABS([.$A70]/[.AS70])-1)*100;(1-(ABS([.$A70]/[.AS70])))*100)" office:value-type="float" office:value="0.0879593432369097">
            <text:p>0,0879593432</text:p>
          </table:table-cell>
          <table:table-cell office:value-type="float" office:value="10252">
            <text:p>10252</text:p>
          </table:table-cell>
          <table:table-cell table:formula="of:=IF(ABS([.$A70]/[.AU70])&gt;1;(ABS([.$A70]/[.AU70])-1)*100;(1-(ABS([.$A70]/[.AU70])))*100)" office:value-type="float" office:value="0.107296137339052">
            <text:p>0,1072961373</text:p>
          </table:table-cell>
          <table:table-cell office:value-type="float" office:value="10224">
            <text:p>10224</text:p>
          </table:table-cell>
          <table:table-cell table:formula="of:=IF(ABS([.$A70]/[.AW70])&gt;1;(ABS([.$A70]/[.AW70])-1)*100;(1-(ABS([.$A70]/[.AW70])))*100)" office:value-type="float" office:value="0.166275430359941">
            <text:p>0,1662754304</text:p>
          </table:table-cell>
          <table:table-cell office:value-type="float" office:value="10248">
            <text:p>10248</text:p>
          </table:table-cell>
          <table:table-cell table:formula="of:=IF(ABS([.$A70]/[.AY70])&gt;1;(ABS([.$A70]/[.AY70])-1)*100;(1-(ABS([.$A70]/[.AY70])))*100)" office:value-type="float" office:value="0.0683060109289646">
            <text:p>0,0683060109</text:p>
          </table:table-cell>
          <table:table-cell office:value-type="float" office:value="10239">
            <text:p>10239</text:p>
          </table:table-cell>
          <table:table-cell table:formula="of:=IF(ABS([.$A70]/[.BA70])&gt;1;(ABS([.$A70]/[.BA70])-1)*100;(1-(ABS([.$A70]/[.BA70])))*100)" office:value-type="float" office:value="0.0195331575349123">
            <text:p>0,0195331575</text:p>
          </table:table-cell>
          <table:table-cell office:value-type="float" office:value="10249">
            <text:p>10249</text:p>
          </table:table-cell>
          <table:table-cell table:formula="of:=IF(ABS([.$A70]/[.BC70])&gt;1;(ABS([.$A70]/[.BC70])-1)*100;(1-(ABS([.$A70]/[.BC70])))*100)" office:value-type="float" office:value="0.078056395745929">
            <text:p>0,0780563957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/>
          <table:table-cell office:value-type="float" office:value="2249">
            <text:p>2249</text:p>
          </table:table-cell>
          <table:table-cell table:formula="of:=IF(ABS([.$A71]/[.C71])&gt;1;(ABS([.$A71]/[.C71])-1)*100;(1-(ABS([.$A71]/[.C71])))*100)" office:value-type="float" office:value="0.222321031569583">
            <text:p>0,2223210316</text:p>
          </table:table-cell>
          <table:table-cell office:value-type="float" office:value="2245">
            <text:p>2245</text:p>
          </table:table-cell>
          <table:table-cell table:formula="of:=IF(ABS([.$A71]/[.E71])&gt;1;(ABS([.$A71]/[.E71])-1)*100;(1-(ABS([.$A71]/[.E71])))*100)" office:value-type="float" office:value="0.0445434298441016">
            <text:p>0,0445434298</text:p>
          </table:table-cell>
          <table:table-cell office:value-type="float" office:value="2255">
            <text:p>2255</text:p>
          </table:table-cell>
          <table:table-cell table:formula="of:=IF(ABS([.$A71]/[.G71])&gt;1;(ABS([.$A71]/[.G71])-1)*100;(1-(ABS([.$A71]/[.G71])))*100)" office:value-type="float" office:value="0.487804878048781">
            <text:p>0,487804878</text:p>
          </table:table-cell>
          <table:table-cell office:value-type="float" office:value="2255">
            <text:p>2255</text:p>
          </table:table-cell>
          <table:table-cell table:formula="of:=IF(ABS([.$A71]/[.I71])&gt;1;(ABS([.$A71]/[.I71])-1)*100;(1-(ABS([.$A71]/[.I71])))*100)" office:value-type="float" office:value="0.487804878048781">
            <text:p>0,487804878</text:p>
          </table:table-cell>
          <table:table-cell office:value-type="float" office:value="2262">
            <text:p>2262</text:p>
          </table:table-cell>
          <table:table-cell table:formula="of:=IF(ABS([.$A71]/[.K71])&gt;1;(ABS([.$A71]/[.K71])-1)*100;(1-(ABS([.$A71]/[.K71])))*100)" office:value-type="float" office:value="0.795755968169765">
            <text:p>0,7957559682</text:p>
          </table:table-cell>
          <table:table-cell office:value-type="float" office:value="2250">
            <text:p>2250</text:p>
          </table:table-cell>
          <table:table-cell table:formula="of:=IF(ABS([.$A71]/[.M71])&gt;1;(ABS([.$A71]/[.M71])-1)*100;(1-(ABS([.$A71]/[.M71])))*100)" office:value-type="float" office:value="0.266666666666671">
            <text:p>0,2666666667</text:p>
          </table:table-cell>
          <table:table-cell office:value-type="float" office:value="2255">
            <text:p>2255</text:p>
          </table:table-cell>
          <table:table-cell table:formula="of:=IF(ABS([.$A71]/[.O71])&gt;1;(ABS([.$A71]/[.O71])-1)*100;(1-(ABS([.$A71]/[.O71])))*100)" office:value-type="float" office:value="0.487804878048781">
            <text:p>0,487804878</text:p>
          </table:table-cell>
          <table:table-cell office:value-type="float" office:value="2254">
            <text:p>2254</text:p>
          </table:table-cell>
          <table:table-cell table:formula="of:=IF(ABS([.$A71]/[.Q71])&gt;1;(ABS([.$A71]/[.Q71])-1)*100;(1-(ABS([.$A71]/[.Q71])))*100)" office:value-type="float" office:value="0.443655723158831">
            <text:p>0,4436557232</text:p>
          </table:table-cell>
          <table:table-cell office:value-type="float" office:value="2262">
            <text:p>2262</text:p>
          </table:table-cell>
          <table:table-cell table:formula="of:=IF(ABS([.$A71]/[.S71])&gt;1;(ABS([.$A71]/[.S71])-1)*100;(1-(ABS([.$A71]/[.S71])))*100)" office:value-type="float" office:value="0.795755968169765">
            <text:p>0,7957559682</text:p>
          </table:table-cell>
          <table:table-cell office:value-type="float" office:value="2247">
            <text:p>2247</text:p>
          </table:table-cell>
          <table:table-cell table:formula="of:=IF(ABS([.$A71]/[.U71])&gt;1;(ABS([.$A71]/[.U71])-1)*100;(1-(ABS([.$A71]/[.U71])))*100)" office:value-type="float" office:value="0.133511348464621">
            <text:p>0,1335113485</text:p>
          </table:table-cell>
          <table:table-cell office:value-type="float" office:value="2256">
            <text:p>2256</text:p>
          </table:table-cell>
          <table:table-cell table:formula="of:=IF(ABS([.$A71]/[.W71])&gt;1;(ABS([.$A71]/[.W71])-1)*100;(1-(ABS([.$A71]/[.W71])))*100)" office:value-type="float" office:value="0.531914893617025">
            <text:p>0,5319148936</text:p>
          </table:table-cell>
          <table:table-cell office:value-type="float" office:value="2254">
            <text:p>2254</text:p>
          </table:table-cell>
          <table:table-cell table:formula="of:=IF(ABS([.$A71]/[.Y71])&gt;1;(ABS([.$A71]/[.Y71])-1)*100;(1-(ABS([.$A71]/[.Y71])))*100)" office:value-type="float" office:value="0.443655723158831">
            <text:p>0,4436557232</text:p>
          </table:table-cell>
          <table:table-cell office:value-type="float" office:value="2256">
            <text:p>2256</text:p>
          </table:table-cell>
          <table:table-cell table:formula="of:=IF(ABS([.$A71]/[.AA71])&gt;1;(ABS([.$A71]/[.AA71])-1)*100;(1-(ABS([.$A71]/[.AA71])))*100)" office:value-type="float" office:value="0.531914893617025">
            <text:p>0,5319148936</text:p>
          </table:table-cell>
          <table:table-cell office:value-type="float" office:value="2251">
            <text:p>2251</text:p>
          </table:table-cell>
          <table:table-cell table:formula="of:=IF(ABS([.$A71]/[.AC71])&gt;1;(ABS([.$A71]/[.AC71])-1)*100;(1-(ABS([.$A71]/[.AC71])))*100)" office:value-type="float" office:value="0.310972900932915">
            <text:p>0,3109729009</text:p>
          </table:table-cell>
          <table:table-cell office:value-type="float" office:value="2251">
            <text:p>2251</text:p>
          </table:table-cell>
          <table:table-cell table:formula="of:=IF(ABS([.$A71]/[.AE71])&gt;1;(ABS([.$A71]/[.AE71])-1)*100;(1-(ABS([.$A71]/[.AE71])))*100)" office:value-type="float" office:value="0.310972900932915">
            <text:p>0,3109729009</text:p>
          </table:table-cell>
          <table:table-cell office:value-type="float" office:value="2245">
            <text:p>2245</text:p>
          </table:table-cell>
          <table:table-cell table:formula="of:=IF(ABS([.$A71]/[.AG71])&gt;1;(ABS([.$A71]/[.AG71])-1)*100;(1-(ABS([.$A71]/[.AG71])))*100)" office:value-type="float" office:value="0.0445434298441016">
            <text:p>0,0445434298</text:p>
          </table:table-cell>
          <table:table-cell office:value-type="float" office:value="2253">
            <text:p>2253</text:p>
          </table:table-cell>
          <table:table-cell table:formula="of:=IF(ABS([.$A71]/[.AI71])&gt;1;(ABS([.$A71]/[.AI71])-1)*100;(1-(ABS([.$A71]/[.AI71])))*100)" office:value-type="float" office:value="0.399467376830898">
            <text:p>0,3994673768</text:p>
          </table:table-cell>
          <table:table-cell office:value-type="float" office:value="2256">
            <text:p>2256</text:p>
          </table:table-cell>
          <table:table-cell table:formula="of:=IF(ABS([.$A71]/[.AK71])&gt;1;(ABS([.$A71]/[.AK71])-1)*100;(1-(ABS([.$A71]/[.AK71])))*100)" office:value-type="float" office:value="0.531914893617025">
            <text:p>0,5319148936</text:p>
          </table:table-cell>
          <table:table-cell office:value-type="float" office:value="2262">
            <text:p>2262</text:p>
          </table:table-cell>
          <table:table-cell table:formula="of:=IF(ABS([.$A71]/[.AM71])&gt;1;(ABS([.$A71]/[.AM71])-1)*100;(1-(ABS([.$A71]/[.AM71])))*100)" office:value-type="float" office:value="0.795755968169765">
            <text:p>0,7957559682</text:p>
          </table:table-cell>
          <table:table-cell office:value-type="float" office:value="2251">
            <text:p>2251</text:p>
          </table:table-cell>
          <table:table-cell table:formula="of:=IF(ABS([.$A71]/[.AO71])&gt;1;(ABS([.$A71]/[.AO71])-1)*100;(1-(ABS([.$A71]/[.AO71])))*100)" office:value-type="float" office:value="0.310972900932915">
            <text:p>0,3109729009</text:p>
          </table:table-cell>
          <table:table-cell office:value-type="float" office:value="2250">
            <text:p>2250</text:p>
          </table:table-cell>
          <table:table-cell table:formula="of:=IF(ABS([.$A71]/[.AQ71])&gt;1;(ABS([.$A71]/[.AQ71])-1)*100;(1-(ABS([.$A71]/[.AQ71])))*100)" office:value-type="float" office:value="0.266666666666671">
            <text:p>0,2666666667</text:p>
          </table:table-cell>
          <table:table-cell office:value-type="float" office:value="2254">
            <text:p>2254</text:p>
          </table:table-cell>
          <table:table-cell table:formula="of:=IF(ABS([.$A71]/[.AS71])&gt;1;(ABS([.$A71]/[.AS71])-1)*100;(1-(ABS([.$A71]/[.AS71])))*100)" office:value-type="float" office:value="0.443655723158831">
            <text:p>0,4436557232</text:p>
          </table:table-cell>
          <table:table-cell office:value-type="float" office:value="2248">
            <text:p>2248</text:p>
          </table:table-cell>
          <table:table-cell table:formula="of:=IF(ABS([.$A71]/[.AU71])&gt;1;(ABS([.$A71]/[.AU71])-1)*100;(1-(ABS([.$A71]/[.AU71])))*100)" office:value-type="float" office:value="0.177935943060503">
            <text:p>0,1779359431</text:p>
          </table:table-cell>
          <table:table-cell office:value-type="float" office:value="2236">
            <text:p>2236</text:p>
          </table:table-cell>
          <table:table-cell table:formula="of:=IF(ABS([.$A71]/[.AW71])&gt;1;(ABS([.$A71]/[.AW71])-1)*100;(1-(ABS([.$A71]/[.AW71])))*100)" office:value-type="float" office:value="0.357781753130593">
            <text:p>0,3577817531</text:p>
          </table:table-cell>
          <table:table-cell office:value-type="float" office:value="2244">
            <text:p>2244</text:p>
          </table:table-cell>
          <table:table-cell table:formula="of:=IF(ABS([.$A71]/[.AY71])&gt;1;(ABS([.$A71]/[.AY71])-1)*100;(1-(ABS([.$A71]/[.AY71])))*100)" office:value-type="float" office:value="0">
            <text:p>0</text:p>
          </table:table-cell>
          <table:table-cell office:value-type="float" office:value="2259">
            <text:p>2259</text:p>
          </table:table-cell>
          <table:table-cell table:formula="of:=IF(ABS([.$A71]/[.BA71])&gt;1;(ABS([.$A71]/[.BA71])-1)*100;(1-(ABS([.$A71]/[.BA71])))*100)" office:value-type="float" office:value="0.664010624169986">
            <text:p>0,6640106242</text:p>
          </table:table-cell>
          <table:table-cell office:value-type="float" office:value="2244">
            <text:p>2244</text:p>
          </table:table-cell>
          <table:table-cell table:formula="of:=IF(ABS([.$A71]/[.BC71])&gt;1;(ABS([.$A71]/[.BC71])-1)*100;(1-(ABS([.$A71]/[.BC71])))*100)" office:value-type="float" office:value="0">
            <text:p>0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/>
          <table:table-cell office:value-type="float" office:value="560">
            <text:p>560</text:p>
          </table:table-cell>
          <table:table-cell table:formula="of:=IF(ABS([.$A72]/[.C72])&gt;1;(ABS([.$A72]/[.C72])-1)*100;(1-(ABS([.$A72]/[.C72])))*100)" office:value-type="float" office:value="1.25">
            <text:p>1,25</text:p>
          </table:table-cell>
          <table:table-cell office:value-type="float" office:value="553">
            <text:p>553</text:p>
          </table:table-cell>
          <table:table-cell table:formula="of:=IF(ABS([.$A72]/[.E72])&gt;1;(ABS([.$A72]/[.E72])-1)*100;(1-(ABS([.$A72]/[.E72])))*100)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IF(ABS([.$A72]/[.G72])&gt;1;(ABS([.$A72]/[.G72])-1)*100;(1-(ABS([.$A72]/[.G72])))*100)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IF(ABS([.$A72]/[.I72])&gt;1;(ABS([.$A72]/[.I72])-1)*100;(1-(ABS([.$A72]/[.I72])))*100)" office:value-type="float" office:value="0">
            <text:p>0</text:p>
          </table:table-cell>
          <table:table-cell office:value-type="float" office:value="546">
            <text:p>546</text:p>
          </table:table-cell>
          <table:table-cell table:formula="of:=IF(ABS([.$A72]/[.K72])&gt;1;(ABS([.$A72]/[.K72])-1)*100;(1-(ABS([.$A72]/[.K72])))*100)" office:value-type="float" office:value="1.28205128205128">
            <text:p>1,2820512821</text:p>
          </table:table-cell>
          <table:table-cell office:value-type="float" office:value="555">
            <text:p>555</text:p>
          </table:table-cell>
          <table:table-cell table:formula="of:=IF(ABS([.$A72]/[.M72])&gt;1;(ABS([.$A72]/[.M72])-1)*100;(1-(ABS([.$A72]/[.M72])))*100)" office:value-type="float" office:value="0.360360360360357">
            <text:p>0,3603603604</text:p>
          </table:table-cell>
          <table:table-cell office:value-type="float" office:value="552">
            <text:p>552</text:p>
          </table:table-cell>
          <table:table-cell table:formula="of:=IF(ABS([.$A72]/[.O72])&gt;1;(ABS([.$A72]/[.O72])-1)*100;(1-(ABS([.$A72]/[.O72])))*100)" office:value-type="float" office:value="0.181159420289845">
            <text:p>0,1811594203</text:p>
          </table:table-cell>
          <table:table-cell office:value-type="float" office:value="553">
            <text:p>553</text:p>
          </table:table-cell>
          <table:table-cell table:formula="of:=IF(ABS([.$A72]/[.Q72])&gt;1;(ABS([.$A72]/[.Q72])-1)*100;(1-(ABS([.$A72]/[.Q72])))*100)" office:value-type="float" office:value="0">
            <text:p>0</text:p>
          </table:table-cell>
          <table:table-cell office:value-type="float" office:value="545">
            <text:p>545</text:p>
          </table:table-cell>
          <table:table-cell table:formula="of:=IF(ABS([.$A72]/[.S72])&gt;1;(ABS([.$A72]/[.S72])-1)*100;(1-(ABS([.$A72]/[.S72])))*100)" office:value-type="float" office:value="1.46788990825688">
            <text:p>1,4678899083</text:p>
          </table:table-cell>
          <table:table-cell office:value-type="float" office:value="561">
            <text:p>561</text:p>
          </table:table-cell>
          <table:table-cell table:formula="of:=IF(ABS([.$A72]/[.U72])&gt;1;(ABS([.$A72]/[.U72])-1)*100;(1-(ABS([.$A72]/[.U72])))*100)" office:value-type="float" office:value="1.42602495543672">
            <text:p>1,4260249554</text:p>
          </table:table-cell>
          <table:table-cell office:value-type="float" office:value="551">
            <text:p>551</text:p>
          </table:table-cell>
          <table:table-cell table:formula="of:=IF(ABS([.$A72]/[.W72])&gt;1;(ABS([.$A72]/[.W72])-1)*100;(1-(ABS([.$A72]/[.W72])))*100)" office:value-type="float" office:value="0.362976406533577">
            <text:p>0,3629764065</text:p>
          </table:table-cell>
          <table:table-cell office:value-type="float" office:value="553">
            <text:p>553</text:p>
          </table:table-cell>
          <table:table-cell table:formula="of:=IF(ABS([.$A72]/[.Y72])&gt;1;(ABS([.$A72]/[.Y72])-1)*100;(1-(ABS([.$A72]/[.Y72])))*100)" office:value-type="float" office:value="0">
            <text:p>0</text:p>
          </table:table-cell>
          <table:table-cell office:value-type="float" office:value="552">
            <text:p>552</text:p>
          </table:table-cell>
          <table:table-cell table:formula="of:=IF(ABS([.$A72]/[.AA72])&gt;1;(ABS([.$A72]/[.AA72])-1)*100;(1-(ABS([.$A72]/[.AA72])))*100)" office:value-type="float" office:value="0.181159420289845">
            <text:p>0,1811594203</text:p>
          </table:table-cell>
          <table:table-cell office:value-type="float" office:value="554">
            <text:p>554</text:p>
          </table:table-cell>
          <table:table-cell table:formula="of:=IF(ABS([.$A72]/[.AC72])&gt;1;(ABS([.$A72]/[.AC72])-1)*100;(1-(ABS([.$A72]/[.AC72])))*100)" office:value-type="float" office:value="0.180505415162457">
            <text:p>0,1805054152</text:p>
          </table:table-cell>
          <table:table-cell office:value-type="float" office:value="553">
            <text:p>553</text:p>
          </table:table-cell>
          <table:table-cell table:formula="of:=IF(ABS([.$A72]/[.AE72])&gt;1;(ABS([.$A72]/[.AE72])-1)*100;(1-(ABS([.$A72]/[.AE72])))*100)" office:value-type="float" office:value="0">
            <text:p>0</text:p>
          </table:table-cell>
          <table:table-cell office:value-type="float" office:value="553">
            <text:p>553</text:p>
          </table:table-cell>
          <table:table-cell table:formula="of:=IF(ABS([.$A72]/[.AG72])&gt;1;(ABS([.$A72]/[.AG72])-1)*100;(1-(ABS([.$A72]/[.AG72])))*100)"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IF(ABS([.$A72]/[.AI72])&gt;1;(ABS([.$A72]/[.AI72])-1)*100;(1-(ABS([.$A72]/[.AI72])))*100)" office:value-type="float" office:value="0.180505415162457">
            <text:p>0,1805054152</text:p>
          </table:table-cell>
          <table:table-cell office:value-type="float" office:value="553">
            <text:p>553</text:p>
          </table:table-cell>
          <table:table-cell table:formula="of:=IF(ABS([.$A72]/[.AK72])&gt;1;(ABS([.$A72]/[.AK72])-1)*100;(1-(ABS([.$A72]/[.AK72])))*100)" office:value-type="float" office:value="0">
            <text:p>0</text:p>
          </table:table-cell>
          <table:table-cell office:value-type="float" office:value="546">
            <text:p>546</text:p>
          </table:table-cell>
          <table:table-cell table:formula="of:=IF(ABS([.$A72]/[.AM72])&gt;1;(ABS([.$A72]/[.AM72])-1)*100;(1-(ABS([.$A72]/[.AM72])))*100)" office:value-type="float" office:value="1.28205128205128">
            <text:p>1,2820512821</text:p>
          </table:table-cell>
          <table:table-cell office:value-type="float" office:value="552">
            <text:p>552</text:p>
          </table:table-cell>
          <table:table-cell table:formula="of:=IF(ABS([.$A72]/[.AO72])&gt;1;(ABS([.$A72]/[.AO72])-1)*100;(1-(ABS([.$A72]/[.AO72])))*100)" office:value-type="float" office:value="0.181159420289845">
            <text:p>0,1811594203</text:p>
          </table:table-cell>
          <table:table-cell office:value-type="float" office:value="554">
            <text:p>554</text:p>
          </table:table-cell>
          <table:table-cell table:formula="of:=IF(ABS([.$A72]/[.AQ72])&gt;1;(ABS([.$A72]/[.AQ72])-1)*100;(1-(ABS([.$A72]/[.AQ72])))*100)" office:value-type="float" office:value="0.180505415162457">
            <text:p>0,1805054152</text:p>
          </table:table-cell>
          <table:table-cell office:value-type="float" office:value="553">
            <text:p>553</text:p>
          </table:table-cell>
          <table:table-cell table:formula="of:=IF(ABS([.$A72]/[.AS72])&gt;1;(ABS([.$A72]/[.AS72])-1)*100;(1-(ABS([.$A72]/[.AS72])))*100)" office:value-type="float" office:value="0">
            <text:p>0</text:p>
          </table:table-cell>
          <table:table-cell office:value-type="float" office:value="559">
            <text:p>559</text:p>
          </table:table-cell>
          <table:table-cell table:formula="of:=IF(ABS([.$A72]/[.AU72])&gt;1;(ABS([.$A72]/[.AU72])-1)*100;(1-(ABS([.$A72]/[.AU72])))*100)" office:value-type="float" office:value="1.07334525939177">
            <text:p>1,0733452594</text:p>
          </table:table-cell>
          <table:table-cell office:value-type="float" office:value="568">
            <text:p>568</text:p>
          </table:table-cell>
          <table:table-cell table:formula="of:=IF(ABS([.$A72]/[.AW72])&gt;1;(ABS([.$A72]/[.AW72])-1)*100;(1-(ABS([.$A72]/[.AW72])))*100)" office:value-type="float" office:value="2.64084507042254">
            <text:p>2,6408450704</text:p>
          </table:table-cell>
          <table:table-cell office:value-type="float" office:value="553">
            <text:p>553</text:p>
          </table:table-cell>
          <table:table-cell table:formula="of:=IF(ABS([.$A72]/[.AY72])&gt;1;(ABS([.$A72]/[.AY72])-1)*100;(1-(ABS([.$A72]/[.AY72])))*100)" office:value-type="float" office:value="0">
            <text:p>0</text:p>
          </table:table-cell>
          <table:table-cell office:value-type="float" office:value="554">
            <text:p>554</text:p>
          </table:table-cell>
          <table:table-cell table:formula="of:=IF(ABS([.$A72]/[.BA72])&gt;1;(ABS([.$A72]/[.BA72])-1)*100;(1-(ABS([.$A72]/[.BA72])))*100)" office:value-type="float" office:value="0.180505415162457">
            <text:p>0,1805054152</text:p>
          </table:table-cell>
          <table:table-cell office:value-type="float" office:value="553">
            <text:p>553</text:p>
          </table:table-cell>
          <table:table-cell table:formula="of:=IF(ABS([.$A72]/[.BC72])&gt;1;(ABS([.$A72]/[.BC72])-1)*100;(1-(ABS([.$A72]/[.BC72])))*100)" office:value-type="float" office:value="0">
            <text:p>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/>
          <table:table-cell office:value-type="float" office:value="150">
            <text:p>150</text:p>
          </table:table-cell>
          <table:table-cell table:formula="of:=IF(ABS([.$A73]/[.C73])&gt;1;(ABS([.$A73]/[.C73])-1)*100;(1-(ABS([.$A73]/[.C73])))*100)" office:value-type="float" office:value="0.666666666666671">
            <text:p>0,6666666667</text:p>
          </table:table-cell>
          <table:table-cell office:value-type="float" office:value="142">
            <text:p>142</text:p>
          </table:table-cell>
          <table:table-cell table:formula="of:=IF(ABS([.$A73]/[.E73])&gt;1;(ABS([.$A73]/[.E73])-1)*100;(1-(ABS([.$A73]/[.E73])))*100)" office:value-type="float" office:value="4.92957746478873">
            <text:p>4,9295774648</text:p>
          </table:table-cell>
          <table:table-cell office:value-type="float" office:value="142">
            <text:p>142</text:p>
          </table:table-cell>
          <table:table-cell table:formula="of:=IF(ABS([.$A73]/[.G73])&gt;1;(ABS([.$A73]/[.G73])-1)*100;(1-(ABS([.$A73]/[.G73])))*100)" office:value-type="float" office:value="4.92957746478873">
            <text:p>4,9295774648</text:p>
          </table:table-cell>
          <table:table-cell office:value-type="float" office:value="151">
            <text:p>151</text:p>
          </table:table-cell>
          <table:table-cell table:formula="of:=IF(ABS([.$A73]/[.I73])&gt;1;(ABS([.$A73]/[.I73])-1)*100;(1-(ABS([.$A73]/[.I73])))*100)" office:value-type="float" office:value="1.32450331125827">
            <text:p>1,3245033113</text:p>
          </table:table-cell>
          <table:table-cell office:value-type="float" office:value="145">
            <text:p>145</text:p>
          </table:table-cell>
          <table:table-cell table:formula="of:=IF(ABS([.$A73]/[.K73])&gt;1;(ABS([.$A73]/[.K73])-1)*100;(1-(ABS([.$A73]/[.K73])))*100)" office:value-type="float" office:value="2.75862068965518">
            <text:p>2,7586206897</text:p>
          </table:table-cell>
          <table:table-cell office:value-type="float" office:value="149">
            <text:p>149</text:p>
          </table:table-cell>
          <table:table-cell table:formula="of:=IF(ABS([.$A73]/[.M73])&gt;1;(ABS([.$A73]/[.M73])-1)*100;(1-(ABS([.$A73]/[.M73])))*100)" office:value-type="float" office:value="0">
            <text:p>0</text:p>
          </table:table-cell>
          <table:table-cell office:value-type="float" office:value="151">
            <text:p>151</text:p>
          </table:table-cell>
          <table:table-cell table:formula="of:=IF(ABS([.$A73]/[.O73])&gt;1;(ABS([.$A73]/[.O73])-1)*100;(1-(ABS([.$A73]/[.O73])))*100)" office:value-type="float" office:value="1.32450331125827">
            <text:p>1,3245033113</text:p>
          </table:table-cell>
          <table:table-cell office:value-type="float" office:value="147">
            <text:p>147</text:p>
          </table:table-cell>
          <table:table-cell table:formula="of:=IF(ABS([.$A73]/[.Q73])&gt;1;(ABS([.$A73]/[.Q73])-1)*100;(1-(ABS([.$A73]/[.Q73])))*100)" office:value-type="float" office:value="1.36054421768708">
            <text:p>1,3605442177</text:p>
          </table:table-cell>
          <table:table-cell office:value-type="float" office:value="146">
            <text:p>146</text:p>
          </table:table-cell>
          <table:table-cell table:formula="of:=IF(ABS([.$A73]/[.S73])&gt;1;(ABS([.$A73]/[.S73])-1)*100;(1-(ABS([.$A73]/[.S73])))*100)" office:value-type="float" office:value="2.05479452054795">
            <text:p>2,0547945205</text:p>
          </table:table-cell>
          <table:table-cell office:value-type="float" office:value="156">
            <text:p>156</text:p>
          </table:table-cell>
          <table:table-cell table:formula="of:=IF(ABS([.$A73]/[.U73])&gt;1;(ABS([.$A73]/[.U73])-1)*100;(1-(ABS([.$A73]/[.U73])))*100)" office:value-type="float" office:value="4.48717948717948">
            <text:p>4,4871794872</text:p>
          </table:table-cell>
          <table:table-cell office:value-type="float" office:value="145">
            <text:p>145</text:p>
          </table:table-cell>
          <table:table-cell table:formula="of:=IF(ABS([.$A73]/[.W73])&gt;1;(ABS([.$A73]/[.W73])-1)*100;(1-(ABS([.$A73]/[.W73])))*100)" office:value-type="float" office:value="2.75862068965518">
            <text:p>2,7586206897</text:p>
          </table:table-cell>
          <table:table-cell office:value-type="float" office:value="146">
            <text:p>146</text:p>
          </table:table-cell>
          <table:table-cell table:formula="of:=IF(ABS([.$A73]/[.Y73])&gt;1;(ABS([.$A73]/[.Y73])-1)*100;(1-(ABS([.$A73]/[.Y73])))*100)" office:value-type="float" office:value="2.05479452054795">
            <text:p>2,0547945205</text:p>
          </table:table-cell>
          <table:table-cell office:value-type="float" office:value="151">
            <text:p>151</text:p>
          </table:table-cell>
          <table:table-cell table:formula="of:=IF(ABS([.$A73]/[.AA73])&gt;1;(ABS([.$A73]/[.AA73])-1)*100;(1-(ABS([.$A73]/[.AA73])))*100)" office:value-type="float" office:value="1.32450331125827">
            <text:p>1,3245033113</text:p>
          </table:table-cell>
          <table:table-cell office:value-type="float" office:value="149">
            <text:p>149</text:p>
          </table:table-cell>
          <table:table-cell table:formula="of:=IF(ABS([.$A73]/[.AC73])&gt;1;(ABS([.$A73]/[.AC73])-1)*100;(1-(ABS([.$A73]/[.AC73])))*100)" office:value-type="float" office:value="0">
            <text:p>0</text:p>
          </table:table-cell>
          <table:table-cell office:value-type="float" office:value="150">
            <text:p>150</text:p>
          </table:table-cell>
          <table:table-cell table:formula="of:=IF(ABS([.$A73]/[.AE73])&gt;1;(ABS([.$A73]/[.AE73])-1)*100;(1-(ABS([.$A73]/[.AE73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73]/[.AG73])&gt;1;(ABS([.$A73]/[.AG73])-1)*100;(1-(ABS([.$A73]/[.AG73])))*100)" office:value-type="float" office:value="0.666666666666671">
            <text:p>0,6666666667</text:p>
          </table:table-cell>
          <table:table-cell office:value-type="float" office:value="146">
            <text:p>146</text:p>
          </table:table-cell>
          <table:table-cell table:formula="of:=IF(ABS([.$A73]/[.AI73])&gt;1;(ABS([.$A73]/[.AI73])-1)*100;(1-(ABS([.$A73]/[.AI73])))*100)" office:value-type="float" office:value="2.05479452054795">
            <text:p>2,0547945205</text:p>
          </table:table-cell>
          <table:table-cell office:value-type="float" office:value="151">
            <text:p>151</text:p>
          </table:table-cell>
          <table:table-cell table:formula="of:=IF(ABS([.$A73]/[.AK73])&gt;1;(ABS([.$A73]/[.AK73])-1)*100;(1-(ABS([.$A73]/[.AK73])))*100)" office:value-type="float" office:value="1.32450331125827">
            <text:p>1,3245033113</text:p>
          </table:table-cell>
          <table:table-cell office:value-type="float" office:value="145">
            <text:p>145</text:p>
          </table:table-cell>
          <table:table-cell table:formula="of:=IF(ABS([.$A73]/[.AM73])&gt;1;(ABS([.$A73]/[.AM73])-1)*100;(1-(ABS([.$A73]/[.AM73])))*100)" office:value-type="float" office:value="2.75862068965518">
            <text:p>2,7586206897</text:p>
          </table:table-cell>
          <table:table-cell office:value-type="float" office:value="150">
            <text:p>150</text:p>
          </table:table-cell>
          <table:table-cell table:formula="of:=IF(ABS([.$A73]/[.AO73])&gt;1;(ABS([.$A73]/[.AO73])-1)*100;(1-(ABS([.$A73]/[.AO73])))*100)" office:value-type="float" office:value="0.666666666666671">
            <text:p>0,6666666667</text:p>
          </table:table-cell>
          <table:table-cell office:value-type="float" office:value="150">
            <text:p>150</text:p>
          </table:table-cell>
          <table:table-cell table:formula="of:=IF(ABS([.$A73]/[.AQ73])&gt;1;(ABS([.$A73]/[.AQ73])-1)*100;(1-(ABS([.$A73]/[.AQ73])))*100)" office:value-type="float" office:value="0.666666666666671">
            <text:p>0,6666666667</text:p>
          </table:table-cell>
          <table:table-cell office:value-type="float" office:value="156">
            <text:p>156</text:p>
          </table:table-cell>
          <table:table-cell table:formula="of:=IF(ABS([.$A73]/[.AS73])&gt;1;(ABS([.$A73]/[.AS73])-1)*100;(1-(ABS([.$A73]/[.AS73])))*100)" office:value-type="float" office:value="4.48717948717948">
            <text:p>4,4871794872</text:p>
          </table:table-cell>
          <table:table-cell office:value-type="float" office:value="155">
            <text:p>155</text:p>
          </table:table-cell>
          <table:table-cell table:formula="of:=IF(ABS([.$A73]/[.AU73])&gt;1;(ABS([.$A73]/[.AU73])-1)*100;(1-(ABS([.$A73]/[.AU73])))*100)" office:value-type="float" office:value="3.87096774193548">
            <text:p>3,8709677419</text:p>
          </table:table-cell>
          <table:table-cell office:value-type="float" office:value="143">
            <text:p>143</text:p>
          </table:table-cell>
          <table:table-cell table:formula="of:=IF(ABS([.$A73]/[.AW73])&gt;1;(ABS([.$A73]/[.AW73])-1)*100;(1-(ABS([.$A73]/[.AW73])))*100)" office:value-type="float" office:value="4.19580419580419">
            <text:p>4,1958041958</text:p>
          </table:table-cell>
          <table:table-cell office:value-type="float" office:value="142">
            <text:p>142</text:p>
          </table:table-cell>
          <table:table-cell table:formula="of:=IF(ABS([.$A73]/[.AY73])&gt;1;(ABS([.$A73]/[.AY73])-1)*100;(1-(ABS([.$A73]/[.AY73])))*100)" office:value-type="float" office:value="4.92957746478873">
            <text:p>4,9295774648</text:p>
          </table:table-cell>
          <table:table-cell office:value-type="float" office:value="141">
            <text:p>141</text:p>
          </table:table-cell>
          <table:table-cell table:formula="of:=IF(ABS([.$A73]/[.BA73])&gt;1;(ABS([.$A73]/[.BA73])-1)*100;(1-(ABS([.$A73]/[.BA73])))*100)" office:value-type="float" office:value="5.67375886524824">
            <text:p>5,6737588652</text:p>
          </table:table-cell>
          <table:table-cell office:value-type="float" office:value="149">
            <text:p>149</text:p>
          </table:table-cell>
          <table:table-cell table:formula="of:=IF(ABS([.$A73]/[.BC73])&gt;1;(ABS([.$A73]/[.BC73])-1)*100;(1-(ABS([.$A73]/[.BC73])))*100)" office:value-type="float" office:value="0">
            <text:p>0</text:p>
          </table:table-cell>
        </table:table-row>
        <table:table-row table:style-name="ro2" table:number-rows-repeated="1048502">
          <table:table-cell table:number-columns-repeated="56"/>
        </table:table-row>
        <table:table-row table:style-name="ro2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  <style:text-properties fo:color="#3deb3d"/>
    </style:style>
    <style:style style:name="White_20_On_20_Black" style:display-name="White On Black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4T23:32:38</dc:date>
    <meta:document-statistic meta:table-count="1" meta:cell-count="3961" meta:object-count="0"/>
    <meta:generator>LibreOffice/3.5$Linux_X86_64 LibreOffice_project/350m1$Build-2</meta:generator>
  </office:meta>
</office:document-meta>
</file>